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0.589in"/>
    </style:style>
    <style:style style:name="co7" style:family="table-column">
      <style:table-column-properties fo:break-before="auto" style:column-width="1.389in"/>
    </style:style>
    <style:style style:name="co8" style:family="table-column">
      <style:table-column-properties fo:break-before="auto" style:column-width="1.5437in"/>
    </style:style>
    <style:style style:name="co9" style:family="table-column">
      <style:table-column-properties fo:break-before="auto" style:column-width="1.6492in"/>
    </style:style>
    <style:style style:name="co10" style:family="table-column">
      <style:table-column-properties fo:break-before="auto" style:column-width="1.2862in"/>
    </style:style>
    <style:style style:name="co11" style:family="table-column">
      <style:table-column-properties fo:break-before="auto" style:column-width="0.9744in"/>
    </style:style>
    <style:style style:name="co12" style:family="table-column">
      <style:table-column-properties fo:break-before="auto" style:column-width="1.1098in"/>
    </style:style>
    <style:style style:name="co13" style:family="table-column">
      <style:table-column-properties fo:break-before="auto" style:column-width="1.972in"/>
    </style:style>
    <style:style style:name="co14" style:family="table-column">
      <style:table-column-properties fo:break-before="auto" style:column-width="1.3398in"/>
    </style:style>
    <style:style style:name="co15" style:family="table-column">
      <style:table-column-properties fo:break-before="auto" style:column-width="1.5535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2.3339in"/>
    </style:style>
    <style:style style:name="co18" style:family="table-column">
      <style:table-column-properties fo:break-before="auto" style:column-width="0.8972in"/>
    </style:style>
    <style:style style:name="co19" style:family="table-column">
      <style:table-column-properties fo:break-before="auto" style:column-width="1.611in"/>
    </style:style>
    <style:style style:name="co20" style:family="table-column">
      <style:table-column-properties fo:break-before="auto" style:column-width="0.5307in"/>
    </style:style>
    <style:style style:name="co21" style:family="table-column">
      <style:table-column-properties fo:break-before="auto" style:column-width="0.79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PageStyle_5f_Liquid_20_Emission_20_Schedule">
      <style:table-properties table:display="true" style:writing-mode="lr-tb"/>
    </style:style>
    <style:style style:name="ta2" style:family="table" style:master-page-name="PageStyle_5f_Sheet5">
      <style:table-properties table:display="false" style:writing-mode="lr-tb"/>
    </style:style>
    <style:style style:name="ta3" style:family="table" style:master-page-name="PageStyle_5f_Sheet4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transparent"/>
    </style:style>
    <style:style style:name="ce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fo:background-color="#46bd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fo:background-color="#46bd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3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0f1f3" style:diagonal-bl-tr="none" style:diagonal-tl-br="none" style:text-align-source="value-type" style:repeat-content="false" fo:wrap-option="no-wrap" fo:border="0.74pt solid #c1c7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c1c7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c1c7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0.74pt solid #c1c7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0.74pt solid #c1c7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heet2.$A$3:.$A$6])" table:allow-empty-cell="true" table:display-list="unsorted" table:base-cell-address="'Liquid Emission Schedule'.K1"/>
      </table:content-validations>
      <table:table table:name="Liquid Emission Schedu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number-columns-repeated="2" table:default-cell-style-name="Default"/>
        <table:table-column table:style-name="co11" table:number-columns-repeated="996" table:default-cell-style-name="Default"/>
        <table:table-row table:style-name="ro1">
          <table:table-cell table:style-name="ce37" office:value-type="string" calcext:value-type="string">
            <text:p>Years</text:p>
          </table:table-cell>
          <table:table-cell table:style-name="ce41" office:value-type="float" office:value="4" calcext:value-type="float">
            <text:p>4</text:p>
          </table:table-cell>
          <table:table-cell table:style-name="ce44" table:number-columns-repeated="3"/>
          <table:table-cell table:style-name="ce37" table:number-columns-repeated="2"/>
          <table:table-cell table:style-name="ce53" office:value-type="string" calcext:value-type="string">
            <text:p>Years</text:p>
          </table:table-cell>
          <table:table-cell table:style-name="ce58" office:value-type="float" office:value="1" calcext:value-type="float">
            <text:p>1</text:p>
          </table:table-cell>
          <table:table-cell table:style-name="ce59"/>
          <table:table-cell table:style-name="ce60" table:content-validation-name="val1"/>
          <table:table-cell table:style-name="ce44" table:number-columns-repeated="3"/>
          <table:table-cell table:style-name="ce64"/>
          <table:table-cell table:style-name="ce44"/>
          <table:table-cell table:number-columns-repeated="2"/>
          <table:table-cell table:style-name="ce5" table:number-columns-repeated="2"/>
          <table:table-cell/>
          <table:table-cell table:style-name="ce4"/>
          <table:table-cell table:style-name="ce7" table:number-columns-repeated="6"/>
          <table:table-cell table:number-columns-repeated="4"/>
          <table:table-cell table:style-name="ce1"/>
          <table:table-cell table:number-columns-repeated="991"/>
        </table:table-row>
        <table:table-row table:style-name="ro1">
          <table:table-cell table:style-name="ce37" office:value-type="string" calcext:value-type="string">
            <text:p>Percentage</text:p>
          </table:table-cell>
          <table:table-cell table:style-name="ce42" office:value-type="percentage" office:value="0" calcext:value-type="percentage">
            <text:p>0%</text:p>
          </table:table-cell>
          <table:table-cell table:style-name="ce44" table:number-columns-repeated="3"/>
          <table:table-cell table:style-name="ce37" table:number-columns-repeated="2"/>
          <table:table-cell table:style-name="ce53" office:value-type="string" calcext:value-type="string">
            <text:p>Percentage</text:p>
          </table:table-cell>
          <table:table-cell table:style-name="ce42" office:value-type="percentage" office:value="0" calcext:value-type="percentage">
            <text:p>0%</text:p>
          </table:table-cell>
          <table:table-cell table:style-name="ce42"/>
          <table:table-cell table:style-name="ce61"/>
          <table:table-cell table:style-name="ce44" table:number-columns-repeated="5"/>
          <table:table-cell table:number-columns-repeated="16"/>
          <table:table-cell table:style-name="ce1"/>
          <table:table-cell table:style-name="ce6"/>
          <table:table-cell table:number-columns-repeated="990"/>
        </table:table-row>
        <table:table-row table:style-name="ro2">
          <table:table-cell table:style-name="ce38" office:value-type="string" calcext:value-type="string">
            <text:p>Mos. autostacked (halved at halving)</text:p>
          </table:table-cell>
          <table:table-cell table:style-name="ce41" office:value-type="float" office:value="0" calcext:value-type="float">
            <text:p>0</text:p>
          </table:table-cell>
          <table:table-cell table:style-name="ce44" table:number-columns-repeated="3"/>
          <table:table-cell table:style-name="ce37"/>
          <table:table-cell table:style-name="ce52"/>
          <table:table-cell table:style-name="ce54" office:value-type="string" calcext:value-type="string">
            <text:p>Mos. autostacked (halved at halving)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62"/>
          <table:table-cell table:style-name="ce37" table:number-columns-repeated="5"/>
          <table:table-cell table:style-name="ce1"/>
          <table:table-cell table:number-columns-repeated="15"/>
          <table:table-cell table:style-name="ce17"/>
          <table:table-cell table:number-columns-repeated="991"/>
        </table:table-row>
        <table:table-row table:style-name="ro3">
          <table:table-cell table:style-name="ce39" office:value-type="string" calcext:value-type="string">
            <text:p>Epoch</text:p>
          </table:table-cell>
          <table:table-cell table:style-name="ce39" office:value-type="string" calcext:value-type="string">
            <text:p>Total Supply</text:p>
          </table:table-cell>
          <table:table-cell table:style-name="ce39" office:value-type="string" calcext:value-type="string">
            <text:p>Block Reward</text:p>
          </table:table-cell>
          <table:table-cell table:style-name="ce39" office:value-type="string" calcext:value-type="string">
            <text:p>Epoch Start Block</text:p>
          </table:table-cell>
          <table:table-cell table:style-name="ce39" office:value-type="string" calcext:value-type="string">
            <text:p>Length in Blocks</text:p>
          </table:table-cell>
          <table:table-cell table:style-name="ce39" office:value-type="string" calcext:value-type="string">
            <text:p>Years</text:p>
          </table:table-cell>
          <table:table-cell table:style-name="ce39" office:value-type="string" calcext:value-type="string">
            <text:p>Legacy Token Supply</text:p>
          </table:table-cell>
          <table:table-cell table:style-name="ce55" office:value-type="string" calcext:value-type="string">
            <text:p>Epoch</text:p>
          </table:table-cell>
          <table:table-cell table:style-name="ce39" office:value-type="string" calcext:value-type="string">
            <text:p>Tokens added by end of epoch</text:p>
          </table:table-cell>
          <table:table-cell table:style-name="ce39" office:value-type="string" calcext:value-type="string">
            <text:p>Total Supply</text:p>
          </table:table-cell>
          <table:table-cell table:style-name="ce39" office:value-type="string" calcext:value-type="string">
            <text:p>Block Reward</text:p>
          </table:table-cell>
          <table:table-cell table:style-name="ce39" office:value-type="string" calcext:value-type="string">
            <text:p>Epoch end block</text:p>
          </table:table-cell>
          <table:table-cell table:style-name="ce39" office:value-type="string" calcext:value-type="string">
            <text:p>Length in Blocks</text:p>
          </table:table-cell>
          <table:table-cell table:style-name="ce39" office:value-type="string" calcext:value-type="string">
            <text:p>Cumulative Est. Time (Years) (End of Epoch)</text:p>
          </table:table-cell>
          <table:table-cell table:style-name="ce39" office:value-type="string" calcext:value-type="string">
            <text:p>Annualized Inflation Rate</text:p>
          </table:table-cell>
          <table:table-cell table:style-name="ce39" office:value-type="string" calcext:value-type="string">
            <text:p>Comparable Bitcoin Inflation Rate (Estimated)</text:p>
          </table:table-cell>
          <table:table-cell table:style-name="ce39" office:value-type="string" calcext:value-type="string">
            <text:p>Length of Epoch (Years)</text:p>
          </table:table-cell>
          <table:table-cell table:style-name="ce39" office:value-type="string" calcext:value-type="string">
            <text:p>Liquid Tokens</text:p>
          </table:table-cell>
          <table:table-cell table:style-name="ce39" office:value-type="string" calcext:value-type="string">
            <text:p>Total Liquid Tokens</text:p>
          </table:table-cell>
          <table:table-cell table:style-name="ce39" table:number-columns-repeated="3"/>
          <table:table-cell table:style-name="ce69" table:number-columns-repeated="1002"/>
        </table:table-row>
        <table:table-row table:style-name="ro1">
          <table:table-cell table:style-name="ce40" office:value-type="float" office:value="0" calcext:value-type="float">
            <text:p>0</text:p>
          </table:table-cell>
          <table:table-cell table:style-name="ce7" table:formula="of:=[.C5]*[.D5]" office:value-type="float" office:value="2500000000" calcext:value-type="float">
            <text:p>2,500,000,000</text:p>
          </table:table-cell>
          <table:table-cell table:style-name="ce4" office:value-type="float" office:value="250000" calcext:value-type="float">
            <text:p>250,000</text:p>
          </table:table-cell>
          <table:table-cell table:number-columns-repeated="2" table:style-name="ce4" office:value-type="float" office:value="10000" calcext:value-type="float">
            <text:p>10,000</text:p>
          </table:table-cell>
          <table:table-cell table:style-name="ce13" office:value-type="float" office:value="0.19" calcext:value-type="float">
            <text:p>0.2</text:p>
          </table:table-cell>
          <table:table-cell table:style-name="ce4" table:formula="of:=[.B5]" office:value-type="float" office:value="2500000000" calcext:value-type="float">
            <text:p>2,500,000,000</text:p>
          </table:table-cell>
          <table:table-cell table:style-name="ce56" office:value-type="float" office:value="0" calcext:value-type="float">
            <text:p>0</text:p>
          </table:table-cell>
          <table:table-cell table:style-name="ce7" table:formula="of:=[.K5]*[.L5]" office:value-type="float" office:value="2500000000" calcext:value-type="float">
            <text:p>2,500,000,000</text:p>
          </table:table-cell>
          <table:table-cell table:style-name="ce7" table:formula="of:=[.K5]*[.L5]" office:value-type="float" office:value="2500000000" calcext:value-type="float">
            <text:p>2,500,000,000</text:p>
          </table:table-cell>
          <table:table-cell table:style-name="ce4" office:value-type="float" office:value="250000" calcext:value-type="float">
            <text:p>250,000</text:p>
          </table:table-cell>
          <table:table-cell table:number-columns-repeated="2" table:style-name="ce4" office:value-type="float" office:value="10000" calcext:value-type="float">
            <text:p>10,000</text:p>
          </table:table-cell>
          <table:table-cell table:style-name="ce13" table:formula="of:=[.L5]/[$Sheet2.$G$2]/12" office:value-type="float" office:value="0.1901719154" calcext:value-type="float">
            <text:p>0.2</text:p>
          </table:table-cell>
          <table:table-cell table:style-name="ce13" table:number-columns-repeated="2"/>
          <table:table-cell table:style-name="ce13" table:formula="of:=[.M5]/[$Sheet2.$G$2]/12" office:value-type="float" office:value="0.1901719154" calcext:value-type="float">
            <text:p>0.2</text:p>
          </table:table-cell>
          <table:table-cell table:style-name="ce7" table:formula="of:=[.J5]" office:value-type="float" office:value="2500000000" calcext:value-type="float">
            <text:p>2,500,000,000</text:p>
          </table:table-cell>
          <table:table-cell table:style-name="ce7" table:formula="of:=SUM([.R5])" office:value-type="float" office:value="2500000000" calcext:value-type="float">
            <text:p>2,500,000,000</text:p>
          </table:table-cell>
          <table:table-cell table:number-columns-repeated="1005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7" table:formula="of:=([.C6]*[.E6])+[.B5]" office:value-type="float" office:value="22500000000" calcext:value-type="float">
            <text:p>22,500,000,000</text:p>
          </table:table-cell>
          <table:table-cell table:style-name="ce9" office:value-type="float" office:value="100000" calcext:value-type="float">
            <text:p>100,000</text:p>
          </table:table-cell>
          <table:table-cell table:style-name="ce11" office:value-type="float" office:value="210000" calcext:value-type="float">
            <text:p>210,000</text:p>
          </table:table-cell>
          <table:table-cell table:style-name="ce12" office:value-type="float" office:value="200000" calcext:value-type="float">
            <text:p>200,000</text:p>
          </table:table-cell>
          <table:table-cell table:style-name="ce14" office:value-type="float" office:value="3.86" calcext:value-type="float">
            <text:p>3.9</text:p>
          </table:table-cell>
          <table:table-cell table:style-name="ce4" table:formula="of:=[.B6]" office:value-type="float" office:value="22500000000" calcext:value-type="float">
            <text:p>22,500,000,000</text:p>
          </table:table-cell>
          <table:table-cell table:style-name="ce56" office:value-type="float" office:value="1" calcext:value-type="float">
            <text:p>1</text:p>
          </table:table-cell>
          <table:table-cell table:style-name="ce7" table:formula="of:=[.J6]-[.J5]" office:value-type="float" office:value="2500000000" calcext:value-type="float">
            <text:p>2,500,000,000</text:p>
          </table:table-cell>
          <table:table-cell table:style-name="ce7" table:formula="of:=([.K6]*[.M6])+[.J5]" office:value-type="float" office:value="5000000000" calcext:value-type="float">
            <text:p>5,000,000,000</text:p>
          </table:table-cell>
          <table:table-cell table:style-name="ce9" office:value-type="float" office:value="100000" calcext:value-type="float">
            <text:p>100,000</text:p>
          </table:table-cell>
          <table:table-cell table:style-name="ce11" table:formula="of:=[.M6]+[.M5]" office:value-type="float" office:value="35000" calcext:value-type="float">
            <text:p>35,000</text:p>
          </table:table-cell>
          <table:table-cell table:style-name="ce12" office:value-type="float" office:value="25000" calcext:value-type="float">
            <text:p>25,000</text:p>
          </table:table-cell>
          <table:table-cell table:style-name="ce13" table:formula="of:=[.L6]/[$Sheet2.$G$2]/12" office:value-type="float" office:value="0.6656017039" calcext:value-type="float">
            <text:p>0.7</text:p>
          </table:table-cell>
          <table:table-cell table:style-name="ce25" table:formula="of:=([.I6]/[.Q6])/[.J5]" office:value-type="percentage" office:value="2.10336000012755" calcext:value-type="percentage">
            <text:p>210.34%</text:p>
          </table:table-cell>
          <table:table-cell table:style-name="ce25" table:formula="of:=LOOKUP([.N6];[$Sheet2.$H$9:.$H$368];[$Sheet2.$N$9:.$N$368])" office:value-type="percentage" office:value="1.714285714" calcext:value-type="percentage">
            <text:p>171.43%</text:p>
          </table:table-cell>
          <table:table-cell table:style-name="ce13" table:formula="of:=[.M6]/[$Sheet2.$G$2]/12" office:value-type="float" office:value="0.4754297885" calcext:value-type="float">
            <text:p>0.5</text:p>
          </table:table-cell>
          <table:table-cell table:style-name="ce4" table:formula="of:=[.R5]+[.I6]*(1-[.$I$2])" office:value-type="float" office:value="5000000000" calcext:value-type="float">
            <text:p>5,000,000,000</text:p>
          </table:table-cell>
          <table:table-cell table:style-name="ce7" table:formula="of:=SUM([.R6])" office:value-type="float" office:value="5000000000" calcext:value-type="float">
            <text:p>5,000,000,000</text:p>
          </table:table-cell>
          <table:table-cell table:style-name="ce5"/>
          <table:table-cell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style-name="ce7" table:formula="of:=([.C7]*[.E7])+[.B6]" office:value-type="float" office:value="33000000000" calcext:value-type="float">
            <text:p>33,000,000,000</text:p>
          </table:table-cell>
          <table:table-cell table:style-name="ce9" table:formula="of:=[.C6]/2" office:value-type="float" office:value="50000" calcext:value-type="float">
            <text:p>50,000</text:p>
          </table:table-cell>
          <table:table-cell table:style-name="ce11" office:value-type="float" office:value="420000" calcext:value-type="float">
            <text:p>420,000</text:p>
          </table:table-cell>
          <table:table-cell table:style-name="ce12" office:value-type="float" office:value="210000" calcext:value-type="float">
            <text:p>210,000</text:p>
          </table:table-cell>
          <table:table-cell table:style-name="ce14" office:value-type="float" office:value="4.05" calcext:value-type="float">
            <text:p>4.1</text:p>
          </table:table-cell>
          <table:table-cell table:style-name="ce4" table:formula="of:=[.B7]" office:value-type="float" office:value="33000000000" calcext:value-type="float">
            <text:p>33,000,000,000</text:p>
          </table:table-cell>
          <table:table-cell table:style-name="ce56" office:value-type="float" office:value="2" calcext:value-type="float">
            <text:p>2</text:p>
          </table:table-cell>
          <table:table-cell table:style-name="ce7" table:formula="of:=[.J7]-[.J6]" office:value-type="float" office:value="2500000000" calcext:value-type="float">
            <text:p>2,500,000,000</text:p>
          </table:table-cell>
          <table:table-cell table:style-name="ce7" table:formula="of:=([.K7]*[.M7])+[.J6]" office:value-type="float" office:value="7500000000" calcext:value-type="float">
            <text:p>7,500,000,000</text:p>
          </table:table-cell>
          <table:table-cell table:style-name="ce9" table:formula="of:=[.K6]/2" office:value-type="float" office:value="50000" calcext:value-type="float">
            <text:p>50,000</text:p>
          </table:table-cell>
          <table:table-cell table:style-name="ce11" table:formula="of:=[.L6]+[.M7]" office:value-type="float" office:value="85000" calcext:value-type="float">
            <text:p>85,000</text:p>
          </table:table-cell>
          <table:table-cell table:style-name="ce12" office:value-type="float" office:value="50000" calcext:value-type="float">
            <text:p>50,000</text:p>
          </table:table-cell>
          <table:table-cell table:style-name="ce13" table:formula="of:=[.L7]/[$Sheet2.$G$2]/12" office:value-type="float" office:value="1.616461281" calcext:value-type="float">
            <text:p>1.6</text:p>
          </table:table-cell>
          <table:table-cell table:style-name="ce25" table:formula="of:=([.I7]/[.Q7])/[.J6]" office:value-type="percentage" office:value="0.525839999976585" calcext:value-type="percentage">
            <text:p>52.58%</text:p>
          </table:table-cell>
          <table:table-cell table:style-name="ce25" table:formula="of:=LOOKUP([.N7];[$Sheet2.$H$9:.$H$368];[$Sheet2.$N$9:.$N$368])" office:value-type="percentage" office:value="0.6315789474" calcext:value-type="percentage">
            <text:p>63.16%</text:p>
          </table:table-cell>
          <table:table-cell table:style-name="ce13" table:formula="of:=[.M7]/[$Sheet2.$G$2]/12" office:value-type="float" office:value="0.9508595771" calcext:value-type="float">
            <text:p>1.0</text:p>
          </table:table-cell>
          <table:table-cell table:style-name="ce4" table:formula="of:=[.R6]+[.I7]*(1-[.$I$2])" office:value-type="float" office:value="7500000000" calcext:value-type="float">
            <text:p>7,500,000,000</text:p>
          </table:table-cell>
          <table:table-cell table:style-name="ce7" table:formula="of:=SUM([.R7])" office:value-type="float" office:value="7500000000" calcext:value-type="float">
            <text:p>7,500,000,000</text:p>
          </table:table-cell>
          <table:table-cell table:style-name="ce5"/>
          <table:table-cell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style-name="ce7" table:formula="of:=([.C8]*[.E8])+[.B7]" office:value-type="float" office:value="38250000000" calcext:value-type="float">
            <text:p>38,250,000,000</text:p>
          </table:table-cell>
          <table:table-cell table:style-name="ce9" table:formula="of:=[.C7]/2" office:value-type="float" office:value="25000" calcext:value-type="float">
            <text:p>25,000</text:p>
          </table:table-cell>
          <table:table-cell table:style-name="ce11" office:value-type="float" office:value="630000" calcext:value-type="float">
            <text:p>630,000</text:p>
          </table:table-cell>
          <table:table-cell table:style-name="ce12" office:value-type="float" office:value="210000" calcext:value-type="float">
            <text:p>210,000</text:p>
          </table:table-cell>
          <table:table-cell table:style-name="ce14" office:value-type="float" office:value="4.05" calcext:value-type="float">
            <text:p>4.1</text:p>
          </table:table-cell>
          <table:table-cell table:style-name="ce4" table:formula="of:=[.B8]" office:value-type="float" office:value="38250000000" calcext:value-type="float">
            <text:p>38,250,000,000</text:p>
          </table:table-cell>
          <table:table-cell table:style-name="ce56" office:value-type="float" office:value="3" calcext:value-type="float">
            <text:p>3</text:p>
          </table:table-cell>
          <table:table-cell table:style-name="ce7" table:formula="of:=[.J8]-[.J7]" office:value-type="float" office:value="2500000000" calcext:value-type="float">
            <text:p>2,500,000,000</text:p>
          </table:table-cell>
          <table:table-cell table:style-name="ce7" table:formula="of:=([.K8]*[.M8])+[.J7]" office:value-type="float" office:value="10000000000" calcext:value-type="float">
            <text:p>10,000,000,000</text:p>
          </table:table-cell>
          <table:table-cell table:style-name="ce9" table:formula="of:=[.K7]/2" office:value-type="float" office:value="25000" calcext:value-type="float">
            <text:p>25,000</text:p>
          </table:table-cell>
          <table:table-cell table:style-name="ce11" table:formula="of:=[.L7]+[.M8]" office:value-type="float" office:value="185000" calcext:value-type="float">
            <text:p>185,000</text:p>
          </table:table-cell>
          <table:table-cell table:style-name="ce12" office:value-type="float" office:value="100000" calcext:value-type="float">
            <text:p>100,000</text:p>
          </table:table-cell>
          <table:table-cell table:style-name="ce13" table:formula="of:=[.L8]/[$Sheet2.$G$2]/12" office:value-type="float" office:value="3.518180435" calcext:value-type="float">
            <text:p>3.5</text:p>
          </table:table-cell>
          <table:table-cell table:style-name="ce25" table:formula="of:=([.I8]/[.Q8])/[.J7]" office:value-type="percentage" office:value="0.175280000010629" calcext:value-type="percentage">
            <text:p>17.53%</text:p>
          </table:table-cell>
          <table:table-cell table:style-name="ce25" table:formula="of:=LOOKUP([.N8];[$Sheet2.$H$9:.$H$368];[$Sheet2.$N$9:.$N$368])" office:value-type="percentage" office:value="0.2857142857" calcext:value-type="percentage">
            <text:p>28.57%</text:p>
          </table:table-cell>
          <table:table-cell table:style-name="ce13" table:formula="of:=[.M8]/[$Sheet2.$G$2]/12" office:value-type="float" office:value="1.901719154" calcext:value-type="float">
            <text:p>1.9</text:p>
          </table:table-cell>
          <table:table-cell table:style-name="ce4" table:formula="of:=[.R7]+[.I8]*(1-[.$I$2])" office:value-type="float" office:value="10000000000" calcext:value-type="float">
            <text:p>10,000,000,000</text:p>
          </table:table-cell>
          <table:table-cell table:style-name="ce7" table:formula="of:=SUM([.R8])" office:value-type="float" office:value="10000000000" calcext:value-type="float">
            <text:p>10,000,000,000</text:p>
          </table:table-cell>
          <table:table-cell table:style-name="ce5"/>
          <table:table-cell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7" table:formula="of:=([.C9]*[.E9])+[.B8]" office:value-type="float" office:value="40875000000" calcext:value-type="float">
            <text:p>40,875,000,000</text:p>
          </table:table-cell>
          <table:table-cell table:style-name="ce9" table:formula="of:=[.C8]/2" office:value-type="float" office:value="12500" calcext:value-type="float">
            <text:p>12,500</text:p>
          </table:table-cell>
          <table:table-cell table:style-name="ce11" office:value-type="float" office:value="840000" calcext:value-type="float">
            <text:p>840,000</text:p>
          </table:table-cell>
          <table:table-cell table:style-name="ce12" office:value-type="float" office:value="210000" calcext:value-type="float">
            <text:p>210,000</text:p>
          </table:table-cell>
          <table:table-cell table:style-name="ce14" office:value-type="float" office:value="4.05" calcext:value-type="float">
            <text:p>4.1</text:p>
          </table:table-cell>
          <table:table-cell table:style-name="ce4" table:formula="of:=[.B9]" office:value-type="float" office:value="40875000000" calcext:value-type="float">
            <text:p>40,875,000,000</text:p>
          </table:table-cell>
          <table:table-cell table:style-name="ce56" office:value-type="float" office:value="4" calcext:value-type="float">
            <text:p>4</text:p>
          </table:table-cell>
          <table:table-cell table:style-name="ce7" table:formula="of:=[.J9]-[.J8]" office:value-type="float" office:value="2500000000" calcext:value-type="float">
            <text:p>2,500,000,000</text:p>
          </table:table-cell>
          <table:table-cell table:style-name="ce7" table:formula="of:=([.K9]*[.M9])+[.J8]" office:value-type="float" office:value="12500000000" calcext:value-type="float">
            <text:p>12,500,000,000</text:p>
          </table:table-cell>
          <table:table-cell table:style-name="ce9" table:formula="of:=[.K8]/2" office:value-type="float" office:value="12500" calcext:value-type="float">
            <text:p>12,500</text:p>
          </table:table-cell>
          <table:table-cell table:style-name="ce11" table:formula="of:=[.L8]+[.M9]" office:value-type="float" office:value="385000" calcext:value-type="float">
            <text:p>385,000</text:p>
          </table:table-cell>
          <table:table-cell table:style-name="ce12" office:value-type="float" office:value="200000" calcext:value-type="float">
            <text:p>200,000</text:p>
          </table:table-cell>
          <table:table-cell table:style-name="ce13" table:formula="of:=[.L9]/[$Sheet2.$G$2]/12" office:value-type="float" office:value="7.321618743" calcext:value-type="float">
            <text:p>7.3</text:p>
          </table:table-cell>
          <table:table-cell table:style-name="ce25" table:formula="of:=([.I9]/[.Q9])/[.J8]" office:value-type="percentage" office:value="0.0657300000039859" calcext:value-type="percentage">
            <text:p>6.57%</text:p>
          </table:table-cell>
          <table:table-cell table:style-name="ce25" table:formula="of:=LOOKUP([.N9];[$Sheet2.$H$9:.$H$368];[$Sheet2.$N$9:.$N$368])" office:value-type="percentage" office:value="0.08955223881" calcext:value-type="percentage">
            <text:p>8.96%</text:p>
          </table:table-cell>
          <table:table-cell table:style-name="ce13" table:formula="of:=[.M9]/[$Sheet2.$G$2]/12" office:value-type="float" office:value="3.803438308" calcext:value-type="float">
            <text:p>3.8</text:p>
          </table:table-cell>
          <table:table-cell table:style-name="ce4" table:formula="of:=[.R8]+[.I9]*(1-[.$I$2])" office:value-type="float" office:value="12500000000" calcext:value-type="float">
            <text:p>12,500,000,000</text:p>
          </table:table-cell>
          <table:table-cell table:style-name="ce7" table:formula="of:=SUM([.R9])" office:value-type="float" office:value="12500000000" calcext:value-type="float">
            <text:p>12,500,000,000</text:p>
          </table:table-cell>
          <table:table-cell table:style-name="ce5"/>
          <table:table-cell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40" office:value-type="float" office:value="5" calcext:value-type="float">
            <text:p>5</text:p>
          </table:table-cell>
          <table:table-cell table:style-name="ce7" table:formula="of:=([.C10]*[.E10])+[.B9]" office:value-type="float" office:value="42187500000" calcext:value-type="float">
            <text:p>42,187,500,000</text:p>
          </table:table-cell>
          <table:table-cell table:style-name="ce9" table:formula="of:=[.C9]/2" office:value-type="float" office:value="6250" calcext:value-type="float">
            <text:p>6,250</text:p>
          </table:table-cell>
          <table:table-cell table:style-name="ce11" office:value-type="float" office:value="1050000" calcext:value-type="float">
            <text:p>1,050,000</text:p>
          </table:table-cell>
          <table:table-cell table:style-name="ce12" office:value-type="float" office:value="210000" calcext:value-type="float">
            <text:p>210,000</text:p>
          </table:table-cell>
          <table:table-cell table:style-name="ce14" office:value-type="float" office:value="4.05" calcext:value-type="float">
            <text:p>4.1</text:p>
          </table:table-cell>
          <table:table-cell table:style-name="ce4" table:formula="of:=[.B10]" office:value-type="float" office:value="42187500000" calcext:value-type="float">
            <text:p>42,187,500,000</text:p>
          </table:table-cell>
          <table:table-cell table:style-name="ce56" office:value-type="float" office:value="5" calcext:value-type="float">
            <text:p>5</text:p>
          </table:table-cell>
          <table:table-cell table:style-name="ce7" table:formula="of:=[.J10]-[.J9]" office:value-type="float" office:value="2500000000" calcext:value-type="float">
            <text:p>2,500,000,000</text:p>
          </table:table-cell>
          <table:table-cell table:style-name="ce7" table:formula="of:=([.K10]*[.M10])+[.J9]" office:value-type="float" office:value="15000000000" calcext:value-type="float">
            <text:p>15,000,000,000</text:p>
          </table:table-cell>
          <table:table-cell table:style-name="ce9" table:formula="of:=[.K9]/2" office:value-type="float" office:value="6250" calcext:value-type="float">
            <text:p>6,250</text:p>
          </table:table-cell>
          <table:table-cell table:style-name="ce11" table:formula="of:=[.L9]+[.M10]" office:value-type="float" office:value="785000" calcext:value-type="float">
            <text:p>785,000</text:p>
          </table:table-cell>
          <table:table-cell table:style-name="ce12" office:value-type="float" office:value="400000" calcext:value-type="float">
            <text:p>400,000</text:p>
          </table:table-cell>
          <table:table-cell table:style-name="ce13" table:formula="of:=[.L10]/[$Sheet2.$G$2]/12" office:value-type="float" office:value="14.92849536" calcext:value-type="float">
            <text:p>14.9</text:p>
          </table:table-cell>
          <table:table-cell table:style-name="ce25" table:formula="of:=([.I10]/[.Q10])/[.J9]" office:value-type="percentage" office:value="0.0262920000015943" calcext:value-type="percentage">
            <text:p>2.63%</text:p>
          </table:table-cell>
          <table:table-cell table:style-name="ce25" table:formula="of:=LOOKUP([.N10];[$Sheet2.$H$9:.$H$368];[$Sheet2.$N$9:.$N$368])" office:value-type="percentage" office:value="0.01714285714" calcext:value-type="percentage">
            <text:p>1.71%</text:p>
          </table:table-cell>
          <table:table-cell table:style-name="ce13" table:formula="of:=[.M10]/[$Sheet2.$G$2]/12" office:value-type="float" office:value="7.606876616" calcext:value-type="float">
            <text:p>7.6</text:p>
          </table:table-cell>
          <table:table-cell table:style-name="ce4" table:formula="of:=[.R9]+[.I10]*(1-[.$I$2])" office:value-type="float" office:value="15000000000" calcext:value-type="float">
            <text:p>15,000,000,000</text:p>
          </table:table-cell>
          <table:table-cell table:style-name="ce7" table:formula="of:=SUM([.R10])" office:value-type="float" office:value="15000000000" calcext:value-type="float">
            <text:p>15,000,000,000</text:p>
          </table:table-cell>
          <table:table-cell table:style-name="ce5"/>
          <table:table-cell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40" office:value-type="float" office:value="6" calcext:value-type="float">
            <text:p>6</text:p>
          </table:table-cell>
          <table:table-cell table:style-name="ce7" table:formula="of:=([.C11]*[.E11])+[.B10]" office:value-type="float" office:value="42843750000" calcext:value-type="float">
            <text:p>42,843,750,000</text:p>
          </table:table-cell>
          <table:table-cell table:style-name="ce9" table:formula="of:=[.C10]/2" office:value-type="float" office:value="3125" calcext:value-type="float">
            <text:p>3,125</text:p>
          </table:table-cell>
          <table:table-cell table:style-name="ce11" office:value-type="float" office:value="1260000" calcext:value-type="float">
            <text:p>1,260,000</text:p>
          </table:table-cell>
          <table:table-cell table:style-name="ce12" office:value-type="float" office:value="210000" calcext:value-type="float">
            <text:p>210,000</text:p>
          </table:table-cell>
          <table:table-cell table:style-name="ce14" office:value-type="float" office:value="4.05" calcext:value-type="float">
            <text:p>4.1</text:p>
          </table:table-cell>
          <table:table-cell table:style-name="ce4" table:formula="of:=[.B11]" office:value-type="float" office:value="42843750000" calcext:value-type="float">
            <text:p>42,843,750,000</text:p>
          </table:table-cell>
          <table:table-cell table:style-name="ce56" office:value-type="float" office:value="6" calcext:value-type="float">
            <text:p>6</text:p>
          </table:table-cell>
          <table:table-cell table:style-name="ce7" table:formula="of:=[.J11]-[.J10]" office:value-type="float" office:value="2500000000" calcext:value-type="float">
            <text:p>2,500,000,000</text:p>
          </table:table-cell>
          <table:table-cell table:style-name="ce7" table:formula="of:=([.K11]*[.M11])+[.J10]" office:value-type="float" office:value="17500000000" calcext:value-type="float">
            <text:p>17,500,000,000</text:p>
          </table:table-cell>
          <table:table-cell table:style-name="ce9" table:formula="of:=[.K10]/2" office:value-type="float" office:value="3125" calcext:value-type="float">
            <text:p>3,125</text:p>
          </table:table-cell>
          <table:table-cell table:style-name="ce11" table:formula="of:=[.L10]+[.M11]" office:value-type="float" office:value="1585000" calcext:value-type="float">
            <text:p>1,585,000</text:p>
          </table:table-cell>
          <table:table-cell table:style-name="ce12" office:value-type="float" office:value="800000" calcext:value-type="float">
            <text:p>800,000</text:p>
          </table:table-cell>
          <table:table-cell table:style-name="ce13" table:formula="of:=[.L11]/[$Sheet2.$G$2]/12" office:value-type="float" office:value="30.14224859" calcext:value-type="float">
            <text:p>30.1</text:p>
          </table:table-cell>
          <table:table-cell table:style-name="ce25" table:formula="of:=([.I11]/[.Q11])/[.J10]" office:value-type="percentage" office:value="0.0109550000021045" calcext:value-type="percentage">
            <text:p>1.10%</text:p>
          </table:table-cell>
          <table:table-cell table:style-name="ce25" table:formula="of:=LOOKUP([.N11];[$Sheet2.$H$9:.$H$368];[$Sheet2.$N$9:.$N$368])" office:value-type="percentage" office:value="0.01362088536" calcext:value-type="percentage">
            <text:p>1.36%</text:p>
          </table:table-cell>
          <table:table-cell table:style-name="ce13" table:formula="of:=[.M11]/[$Sheet2.$G$2]/12" office:value-type="float" office:value="15.21375323" calcext:value-type="float">
            <text:p>15.2</text:p>
          </table:table-cell>
          <table:table-cell table:style-name="ce4" table:formula="of:=[.R10]+[.I11]*(1-[.$I$2])" office:value-type="float" office:value="17500000000" calcext:value-type="float">
            <text:p>17,500,000,000</text:p>
          </table:table-cell>
          <table:table-cell table:style-name="ce7" table:formula="of:=SUM([.R11])" office:value-type="float" office:value="17500000000" calcext:value-type="float">
            <text:p>17,500,000,000</text:p>
          </table:table-cell>
          <table:table-cell table:style-name="ce5"/>
          <table:table-cell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>
            <draw:frame table:end-cell-address="'Liquid Emission Schedule'.K40" table:end-x="0.8016in" table:end-y="0.0429in" draw:z-index="1" draw:name="Chart 4" draw:style-name="gr1" draw:text-style-name="P1" svg:width="12.5252in" svg:height="5.2209in" svg:x="0in" svg:y="0.189in">
              <draw:object draw:notify-on-update-of-ranges="'Liquid Emission Schedule'.D5:'Liquid Emission Schedule'.D11 'Liquid Emission Schedule'.B4:'Liquid Emission Schedule'.B4 'Liquid Emission Schedule'.B5:'Liquid Emission Schedule'.B1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5"/>
          <table:table-cell table:number-columns-repeated="5"/>
          <table:table-cell table:style-name="ce5" table:number-columns-repeated="3"/>
          <table:table-cell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3"/>
          <table:table-cell table:number-columns-repeated="5"/>
          <table:table-cell>
            <draw:frame table:end-cell-address="'Liquid Emission Schedule'.T40" table:end-x="0.0035in" table:end-y="0.0299in" draw:z-index="0" draw:name="Chart 3" draw:style-name="gr1" draw:text-style-name="P1" svg:width="8.9685in" svg:height="5.1972in" svg:x="0.9496in" svg:y="0.0079in">
              <draw:object draw:notify-on-update-of-ranges="'Liquid Emission Schedule'.L5:'Liquid Emission Schedule'.L11 'Liquid Emission Schedule'.J4:'Liquid Emission Schedule'.J4 'Liquid Emission Schedule'.J5:'Liquid Emission Schedule'.J1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 table:style-name="ce7"/>
          <table:table-cell table:number-columns-repeated="1005"/>
        </table:table-row>
        <table:table-row table:style-name="ro1">
          <table:table-cell table:number-columns-repeated="5"/>
          <table:table-cell table:style-name="ce1" table:number-columns-repeated="2"/>
          <table:table-cell table:style-name="ce3" table:number-columns-repeated="2"/>
          <table:table-cell table:number-columns-repeated="8"/>
          <table:table-cell table:style-name="ce1"/>
          <table:table-cell table:style-name="ce27"/>
          <table:table-cell table:style-name="ce1" table:number-columns-repeated="2"/>
          <table:table-cell table:number-columns-repeated="1003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14"/>
          <table:table-cell table:style-name="ce28"/>
          <table:table-cell table:number-columns-repeated="1002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4"/>
          <table:table-cell table:style-name="ce4"/>
          <table:table-cell table:number-columns-repeated="4"/>
          <table:table-cell table:style-name="ce26"/>
          <table:table-cell table:number-columns-repeated="4"/>
          <table:table-cell table:style-name="ce7"/>
          <table:table-cell table:number-columns-repeated="1002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978">
          <table:table-cell table:number-columns-repeated="5"/>
          <table:table-cell table:style-name="ce1" table:number-columns-repeated="2"/>
          <table:table-cell table:number-columns-repeated="1017"/>
        </table:table-row>
        <table:table-row table:style-name="ro4" table:number-rows-repeated="1047577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5" table:style-name="ta2">
        <table:table-column table:style-name="co1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4" table:style-name="ta3">
        <office:forms form:automatic-focus="false" form:apply-design-mode="false"/>
        <table:table-column table:style-name="co11" table:number-columns-repeated="1024" table:default-cell-style-name="Default"/>
        <table:table-row table:style-name="ro4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29"/>
          <table:table-cell table:style-name="ce29" office:value-type="string" calcext:value-type="string">
            <text:p>Yes</text:p>
          </table:table-cell>
          <table:table-cell table:style-name="ce29" office:value-type="string" calcext:value-type="string">
            <text:p>Yes %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No %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0" office:value-type="string" calcext:value-type="string">
            <text:p>Addresses (count)</text:p>
          </table:table-cell>
          <table:table-cell table:style-name="ce30" office:value-type="float" office:value="12" calcext:value-type="float">
            <text:p>12</text:p>
          </table:table-cell>
          <table:table-cell table:style-name="ce32" office:value-type="percentage" office:value="0.8" calcext:value-type="percentage">
            <text:p>80%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percentage" office:value="0.2" calcext:value-type="percentage">
            <text:p>20%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0" office:value-type="string" calcext:value-type="string">
            <text:p>MIA</text:p>
          </table:table-cell>
          <table:table-cell table:style-name="ce31" office:value-type="float" office:value="1200000000" calcext:value-type="float">
            <text:p>1,200,000,000</text:p>
          </table:table-cell>
          <table:table-cell table:style-name="ce33" office:value-type="percentage" office:value="0.9996" calcext:value-type="percentage">
            <text:p>99.96%</text:p>
          </table:table-cell>
          <table:table-cell table:style-name="ce31" office:value-type="float" office:value="450000" calcext:value-type="float">
            <text:p>450,000</text:p>
          </table:table-cell>
          <table:table-cell table:style-name="ce33" office:value-type="percentage" office:value="0.0004" calcext:value-type="percentage">
            <text:p>0.04%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0" office:value-type="string" calcext:value-type="string">
            <text:p>NYC</text:p>
          </table:table-cell>
          <table:table-cell table:style-name="ce31" office:value-type="float" office:value="900000000" calcext:value-type="float">
            <text:p>900,000,000</text:p>
          </table:table-cell>
          <table:table-cell table:style-name="ce33" office:value-type="percentage" office:value="0.9997" calcext:value-type="percentage">
            <text:p>99.97%</text:p>
          </table:table-cell>
          <table:table-cell table:style-name="ce31" office:value-type="float" office:value="200000" calcext:value-type="float">
            <text:p>200,000</text:p>
          </table:table-cell>
          <table:table-cell table:style-name="ce33" office:value-type="percentage" office:value="0.0003" calcext:value-type="percentage">
            <text:p>0.03%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0" office:value-type="string" calcext:value-type="string">
            <text:p>Aggregate</text:p>
          </table:table-cell>
          <table:table-cell table:style-name="ce31" office:value-type="float" office:value="2100000000" calcext:value-type="float">
            <text:p>2,100,000,000</text:p>
          </table:table-cell>
          <table:table-cell table:style-name="ce33" office:value-type="percentage" office:value="0.9996" calcext:value-type="percentage">
            <text:p>99.96%</text:p>
          </table:table-cell>
          <table:table-cell table:style-name="ce31" office:value-type="float" office:value="650000" calcext:value-type="float">
            <text:p>650,000</text:p>
          </table:table-cell>
          <table:table-cell table:style-name="ce33" office:value-type="percentage" office:value="0.0004" calcext:value-type="percentage">
            <text:p>0.04%</text:p>
          </table:table-cell>
          <table:table-cell table:number-columns-repeated="1016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11" table:number-columns-repeated="1024" table:default-cell-style-name="Default"/>
        <table:table-row table:style-name="ro1">
          <table:table-cell table:style-name="ce5" office:value-type="string" calcext:value-type="string">
            <text:p>Compress Halving Schedule</text:p>
          </table:table-cell>
          <table:table-cell table:number-columns-repeated="2"/>
          <table:table-cell table:style-name="ce5" office:value-type="string" calcext:value-type="string">
            <text:p>Months Autostacked</text:p>
          </table:table-cell>
          <table:table-cell table:number-columns-repeated="2"/>
          <table:table-cell table:style-name="ce5" office:value-type="string" calcext:value-type="string">
            <text:p>Blocks in a month</text:p>
          </table:table-cell>
          <table:table-cell/>
          <table:table-cell table:style-name="ce5" office:value-type="string" calcext:value-type="string">
            <text:p>Bitcoin Supply Schedul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Years</text:p>
          </table:table-cell>
          <table:table-cell table:style-name="ce5" office:value-type="string" calcext:value-type="string">
            <text:p>Blocks</text:p>
          </table:table-cell>
          <table:table-cell/>
          <table:table-cell table:style-name="ce5" office:value-type="string" calcext:value-type="string">
            <text:p>Months</text:p>
          </table:table-cell>
          <table:table-cell table:style-name="ce5" office:value-type="string" calcext:value-type="string">
            <text:p>Blocks</text:p>
          </table:table-cell>
          <table:table-cell/>
          <table:table-cell table:style-name="ce5" office:value-type="float" office:value="4382" calcext:value-type="float">
            <text:p>4382</text:p>
          </table:table-cell>
          <table:table-cell/>
          <table:table-cell table:style-name="ce34" table:number-columns-repeated="2"/>
          <table:table-cell table:style-name="ce34" office:value-type="string" calcext:value-type="string">
            <text:p>Start Block</text:p>
          </table:table-cell>
          <table:table-cell table:style-name="ce34" office:value-type="string" calcext:value-type="string">
            <text:p>End Block</text:p>
          </table:table-cell>
          <table:table-cell table:number-columns-repeated="101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4" office:value-type="float" office:value="200000" calcext:value-type="float">
            <text:p>200,000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4" table:formula="of:=[.D3]*[.$G$2]" office:value-type="float" office:value="105168" calcext:value-type="float">
            <text:p>105,168</text:p>
          </table:table-cell>
          <table:table-cell table:number-columns-repeated="3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10000" calcext:value-type="float">
            <text:p>210000</text:p>
          </table:table-cell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4" office:value-type="float" office:value="150000" calcext:value-type="float">
            <text:p>150,000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4" table:formula="of:=[.D4]*[.$G$2]" office:value-type="float" office:value="78876" calcext:value-type="float">
            <text:p>78,876</text:p>
          </table:table-cell>
          <table:table-cell table:number-columns-repeated="3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10000" calcext:value-type="float">
            <text:p>210000</text:p>
          </table:table-cell>
          <table:table-cell table:style-name="ce35" office:value-type="float" office:value="420000" calcext:value-type="float">
            <text:p>420000</text:p>
          </table:table-cell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4" office:value-type="float" office:value="100000" calcext:value-type="float">
            <text:p>100,000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4" table:formula="of:=[.D5]*[.$G$2]" office:value-type="float" office:value="52584" calcext:value-type="float">
            <text:p>52,584</text:p>
          </table:table-cell>
          <table:table-cell table:number-columns-repeated="3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12.5" calcext:value-type="float">
            <text:p>12.5</text:p>
          </table:table-cell>
          <table:table-cell table:style-name="ce35" office:value-type="float" office:value="420000" calcext:value-type="float">
            <text:p>420000</text:p>
          </table:table-cell>
          <table:table-cell table:style-name="ce35" office:value-type="float" office:value="630000" calcext:value-type="float">
            <text:p>630000</text:p>
          </table:table-cell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4" office:value-type="float" office:value="50000" calcext:value-type="float">
            <text:p>50,000</text:p>
          </table:table-cell>
          <table:table-cell table:number-columns-repeated="6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6.25" calcext:value-type="float">
            <text:p>6.25</text:p>
          </table:table-cell>
          <table:table-cell table:style-name="ce35" office:value-type="float" office:value="630000" calcext:value-type="float">
            <text:p>630000</text:p>
          </table:table-cell>
          <table:table-cell table:style-name="ce35" office:value-type="float" office:value="840000" calcext:value-type="float">
            <text:p>84000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5" table:formula="of:=[.G2]*10/60/24" office:value-type="float" office:value="30.43055556" calcext:value-type="float">
            <text:p>30.43055556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Month</text:p>
          </table:table-cell>
          <table:table-cell table:style-name="ce5" office:value-type="string" calcext:value-type="string">
            <text:p>Cumulative Blocks</text:p>
          </table:table-cell>
          <table:table-cell table:style-name="ce5" office:value-type="string" calcext:value-type="string">
            <text:p>New Supply</text:p>
          </table:table-cell>
          <table:table-cell table:style-name="ce5" office:value-type="string" calcext:value-type="string">
            <text:p>BOM Supply</text:p>
          </table:table-cell>
          <table:table-cell table:style-name="ce5" office:value-type="string" calcext:value-type="string">
            <text:p>EOM Supply</text:p>
          </table:table-cell>
          <table:table-cell table:style-name="ce5" office:value-type="string" calcext:value-type="string">
            <text:p>Inflation Rat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9]/12" office:value-type="float" office:value="0.0833333333333333" calcext:value-type="float">
            <text:p>0.083333333333333</text:p>
          </table:table-cell>
          <table:table-cell table:style-name="ce5" office:value-type="float" office:value="1" calcext:value-type="float">
            <text:p>1</text:p>
          </table:table-cell>
          <table:table-cell table:style-name="ce24" table:formula="of:=[.I9]*[.$G$2]" office:value-type="float" office:value="4382" calcext:value-type="float">
            <text:p>4382</text:p>
          </table:table-cell>
          <table:table-cell table:style-name="ce24" table:formula="of:=LOOKUP([.J9];[.$K$3:.$K$6];[.$J$3:.$J$6])*[.$G$2]" office:value-type="float" office:value="219100" calcext:value-type="float">
            <text:p>219100</text:p>
          </table:table-cell>
          <table:table-cell table:style-name="ce5" office:value-type="float" office:value="0" calcext:value-type="float">
            <text:p>0</text:p>
          </table:table-cell>
          <table:table-cell table:style-name="ce24" table:formula="of:=[.K9]" office:value-type="float" office:value="219100" calcext:value-type="float">
            <text:p>219100</text:p>
          </table:table-cell>
          <table:table-cell table:style-name="ce36" table:formula="of:=[.K9]*12/[.M9]" office:value-type="percentage" office:value="12" calcext:value-type="percentage">
            <text:p>1200.0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0]/12" office:value-type="float" office:value="0.166666666666667" calcext:value-type="float">
            <text:p>0.166666666666667</text:p>
          </table:table-cell>
          <table:table-cell table:style-name="ce5" office:value-type="float" office:value="2" calcext:value-type="float">
            <text:p>2</text:p>
          </table:table-cell>
          <table:table-cell table:style-name="ce24" table:formula="of:=[.I10]*[.$G$2]" office:value-type="float" office:value="8764" calcext:value-type="float">
            <text:p>8764</text:p>
          </table:table-cell>
          <table:table-cell table:style-name="ce24" table:formula="of:=LOOKUP([.J10];[.$K$3:.$K$6];[.$J$3:.$J$6])*[.$G$2]" office:value-type="float" office:value="219100" calcext:value-type="float">
            <text:p>219100</text:p>
          </table:table-cell>
          <table:table-cell table:style-name="ce24" table:formula="of:=[.M9]" office:value-type="float" office:value="219100" calcext:value-type="float">
            <text:p>219100</text:p>
          </table:table-cell>
          <table:table-cell table:style-name="ce24" table:formula="of:=[.L10]+[.K10]" office:value-type="float" office:value="438200" calcext:value-type="float">
            <text:p>438200</text:p>
          </table:table-cell>
          <table:table-cell table:style-name="ce36" table:formula="of:=[.K10]*12/[.M10]" office:value-type="percentage" office:value="6" calcext:value-type="percentage">
            <text:p>600.0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1]/12" office:value-type="float" office:value="0.25" calcext:value-type="float">
            <text:p>0.25</text:p>
          </table:table-cell>
          <table:table-cell table:style-name="ce5" office:value-type="float" office:value="3" calcext:value-type="float">
            <text:p>3</text:p>
          </table:table-cell>
          <table:table-cell table:style-name="ce24" table:formula="of:=[.I11]*[.$G$2]" office:value-type="float" office:value="13146" calcext:value-type="float">
            <text:p>13146</text:p>
          </table:table-cell>
          <table:table-cell table:style-name="ce24" table:formula="of:=LOOKUP([.J11];[.$K$3:.$K$6];[.$J$3:.$J$6])*[.$G$2]" office:value-type="float" office:value="219100" calcext:value-type="float">
            <text:p>219100</text:p>
          </table:table-cell>
          <table:table-cell table:style-name="ce24" table:formula="of:=[.M10]" office:value-type="float" office:value="438200" calcext:value-type="float">
            <text:p>438200</text:p>
          </table:table-cell>
          <table:table-cell table:style-name="ce24" table:formula="of:=[.L11]+[.K11]" office:value-type="float" office:value="657300" calcext:value-type="float">
            <text:p>657300</text:p>
          </table:table-cell>
          <table:table-cell table:style-name="ce36" table:formula="of:=[.K11]*12/[.M11]" office:value-type="percentage" office:value="4" calcext:value-type="percentage">
            <text:p>400.0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2]/12" office:value-type="float" office:value="0.333333333333333" calcext:value-type="float">
            <text:p>0.333333333333333</text:p>
          </table:table-cell>
          <table:table-cell table:style-name="ce5" office:value-type="float" office:value="4" calcext:value-type="float">
            <text:p>4</text:p>
          </table:table-cell>
          <table:table-cell table:style-name="ce24" table:formula="of:=[.I12]*[.$G$2]" office:value-type="float" office:value="17528" calcext:value-type="float">
            <text:p>17528</text:p>
          </table:table-cell>
          <table:table-cell table:style-name="ce24" table:formula="of:=LOOKUP([.J12];[.$K$3:.$K$6];[.$J$3:.$J$6])*[.$G$2]" office:value-type="float" office:value="219100" calcext:value-type="float">
            <text:p>219100</text:p>
          </table:table-cell>
          <table:table-cell table:style-name="ce24" table:formula="of:=[.M11]" office:value-type="float" office:value="657300" calcext:value-type="float">
            <text:p>657300</text:p>
          </table:table-cell>
          <table:table-cell table:style-name="ce24" table:formula="of:=[.L12]+[.K12]" office:value-type="float" office:value="876400" calcext:value-type="float">
            <text:p>876400</text:p>
          </table:table-cell>
          <table:table-cell table:style-name="ce36" table:formula="of:=[.K12]*12/[.M12]" office:value-type="percentage" office:value="3" calcext:value-type="percentage">
            <text:p>300.0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3]/12" office:value-type="float" office:value="0.416666666666667" calcext:value-type="float">
            <text:p>0.416666666666667</text:p>
          </table:table-cell>
          <table:table-cell table:style-name="ce5" office:value-type="float" office:value="5" calcext:value-type="float">
            <text:p>5</text:p>
          </table:table-cell>
          <table:table-cell table:style-name="ce24" table:formula="of:=[.I13]*[.$G$2]" office:value-type="float" office:value="21910" calcext:value-type="float">
            <text:p>21910</text:p>
          </table:table-cell>
          <table:table-cell table:style-name="ce24" table:formula="of:=LOOKUP([.J13];[.$K$3:.$K$6];[.$J$3:.$J$6])*[.$G$2]" office:value-type="float" office:value="219100" calcext:value-type="float">
            <text:p>219100</text:p>
          </table:table-cell>
          <table:table-cell table:style-name="ce24" table:formula="of:=[.M12]" office:value-type="float" office:value="876400" calcext:value-type="float">
            <text:p>876400</text:p>
          </table:table-cell>
          <table:table-cell table:style-name="ce24" table:formula="of:=[.L13]+[.K13]" office:value-type="float" office:value="1095500" calcext:value-type="float">
            <text:p>1095500</text:p>
          </table:table-cell>
          <table:table-cell table:style-name="ce36" table:formula="of:=[.K13]*12/[.M13]" office:value-type="percentage" office:value="2.4" calcext:value-type="percentage">
            <text:p>240.0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4]/12" office:value-type="float" office:value="0.5" calcext:value-type="float">
            <text:p>0.5</text:p>
          </table:table-cell>
          <table:table-cell table:style-name="ce5" office:value-type="float" office:value="6" calcext:value-type="float">
            <text:p>6</text:p>
          </table:table-cell>
          <table:table-cell table:style-name="ce24" table:formula="of:=[.I14]*[.$G$2]" office:value-type="float" office:value="26292" calcext:value-type="float">
            <text:p>26292</text:p>
          </table:table-cell>
          <table:table-cell table:style-name="ce24" table:formula="of:=LOOKUP([.J14];[.$K$3:.$K$6];[.$J$3:.$J$6])*[.$G$2]" office:value-type="float" office:value="219100" calcext:value-type="float">
            <text:p>219100</text:p>
          </table:table-cell>
          <table:table-cell table:style-name="ce24" table:formula="of:=[.M13]" office:value-type="float" office:value="1095500" calcext:value-type="float">
            <text:p>1095500</text:p>
          </table:table-cell>
          <table:table-cell table:style-name="ce24" table:formula="of:=[.L14]+[.K14]" office:value-type="float" office:value="1314600" calcext:value-type="float">
            <text:p>1314600</text:p>
          </table:table-cell>
          <table:table-cell table:style-name="ce36" table:formula="of:=[.K14]*12/[.M14]" office:value-type="percentage" office:value="2" calcext:value-type="percentage">
            <text:p>200.0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5]/12" office:value-type="float" office:value="0.583333333333333" calcext:value-type="float">
            <text:p>0.583333333333333</text:p>
          </table:table-cell>
          <table:table-cell table:style-name="ce5" office:value-type="float" office:value="7" calcext:value-type="float">
            <text:p>7</text:p>
          </table:table-cell>
          <table:table-cell table:style-name="ce24" table:formula="of:=[.I15]*[.$G$2]" office:value-type="float" office:value="30674" calcext:value-type="float">
            <text:p>30674</text:p>
          </table:table-cell>
          <table:table-cell table:style-name="ce24" table:formula="of:=LOOKUP([.J15];[.$K$3:.$K$6];[.$J$3:.$J$6])*[.$G$2]" office:value-type="float" office:value="219100" calcext:value-type="float">
            <text:p>219100</text:p>
          </table:table-cell>
          <table:table-cell table:style-name="ce24" table:formula="of:=[.M14]" office:value-type="float" office:value="1314600" calcext:value-type="float">
            <text:p>1314600</text:p>
          </table:table-cell>
          <table:table-cell table:style-name="ce24" table:formula="of:=[.L15]+[.K15]" office:value-type="float" office:value="1533700" calcext:value-type="float">
            <text:p>1533700</text:p>
          </table:table-cell>
          <table:table-cell table:style-name="ce36" table:formula="of:=[.K15]*12/[.M15]" office:value-type="percentage" office:value="1.71428571428571" calcext:value-type="percentage">
            <text:p>171.4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6]/12" office:value-type="float" office:value="0.666666666666667" calcext:value-type="float">
            <text:p>0.666666666666667</text:p>
          </table:table-cell>
          <table:table-cell table:style-name="ce5" office:value-type="float" office:value="8" calcext:value-type="float">
            <text:p>8</text:p>
          </table:table-cell>
          <table:table-cell table:style-name="ce24" table:formula="of:=[.I16]*[.$G$2]" office:value-type="float" office:value="35056" calcext:value-type="float">
            <text:p>35056</text:p>
          </table:table-cell>
          <table:table-cell table:style-name="ce24" table:formula="of:=LOOKUP([.J16];[.$K$3:.$K$6];[.$J$3:.$J$6])*[.$G$2]" office:value-type="float" office:value="219100" calcext:value-type="float">
            <text:p>219100</text:p>
          </table:table-cell>
          <table:table-cell table:style-name="ce24" table:formula="of:=[.M15]" office:value-type="float" office:value="1533700" calcext:value-type="float">
            <text:p>1533700</text:p>
          </table:table-cell>
          <table:table-cell table:style-name="ce24" table:formula="of:=[.L16]+[.K16]" office:value-type="float" office:value="1752800" calcext:value-type="float">
            <text:p>1752800</text:p>
          </table:table-cell>
          <table:table-cell table:style-name="ce36" table:formula="of:=[.K16]*12/[.M16]" office:value-type="percentage" office:value="1.5" calcext:value-type="percentage">
            <text:p>150.0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7]/12" office:value-type="float" office:value="0.75" calcext:value-type="float">
            <text:p>0.75</text:p>
          </table:table-cell>
          <table:table-cell table:style-name="ce5" office:value-type="float" office:value="9" calcext:value-type="float">
            <text:p>9</text:p>
          </table:table-cell>
          <table:table-cell table:style-name="ce24" table:formula="of:=[.I17]*[.$G$2]" office:value-type="float" office:value="39438" calcext:value-type="float">
            <text:p>39438</text:p>
          </table:table-cell>
          <table:table-cell table:style-name="ce24" table:formula="of:=LOOKUP([.J17];[.$K$3:.$K$6];[.$J$3:.$J$6])*[.$G$2]" office:value-type="float" office:value="219100" calcext:value-type="float">
            <text:p>219100</text:p>
          </table:table-cell>
          <table:table-cell table:style-name="ce24" table:formula="of:=[.M16]" office:value-type="float" office:value="1752800" calcext:value-type="float">
            <text:p>1752800</text:p>
          </table:table-cell>
          <table:table-cell table:style-name="ce24" table:formula="of:=[.L17]+[.K17]" office:value-type="float" office:value="1971900" calcext:value-type="float">
            <text:p>1971900</text:p>
          </table:table-cell>
          <table:table-cell table:style-name="ce36" table:formula="of:=[.K17]*12/[.M17]" office:value-type="percentage" office:value="1.33333333333333" calcext:value-type="percentage">
            <text:p>133.3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8]/12" office:value-type="float" office:value="0.833333333333333" calcext:value-type="float">
            <text:p>0.833333333333333</text:p>
          </table:table-cell>
          <table:table-cell table:style-name="ce5" office:value-type="float" office:value="10" calcext:value-type="float">
            <text:p>10</text:p>
          </table:table-cell>
          <table:table-cell table:style-name="ce24" table:formula="of:=[.I18]*[.$G$2]" office:value-type="float" office:value="43820" calcext:value-type="float">
            <text:p>43820</text:p>
          </table:table-cell>
          <table:table-cell table:style-name="ce24" table:formula="of:=LOOKUP([.J18];[.$K$3:.$K$6];[.$J$3:.$J$6])*[.$G$2]" office:value-type="float" office:value="219100" calcext:value-type="float">
            <text:p>219100</text:p>
          </table:table-cell>
          <table:table-cell table:style-name="ce24" table:formula="of:=[.M17]" office:value-type="float" office:value="1971900" calcext:value-type="float">
            <text:p>1971900</text:p>
          </table:table-cell>
          <table:table-cell table:style-name="ce24" table:formula="of:=[.L18]+[.K18]" office:value-type="float" office:value="2191000" calcext:value-type="float">
            <text:p>2191000</text:p>
          </table:table-cell>
          <table:table-cell table:style-name="ce36" table:formula="of:=[.K18]*12/[.M18]" office:value-type="percentage" office:value="1.2" calcext:value-type="percentage">
            <text:p>120.0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9]/12" office:value-type="float" office:value="0.916666666666667" calcext:value-type="float">
            <text:p>0.916666666666667</text:p>
          </table:table-cell>
          <table:table-cell table:style-name="ce24" table:formula="of:=[.I18]+1" office:value-type="float" office:value="11" calcext:value-type="float">
            <text:p>11</text:p>
          </table:table-cell>
          <table:table-cell table:style-name="ce24" table:formula="of:=[.I19]*[.$G$2]" office:value-type="float" office:value="48202" calcext:value-type="float">
            <text:p>48202</text:p>
          </table:table-cell>
          <table:table-cell table:style-name="ce24" table:formula="of:=LOOKUP([.J19];[.$K$3:.$K$6];[.$J$3:.$J$6])*[.$G$2]" office:value-type="float" office:value="219100" calcext:value-type="float">
            <text:p>219100</text:p>
          </table:table-cell>
          <table:table-cell table:style-name="ce24" table:formula="of:=[.M18]" office:value-type="float" office:value="2191000" calcext:value-type="float">
            <text:p>2191000</text:p>
          </table:table-cell>
          <table:table-cell table:style-name="ce24" table:formula="of:=[.L19]+[.K19]" office:value-type="float" office:value="2410100" calcext:value-type="float">
            <text:p>2410100</text:p>
          </table:table-cell>
          <table:table-cell table:style-name="ce36" table:formula="of:=[.K19]*12/[.M19]" office:value-type="percentage" office:value="1.09090909090909" calcext:value-type="percentage">
            <text:p>109.0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0]/12" office:value-type="float" office:value="1" calcext:value-type="float">
            <text:p>1</text:p>
          </table:table-cell>
          <table:table-cell table:style-name="ce24" table:formula="of:=[.I19]+1" office:value-type="float" office:value="12" calcext:value-type="float">
            <text:p>12</text:p>
          </table:table-cell>
          <table:table-cell table:style-name="ce24" table:formula="of:=[.I20]*[.$G$2]" office:value-type="float" office:value="52584" calcext:value-type="float">
            <text:p>52584</text:p>
          </table:table-cell>
          <table:table-cell table:style-name="ce24" table:formula="of:=LOOKUP([.J20];[.$K$3:.$K$6];[.$J$3:.$J$6])*[.$G$2]" office:value-type="float" office:value="219100" calcext:value-type="float">
            <text:p>219100</text:p>
          </table:table-cell>
          <table:table-cell table:style-name="ce24" table:formula="of:=[.M19]" office:value-type="float" office:value="2410100" calcext:value-type="float">
            <text:p>2410100</text:p>
          </table:table-cell>
          <table:table-cell table:style-name="ce24" table:formula="of:=[.L20]+[.K20]" office:value-type="float" office:value="2629200" calcext:value-type="float">
            <text:p>2629200</text:p>
          </table:table-cell>
          <table:table-cell table:style-name="ce36" table:formula="of:=[.K20]*12/[.M20]" office:value-type="percentage" office:value="1" calcext:value-type="percentage">
            <text:p>100.0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1]/12" office:value-type="float" office:value="1.08333333333333" calcext:value-type="float">
            <text:p>1.08333333333333</text:p>
          </table:table-cell>
          <table:table-cell table:style-name="ce24" table:formula="of:=[.I20]+1" office:value-type="float" office:value="13" calcext:value-type="float">
            <text:p>13</text:p>
          </table:table-cell>
          <table:table-cell table:style-name="ce24" table:formula="of:=[.I21]*[.$G$2]" office:value-type="float" office:value="56966" calcext:value-type="float">
            <text:p>56966</text:p>
          </table:table-cell>
          <table:table-cell table:style-name="ce24" table:formula="of:=LOOKUP([.J21];[.$K$3:.$K$6];[.$J$3:.$J$6])*[.$G$2]" office:value-type="float" office:value="219100" calcext:value-type="float">
            <text:p>219100</text:p>
          </table:table-cell>
          <table:table-cell table:style-name="ce24" table:formula="of:=[.M20]" office:value-type="float" office:value="2629200" calcext:value-type="float">
            <text:p>2629200</text:p>
          </table:table-cell>
          <table:table-cell table:style-name="ce24" table:formula="of:=[.L21]+[.K21]" office:value-type="float" office:value="2848300" calcext:value-type="float">
            <text:p>2848300</text:p>
          </table:table-cell>
          <table:table-cell table:style-name="ce36" table:formula="of:=[.K21]*12/[.M21]" office:value-type="percentage" office:value="0.923076923076923" calcext:value-type="percentage">
            <text:p>92.3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2]/12" office:value-type="float" office:value="1.16666666666667" calcext:value-type="float">
            <text:p>1.16666666666667</text:p>
          </table:table-cell>
          <table:table-cell table:style-name="ce24" table:formula="of:=[.I21]+1" office:value-type="float" office:value="14" calcext:value-type="float">
            <text:p>14</text:p>
          </table:table-cell>
          <table:table-cell table:style-name="ce24" table:formula="of:=[.I22]*[.$G$2]" office:value-type="float" office:value="61348" calcext:value-type="float">
            <text:p>61348</text:p>
          </table:table-cell>
          <table:table-cell table:style-name="ce24" table:formula="of:=LOOKUP([.J22];[.$K$3:.$K$6];[.$J$3:.$J$6])*[.$G$2]" office:value-type="float" office:value="219100" calcext:value-type="float">
            <text:p>219100</text:p>
          </table:table-cell>
          <table:table-cell table:style-name="ce24" table:formula="of:=[.M21]" office:value-type="float" office:value="2848300" calcext:value-type="float">
            <text:p>2848300</text:p>
          </table:table-cell>
          <table:table-cell table:style-name="ce24" table:formula="of:=[.L22]+[.K22]" office:value-type="float" office:value="3067400" calcext:value-type="float">
            <text:p>3067400</text:p>
          </table:table-cell>
          <table:table-cell table:style-name="ce36" table:formula="of:=[.K22]*12/[.M22]" office:value-type="percentage" office:value="0.857142857142857" calcext:value-type="percentage">
            <text:p>85.7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3]/12" office:value-type="float" office:value="1.25" calcext:value-type="float">
            <text:p>1.25</text:p>
          </table:table-cell>
          <table:table-cell table:style-name="ce24" table:formula="of:=[.I22]+1" office:value-type="float" office:value="15" calcext:value-type="float">
            <text:p>15</text:p>
          </table:table-cell>
          <table:table-cell table:style-name="ce24" table:formula="of:=[.I23]*[.$G$2]" office:value-type="float" office:value="65730" calcext:value-type="float">
            <text:p>65730</text:p>
          </table:table-cell>
          <table:table-cell table:style-name="ce24" table:formula="of:=LOOKUP([.J23];[.$K$3:.$K$6];[.$J$3:.$J$6])*[.$G$2]" office:value-type="float" office:value="219100" calcext:value-type="float">
            <text:p>219100</text:p>
          </table:table-cell>
          <table:table-cell table:style-name="ce24" table:formula="of:=[.M22]" office:value-type="float" office:value="3067400" calcext:value-type="float">
            <text:p>3067400</text:p>
          </table:table-cell>
          <table:table-cell table:style-name="ce24" table:formula="of:=[.L23]+[.K23]" office:value-type="float" office:value="3286500" calcext:value-type="float">
            <text:p>3286500</text:p>
          </table:table-cell>
          <table:table-cell table:style-name="ce36" table:formula="of:=[.K23]*12/[.M23]" office:value-type="percentage" office:value="0.8" calcext:value-type="percentage">
            <text:p>80.0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4]/12" office:value-type="float" office:value="1.33333333333333" calcext:value-type="float">
            <text:p>1.33333333333333</text:p>
          </table:table-cell>
          <table:table-cell table:style-name="ce24" table:formula="of:=[.I23]+1" office:value-type="float" office:value="16" calcext:value-type="float">
            <text:p>16</text:p>
          </table:table-cell>
          <table:table-cell table:style-name="ce24" table:formula="of:=[.I24]*[.$G$2]" office:value-type="float" office:value="70112" calcext:value-type="float">
            <text:p>70112</text:p>
          </table:table-cell>
          <table:table-cell table:style-name="ce24" table:formula="of:=LOOKUP([.J24];[.$K$3:.$K$6];[.$J$3:.$J$6])*[.$G$2]" office:value-type="float" office:value="219100" calcext:value-type="float">
            <text:p>219100</text:p>
          </table:table-cell>
          <table:table-cell table:style-name="ce24" table:formula="of:=[.M23]" office:value-type="float" office:value="3286500" calcext:value-type="float">
            <text:p>3286500</text:p>
          </table:table-cell>
          <table:table-cell table:style-name="ce24" table:formula="of:=[.L24]+[.K24]" office:value-type="float" office:value="3505600" calcext:value-type="float">
            <text:p>3505600</text:p>
          </table:table-cell>
          <table:table-cell table:style-name="ce36" table:formula="of:=[.K24]*12/[.M24]" office:value-type="percentage" office:value="0.75" calcext:value-type="percentage">
            <text:p>75.0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5]/12" office:value-type="float" office:value="1.41666666666667" calcext:value-type="float">
            <text:p>1.41666666666667</text:p>
          </table:table-cell>
          <table:table-cell table:style-name="ce24" table:formula="of:=[.I24]+1" office:value-type="float" office:value="17" calcext:value-type="float">
            <text:p>17</text:p>
          </table:table-cell>
          <table:table-cell table:style-name="ce24" table:formula="of:=[.I25]*[.$G$2]" office:value-type="float" office:value="74494" calcext:value-type="float">
            <text:p>74494</text:p>
          </table:table-cell>
          <table:table-cell table:style-name="ce24" table:formula="of:=LOOKUP([.J25];[.$K$3:.$K$6];[.$J$3:.$J$6])*[.$G$2]" office:value-type="float" office:value="219100" calcext:value-type="float">
            <text:p>219100</text:p>
          </table:table-cell>
          <table:table-cell table:style-name="ce24" table:formula="of:=[.M24]" office:value-type="float" office:value="3505600" calcext:value-type="float">
            <text:p>3505600</text:p>
          </table:table-cell>
          <table:table-cell table:style-name="ce24" table:formula="of:=[.L25]+[.K25]" office:value-type="float" office:value="3724700" calcext:value-type="float">
            <text:p>3724700</text:p>
          </table:table-cell>
          <table:table-cell table:style-name="ce36" table:formula="of:=[.K25]*12/[.M25]" office:value-type="percentage" office:value="0.705882352941176" calcext:value-type="percentage">
            <text:p>70.5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6]/12" office:value-type="float" office:value="1.5" calcext:value-type="float">
            <text:p>1.5</text:p>
          </table:table-cell>
          <table:table-cell table:style-name="ce24" table:formula="of:=[.I25]+1" office:value-type="float" office:value="18" calcext:value-type="float">
            <text:p>18</text:p>
          </table:table-cell>
          <table:table-cell table:style-name="ce24" table:formula="of:=[.I26]*[.$G$2]" office:value-type="float" office:value="78876" calcext:value-type="float">
            <text:p>78876</text:p>
          </table:table-cell>
          <table:table-cell table:style-name="ce24" table:formula="of:=LOOKUP([.J26];[.$K$3:.$K$6];[.$J$3:.$J$6])*[.$G$2]" office:value-type="float" office:value="219100" calcext:value-type="float">
            <text:p>219100</text:p>
          </table:table-cell>
          <table:table-cell table:style-name="ce24" table:formula="of:=[.M25]" office:value-type="float" office:value="3724700" calcext:value-type="float">
            <text:p>3724700</text:p>
          </table:table-cell>
          <table:table-cell table:style-name="ce24" table:formula="of:=[.L26]+[.K26]" office:value-type="float" office:value="3943800" calcext:value-type="float">
            <text:p>3943800</text:p>
          </table:table-cell>
          <table:table-cell table:style-name="ce36" table:formula="of:=[.K26]*12/[.M26]" office:value-type="percentage" office:value="0.666666666666667" calcext:value-type="percentage">
            <text:p>66.6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7]/12" office:value-type="float" office:value="1.58333333333333" calcext:value-type="float">
            <text:p>1.58333333333333</text:p>
          </table:table-cell>
          <table:table-cell table:style-name="ce24" table:formula="of:=[.I26]+1" office:value-type="float" office:value="19" calcext:value-type="float">
            <text:p>19</text:p>
          </table:table-cell>
          <table:table-cell table:style-name="ce24" table:formula="of:=[.I27]*[.$G$2]" office:value-type="float" office:value="83258" calcext:value-type="float">
            <text:p>83258</text:p>
          </table:table-cell>
          <table:table-cell table:style-name="ce24" table:formula="of:=LOOKUP([.J27];[.$K$3:.$K$6];[.$J$3:.$J$6])*[.$G$2]" office:value-type="float" office:value="219100" calcext:value-type="float">
            <text:p>219100</text:p>
          </table:table-cell>
          <table:table-cell table:style-name="ce24" table:formula="of:=[.M26]" office:value-type="float" office:value="3943800" calcext:value-type="float">
            <text:p>3943800</text:p>
          </table:table-cell>
          <table:table-cell table:style-name="ce24" table:formula="of:=[.L27]+[.K27]" office:value-type="float" office:value="4162900" calcext:value-type="float">
            <text:p>4162900</text:p>
          </table:table-cell>
          <table:table-cell table:style-name="ce36" table:formula="of:=[.K27]*12/[.M27]" office:value-type="percentage" office:value="0.631578947368421" calcext:value-type="percentage">
            <text:p>63.1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8]/12" office:value-type="float" office:value="1.66666666666667" calcext:value-type="float">
            <text:p>1.66666666666667</text:p>
          </table:table-cell>
          <table:table-cell table:style-name="ce24" table:formula="of:=[.I27]+1" office:value-type="float" office:value="20" calcext:value-type="float">
            <text:p>20</text:p>
          </table:table-cell>
          <table:table-cell table:style-name="ce24" table:formula="of:=[.I28]*[.$G$2]" office:value-type="float" office:value="87640" calcext:value-type="float">
            <text:p>87640</text:p>
          </table:table-cell>
          <table:table-cell table:style-name="ce24" table:formula="of:=LOOKUP([.J28];[.$K$3:.$K$6];[.$J$3:.$J$6])*[.$G$2]" office:value-type="float" office:value="219100" calcext:value-type="float">
            <text:p>219100</text:p>
          </table:table-cell>
          <table:table-cell table:style-name="ce24" table:formula="of:=[.M27]" office:value-type="float" office:value="4162900" calcext:value-type="float">
            <text:p>4162900</text:p>
          </table:table-cell>
          <table:table-cell table:style-name="ce24" table:formula="of:=[.L28]+[.K28]" office:value-type="float" office:value="4382000" calcext:value-type="float">
            <text:p>4382000</text:p>
          </table:table-cell>
          <table:table-cell table:style-name="ce36" table:formula="of:=[.K28]*12/[.M28]" office:value-type="percentage" office:value="0.6" calcext:value-type="percentage">
            <text:p>60.0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9]/12" office:value-type="float" office:value="1.75" calcext:value-type="float">
            <text:p>1.75</text:p>
          </table:table-cell>
          <table:table-cell table:style-name="ce24" table:formula="of:=[.I28]+1" office:value-type="float" office:value="21" calcext:value-type="float">
            <text:p>21</text:p>
          </table:table-cell>
          <table:table-cell table:style-name="ce24" table:formula="of:=[.I29]*[.$G$2]" office:value-type="float" office:value="92022" calcext:value-type="float">
            <text:p>92022</text:p>
          </table:table-cell>
          <table:table-cell table:style-name="ce24" table:formula="of:=LOOKUP([.J29];[.$K$3:.$K$6];[.$J$3:.$J$6])*[.$G$2]" office:value-type="float" office:value="219100" calcext:value-type="float">
            <text:p>219100</text:p>
          </table:table-cell>
          <table:table-cell table:style-name="ce24" table:formula="of:=[.M28]" office:value-type="float" office:value="4382000" calcext:value-type="float">
            <text:p>4382000</text:p>
          </table:table-cell>
          <table:table-cell table:style-name="ce24" table:formula="of:=[.L29]+[.K29]" office:value-type="float" office:value="4601100" calcext:value-type="float">
            <text:p>4601100</text:p>
          </table:table-cell>
          <table:table-cell table:style-name="ce36" table:formula="of:=[.K29]*12/[.M29]" office:value-type="percentage" office:value="0.571428571428571" calcext:value-type="percentage">
            <text:p>57.1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0]/12" office:value-type="float" office:value="1.83333333333333" calcext:value-type="float">
            <text:p>1.83333333333333</text:p>
          </table:table-cell>
          <table:table-cell table:style-name="ce24" table:formula="of:=[.I29]+1" office:value-type="float" office:value="22" calcext:value-type="float">
            <text:p>22</text:p>
          </table:table-cell>
          <table:table-cell table:style-name="ce24" table:formula="of:=[.I30]*[.$G$2]" office:value-type="float" office:value="96404" calcext:value-type="float">
            <text:p>96404</text:p>
          </table:table-cell>
          <table:table-cell table:style-name="ce24" table:formula="of:=LOOKUP([.J30];[.$K$3:.$K$6];[.$J$3:.$J$6])*[.$G$2]" office:value-type="float" office:value="219100" calcext:value-type="float">
            <text:p>219100</text:p>
          </table:table-cell>
          <table:table-cell table:style-name="ce24" table:formula="of:=[.M29]" office:value-type="float" office:value="4601100" calcext:value-type="float">
            <text:p>4601100</text:p>
          </table:table-cell>
          <table:table-cell table:style-name="ce24" table:formula="of:=[.L30]+[.K30]" office:value-type="float" office:value="4820200" calcext:value-type="float">
            <text:p>4820200</text:p>
          </table:table-cell>
          <table:table-cell table:style-name="ce36" table:formula="of:=[.K30]*12/[.M30]" office:value-type="percentage" office:value="0.545454545454545" calcext:value-type="percentage">
            <text:p>54.5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1]/12" office:value-type="float" office:value="1.91666666666667" calcext:value-type="float">
            <text:p>1.91666666666667</text:p>
          </table:table-cell>
          <table:table-cell table:style-name="ce24" table:formula="of:=[.I30]+1" office:value-type="float" office:value="23" calcext:value-type="float">
            <text:p>23</text:p>
          </table:table-cell>
          <table:table-cell table:style-name="ce24" table:formula="of:=[.I31]*[.$G$2]" office:value-type="float" office:value="100786" calcext:value-type="float">
            <text:p>100786</text:p>
          </table:table-cell>
          <table:table-cell table:style-name="ce24" table:formula="of:=LOOKUP([.J31];[.$K$3:.$K$6];[.$J$3:.$J$6])*[.$G$2]" office:value-type="float" office:value="219100" calcext:value-type="float">
            <text:p>219100</text:p>
          </table:table-cell>
          <table:table-cell table:style-name="ce24" table:formula="of:=[.M30]" office:value-type="float" office:value="4820200" calcext:value-type="float">
            <text:p>4820200</text:p>
          </table:table-cell>
          <table:table-cell table:style-name="ce24" table:formula="of:=[.L31]+[.K31]" office:value-type="float" office:value="5039300" calcext:value-type="float">
            <text:p>5039300</text:p>
          </table:table-cell>
          <table:table-cell table:style-name="ce36" table:formula="of:=[.K31]*12/[.M31]" office:value-type="percentage" office:value="0.521739130434783" calcext:value-type="percentage">
            <text:p>52.1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2]/12" office:value-type="float" office:value="2" calcext:value-type="float">
            <text:p>2</text:p>
          </table:table-cell>
          <table:table-cell table:style-name="ce24" table:formula="of:=[.I31]+1" office:value-type="float" office:value="24" calcext:value-type="float">
            <text:p>24</text:p>
          </table:table-cell>
          <table:table-cell table:style-name="ce24" table:formula="of:=[.I32]*[.$G$2]" office:value-type="float" office:value="105168" calcext:value-type="float">
            <text:p>105168</text:p>
          </table:table-cell>
          <table:table-cell table:style-name="ce24" table:formula="of:=LOOKUP([.J32];[.$K$3:.$K$6];[.$J$3:.$J$6])*[.$G$2]" office:value-type="float" office:value="219100" calcext:value-type="float">
            <text:p>219100</text:p>
          </table:table-cell>
          <table:table-cell table:style-name="ce24" table:formula="of:=[.M31]" office:value-type="float" office:value="5039300" calcext:value-type="float">
            <text:p>5039300</text:p>
          </table:table-cell>
          <table:table-cell table:style-name="ce24" table:formula="of:=[.L32]+[.K32]" office:value-type="float" office:value="5258400" calcext:value-type="float">
            <text:p>5258400</text:p>
          </table:table-cell>
          <table:table-cell table:style-name="ce36" table:formula="of:=[.K32]*12/[.M32]" office:value-type="percentage" office:value="0.5" calcext:value-type="percentage">
            <text:p>50.0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3]/12" office:value-type="float" office:value="2.08333333333333" calcext:value-type="float">
            <text:p>2.08333333333333</text:p>
          </table:table-cell>
          <table:table-cell table:style-name="ce24" table:formula="of:=[.I32]+1" office:value-type="float" office:value="25" calcext:value-type="float">
            <text:p>25</text:p>
          </table:table-cell>
          <table:table-cell table:style-name="ce24" table:formula="of:=[.I33]*[.$G$2]" office:value-type="float" office:value="109550" calcext:value-type="float">
            <text:p>109550</text:p>
          </table:table-cell>
          <table:table-cell table:style-name="ce24" table:formula="of:=LOOKUP([.J33];[.$K$3:.$K$6];[.$J$3:.$J$6])*[.$G$2]" office:value-type="float" office:value="219100" calcext:value-type="float">
            <text:p>219100</text:p>
          </table:table-cell>
          <table:table-cell table:style-name="ce24" table:formula="of:=[.M32]" office:value-type="float" office:value="5258400" calcext:value-type="float">
            <text:p>5258400</text:p>
          </table:table-cell>
          <table:table-cell table:style-name="ce24" table:formula="of:=[.L33]+[.K33]" office:value-type="float" office:value="5477500" calcext:value-type="float">
            <text:p>5477500</text:p>
          </table:table-cell>
          <table:table-cell table:style-name="ce36" table:formula="of:=[.K33]*12/[.M33]" office:value-type="percentage" office:value="0.48" calcext:value-type="percentage">
            <text:p>48.0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4]/12" office:value-type="float" office:value="2.16666666666667" calcext:value-type="float">
            <text:p>2.16666666666667</text:p>
          </table:table-cell>
          <table:table-cell table:style-name="ce24" table:formula="of:=[.I33]+1" office:value-type="float" office:value="26" calcext:value-type="float">
            <text:p>26</text:p>
          </table:table-cell>
          <table:table-cell table:style-name="ce24" table:formula="of:=[.I34]*[.$G$2]" office:value-type="float" office:value="113932" calcext:value-type="float">
            <text:p>113932</text:p>
          </table:table-cell>
          <table:table-cell table:style-name="ce24" table:formula="of:=LOOKUP([.J34];[.$K$3:.$K$6];[.$J$3:.$J$6])*[.$G$2]" office:value-type="float" office:value="219100" calcext:value-type="float">
            <text:p>219100</text:p>
          </table:table-cell>
          <table:table-cell table:style-name="ce24" table:formula="of:=[.M33]" office:value-type="float" office:value="5477500" calcext:value-type="float">
            <text:p>5477500</text:p>
          </table:table-cell>
          <table:table-cell table:style-name="ce24" table:formula="of:=[.L34]+[.K34]" office:value-type="float" office:value="5696600" calcext:value-type="float">
            <text:p>5696600</text:p>
          </table:table-cell>
          <table:table-cell table:style-name="ce36" table:formula="of:=[.K34]*12/[.M34]" office:value-type="percentage" office:value="0.461538461538462" calcext:value-type="percentage">
            <text:p>46.1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5]/12" office:value-type="float" office:value="2.25" calcext:value-type="float">
            <text:p>2.25</text:p>
          </table:table-cell>
          <table:table-cell table:style-name="ce24" table:formula="of:=[.I34]+1" office:value-type="float" office:value="27" calcext:value-type="float">
            <text:p>27</text:p>
          </table:table-cell>
          <table:table-cell table:style-name="ce24" table:formula="of:=[.I35]*[.$G$2]" office:value-type="float" office:value="118314" calcext:value-type="float">
            <text:p>118314</text:p>
          </table:table-cell>
          <table:table-cell table:style-name="ce24" table:formula="of:=LOOKUP([.J35];[.$K$3:.$K$6];[.$J$3:.$J$6])*[.$G$2]" office:value-type="float" office:value="219100" calcext:value-type="float">
            <text:p>219100</text:p>
          </table:table-cell>
          <table:table-cell table:style-name="ce24" table:formula="of:=[.M34]" office:value-type="float" office:value="5696600" calcext:value-type="float">
            <text:p>5696600</text:p>
          </table:table-cell>
          <table:table-cell table:style-name="ce24" table:formula="of:=[.L35]+[.K35]" office:value-type="float" office:value="5915700" calcext:value-type="float">
            <text:p>5915700</text:p>
          </table:table-cell>
          <table:table-cell table:style-name="ce36" table:formula="of:=[.K35]*12/[.M35]" office:value-type="percentage" office:value="0.444444444444444" calcext:value-type="percentage">
            <text:p>44.4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6]/12" office:value-type="float" office:value="2.33333333333333" calcext:value-type="float">
            <text:p>2.33333333333333</text:p>
          </table:table-cell>
          <table:table-cell table:style-name="ce24" table:formula="of:=[.I35]+1" office:value-type="float" office:value="28" calcext:value-type="float">
            <text:p>28</text:p>
          </table:table-cell>
          <table:table-cell table:style-name="ce24" table:formula="of:=[.I36]*[.$G$2]" office:value-type="float" office:value="122696" calcext:value-type="float">
            <text:p>122696</text:p>
          </table:table-cell>
          <table:table-cell table:style-name="ce24" table:formula="of:=LOOKUP([.J36];[.$K$3:.$K$6];[.$J$3:.$J$6])*[.$G$2]" office:value-type="float" office:value="219100" calcext:value-type="float">
            <text:p>219100</text:p>
          </table:table-cell>
          <table:table-cell table:style-name="ce24" table:formula="of:=[.M35]" office:value-type="float" office:value="5915700" calcext:value-type="float">
            <text:p>5915700</text:p>
          </table:table-cell>
          <table:table-cell table:style-name="ce24" table:formula="of:=[.L36]+[.K36]" office:value-type="float" office:value="6134800" calcext:value-type="float">
            <text:p>6134800</text:p>
          </table:table-cell>
          <table:table-cell table:style-name="ce36" table:formula="of:=[.K36]*12/[.M36]" office:value-type="percentage" office:value="0.428571428571429" calcext:value-type="percentage">
            <text:p>42.8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7]/12" office:value-type="float" office:value="2.41666666666667" calcext:value-type="float">
            <text:p>2.41666666666667</text:p>
          </table:table-cell>
          <table:table-cell table:style-name="ce24" table:formula="of:=[.I36]+1" office:value-type="float" office:value="29" calcext:value-type="float">
            <text:p>29</text:p>
          </table:table-cell>
          <table:table-cell table:style-name="ce24" table:formula="of:=[.I37]*[.$G$2]" office:value-type="float" office:value="127078" calcext:value-type="float">
            <text:p>127078</text:p>
          </table:table-cell>
          <table:table-cell table:style-name="ce24" table:formula="of:=LOOKUP([.J37];[.$K$3:.$K$6];[.$J$3:.$J$6])*[.$G$2]" office:value-type="float" office:value="219100" calcext:value-type="float">
            <text:p>219100</text:p>
          </table:table-cell>
          <table:table-cell table:style-name="ce24" table:formula="of:=[.M36]" office:value-type="float" office:value="6134800" calcext:value-type="float">
            <text:p>6134800</text:p>
          </table:table-cell>
          <table:table-cell table:style-name="ce24" table:formula="of:=[.L37]+[.K37]" office:value-type="float" office:value="6353900" calcext:value-type="float">
            <text:p>6353900</text:p>
          </table:table-cell>
          <table:table-cell table:style-name="ce36" table:formula="of:=[.K37]*12/[.M37]" office:value-type="percentage" office:value="0.413793103448276" calcext:value-type="percentage">
            <text:p>41.3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8]/12" office:value-type="float" office:value="2.5" calcext:value-type="float">
            <text:p>2.5</text:p>
          </table:table-cell>
          <table:table-cell table:style-name="ce24" table:formula="of:=[.I37]+1" office:value-type="float" office:value="30" calcext:value-type="float">
            <text:p>30</text:p>
          </table:table-cell>
          <table:table-cell table:style-name="ce24" table:formula="of:=[.I38]*[.$G$2]" office:value-type="float" office:value="131460" calcext:value-type="float">
            <text:p>131460</text:p>
          </table:table-cell>
          <table:table-cell table:style-name="ce24" table:formula="of:=LOOKUP([.J38];[.$K$3:.$K$6];[.$J$3:.$J$6])*[.$G$2]" office:value-type="float" office:value="219100" calcext:value-type="float">
            <text:p>219100</text:p>
          </table:table-cell>
          <table:table-cell table:style-name="ce24" table:formula="of:=[.M37]" office:value-type="float" office:value="6353900" calcext:value-type="float">
            <text:p>6353900</text:p>
          </table:table-cell>
          <table:table-cell table:style-name="ce24" table:formula="of:=[.L38]+[.K38]" office:value-type="float" office:value="6573000" calcext:value-type="float">
            <text:p>6573000</text:p>
          </table:table-cell>
          <table:table-cell table:style-name="ce36" table:formula="of:=[.K38]*12/[.M38]" office:value-type="percentage" office:value="0.4" calcext:value-type="percentage">
            <text:p>40.0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9]/12" office:value-type="float" office:value="2.58333333333333" calcext:value-type="float">
            <text:p>2.58333333333333</text:p>
          </table:table-cell>
          <table:table-cell table:style-name="ce24" table:formula="of:=[.I38]+1" office:value-type="float" office:value="31" calcext:value-type="float">
            <text:p>31</text:p>
          </table:table-cell>
          <table:table-cell table:style-name="ce24" table:formula="of:=[.I39]*[.$G$2]" office:value-type="float" office:value="135842" calcext:value-type="float">
            <text:p>135842</text:p>
          </table:table-cell>
          <table:table-cell table:style-name="ce24" table:formula="of:=LOOKUP([.J39];[.$K$3:.$K$6];[.$J$3:.$J$6])*[.$G$2]" office:value-type="float" office:value="219100" calcext:value-type="float">
            <text:p>219100</text:p>
          </table:table-cell>
          <table:table-cell table:style-name="ce24" table:formula="of:=[.M38]" office:value-type="float" office:value="6573000" calcext:value-type="float">
            <text:p>6573000</text:p>
          </table:table-cell>
          <table:table-cell table:style-name="ce24" table:formula="of:=[.L39]+[.K39]" office:value-type="float" office:value="6792100" calcext:value-type="float">
            <text:p>6792100</text:p>
          </table:table-cell>
          <table:table-cell table:style-name="ce36" table:formula="of:=[.K39]*12/[.M39]" office:value-type="percentage" office:value="0.387096774193548" calcext:value-type="percentage">
            <text:p>38.7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40]/12" office:value-type="float" office:value="2.66666666666667" calcext:value-type="float">
            <text:p>2.66666666666667</text:p>
          </table:table-cell>
          <table:table-cell table:style-name="ce24" table:formula="of:=[.I39]+1" office:value-type="float" office:value="32" calcext:value-type="float">
            <text:p>32</text:p>
          </table:table-cell>
          <table:table-cell table:style-name="ce24" table:formula="of:=[.I40]*[.$G$2]" office:value-type="float" office:value="140224" calcext:value-type="float">
            <text:p>140224</text:p>
          </table:table-cell>
          <table:table-cell table:style-name="ce24" table:formula="of:=LOOKUP([.J40];[.$K$3:.$K$6];[.$J$3:.$J$6])*[.$G$2]" office:value-type="float" office:value="219100" calcext:value-type="float">
            <text:p>219100</text:p>
          </table:table-cell>
          <table:table-cell table:style-name="ce24" table:formula="of:=[.M39]" office:value-type="float" office:value="6792100" calcext:value-type="float">
            <text:p>6792100</text:p>
          </table:table-cell>
          <table:table-cell table:style-name="ce24" table:formula="of:=[.L40]+[.K40]" office:value-type="float" office:value="7011200" calcext:value-type="float">
            <text:p>7011200</text:p>
          </table:table-cell>
          <table:table-cell table:style-name="ce36" table:formula="of:=[.K40]*12/[.M40]" office:value-type="percentage" office:value="0.375" calcext:value-type="percentage">
            <text:p>37.5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41]/12" office:value-type="float" office:value="2.75" calcext:value-type="float">
            <text:p>2.75</text:p>
          </table:table-cell>
          <table:table-cell table:style-name="ce24" table:formula="of:=[.I40]+1" office:value-type="float" office:value="33" calcext:value-type="float">
            <text:p>33</text:p>
          </table:table-cell>
          <table:table-cell table:style-name="ce24" table:formula="of:=[.I41]*[.$G$2]" office:value-type="float" office:value="144606" calcext:value-type="float">
            <text:p>144606</text:p>
          </table:table-cell>
          <table:table-cell table:style-name="ce24" table:formula="of:=LOOKUP([.J41];[.$K$3:.$K$6];[.$J$3:.$J$6])*[.$G$2]" office:value-type="float" office:value="219100" calcext:value-type="float">
            <text:p>219100</text:p>
          </table:table-cell>
          <table:table-cell table:style-name="ce24" table:formula="of:=[.M40]" office:value-type="float" office:value="7011200" calcext:value-type="float">
            <text:p>7011200</text:p>
          </table:table-cell>
          <table:table-cell table:style-name="ce24" table:formula="of:=[.L41]+[.K41]" office:value-type="float" office:value="7230300" calcext:value-type="float">
            <text:p>7230300</text:p>
          </table:table-cell>
          <table:table-cell table:style-name="ce36" table:formula="of:=[.K41]*12/[.M41]" office:value-type="percentage" office:value="0.363636363636364" calcext:value-type="percentage">
            <text:p>36.3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42]/12" office:value-type="float" office:value="2.83333333333333" calcext:value-type="float">
            <text:p>2.83333333333333</text:p>
          </table:table-cell>
          <table:table-cell table:style-name="ce24" table:formula="of:=[.I41]+1" office:value-type="float" office:value="34" calcext:value-type="float">
            <text:p>34</text:p>
          </table:table-cell>
          <table:table-cell table:style-name="ce24" table:formula="of:=[.I42]*[.$G$2]" office:value-type="float" office:value="148988" calcext:value-type="float">
            <text:p>148988</text:p>
          </table:table-cell>
          <table:table-cell table:style-name="ce24" table:formula="of:=LOOKUP([.J42];[.$K$3:.$K$6];[.$J$3:.$J$6])*[.$G$2]" office:value-type="float" office:value="219100" calcext:value-type="float">
            <text:p>219100</text:p>
          </table:table-cell>
          <table:table-cell table:style-name="ce24" table:formula="of:=[.M41]" office:value-type="float" office:value="7230300" calcext:value-type="float">
            <text:p>7230300</text:p>
          </table:table-cell>
          <table:table-cell table:style-name="ce24" table:formula="of:=[.L42]+[.K42]" office:value-type="float" office:value="7449400" calcext:value-type="float">
            <text:p>7449400</text:p>
          </table:table-cell>
          <table:table-cell table:style-name="ce36" table:formula="of:=[.K42]*12/[.M42]" office:value-type="percentage" office:value="0.352941176470588" calcext:value-type="percentage">
            <text:p>35.2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43]/12" office:value-type="float" office:value="2.91666666666667" calcext:value-type="float">
            <text:p>2.91666666666667</text:p>
          </table:table-cell>
          <table:table-cell table:style-name="ce24" table:formula="of:=[.I42]+1" office:value-type="float" office:value="35" calcext:value-type="float">
            <text:p>35</text:p>
          </table:table-cell>
          <table:table-cell table:style-name="ce24" table:formula="of:=[.I43]*[.$G$2]" office:value-type="float" office:value="153370" calcext:value-type="float">
            <text:p>153370</text:p>
          </table:table-cell>
          <table:table-cell table:style-name="ce24" table:formula="of:=LOOKUP([.J43];[.$K$3:.$K$6];[.$J$3:.$J$6])*[.$G$2]" office:value-type="float" office:value="219100" calcext:value-type="float">
            <text:p>219100</text:p>
          </table:table-cell>
          <table:table-cell table:style-name="ce24" table:formula="of:=[.M42]" office:value-type="float" office:value="7449400" calcext:value-type="float">
            <text:p>7449400</text:p>
          </table:table-cell>
          <table:table-cell table:style-name="ce24" table:formula="of:=[.L43]+[.K43]" office:value-type="float" office:value="7668500" calcext:value-type="float">
            <text:p>7668500</text:p>
          </table:table-cell>
          <table:table-cell table:style-name="ce36" table:formula="of:=[.K43]*12/[.M43]" office:value-type="percentage" office:value="0.342857142857143" calcext:value-type="percentage">
            <text:p>34.2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44]/12" office:value-type="float" office:value="3" calcext:value-type="float">
            <text:p>3</text:p>
          </table:table-cell>
          <table:table-cell table:style-name="ce24" table:formula="of:=[.I43]+1" office:value-type="float" office:value="36" calcext:value-type="float">
            <text:p>36</text:p>
          </table:table-cell>
          <table:table-cell table:style-name="ce24" table:formula="of:=[.I44]*[.$G$2]" office:value-type="float" office:value="157752" calcext:value-type="float">
            <text:p>157752</text:p>
          </table:table-cell>
          <table:table-cell table:style-name="ce24" table:formula="of:=LOOKUP([.J44];[.$K$3:.$K$6];[.$J$3:.$J$6])*[.$G$2]" office:value-type="float" office:value="219100" calcext:value-type="float">
            <text:p>219100</text:p>
          </table:table-cell>
          <table:table-cell table:style-name="ce24" table:formula="of:=[.M43]" office:value-type="float" office:value="7668500" calcext:value-type="float">
            <text:p>7668500</text:p>
          </table:table-cell>
          <table:table-cell table:style-name="ce24" table:formula="of:=[.L44]+[.K44]" office:value-type="float" office:value="7887600" calcext:value-type="float">
            <text:p>7887600</text:p>
          </table:table-cell>
          <table:table-cell table:style-name="ce36" table:formula="of:=[.K44]*12/[.M44]" office:value-type="percentage" office:value="0.333333333333333" calcext:value-type="percentage">
            <text:p>33.3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45]/12" office:value-type="float" office:value="3.08333333333333" calcext:value-type="float">
            <text:p>3.08333333333333</text:p>
          </table:table-cell>
          <table:table-cell table:style-name="ce24" table:formula="of:=[.I44]+1" office:value-type="float" office:value="37" calcext:value-type="float">
            <text:p>37</text:p>
          </table:table-cell>
          <table:table-cell table:style-name="ce24" table:formula="of:=[.I45]*[.$G$2]" office:value-type="float" office:value="162134" calcext:value-type="float">
            <text:p>162134</text:p>
          </table:table-cell>
          <table:table-cell table:style-name="ce24" table:formula="of:=LOOKUP([.J45];[.$K$3:.$K$6];[.$J$3:.$J$6])*[.$G$2]" office:value-type="float" office:value="219100" calcext:value-type="float">
            <text:p>219100</text:p>
          </table:table-cell>
          <table:table-cell table:style-name="ce24" table:formula="of:=[.M44]" office:value-type="float" office:value="7887600" calcext:value-type="float">
            <text:p>7887600</text:p>
          </table:table-cell>
          <table:table-cell table:style-name="ce24" table:formula="of:=[.L45]+[.K45]" office:value-type="float" office:value="8106700" calcext:value-type="float">
            <text:p>8106700</text:p>
          </table:table-cell>
          <table:table-cell table:style-name="ce36" table:formula="of:=[.K45]*12/[.M45]" office:value-type="percentage" office:value="0.324324324324324" calcext:value-type="percentage">
            <text:p>32.4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46]/12" office:value-type="float" office:value="3.16666666666667" calcext:value-type="float">
            <text:p>3.16666666666667</text:p>
          </table:table-cell>
          <table:table-cell table:style-name="ce24" table:formula="of:=[.I45]+1" office:value-type="float" office:value="38" calcext:value-type="float">
            <text:p>38</text:p>
          </table:table-cell>
          <table:table-cell table:style-name="ce24" table:formula="of:=[.I46]*[.$G$2]" office:value-type="float" office:value="166516" calcext:value-type="float">
            <text:p>166516</text:p>
          </table:table-cell>
          <table:table-cell table:style-name="ce24" table:formula="of:=LOOKUP([.J46];[.$K$3:.$K$6];[.$J$3:.$J$6])*[.$G$2]" office:value-type="float" office:value="219100" calcext:value-type="float">
            <text:p>219100</text:p>
          </table:table-cell>
          <table:table-cell table:style-name="ce24" table:formula="of:=[.M45]" office:value-type="float" office:value="8106700" calcext:value-type="float">
            <text:p>8106700</text:p>
          </table:table-cell>
          <table:table-cell table:style-name="ce24" table:formula="of:=[.L46]+[.K46]" office:value-type="float" office:value="8325800" calcext:value-type="float">
            <text:p>8325800</text:p>
          </table:table-cell>
          <table:table-cell table:style-name="ce36" table:formula="of:=[.K46]*12/[.M46]" office:value-type="percentage" office:value="0.31578947368421" calcext:value-type="percentage">
            <text:p>31.5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47]/12" office:value-type="float" office:value="3.25" calcext:value-type="float">
            <text:p>3.25</text:p>
          </table:table-cell>
          <table:table-cell table:style-name="ce24" table:formula="of:=[.I46]+1" office:value-type="float" office:value="39" calcext:value-type="float">
            <text:p>39</text:p>
          </table:table-cell>
          <table:table-cell table:style-name="ce24" table:formula="of:=[.I47]*[.$G$2]" office:value-type="float" office:value="170898" calcext:value-type="float">
            <text:p>170898</text:p>
          </table:table-cell>
          <table:table-cell table:style-name="ce24" table:formula="of:=LOOKUP([.J47];[.$K$3:.$K$6];[.$J$3:.$J$6])*[.$G$2]" office:value-type="float" office:value="219100" calcext:value-type="float">
            <text:p>219100</text:p>
          </table:table-cell>
          <table:table-cell table:style-name="ce24" table:formula="of:=[.M46]" office:value-type="float" office:value="8325800" calcext:value-type="float">
            <text:p>8325800</text:p>
          </table:table-cell>
          <table:table-cell table:style-name="ce24" table:formula="of:=[.L47]+[.K47]" office:value-type="float" office:value="8544900" calcext:value-type="float">
            <text:p>8544900</text:p>
          </table:table-cell>
          <table:table-cell table:style-name="ce36" table:formula="of:=[.K47]*12/[.M47]" office:value-type="percentage" office:value="0.307692307692308" calcext:value-type="percentage">
            <text:p>30.7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48]/12" office:value-type="float" office:value="3.33333333333333" calcext:value-type="float">
            <text:p>3.33333333333333</text:p>
          </table:table-cell>
          <table:table-cell table:style-name="ce24" table:formula="of:=[.I47]+1" office:value-type="float" office:value="40" calcext:value-type="float">
            <text:p>40</text:p>
          </table:table-cell>
          <table:table-cell table:style-name="ce24" table:formula="of:=[.I48]*[.$G$2]" office:value-type="float" office:value="175280" calcext:value-type="float">
            <text:p>175280</text:p>
          </table:table-cell>
          <table:table-cell table:style-name="ce24" table:formula="of:=LOOKUP([.J48];[.$K$3:.$K$6];[.$J$3:.$J$6])*[.$G$2]" office:value-type="float" office:value="219100" calcext:value-type="float">
            <text:p>219100</text:p>
          </table:table-cell>
          <table:table-cell table:style-name="ce24" table:formula="of:=[.M47]" office:value-type="float" office:value="8544900" calcext:value-type="float">
            <text:p>8544900</text:p>
          </table:table-cell>
          <table:table-cell table:style-name="ce24" table:formula="of:=[.L48]+[.K48]" office:value-type="float" office:value="8764000" calcext:value-type="float">
            <text:p>8764000</text:p>
          </table:table-cell>
          <table:table-cell table:style-name="ce36" table:formula="of:=[.K48]*12/[.M48]" office:value-type="percentage" office:value="0.3" calcext:value-type="percentage">
            <text:p>30.0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49]/12" office:value-type="float" office:value="3.41666666666667" calcext:value-type="float">
            <text:p>3.41666666666667</text:p>
          </table:table-cell>
          <table:table-cell table:style-name="ce24" table:formula="of:=[.I48]+1" office:value-type="float" office:value="41" calcext:value-type="float">
            <text:p>41</text:p>
          </table:table-cell>
          <table:table-cell table:style-name="ce24" table:formula="of:=[.I49]*[.$G$2]" office:value-type="float" office:value="179662" calcext:value-type="float">
            <text:p>179662</text:p>
          </table:table-cell>
          <table:table-cell table:style-name="ce24" table:formula="of:=LOOKUP([.J49];[.$K$3:.$K$6];[.$J$3:.$J$6])*[.$G$2]" office:value-type="float" office:value="219100" calcext:value-type="float">
            <text:p>219100</text:p>
          </table:table-cell>
          <table:table-cell table:style-name="ce24" table:formula="of:=[.M48]" office:value-type="float" office:value="8764000" calcext:value-type="float">
            <text:p>8764000</text:p>
          </table:table-cell>
          <table:table-cell table:style-name="ce24" table:formula="of:=[.L49]+[.K49]" office:value-type="float" office:value="8983100" calcext:value-type="float">
            <text:p>8983100</text:p>
          </table:table-cell>
          <table:table-cell table:style-name="ce36" table:formula="of:=[.K49]*12/[.M49]" office:value-type="percentage" office:value="0.292682926829268" calcext:value-type="percentage">
            <text:p>29.2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50]/12" office:value-type="float" office:value="3.5" calcext:value-type="float">
            <text:p>3.5</text:p>
          </table:table-cell>
          <table:table-cell table:style-name="ce24" table:formula="of:=[.I49]+1" office:value-type="float" office:value="42" calcext:value-type="float">
            <text:p>42</text:p>
          </table:table-cell>
          <table:table-cell table:style-name="ce24" table:formula="of:=[.I50]*[.$G$2]" office:value-type="float" office:value="184044" calcext:value-type="float">
            <text:p>184044</text:p>
          </table:table-cell>
          <table:table-cell table:style-name="ce24" table:formula="of:=LOOKUP([.J50];[.$K$3:.$K$6];[.$J$3:.$J$6])*[.$G$2]" office:value-type="float" office:value="219100" calcext:value-type="float">
            <text:p>219100</text:p>
          </table:table-cell>
          <table:table-cell table:style-name="ce24" table:formula="of:=[.M49]" office:value-type="float" office:value="8983100" calcext:value-type="float">
            <text:p>8983100</text:p>
          </table:table-cell>
          <table:table-cell table:style-name="ce24" table:formula="of:=[.L50]+[.K50]" office:value-type="float" office:value="9202200" calcext:value-type="float">
            <text:p>9202200</text:p>
          </table:table-cell>
          <table:table-cell table:style-name="ce36" table:formula="of:=[.K50]*12/[.M50]" office:value-type="percentage" office:value="0.285714285714286" calcext:value-type="percentage">
            <text:p>28.5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51]/12" office:value-type="float" office:value="3.58333333333333" calcext:value-type="float">
            <text:p>3.58333333333333</text:p>
          </table:table-cell>
          <table:table-cell table:style-name="ce24" table:formula="of:=[.I50]+1" office:value-type="float" office:value="43" calcext:value-type="float">
            <text:p>43</text:p>
          </table:table-cell>
          <table:table-cell table:style-name="ce24" table:formula="of:=[.I51]*[.$G$2]" office:value-type="float" office:value="188426" calcext:value-type="float">
            <text:p>188426</text:p>
          </table:table-cell>
          <table:table-cell table:style-name="ce24" table:formula="of:=LOOKUP([.J51];[.$K$3:.$K$6];[.$J$3:.$J$6])*[.$G$2]" office:value-type="float" office:value="219100" calcext:value-type="float">
            <text:p>219100</text:p>
          </table:table-cell>
          <table:table-cell table:style-name="ce24" table:formula="of:=[.M50]" office:value-type="float" office:value="9202200" calcext:value-type="float">
            <text:p>9202200</text:p>
          </table:table-cell>
          <table:table-cell table:style-name="ce24" table:formula="of:=[.L51]+[.K51]" office:value-type="float" office:value="9421300" calcext:value-type="float">
            <text:p>9421300</text:p>
          </table:table-cell>
          <table:table-cell table:style-name="ce36" table:formula="of:=[.K51]*12/[.M51]" office:value-type="percentage" office:value="0.27906976744186" calcext:value-type="percentage">
            <text:p>27.9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52]/12" office:value-type="float" office:value="3.66666666666667" calcext:value-type="float">
            <text:p>3.66666666666667</text:p>
          </table:table-cell>
          <table:table-cell table:style-name="ce24" table:formula="of:=[.I51]+1" office:value-type="float" office:value="44" calcext:value-type="float">
            <text:p>44</text:p>
          </table:table-cell>
          <table:table-cell table:style-name="ce24" table:formula="of:=[.I52]*[.$G$2]" office:value-type="float" office:value="192808" calcext:value-type="float">
            <text:p>192808</text:p>
          </table:table-cell>
          <table:table-cell table:style-name="ce24" table:formula="of:=LOOKUP([.J52];[.$K$3:.$K$6];[.$J$3:.$J$6])*[.$G$2]" office:value-type="float" office:value="219100" calcext:value-type="float">
            <text:p>219100</text:p>
          </table:table-cell>
          <table:table-cell table:style-name="ce24" table:formula="of:=[.M51]" office:value-type="float" office:value="9421300" calcext:value-type="float">
            <text:p>9421300</text:p>
          </table:table-cell>
          <table:table-cell table:style-name="ce24" table:formula="of:=[.L52]+[.K52]" office:value-type="float" office:value="9640400" calcext:value-type="float">
            <text:p>9640400</text:p>
          </table:table-cell>
          <table:table-cell table:style-name="ce36" table:formula="of:=[.K52]*12/[.M52]" office:value-type="percentage" office:value="0.272727272727273" calcext:value-type="percentage">
            <text:p>27.2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53]/12" office:value-type="float" office:value="3.75" calcext:value-type="float">
            <text:p>3.75</text:p>
          </table:table-cell>
          <table:table-cell table:style-name="ce24" table:formula="of:=[.I52]+1" office:value-type="float" office:value="45" calcext:value-type="float">
            <text:p>45</text:p>
          </table:table-cell>
          <table:table-cell table:style-name="ce24" table:formula="of:=[.I53]*[.$G$2]" office:value-type="float" office:value="197190" calcext:value-type="float">
            <text:p>197190</text:p>
          </table:table-cell>
          <table:table-cell table:style-name="ce24" table:formula="of:=LOOKUP([.J53];[.$K$3:.$K$6];[.$J$3:.$J$6])*[.$G$2]" office:value-type="float" office:value="219100" calcext:value-type="float">
            <text:p>219100</text:p>
          </table:table-cell>
          <table:table-cell table:style-name="ce24" table:formula="of:=[.M52]" office:value-type="float" office:value="9640400" calcext:value-type="float">
            <text:p>9640400</text:p>
          </table:table-cell>
          <table:table-cell table:style-name="ce24" table:formula="of:=[.L53]+[.K53]" office:value-type="float" office:value="9859500" calcext:value-type="float">
            <text:p>9859500</text:p>
          </table:table-cell>
          <table:table-cell table:style-name="ce36" table:formula="of:=[.K53]*12/[.M53]" office:value-type="percentage" office:value="0.266666666666667" calcext:value-type="percentage">
            <text:p>26.6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54]/12" office:value-type="float" office:value="3.83333333333333" calcext:value-type="float">
            <text:p>3.83333333333333</text:p>
          </table:table-cell>
          <table:table-cell table:style-name="ce24" table:formula="of:=[.I53]+1" office:value-type="float" office:value="46" calcext:value-type="float">
            <text:p>46</text:p>
          </table:table-cell>
          <table:table-cell table:style-name="ce24" table:formula="of:=[.I54]*[.$G$2]" office:value-type="float" office:value="201572" calcext:value-type="float">
            <text:p>201572</text:p>
          </table:table-cell>
          <table:table-cell table:style-name="ce24" table:formula="of:=LOOKUP([.J54];[.$K$3:.$K$6];[.$J$3:.$J$6])*[.$G$2]" office:value-type="float" office:value="219100" calcext:value-type="float">
            <text:p>219100</text:p>
          </table:table-cell>
          <table:table-cell table:style-name="ce24" table:formula="of:=[.M53]" office:value-type="float" office:value="9859500" calcext:value-type="float">
            <text:p>9859500</text:p>
          </table:table-cell>
          <table:table-cell table:style-name="ce24" table:formula="of:=[.L54]+[.K54]" office:value-type="float" office:value="10078600" calcext:value-type="float">
            <text:p>10078600</text:p>
          </table:table-cell>
          <table:table-cell table:style-name="ce36" table:formula="of:=[.K54]*12/[.M54]" office:value-type="percentage" office:value="0.260869565217391" calcext:value-type="percentage">
            <text:p>26.0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55]/12" office:value-type="float" office:value="3.91666666666667" calcext:value-type="float">
            <text:p>3.91666666666667</text:p>
          </table:table-cell>
          <table:table-cell table:style-name="ce24" table:formula="of:=[.I54]+1" office:value-type="float" office:value="47" calcext:value-type="float">
            <text:p>47</text:p>
          </table:table-cell>
          <table:table-cell table:style-name="ce24" table:formula="of:=[.I55]*[.$G$2]" office:value-type="float" office:value="205954" calcext:value-type="float">
            <text:p>205954</text:p>
          </table:table-cell>
          <table:table-cell table:style-name="ce24" table:formula="of:=LOOKUP([.J55];[.$K$3:.$K$6];[.$J$3:.$J$6])*[.$G$2]" office:value-type="float" office:value="219100" calcext:value-type="float">
            <text:p>219100</text:p>
          </table:table-cell>
          <table:table-cell table:style-name="ce24" table:formula="of:=[.M54]" office:value-type="float" office:value="10078600" calcext:value-type="float">
            <text:p>10078600</text:p>
          </table:table-cell>
          <table:table-cell table:style-name="ce24" table:formula="of:=[.L55]+[.K55]" office:value-type="float" office:value="10297700" calcext:value-type="float">
            <text:p>10297700</text:p>
          </table:table-cell>
          <table:table-cell table:style-name="ce36" table:formula="of:=[.K55]*12/[.M55]" office:value-type="percentage" office:value="0.25531914893617" calcext:value-type="percentage">
            <text:p>25.5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56]/12" office:value-type="float" office:value="4" calcext:value-type="float">
            <text:p>4</text:p>
          </table:table-cell>
          <table:table-cell table:style-name="ce24" table:formula="of:=[.I55]+1" office:value-type="float" office:value="48" calcext:value-type="float">
            <text:p>48</text:p>
          </table:table-cell>
          <table:table-cell table:style-name="ce24" table:formula="of:=[.I56]*[.$G$2]" office:value-type="float" office:value="210336" calcext:value-type="float">
            <text:p>210336</text:p>
          </table:table-cell>
          <table:table-cell table:style-name="ce24" table:formula="of:=LOOKUP([.J56];[.$K$3:.$K$6];[.$J$3:.$J$6])*[.$G$2]" office:value-type="float" office:value="109550" calcext:value-type="float">
            <text:p>109550</text:p>
          </table:table-cell>
          <table:table-cell table:style-name="ce24" table:formula="of:=[.M55]" office:value-type="float" office:value="10297700" calcext:value-type="float">
            <text:p>10297700</text:p>
          </table:table-cell>
          <table:table-cell table:style-name="ce24" table:formula="of:=[.L56]+[.K56]" office:value-type="float" office:value="10407250" calcext:value-type="float">
            <text:p>10407250</text:p>
          </table:table-cell>
          <table:table-cell table:style-name="ce36" table:formula="of:=[.K56]*12/[.M56]" office:value-type="percentage" office:value="0.126315789473684" calcext:value-type="percentage">
            <text:p>12.6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57]/12" office:value-type="float" office:value="4.08333333333333" calcext:value-type="float">
            <text:p>4.08333333333333</text:p>
          </table:table-cell>
          <table:table-cell table:style-name="ce24" table:formula="of:=[.I56]+1" office:value-type="float" office:value="49" calcext:value-type="float">
            <text:p>49</text:p>
          </table:table-cell>
          <table:table-cell table:style-name="ce24" table:formula="of:=[.I57]*[.$G$2]" office:value-type="float" office:value="214718" calcext:value-type="float">
            <text:p>214718</text:p>
          </table:table-cell>
          <table:table-cell table:style-name="ce24" table:formula="of:=LOOKUP([.J57];[.$K$3:.$K$6];[.$J$3:.$J$6])*[.$G$2]" office:value-type="float" office:value="109550" calcext:value-type="float">
            <text:p>109550</text:p>
          </table:table-cell>
          <table:table-cell table:style-name="ce24" table:formula="of:=[.M56]" office:value-type="float" office:value="10407250" calcext:value-type="float">
            <text:p>10407250</text:p>
          </table:table-cell>
          <table:table-cell table:style-name="ce24" table:formula="of:=[.L57]+[.K57]" office:value-type="float" office:value="10516800" calcext:value-type="float">
            <text:p>10516800</text:p>
          </table:table-cell>
          <table:table-cell table:style-name="ce36" table:formula="of:=[.K57]*12/[.M57]" office:value-type="percentage" office:value="0.125" calcext:value-type="percentage">
            <text:p>12.5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58]/12" office:value-type="float" office:value="4.16666666666667" calcext:value-type="float">
            <text:p>4.16666666666667</text:p>
          </table:table-cell>
          <table:table-cell table:style-name="ce24" table:formula="of:=[.I57]+1" office:value-type="float" office:value="50" calcext:value-type="float">
            <text:p>50</text:p>
          </table:table-cell>
          <table:table-cell table:style-name="ce24" table:formula="of:=[.I58]*[.$G$2]" office:value-type="float" office:value="219100" calcext:value-type="float">
            <text:p>219100</text:p>
          </table:table-cell>
          <table:table-cell table:style-name="ce24" table:formula="of:=LOOKUP([.J58];[.$K$3:.$K$6];[.$J$3:.$J$6])*[.$G$2]" office:value-type="float" office:value="109550" calcext:value-type="float">
            <text:p>109550</text:p>
          </table:table-cell>
          <table:table-cell table:style-name="ce24" table:formula="of:=[.M57]" office:value-type="float" office:value="10516800" calcext:value-type="float">
            <text:p>10516800</text:p>
          </table:table-cell>
          <table:table-cell table:style-name="ce24" table:formula="of:=[.L58]+[.K58]" office:value-type="float" office:value="10626350" calcext:value-type="float">
            <text:p>10626350</text:p>
          </table:table-cell>
          <table:table-cell table:style-name="ce36" table:formula="of:=[.K58]*12/[.M58]" office:value-type="percentage" office:value="0.123711340206186" calcext:value-type="percentage">
            <text:p>12.3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59]/12" office:value-type="float" office:value="4.25" calcext:value-type="float">
            <text:p>4.25</text:p>
          </table:table-cell>
          <table:table-cell table:style-name="ce24" table:formula="of:=[.I58]+1" office:value-type="float" office:value="51" calcext:value-type="float">
            <text:p>51</text:p>
          </table:table-cell>
          <table:table-cell table:style-name="ce24" table:formula="of:=[.I59]*[.$G$2]" office:value-type="float" office:value="223482" calcext:value-type="float">
            <text:p>223482</text:p>
          </table:table-cell>
          <table:table-cell table:style-name="ce24" table:formula="of:=LOOKUP([.J59];[.$K$3:.$K$6];[.$J$3:.$J$6])*[.$G$2]" office:value-type="float" office:value="109550" calcext:value-type="float">
            <text:p>109550</text:p>
          </table:table-cell>
          <table:table-cell table:style-name="ce24" table:formula="of:=[.M58]" office:value-type="float" office:value="10626350" calcext:value-type="float">
            <text:p>10626350</text:p>
          </table:table-cell>
          <table:table-cell table:style-name="ce24" table:formula="of:=[.L59]+[.K59]" office:value-type="float" office:value="10735900" calcext:value-type="float">
            <text:p>10735900</text:p>
          </table:table-cell>
          <table:table-cell table:style-name="ce36" table:formula="of:=[.K59]*12/[.M59]" office:value-type="percentage" office:value="0.122448979591837" calcext:value-type="percentage">
            <text:p>12.2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60]/12" office:value-type="float" office:value="4.33333333333333" calcext:value-type="float">
            <text:p>4.33333333333333</text:p>
          </table:table-cell>
          <table:table-cell table:style-name="ce24" table:formula="of:=[.I59]+1" office:value-type="float" office:value="52" calcext:value-type="float">
            <text:p>52</text:p>
          </table:table-cell>
          <table:table-cell table:style-name="ce24" table:formula="of:=[.I60]*[.$G$2]" office:value-type="float" office:value="227864" calcext:value-type="float">
            <text:p>227864</text:p>
          </table:table-cell>
          <table:table-cell table:style-name="ce24" table:formula="of:=LOOKUP([.J60];[.$K$3:.$K$6];[.$J$3:.$J$6])*[.$G$2]" office:value-type="float" office:value="109550" calcext:value-type="float">
            <text:p>109550</text:p>
          </table:table-cell>
          <table:table-cell table:style-name="ce24" table:formula="of:=[.M59]" office:value-type="float" office:value="10735900" calcext:value-type="float">
            <text:p>10735900</text:p>
          </table:table-cell>
          <table:table-cell table:style-name="ce24" table:formula="of:=[.L60]+[.K60]" office:value-type="float" office:value="10845450" calcext:value-type="float">
            <text:p>10845450</text:p>
          </table:table-cell>
          <table:table-cell table:style-name="ce36" table:formula="of:=[.K60]*12/[.M60]" office:value-type="percentage" office:value="0.121212121212121" calcext:value-type="percentage">
            <text:p>12.1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61]/12" office:value-type="float" office:value="4.41666666666667" calcext:value-type="float">
            <text:p>4.41666666666667</text:p>
          </table:table-cell>
          <table:table-cell table:style-name="ce24" table:formula="of:=[.I60]+1" office:value-type="float" office:value="53" calcext:value-type="float">
            <text:p>53</text:p>
          </table:table-cell>
          <table:table-cell table:style-name="ce24" table:formula="of:=[.I61]*[.$G$2]" office:value-type="float" office:value="232246" calcext:value-type="float">
            <text:p>232246</text:p>
          </table:table-cell>
          <table:table-cell table:style-name="ce24" table:formula="of:=LOOKUP([.J61];[.$K$3:.$K$6];[.$J$3:.$J$6])*[.$G$2]" office:value-type="float" office:value="109550" calcext:value-type="float">
            <text:p>109550</text:p>
          </table:table-cell>
          <table:table-cell table:style-name="ce24" table:formula="of:=[.M60]" office:value-type="float" office:value="10845450" calcext:value-type="float">
            <text:p>10845450</text:p>
          </table:table-cell>
          <table:table-cell table:style-name="ce24" table:formula="of:=[.L61]+[.K61]" office:value-type="float" office:value="10955000" calcext:value-type="float">
            <text:p>10955000</text:p>
          </table:table-cell>
          <table:table-cell table:style-name="ce36" table:formula="of:=[.K61]*12/[.M61]" office:value-type="percentage" office:value="0.12" calcext:value-type="percentage">
            <text:p>12.0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62]/12" office:value-type="float" office:value="4.5" calcext:value-type="float">
            <text:p>4.5</text:p>
          </table:table-cell>
          <table:table-cell table:style-name="ce24" table:formula="of:=[.I61]+1" office:value-type="float" office:value="54" calcext:value-type="float">
            <text:p>54</text:p>
          </table:table-cell>
          <table:table-cell table:style-name="ce24" table:formula="of:=[.I62]*[.$G$2]" office:value-type="float" office:value="236628" calcext:value-type="float">
            <text:p>236628</text:p>
          </table:table-cell>
          <table:table-cell table:style-name="ce24" table:formula="of:=LOOKUP([.J62];[.$K$3:.$K$6];[.$J$3:.$J$6])*[.$G$2]" office:value-type="float" office:value="109550" calcext:value-type="float">
            <text:p>109550</text:p>
          </table:table-cell>
          <table:table-cell table:style-name="ce24" table:formula="of:=[.M61]" office:value-type="float" office:value="10955000" calcext:value-type="float">
            <text:p>10955000</text:p>
          </table:table-cell>
          <table:table-cell table:style-name="ce24" table:formula="of:=[.L62]+[.K62]" office:value-type="float" office:value="11064550" calcext:value-type="float">
            <text:p>11064550</text:p>
          </table:table-cell>
          <table:table-cell table:style-name="ce36" table:formula="of:=[.K62]*12/[.M62]" office:value-type="percentage" office:value="0.118811881188119" calcext:value-type="percentage">
            <text:p>11.8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63]/12" office:value-type="float" office:value="4.58333333333333" calcext:value-type="float">
            <text:p>4.58333333333333</text:p>
          </table:table-cell>
          <table:table-cell table:style-name="ce24" table:formula="of:=[.I62]+1" office:value-type="float" office:value="55" calcext:value-type="float">
            <text:p>55</text:p>
          </table:table-cell>
          <table:table-cell table:style-name="ce24" table:formula="of:=[.I63]*[.$G$2]" office:value-type="float" office:value="241010" calcext:value-type="float">
            <text:p>241010</text:p>
          </table:table-cell>
          <table:table-cell table:style-name="ce24" table:formula="of:=LOOKUP([.J63];[.$K$3:.$K$6];[.$J$3:.$J$6])*[.$G$2]" office:value-type="float" office:value="109550" calcext:value-type="float">
            <text:p>109550</text:p>
          </table:table-cell>
          <table:table-cell table:style-name="ce24" table:formula="of:=[.M62]" office:value-type="float" office:value="11064550" calcext:value-type="float">
            <text:p>11064550</text:p>
          </table:table-cell>
          <table:table-cell table:style-name="ce24" table:formula="of:=[.L63]+[.K63]" office:value-type="float" office:value="11174100" calcext:value-type="float">
            <text:p>11174100</text:p>
          </table:table-cell>
          <table:table-cell table:style-name="ce36" table:formula="of:=[.K63]*12/[.M63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64]/12" office:value-type="float" office:value="4.66666666666667" calcext:value-type="float">
            <text:p>4.66666666666667</text:p>
          </table:table-cell>
          <table:table-cell table:style-name="ce24" table:formula="of:=[.I63]+1" office:value-type="float" office:value="56" calcext:value-type="float">
            <text:p>56</text:p>
          </table:table-cell>
          <table:table-cell table:style-name="ce24" table:formula="of:=[.I64]*[.$G$2]" office:value-type="float" office:value="245392" calcext:value-type="float">
            <text:p>245392</text:p>
          </table:table-cell>
          <table:table-cell table:style-name="ce24" table:formula="of:=LOOKUP([.J64];[.$K$3:.$K$6];[.$J$3:.$J$6])*[.$G$2]" office:value-type="float" office:value="109550" calcext:value-type="float">
            <text:p>109550</text:p>
          </table:table-cell>
          <table:table-cell table:style-name="ce24" table:formula="of:=[.M63]" office:value-type="float" office:value="11174100" calcext:value-type="float">
            <text:p>11174100</text:p>
          </table:table-cell>
          <table:table-cell table:style-name="ce24" table:formula="of:=[.L64]+[.K64]" office:value-type="float" office:value="11283650" calcext:value-type="float">
            <text:p>11283650</text:p>
          </table:table-cell>
          <table:table-cell table:style-name="ce36" table:formula="of:=[.K64]*12/[.M64]" office:value-type="percentage" office:value="0.116504854368932" calcext:value-type="percentage">
            <text:p>11.6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65]/12" office:value-type="float" office:value="4.75" calcext:value-type="float">
            <text:p>4.75</text:p>
          </table:table-cell>
          <table:table-cell table:style-name="ce24" table:formula="of:=[.I64]+1" office:value-type="float" office:value="57" calcext:value-type="float">
            <text:p>57</text:p>
          </table:table-cell>
          <table:table-cell table:style-name="ce24" table:formula="of:=[.I65]*[.$G$2]" office:value-type="float" office:value="249774" calcext:value-type="float">
            <text:p>249774</text:p>
          </table:table-cell>
          <table:table-cell table:style-name="ce24" table:formula="of:=LOOKUP([.J65];[.$K$3:.$K$6];[.$J$3:.$J$6])*[.$G$2]" office:value-type="float" office:value="109550" calcext:value-type="float">
            <text:p>109550</text:p>
          </table:table-cell>
          <table:table-cell table:style-name="ce24" table:formula="of:=[.M64]" office:value-type="float" office:value="11283650" calcext:value-type="float">
            <text:p>11283650</text:p>
          </table:table-cell>
          <table:table-cell table:style-name="ce24" table:formula="of:=[.L65]+[.K65]" office:value-type="float" office:value="11393200" calcext:value-type="float">
            <text:p>11393200</text:p>
          </table:table-cell>
          <table:table-cell table:style-name="ce36" table:formula="of:=[.K65]*12/[.M65]" office:value-type="percentage" office:value="0.115384615384615" calcext:value-type="percentage">
            <text:p>11.5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66]/12" office:value-type="float" office:value="4.83333333333333" calcext:value-type="float">
            <text:p>4.83333333333333</text:p>
          </table:table-cell>
          <table:table-cell table:style-name="ce24" table:formula="of:=[.I65]+1" office:value-type="float" office:value="58" calcext:value-type="float">
            <text:p>58</text:p>
          </table:table-cell>
          <table:table-cell table:style-name="ce24" table:formula="of:=[.I66]*[.$G$2]" office:value-type="float" office:value="254156" calcext:value-type="float">
            <text:p>254156</text:p>
          </table:table-cell>
          <table:table-cell table:style-name="ce24" table:formula="of:=LOOKUP([.J66];[.$K$3:.$K$6];[.$J$3:.$J$6])*[.$G$2]" office:value-type="float" office:value="109550" calcext:value-type="float">
            <text:p>109550</text:p>
          </table:table-cell>
          <table:table-cell table:style-name="ce24" table:formula="of:=[.M65]" office:value-type="float" office:value="11393200" calcext:value-type="float">
            <text:p>11393200</text:p>
          </table:table-cell>
          <table:table-cell table:style-name="ce24" table:formula="of:=[.L66]+[.K66]" office:value-type="float" office:value="11502750" calcext:value-type="float">
            <text:p>11502750</text:p>
          </table:table-cell>
          <table:table-cell table:style-name="ce36" table:formula="of:=[.K66]*12/[.M66]" office:value-type="percentage" office:value="0.114285714285714" calcext:value-type="percentage">
            <text:p>11.4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67]/12" office:value-type="float" office:value="4.91666666666667" calcext:value-type="float">
            <text:p>4.91666666666667</text:p>
          </table:table-cell>
          <table:table-cell table:style-name="ce24" table:formula="of:=[.I66]+1" office:value-type="float" office:value="59" calcext:value-type="float">
            <text:p>59</text:p>
          </table:table-cell>
          <table:table-cell table:style-name="ce24" table:formula="of:=[.I67]*[.$G$2]" office:value-type="float" office:value="258538" calcext:value-type="float">
            <text:p>258538</text:p>
          </table:table-cell>
          <table:table-cell table:style-name="ce24" table:formula="of:=LOOKUP([.J67];[.$K$3:.$K$6];[.$J$3:.$J$6])*[.$G$2]" office:value-type="float" office:value="109550" calcext:value-type="float">
            <text:p>109550</text:p>
          </table:table-cell>
          <table:table-cell table:style-name="ce24" table:formula="of:=[.M66]" office:value-type="float" office:value="11502750" calcext:value-type="float">
            <text:p>11502750</text:p>
          </table:table-cell>
          <table:table-cell table:style-name="ce24" table:formula="of:=[.L67]+[.K67]" office:value-type="float" office:value="11612300" calcext:value-type="float">
            <text:p>11612300</text:p>
          </table:table-cell>
          <table:table-cell table:style-name="ce36" table:formula="of:=[.K67]*12/[.M67]" office:value-type="percentage" office:value="0.113207547169811" calcext:value-type="percentage">
            <text:p>11.3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68]/12" office:value-type="float" office:value="5" calcext:value-type="float">
            <text:p>5</text:p>
          </table:table-cell>
          <table:table-cell table:style-name="ce24" table:formula="of:=[.I67]+1" office:value-type="float" office:value="60" calcext:value-type="float">
            <text:p>60</text:p>
          </table:table-cell>
          <table:table-cell table:style-name="ce24" table:formula="of:=[.I68]*[.$G$2]" office:value-type="float" office:value="262920" calcext:value-type="float">
            <text:p>262920</text:p>
          </table:table-cell>
          <table:table-cell table:style-name="ce24" table:formula="of:=LOOKUP([.J68];[.$K$3:.$K$6];[.$J$3:.$J$6])*[.$G$2]" office:value-type="float" office:value="109550" calcext:value-type="float">
            <text:p>109550</text:p>
          </table:table-cell>
          <table:table-cell table:style-name="ce24" table:formula="of:=[.M67]" office:value-type="float" office:value="11612300" calcext:value-type="float">
            <text:p>11612300</text:p>
          </table:table-cell>
          <table:table-cell table:style-name="ce24" table:formula="of:=[.L68]+[.K68]" office:value-type="float" office:value="11721850" calcext:value-type="float">
            <text:p>11721850</text:p>
          </table:table-cell>
          <table:table-cell table:style-name="ce36" table:formula="of:=[.K68]*12/[.M68]" office:value-type="percentage" office:value="0.11214953271028" calcext:value-type="percentage">
            <text:p>11.2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69]/12" office:value-type="float" office:value="5.08333333333333" calcext:value-type="float">
            <text:p>5.08333333333333</text:p>
          </table:table-cell>
          <table:table-cell table:style-name="ce24" table:formula="of:=[.I68]+1" office:value-type="float" office:value="61" calcext:value-type="float">
            <text:p>61</text:p>
          </table:table-cell>
          <table:table-cell table:style-name="ce24" table:formula="of:=[.I69]*[.$G$2]" office:value-type="float" office:value="267302" calcext:value-type="float">
            <text:p>267302</text:p>
          </table:table-cell>
          <table:table-cell table:style-name="ce24" table:formula="of:=LOOKUP([.J69];[.$K$3:.$K$6];[.$J$3:.$J$6])*[.$G$2]" office:value-type="float" office:value="109550" calcext:value-type="float">
            <text:p>109550</text:p>
          </table:table-cell>
          <table:table-cell table:style-name="ce24" table:formula="of:=[.M68]" office:value-type="float" office:value="11721850" calcext:value-type="float">
            <text:p>11721850</text:p>
          </table:table-cell>
          <table:table-cell table:style-name="ce24" table:formula="of:=[.L69]+[.K69]" office:value-type="float" office:value="11831400" calcext:value-type="float">
            <text:p>11831400</text:p>
          </table:table-cell>
          <table:table-cell table:style-name="ce36" table:formula="of:=[.K69]*12/[.M69]" office:value-type="percentage" office:value="0.111111111111111" calcext:value-type="percentage">
            <text:p>11.1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70]/12" office:value-type="float" office:value="5.16666666666667" calcext:value-type="float">
            <text:p>5.16666666666667</text:p>
          </table:table-cell>
          <table:table-cell table:style-name="ce24" table:formula="of:=[.I69]+1" office:value-type="float" office:value="62" calcext:value-type="float">
            <text:p>62</text:p>
          </table:table-cell>
          <table:table-cell table:style-name="ce24" table:formula="of:=[.I70]*[.$G$2]" office:value-type="float" office:value="271684" calcext:value-type="float">
            <text:p>271684</text:p>
          </table:table-cell>
          <table:table-cell table:style-name="ce24" table:formula="of:=LOOKUP([.J70];[.$K$3:.$K$6];[.$J$3:.$J$6])*[.$G$2]" office:value-type="float" office:value="109550" calcext:value-type="float">
            <text:p>109550</text:p>
          </table:table-cell>
          <table:table-cell table:style-name="ce24" table:formula="of:=[.M69]" office:value-type="float" office:value="11831400" calcext:value-type="float">
            <text:p>11831400</text:p>
          </table:table-cell>
          <table:table-cell table:style-name="ce24" table:formula="of:=[.L70]+[.K70]" office:value-type="float" office:value="11940950" calcext:value-type="float">
            <text:p>11940950</text:p>
          </table:table-cell>
          <table:table-cell table:style-name="ce36" table:formula="of:=[.K70]*12/[.M70]" office:value-type="percentage" office:value="0.110091743119266" calcext:value-type="percentage">
            <text:p>11.0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71]/12" office:value-type="float" office:value="5.25" calcext:value-type="float">
            <text:p>5.25</text:p>
          </table:table-cell>
          <table:table-cell table:style-name="ce24" table:formula="of:=[.I70]+1" office:value-type="float" office:value="63" calcext:value-type="float">
            <text:p>63</text:p>
          </table:table-cell>
          <table:table-cell table:style-name="ce24" table:formula="of:=[.I71]*[.$G$2]" office:value-type="float" office:value="276066" calcext:value-type="float">
            <text:p>276066</text:p>
          </table:table-cell>
          <table:table-cell table:style-name="ce24" table:formula="of:=LOOKUP([.J71];[.$K$3:.$K$6];[.$J$3:.$J$6])*[.$G$2]" office:value-type="float" office:value="109550" calcext:value-type="float">
            <text:p>109550</text:p>
          </table:table-cell>
          <table:table-cell table:style-name="ce24" table:formula="of:=[.M70]" office:value-type="float" office:value="11940950" calcext:value-type="float">
            <text:p>11940950</text:p>
          </table:table-cell>
          <table:table-cell table:style-name="ce24" table:formula="of:=[.L71]+[.K71]" office:value-type="float" office:value="12050500" calcext:value-type="float">
            <text:p>12050500</text:p>
          </table:table-cell>
          <table:table-cell table:style-name="ce36" table:formula="of:=[.K71]*12/[.M71]" office:value-type="percentage" office:value="0.109090909090909" calcext:value-type="percentage">
            <text:p>10.9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72]/12" office:value-type="float" office:value="5.33333333333333" calcext:value-type="float">
            <text:p>5.33333333333333</text:p>
          </table:table-cell>
          <table:table-cell table:style-name="ce24" table:formula="of:=[.I71]+1" office:value-type="float" office:value="64" calcext:value-type="float">
            <text:p>64</text:p>
          </table:table-cell>
          <table:table-cell table:style-name="ce24" table:formula="of:=[.I72]*[.$G$2]" office:value-type="float" office:value="280448" calcext:value-type="float">
            <text:p>280448</text:p>
          </table:table-cell>
          <table:table-cell table:style-name="ce24" table:formula="of:=LOOKUP([.J72];[.$K$3:.$K$6];[.$J$3:.$J$6])*[.$G$2]" office:value-type="float" office:value="109550" calcext:value-type="float">
            <text:p>109550</text:p>
          </table:table-cell>
          <table:table-cell table:style-name="ce24" table:formula="of:=[.M71]" office:value-type="float" office:value="12050500" calcext:value-type="float">
            <text:p>12050500</text:p>
          </table:table-cell>
          <table:table-cell table:style-name="ce24" table:formula="of:=[.L72]+[.K72]" office:value-type="float" office:value="12160050" calcext:value-type="float">
            <text:p>12160050</text:p>
          </table:table-cell>
          <table:table-cell table:style-name="ce36" table:formula="of:=[.K72]*12/[.M72]" office:value-type="percentage" office:value="0.108108108108108" calcext:value-type="percentage">
            <text:p>10.8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73]/12" office:value-type="float" office:value="5.41666666666667" calcext:value-type="float">
            <text:p>5.41666666666667</text:p>
          </table:table-cell>
          <table:table-cell table:style-name="ce24" table:formula="of:=[.I72]+1" office:value-type="float" office:value="65" calcext:value-type="float">
            <text:p>65</text:p>
          </table:table-cell>
          <table:table-cell table:style-name="ce24" table:formula="of:=[.I73]*[.$G$2]" office:value-type="float" office:value="284830" calcext:value-type="float">
            <text:p>284830</text:p>
          </table:table-cell>
          <table:table-cell table:style-name="ce24" table:formula="of:=LOOKUP([.J73];[.$K$3:.$K$6];[.$J$3:.$J$6])*[.$G$2]" office:value-type="float" office:value="109550" calcext:value-type="float">
            <text:p>109550</text:p>
          </table:table-cell>
          <table:table-cell table:style-name="ce24" table:formula="of:=[.M72]" office:value-type="float" office:value="12160050" calcext:value-type="float">
            <text:p>12160050</text:p>
          </table:table-cell>
          <table:table-cell table:style-name="ce24" table:formula="of:=[.L73]+[.K73]" office:value-type="float" office:value="12269600" calcext:value-type="float">
            <text:p>12269600</text:p>
          </table:table-cell>
          <table:table-cell table:style-name="ce36" table:formula="of:=[.K73]*12/[.M73]" office:value-type="percentage" office:value="0.107142857142857" calcext:value-type="percentage">
            <text:p>10.7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74]/12" office:value-type="float" office:value="5.5" calcext:value-type="float">
            <text:p>5.5</text:p>
          </table:table-cell>
          <table:table-cell table:style-name="ce24" table:formula="of:=[.I73]+1" office:value-type="float" office:value="66" calcext:value-type="float">
            <text:p>66</text:p>
          </table:table-cell>
          <table:table-cell table:style-name="ce24" table:formula="of:=[.I74]*[.$G$2]" office:value-type="float" office:value="289212" calcext:value-type="float">
            <text:p>289212</text:p>
          </table:table-cell>
          <table:table-cell table:style-name="ce24" table:formula="of:=LOOKUP([.J74];[.$K$3:.$K$6];[.$J$3:.$J$6])*[.$G$2]" office:value-type="float" office:value="109550" calcext:value-type="float">
            <text:p>109550</text:p>
          </table:table-cell>
          <table:table-cell table:style-name="ce24" table:formula="of:=[.M73]" office:value-type="float" office:value="12269600" calcext:value-type="float">
            <text:p>12269600</text:p>
          </table:table-cell>
          <table:table-cell table:style-name="ce24" table:formula="of:=[.L74]+[.K74]" office:value-type="float" office:value="12379150" calcext:value-type="float">
            <text:p>12379150</text:p>
          </table:table-cell>
          <table:table-cell table:style-name="ce36" table:formula="of:=[.K74]*12/[.M74]" office:value-type="percentage" office:value="0.106194690265487" calcext:value-type="percentage">
            <text:p>10.6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75]/12" office:value-type="float" office:value="5.58333333333333" calcext:value-type="float">
            <text:p>5.58333333333333</text:p>
          </table:table-cell>
          <table:table-cell table:style-name="ce24" table:formula="of:=[.I74]+1" office:value-type="float" office:value="67" calcext:value-type="float">
            <text:p>67</text:p>
          </table:table-cell>
          <table:table-cell table:style-name="ce24" table:formula="of:=[.I75]*[.$G$2]" office:value-type="float" office:value="293594" calcext:value-type="float">
            <text:p>293594</text:p>
          </table:table-cell>
          <table:table-cell table:style-name="ce24" table:formula="of:=LOOKUP([.J75];[.$K$3:.$K$6];[.$J$3:.$J$6])*[.$G$2]" office:value-type="float" office:value="109550" calcext:value-type="float">
            <text:p>109550</text:p>
          </table:table-cell>
          <table:table-cell table:style-name="ce24" table:formula="of:=[.M74]" office:value-type="float" office:value="12379150" calcext:value-type="float">
            <text:p>12379150</text:p>
          </table:table-cell>
          <table:table-cell table:style-name="ce24" table:formula="of:=[.L75]+[.K75]" office:value-type="float" office:value="12488700" calcext:value-type="float">
            <text:p>12488700</text:p>
          </table:table-cell>
          <table:table-cell table:style-name="ce36" table:formula="of:=[.K75]*12/[.M75]" office:value-type="percentage" office:value="0.105263157894737" calcext:value-type="percentage">
            <text:p>10.5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76]/12" office:value-type="float" office:value="5.66666666666667" calcext:value-type="float">
            <text:p>5.66666666666667</text:p>
          </table:table-cell>
          <table:table-cell table:style-name="ce24" table:formula="of:=[.I75]+1" office:value-type="float" office:value="68" calcext:value-type="float">
            <text:p>68</text:p>
          </table:table-cell>
          <table:table-cell table:style-name="ce24" table:formula="of:=[.I76]*[.$G$2]" office:value-type="float" office:value="297976" calcext:value-type="float">
            <text:p>297976</text:p>
          </table:table-cell>
          <table:table-cell table:style-name="ce24" table:formula="of:=LOOKUP([.J76];[.$K$3:.$K$6];[.$J$3:.$J$6])*[.$G$2]" office:value-type="float" office:value="109550" calcext:value-type="float">
            <text:p>109550</text:p>
          </table:table-cell>
          <table:table-cell table:style-name="ce24" table:formula="of:=[.M75]" office:value-type="float" office:value="12488700" calcext:value-type="float">
            <text:p>12488700</text:p>
          </table:table-cell>
          <table:table-cell table:style-name="ce24" table:formula="of:=[.L76]+[.K76]" office:value-type="float" office:value="12598250" calcext:value-type="float">
            <text:p>12598250</text:p>
          </table:table-cell>
          <table:table-cell table:style-name="ce36" table:formula="of:=[.K76]*12/[.M76]" office:value-type="percentage" office:value="0.104347826086957" calcext:value-type="percentage">
            <text:p>10.4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77]/12" office:value-type="float" office:value="5.75" calcext:value-type="float">
            <text:p>5.75</text:p>
          </table:table-cell>
          <table:table-cell table:style-name="ce24" table:formula="of:=[.I76]+1" office:value-type="float" office:value="69" calcext:value-type="float">
            <text:p>69</text:p>
          </table:table-cell>
          <table:table-cell table:style-name="ce24" table:formula="of:=[.I77]*[.$G$2]" office:value-type="float" office:value="302358" calcext:value-type="float">
            <text:p>302358</text:p>
          </table:table-cell>
          <table:table-cell table:style-name="ce24" table:formula="of:=LOOKUP([.J77];[.$K$3:.$K$6];[.$J$3:.$J$6])*[.$G$2]" office:value-type="float" office:value="109550" calcext:value-type="float">
            <text:p>109550</text:p>
          </table:table-cell>
          <table:table-cell table:style-name="ce24" table:formula="of:=[.M76]" office:value-type="float" office:value="12598250" calcext:value-type="float">
            <text:p>12598250</text:p>
          </table:table-cell>
          <table:table-cell table:style-name="ce24" table:formula="of:=[.L77]+[.K77]" office:value-type="float" office:value="12707800" calcext:value-type="float">
            <text:p>12707800</text:p>
          </table:table-cell>
          <table:table-cell table:style-name="ce36" table:formula="of:=[.K77]*12/[.M77]" office:value-type="percentage" office:value="0.103448275862069" calcext:value-type="percentage">
            <text:p>10.3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78]/12" office:value-type="float" office:value="5.83333333333333" calcext:value-type="float">
            <text:p>5.83333333333333</text:p>
          </table:table-cell>
          <table:table-cell table:style-name="ce24" table:formula="of:=[.I77]+1" office:value-type="float" office:value="70" calcext:value-type="float">
            <text:p>70</text:p>
          </table:table-cell>
          <table:table-cell table:style-name="ce24" table:formula="of:=[.I78]*[.$G$2]" office:value-type="float" office:value="306740" calcext:value-type="float">
            <text:p>306740</text:p>
          </table:table-cell>
          <table:table-cell table:style-name="ce24" table:formula="of:=LOOKUP([.J78];[.$K$3:.$K$6];[.$J$3:.$J$6])*[.$G$2]" office:value-type="float" office:value="109550" calcext:value-type="float">
            <text:p>109550</text:p>
          </table:table-cell>
          <table:table-cell table:style-name="ce24" table:formula="of:=[.M77]" office:value-type="float" office:value="12707800" calcext:value-type="float">
            <text:p>12707800</text:p>
          </table:table-cell>
          <table:table-cell table:style-name="ce24" table:formula="of:=[.L78]+[.K78]" office:value-type="float" office:value="12817350" calcext:value-type="float">
            <text:p>12817350</text:p>
          </table:table-cell>
          <table:table-cell table:style-name="ce36" table:formula="of:=[.K78]*12/[.M78]" office:value-type="percentage" office:value="0.102564102564103" calcext:value-type="percentage">
            <text:p>10.2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79]/12" office:value-type="float" office:value="5.91666666666667" calcext:value-type="float">
            <text:p>5.91666666666667</text:p>
          </table:table-cell>
          <table:table-cell table:style-name="ce24" table:formula="of:=[.I78]+1" office:value-type="float" office:value="71" calcext:value-type="float">
            <text:p>71</text:p>
          </table:table-cell>
          <table:table-cell table:style-name="ce24" table:formula="of:=[.I79]*[.$G$2]" office:value-type="float" office:value="311122" calcext:value-type="float">
            <text:p>311122</text:p>
          </table:table-cell>
          <table:table-cell table:style-name="ce24" table:formula="of:=LOOKUP([.J79];[.$K$3:.$K$6];[.$J$3:.$J$6])*[.$G$2]" office:value-type="float" office:value="109550" calcext:value-type="float">
            <text:p>109550</text:p>
          </table:table-cell>
          <table:table-cell table:style-name="ce24" table:formula="of:=[.M78]" office:value-type="float" office:value="12817350" calcext:value-type="float">
            <text:p>12817350</text:p>
          </table:table-cell>
          <table:table-cell table:style-name="ce24" table:formula="of:=[.L79]+[.K79]" office:value-type="float" office:value="12926900" calcext:value-type="float">
            <text:p>12926900</text:p>
          </table:table-cell>
          <table:table-cell table:style-name="ce36" table:formula="of:=[.K79]*12/[.M79]" office:value-type="percentage" office:value="0.101694915254237" calcext:value-type="percentage">
            <text:p>10.1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80]/12" office:value-type="float" office:value="6" calcext:value-type="float">
            <text:p>6</text:p>
          </table:table-cell>
          <table:table-cell table:style-name="ce24" table:formula="of:=[.I79]+1" office:value-type="float" office:value="72" calcext:value-type="float">
            <text:p>72</text:p>
          </table:table-cell>
          <table:table-cell table:style-name="ce24" table:formula="of:=[.I80]*[.$G$2]" office:value-type="float" office:value="315504" calcext:value-type="float">
            <text:p>315504</text:p>
          </table:table-cell>
          <table:table-cell table:style-name="ce24" table:formula="of:=LOOKUP([.J80];[.$K$3:.$K$6];[.$J$3:.$J$6])*[.$G$2]" office:value-type="float" office:value="109550" calcext:value-type="float">
            <text:p>109550</text:p>
          </table:table-cell>
          <table:table-cell table:style-name="ce24" table:formula="of:=[.M79]" office:value-type="float" office:value="12926900" calcext:value-type="float">
            <text:p>12926900</text:p>
          </table:table-cell>
          <table:table-cell table:style-name="ce24" table:formula="of:=[.L80]+[.K80]" office:value-type="float" office:value="13036450" calcext:value-type="float">
            <text:p>13036450</text:p>
          </table:table-cell>
          <table:table-cell table:style-name="ce36" table:formula="of:=[.K80]*12/[.M80]" office:value-type="percentage" office:value="0.100840336134454" calcext:value-type="percentage">
            <text:p>10.0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81]/12" office:value-type="float" office:value="6.08333333333333" calcext:value-type="float">
            <text:p>6.08333333333333</text:p>
          </table:table-cell>
          <table:table-cell table:style-name="ce24" table:formula="of:=[.I80]+1" office:value-type="float" office:value="73" calcext:value-type="float">
            <text:p>73</text:p>
          </table:table-cell>
          <table:table-cell table:style-name="ce24" table:formula="of:=[.I81]*[.$G$2]" office:value-type="float" office:value="319886" calcext:value-type="float">
            <text:p>319886</text:p>
          </table:table-cell>
          <table:table-cell table:style-name="ce24" table:formula="of:=LOOKUP([.J81];[.$K$3:.$K$6];[.$J$3:.$J$6])*[.$G$2]" office:value-type="float" office:value="109550" calcext:value-type="float">
            <text:p>109550</text:p>
          </table:table-cell>
          <table:table-cell table:style-name="ce24" table:formula="of:=[.M80]" office:value-type="float" office:value="13036450" calcext:value-type="float">
            <text:p>13036450</text:p>
          </table:table-cell>
          <table:table-cell table:style-name="ce24" table:formula="of:=[.L81]+[.K81]" office:value-type="float" office:value="13146000" calcext:value-type="float">
            <text:p>13146000</text:p>
          </table:table-cell>
          <table:table-cell table:style-name="ce36" table:formula="of:=[.K81]*12/[.M81]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82]/12" office:value-type="float" office:value="6.16666666666667" calcext:value-type="float">
            <text:p>6.16666666666667</text:p>
          </table:table-cell>
          <table:table-cell table:style-name="ce24" table:formula="of:=[.I81]+1" office:value-type="float" office:value="74" calcext:value-type="float">
            <text:p>74</text:p>
          </table:table-cell>
          <table:table-cell table:style-name="ce24" table:formula="of:=[.I82]*[.$G$2]" office:value-type="float" office:value="324268" calcext:value-type="float">
            <text:p>324268</text:p>
          </table:table-cell>
          <table:table-cell table:style-name="ce24" table:formula="of:=LOOKUP([.J82];[.$K$3:.$K$6];[.$J$3:.$J$6])*[.$G$2]" office:value-type="float" office:value="109550" calcext:value-type="float">
            <text:p>109550</text:p>
          </table:table-cell>
          <table:table-cell table:style-name="ce24" table:formula="of:=[.M81]" office:value-type="float" office:value="13146000" calcext:value-type="float">
            <text:p>13146000</text:p>
          </table:table-cell>
          <table:table-cell table:style-name="ce24" table:formula="of:=[.L82]+[.K82]" office:value-type="float" office:value="13255550" calcext:value-type="float">
            <text:p>13255550</text:p>
          </table:table-cell>
          <table:table-cell table:style-name="ce36" table:formula="of:=[.K82]*12/[.M82]" office:value-type="percentage" office:value="0.0991735537190083" calcext:value-type="percentage">
            <text:p>9.9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83]/12" office:value-type="float" office:value="6.25" calcext:value-type="float">
            <text:p>6.25</text:p>
          </table:table-cell>
          <table:table-cell table:style-name="ce24" table:formula="of:=[.I82]+1" office:value-type="float" office:value="75" calcext:value-type="float">
            <text:p>75</text:p>
          </table:table-cell>
          <table:table-cell table:style-name="ce24" table:formula="of:=[.I83]*[.$G$2]" office:value-type="float" office:value="328650" calcext:value-type="float">
            <text:p>328650</text:p>
          </table:table-cell>
          <table:table-cell table:style-name="ce24" table:formula="of:=LOOKUP([.J83];[.$K$3:.$K$6];[.$J$3:.$J$6])*[.$G$2]" office:value-type="float" office:value="109550" calcext:value-type="float">
            <text:p>109550</text:p>
          </table:table-cell>
          <table:table-cell table:style-name="ce24" table:formula="of:=[.M82]" office:value-type="float" office:value="13255550" calcext:value-type="float">
            <text:p>13255550</text:p>
          </table:table-cell>
          <table:table-cell table:style-name="ce24" table:formula="of:=[.L83]+[.K83]" office:value-type="float" office:value="13365100" calcext:value-type="float">
            <text:p>13365100</text:p>
          </table:table-cell>
          <table:table-cell table:style-name="ce36" table:formula="of:=[.K83]*12/[.M83]" office:value-type="percentage" office:value="0.0983606557377049" calcext:value-type="percentage">
            <text:p>9.8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84]/12" office:value-type="float" office:value="6.33333333333333" calcext:value-type="float">
            <text:p>6.33333333333333</text:p>
          </table:table-cell>
          <table:table-cell table:style-name="ce24" table:formula="of:=[.I83]+1" office:value-type="float" office:value="76" calcext:value-type="float">
            <text:p>76</text:p>
          </table:table-cell>
          <table:table-cell table:style-name="ce24" table:formula="of:=[.I84]*[.$G$2]" office:value-type="float" office:value="333032" calcext:value-type="float">
            <text:p>333032</text:p>
          </table:table-cell>
          <table:table-cell table:style-name="ce24" table:formula="of:=LOOKUP([.J84];[.$K$3:.$K$6];[.$J$3:.$J$6])*[.$G$2]" office:value-type="float" office:value="109550" calcext:value-type="float">
            <text:p>109550</text:p>
          </table:table-cell>
          <table:table-cell table:style-name="ce24" table:formula="of:=[.M83]" office:value-type="float" office:value="13365100" calcext:value-type="float">
            <text:p>13365100</text:p>
          </table:table-cell>
          <table:table-cell table:style-name="ce24" table:formula="of:=[.L84]+[.K84]" office:value-type="float" office:value="13474650" calcext:value-type="float">
            <text:p>13474650</text:p>
          </table:table-cell>
          <table:table-cell table:style-name="ce36" table:formula="of:=[.K84]*12/[.M84]" office:value-type="percentage" office:value="0.0975609756097561" calcext:value-type="percentage">
            <text:p>9.7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85]/12" office:value-type="float" office:value="6.41666666666667" calcext:value-type="float">
            <text:p>6.41666666666667</text:p>
          </table:table-cell>
          <table:table-cell table:style-name="ce24" table:formula="of:=[.I84]+1" office:value-type="float" office:value="77" calcext:value-type="float">
            <text:p>77</text:p>
          </table:table-cell>
          <table:table-cell table:style-name="ce24" table:formula="of:=[.I85]*[.$G$2]" office:value-type="float" office:value="337414" calcext:value-type="float">
            <text:p>337414</text:p>
          </table:table-cell>
          <table:table-cell table:style-name="ce24" table:formula="of:=LOOKUP([.J85];[.$K$3:.$K$6];[.$J$3:.$J$6])*[.$G$2]" office:value-type="float" office:value="109550" calcext:value-type="float">
            <text:p>109550</text:p>
          </table:table-cell>
          <table:table-cell table:style-name="ce24" table:formula="of:=[.M84]" office:value-type="float" office:value="13474650" calcext:value-type="float">
            <text:p>13474650</text:p>
          </table:table-cell>
          <table:table-cell table:style-name="ce24" table:formula="of:=[.L85]+[.K85]" office:value-type="float" office:value="13584200" calcext:value-type="float">
            <text:p>13584200</text:p>
          </table:table-cell>
          <table:table-cell table:style-name="ce36" table:formula="of:=[.K85]*12/[.M85]" office:value-type="percentage" office:value="0.0967741935483871" calcext:value-type="percentage">
            <text:p>9.6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86]/12" office:value-type="float" office:value="6.5" calcext:value-type="float">
            <text:p>6.5</text:p>
          </table:table-cell>
          <table:table-cell table:style-name="ce24" table:formula="of:=[.I85]+1" office:value-type="float" office:value="78" calcext:value-type="float">
            <text:p>78</text:p>
          </table:table-cell>
          <table:table-cell table:style-name="ce24" table:formula="of:=[.I86]*[.$G$2]" office:value-type="float" office:value="341796" calcext:value-type="float">
            <text:p>341796</text:p>
          </table:table-cell>
          <table:table-cell table:style-name="ce24" table:formula="of:=LOOKUP([.J86];[.$K$3:.$K$6];[.$J$3:.$J$6])*[.$G$2]" office:value-type="float" office:value="109550" calcext:value-type="float">
            <text:p>109550</text:p>
          </table:table-cell>
          <table:table-cell table:style-name="ce24" table:formula="of:=[.M85]" office:value-type="float" office:value="13584200" calcext:value-type="float">
            <text:p>13584200</text:p>
          </table:table-cell>
          <table:table-cell table:style-name="ce24" table:formula="of:=[.L86]+[.K86]" office:value-type="float" office:value="13693750" calcext:value-type="float">
            <text:p>13693750</text:p>
          </table:table-cell>
          <table:table-cell table:style-name="ce36" table:formula="of:=[.K86]*12/[.M86]" office:value-type="percentage" office:value="0.096" calcext:value-type="percentage">
            <text:p>9.6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87]/12" office:value-type="float" office:value="6.58333333333333" calcext:value-type="float">
            <text:p>6.58333333333333</text:p>
          </table:table-cell>
          <table:table-cell table:style-name="ce24" table:formula="of:=[.I86]+1" office:value-type="float" office:value="79" calcext:value-type="float">
            <text:p>79</text:p>
          </table:table-cell>
          <table:table-cell table:style-name="ce24" table:formula="of:=[.I87]*[.$G$2]" office:value-type="float" office:value="346178" calcext:value-type="float">
            <text:p>346178</text:p>
          </table:table-cell>
          <table:table-cell table:style-name="ce24" table:formula="of:=LOOKUP([.J87];[.$K$3:.$K$6];[.$J$3:.$J$6])*[.$G$2]" office:value-type="float" office:value="109550" calcext:value-type="float">
            <text:p>109550</text:p>
          </table:table-cell>
          <table:table-cell table:style-name="ce24" table:formula="of:=[.M86]" office:value-type="float" office:value="13693750" calcext:value-type="float">
            <text:p>13693750</text:p>
          </table:table-cell>
          <table:table-cell table:style-name="ce24" table:formula="of:=[.L87]+[.K87]" office:value-type="float" office:value="13803300" calcext:value-type="float">
            <text:p>13803300</text:p>
          </table:table-cell>
          <table:table-cell table:style-name="ce36" table:formula="of:=[.K87]*12/[.M87]" office:value-type="percentage" office:value="0.0952380952380952" calcext:value-type="percentage">
            <text:p>9.5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88]/12" office:value-type="float" office:value="6.66666666666667" calcext:value-type="float">
            <text:p>6.66666666666667</text:p>
          </table:table-cell>
          <table:table-cell table:style-name="ce24" table:formula="of:=[.I87]+1" office:value-type="float" office:value="80" calcext:value-type="float">
            <text:p>80</text:p>
          </table:table-cell>
          <table:table-cell table:style-name="ce24" table:formula="of:=[.I88]*[.$G$2]" office:value-type="float" office:value="350560" calcext:value-type="float">
            <text:p>350560</text:p>
          </table:table-cell>
          <table:table-cell table:style-name="ce24" table:formula="of:=LOOKUP([.J88];[.$K$3:.$K$6];[.$J$3:.$J$6])*[.$G$2]" office:value-type="float" office:value="109550" calcext:value-type="float">
            <text:p>109550</text:p>
          </table:table-cell>
          <table:table-cell table:style-name="ce24" table:formula="of:=[.M87]" office:value-type="float" office:value="13803300" calcext:value-type="float">
            <text:p>13803300</text:p>
          </table:table-cell>
          <table:table-cell table:style-name="ce24" table:formula="of:=[.L88]+[.K88]" office:value-type="float" office:value="13912850" calcext:value-type="float">
            <text:p>13912850</text:p>
          </table:table-cell>
          <table:table-cell table:style-name="ce36" table:formula="of:=[.K88]*12/[.M88]" office:value-type="percentage" office:value="0.0944881889763779" calcext:value-type="percentage">
            <text:p>9.4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89]/12" office:value-type="float" office:value="6.75" calcext:value-type="float">
            <text:p>6.75</text:p>
          </table:table-cell>
          <table:table-cell table:style-name="ce24" table:formula="of:=[.I88]+1" office:value-type="float" office:value="81" calcext:value-type="float">
            <text:p>81</text:p>
          </table:table-cell>
          <table:table-cell table:style-name="ce24" table:formula="of:=[.I89]*[.$G$2]" office:value-type="float" office:value="354942" calcext:value-type="float">
            <text:p>354942</text:p>
          </table:table-cell>
          <table:table-cell table:style-name="ce24" table:formula="of:=LOOKUP([.J89];[.$K$3:.$K$6];[.$J$3:.$J$6])*[.$G$2]" office:value-type="float" office:value="109550" calcext:value-type="float">
            <text:p>109550</text:p>
          </table:table-cell>
          <table:table-cell table:style-name="ce24" table:formula="of:=[.M88]" office:value-type="float" office:value="13912850" calcext:value-type="float">
            <text:p>13912850</text:p>
          </table:table-cell>
          <table:table-cell table:style-name="ce24" table:formula="of:=[.L89]+[.K89]" office:value-type="float" office:value="14022400" calcext:value-type="float">
            <text:p>14022400</text:p>
          </table:table-cell>
          <table:table-cell table:style-name="ce36" table:formula="of:=[.K89]*12/[.M89]" office:value-type="percentage" office:value="0.09375" calcext:value-type="percentage">
            <text:p>9.3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90]/12" office:value-type="float" office:value="6.83333333333333" calcext:value-type="float">
            <text:p>6.83333333333333</text:p>
          </table:table-cell>
          <table:table-cell table:style-name="ce24" table:formula="of:=[.I89]+1" office:value-type="float" office:value="82" calcext:value-type="float">
            <text:p>82</text:p>
          </table:table-cell>
          <table:table-cell table:style-name="ce24" table:formula="of:=[.I90]*[.$G$2]" office:value-type="float" office:value="359324" calcext:value-type="float">
            <text:p>359324</text:p>
          </table:table-cell>
          <table:table-cell table:style-name="ce24" table:formula="of:=LOOKUP([.J90];[.$K$3:.$K$6];[.$J$3:.$J$6])*[.$G$2]" office:value-type="float" office:value="109550" calcext:value-type="float">
            <text:p>109550</text:p>
          </table:table-cell>
          <table:table-cell table:style-name="ce24" table:formula="of:=[.M89]" office:value-type="float" office:value="14022400" calcext:value-type="float">
            <text:p>14022400</text:p>
          </table:table-cell>
          <table:table-cell table:style-name="ce24" table:formula="of:=[.L90]+[.K90]" office:value-type="float" office:value="14131950" calcext:value-type="float">
            <text:p>14131950</text:p>
          </table:table-cell>
          <table:table-cell table:style-name="ce36" table:formula="of:=[.K90]*12/[.M90]" office:value-type="percentage" office:value="0.0930232558139535" calcext:value-type="percentage">
            <text:p>9.3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91]/12" office:value-type="float" office:value="6.91666666666667" calcext:value-type="float">
            <text:p>6.91666666666667</text:p>
          </table:table-cell>
          <table:table-cell table:style-name="ce24" table:formula="of:=[.I90]+1" office:value-type="float" office:value="83" calcext:value-type="float">
            <text:p>83</text:p>
          </table:table-cell>
          <table:table-cell table:style-name="ce24" table:formula="of:=[.I91]*[.$G$2]" office:value-type="float" office:value="363706" calcext:value-type="float">
            <text:p>363706</text:p>
          </table:table-cell>
          <table:table-cell table:style-name="ce24" table:formula="of:=LOOKUP([.J91];[.$K$3:.$K$6];[.$J$3:.$J$6])*[.$G$2]" office:value-type="float" office:value="109550" calcext:value-type="float">
            <text:p>109550</text:p>
          </table:table-cell>
          <table:table-cell table:style-name="ce24" table:formula="of:=[.M90]" office:value-type="float" office:value="14131950" calcext:value-type="float">
            <text:p>14131950</text:p>
          </table:table-cell>
          <table:table-cell table:style-name="ce24" table:formula="of:=[.L91]+[.K91]" office:value-type="float" office:value="14241500" calcext:value-type="float">
            <text:p>14241500</text:p>
          </table:table-cell>
          <table:table-cell table:style-name="ce36" table:formula="of:=[.K91]*12/[.M91]" office:value-type="percentage" office:value="0.0923076923076923" calcext:value-type="percentage">
            <text:p>9.2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92]/12" office:value-type="float" office:value="7" calcext:value-type="float">
            <text:p>7</text:p>
          </table:table-cell>
          <table:table-cell table:style-name="ce24" table:formula="of:=[.I91]+1" office:value-type="float" office:value="84" calcext:value-type="float">
            <text:p>84</text:p>
          </table:table-cell>
          <table:table-cell table:style-name="ce24" table:formula="of:=[.I92]*[.$G$2]" office:value-type="float" office:value="368088" calcext:value-type="float">
            <text:p>368088</text:p>
          </table:table-cell>
          <table:table-cell table:style-name="ce24" table:formula="of:=LOOKUP([.J92];[.$K$3:.$K$6];[.$J$3:.$J$6])*[.$G$2]" office:value-type="float" office:value="109550" calcext:value-type="float">
            <text:p>109550</text:p>
          </table:table-cell>
          <table:table-cell table:style-name="ce24" table:formula="of:=[.M91]" office:value-type="float" office:value="14241500" calcext:value-type="float">
            <text:p>14241500</text:p>
          </table:table-cell>
          <table:table-cell table:style-name="ce24" table:formula="of:=[.L92]+[.K92]" office:value-type="float" office:value="14351050" calcext:value-type="float">
            <text:p>14351050</text:p>
          </table:table-cell>
          <table:table-cell table:style-name="ce36" table:formula="of:=[.K92]*12/[.M92]" office:value-type="percentage" office:value="0.0916030534351145" calcext:value-type="percentage">
            <text:p>9.1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93]/12" office:value-type="float" office:value="7.08333333333333" calcext:value-type="float">
            <text:p>7.08333333333333</text:p>
          </table:table-cell>
          <table:table-cell table:style-name="ce24" table:formula="of:=[.I92]+1" office:value-type="float" office:value="85" calcext:value-type="float">
            <text:p>85</text:p>
          </table:table-cell>
          <table:table-cell table:style-name="ce24" table:formula="of:=[.I93]*[.$G$2]" office:value-type="float" office:value="372470" calcext:value-type="float">
            <text:p>372470</text:p>
          </table:table-cell>
          <table:table-cell table:style-name="ce24" table:formula="of:=LOOKUP([.J93];[.$K$3:.$K$6];[.$J$3:.$J$6])*[.$G$2]" office:value-type="float" office:value="109550" calcext:value-type="float">
            <text:p>109550</text:p>
          </table:table-cell>
          <table:table-cell table:style-name="ce24" table:formula="of:=[.M92]" office:value-type="float" office:value="14351050" calcext:value-type="float">
            <text:p>14351050</text:p>
          </table:table-cell>
          <table:table-cell table:style-name="ce24" table:formula="of:=[.L93]+[.K93]" office:value-type="float" office:value="14460600" calcext:value-type="float">
            <text:p>14460600</text:p>
          </table:table-cell>
          <table:table-cell table:style-name="ce36" table:formula="of:=[.K93]*12/[.M93]" office:value-type="percentage" office:value="0.0909090909090909" calcext:value-type="percentage">
            <text:p>9.0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94]/12" office:value-type="float" office:value="7.16666666666667" calcext:value-type="float">
            <text:p>7.16666666666667</text:p>
          </table:table-cell>
          <table:table-cell table:style-name="ce24" table:formula="of:=[.I93]+1" office:value-type="float" office:value="86" calcext:value-type="float">
            <text:p>86</text:p>
          </table:table-cell>
          <table:table-cell table:style-name="ce24" table:formula="of:=[.I94]*[.$G$2]" office:value-type="float" office:value="376852" calcext:value-type="float">
            <text:p>376852</text:p>
          </table:table-cell>
          <table:table-cell table:style-name="ce24" table:formula="of:=LOOKUP([.J94];[.$K$3:.$K$6];[.$J$3:.$J$6])*[.$G$2]" office:value-type="float" office:value="109550" calcext:value-type="float">
            <text:p>109550</text:p>
          </table:table-cell>
          <table:table-cell table:style-name="ce24" table:formula="of:=[.M93]" office:value-type="float" office:value="14460600" calcext:value-type="float">
            <text:p>14460600</text:p>
          </table:table-cell>
          <table:table-cell table:style-name="ce24" table:formula="of:=[.L94]+[.K94]" office:value-type="float" office:value="14570150" calcext:value-type="float">
            <text:p>14570150</text:p>
          </table:table-cell>
          <table:table-cell table:style-name="ce36" table:formula="of:=[.K94]*12/[.M94]" office:value-type="percentage" office:value="0.0902255639097744" calcext:value-type="percentage">
            <text:p>9.0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95]/12" office:value-type="float" office:value="7.25" calcext:value-type="float">
            <text:p>7.25</text:p>
          </table:table-cell>
          <table:table-cell table:style-name="ce24" table:formula="of:=[.I94]+1" office:value-type="float" office:value="87" calcext:value-type="float">
            <text:p>87</text:p>
          </table:table-cell>
          <table:table-cell table:style-name="ce24" table:formula="of:=[.I95]*[.$G$2]" office:value-type="float" office:value="381234" calcext:value-type="float">
            <text:p>381234</text:p>
          </table:table-cell>
          <table:table-cell table:style-name="ce24" table:formula="of:=LOOKUP([.J95];[.$K$3:.$K$6];[.$J$3:.$J$6])*[.$G$2]" office:value-type="float" office:value="109550" calcext:value-type="float">
            <text:p>109550</text:p>
          </table:table-cell>
          <table:table-cell table:style-name="ce24" table:formula="of:=[.M94]" office:value-type="float" office:value="14570150" calcext:value-type="float">
            <text:p>14570150</text:p>
          </table:table-cell>
          <table:table-cell table:style-name="ce24" table:formula="of:=[.L95]+[.K95]" office:value-type="float" office:value="14679700" calcext:value-type="float">
            <text:p>14679700</text:p>
          </table:table-cell>
          <table:table-cell table:style-name="ce36" table:formula="of:=[.K95]*12/[.M95]" office:value-type="percentage" office:value="0.0895522388059701" calcext:value-type="percentage">
            <text:p>8.9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96]/12" office:value-type="float" office:value="7.33333333333333" calcext:value-type="float">
            <text:p>7.33333333333333</text:p>
          </table:table-cell>
          <table:table-cell table:style-name="ce24" table:formula="of:=[.I95]+1" office:value-type="float" office:value="88" calcext:value-type="float">
            <text:p>88</text:p>
          </table:table-cell>
          <table:table-cell table:style-name="ce24" table:formula="of:=[.I96]*[.$G$2]" office:value-type="float" office:value="385616" calcext:value-type="float">
            <text:p>385616</text:p>
          </table:table-cell>
          <table:table-cell table:style-name="ce24" table:formula="of:=LOOKUP([.J96];[.$K$3:.$K$6];[.$J$3:.$J$6])*[.$G$2]" office:value-type="float" office:value="109550" calcext:value-type="float">
            <text:p>109550</text:p>
          </table:table-cell>
          <table:table-cell table:style-name="ce24" table:formula="of:=[.M95]" office:value-type="float" office:value="14679700" calcext:value-type="float">
            <text:p>14679700</text:p>
          </table:table-cell>
          <table:table-cell table:style-name="ce24" table:formula="of:=[.L96]+[.K96]" office:value-type="float" office:value="14789250" calcext:value-type="float">
            <text:p>14789250</text:p>
          </table:table-cell>
          <table:table-cell table:style-name="ce36" table:formula="of:=[.K96]*12/[.M96]" office:value-type="percentage" office:value="0.0888888888888889" calcext:value-type="percentage">
            <text:p>8.8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97]/12" office:value-type="float" office:value="7.41666666666667" calcext:value-type="float">
            <text:p>7.41666666666667</text:p>
          </table:table-cell>
          <table:table-cell table:style-name="ce24" table:formula="of:=[.I96]+1" office:value-type="float" office:value="89" calcext:value-type="float">
            <text:p>89</text:p>
          </table:table-cell>
          <table:table-cell table:style-name="ce24" table:formula="of:=[.I97]*[.$G$2]" office:value-type="float" office:value="389998" calcext:value-type="float">
            <text:p>389998</text:p>
          </table:table-cell>
          <table:table-cell table:style-name="ce24" table:formula="of:=LOOKUP([.J97];[.$K$3:.$K$6];[.$J$3:.$J$6])*[.$G$2]" office:value-type="float" office:value="109550" calcext:value-type="float">
            <text:p>109550</text:p>
          </table:table-cell>
          <table:table-cell table:style-name="ce24" table:formula="of:=[.M96]" office:value-type="float" office:value="14789250" calcext:value-type="float">
            <text:p>14789250</text:p>
          </table:table-cell>
          <table:table-cell table:style-name="ce24" table:formula="of:=[.L97]+[.K97]" office:value-type="float" office:value="14898800" calcext:value-type="float">
            <text:p>14898800</text:p>
          </table:table-cell>
          <table:table-cell table:style-name="ce36" table:formula="of:=[.K97]*12/[.M97]" office:value-type="percentage" office:value="0.0882352941176471" calcext:value-type="percentage">
            <text:p>8.8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98]/12" office:value-type="float" office:value="7.5" calcext:value-type="float">
            <text:p>7.5</text:p>
          </table:table-cell>
          <table:table-cell table:style-name="ce24" table:formula="of:=[.I97]+1" office:value-type="float" office:value="90" calcext:value-type="float">
            <text:p>90</text:p>
          </table:table-cell>
          <table:table-cell table:style-name="ce24" table:formula="of:=[.I98]*[.$G$2]" office:value-type="float" office:value="394380" calcext:value-type="float">
            <text:p>394380</text:p>
          </table:table-cell>
          <table:table-cell table:style-name="ce24" table:formula="of:=LOOKUP([.J98];[.$K$3:.$K$6];[.$J$3:.$J$6])*[.$G$2]" office:value-type="float" office:value="109550" calcext:value-type="float">
            <text:p>109550</text:p>
          </table:table-cell>
          <table:table-cell table:style-name="ce24" table:formula="of:=[.M97]" office:value-type="float" office:value="14898800" calcext:value-type="float">
            <text:p>14898800</text:p>
          </table:table-cell>
          <table:table-cell table:style-name="ce24" table:formula="of:=[.L98]+[.K98]" office:value-type="float" office:value="15008350" calcext:value-type="float">
            <text:p>15008350</text:p>
          </table:table-cell>
          <table:table-cell table:style-name="ce36" table:formula="of:=[.K98]*12/[.M98]" office:value-type="percentage" office:value="0.0875912408759124" calcext:value-type="percentage">
            <text:p>8.7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99]/12" office:value-type="float" office:value="7.58333333333333" calcext:value-type="float">
            <text:p>7.58333333333333</text:p>
          </table:table-cell>
          <table:table-cell table:style-name="ce24" table:formula="of:=[.I98]+1" office:value-type="float" office:value="91" calcext:value-type="float">
            <text:p>91</text:p>
          </table:table-cell>
          <table:table-cell table:style-name="ce24" table:formula="of:=[.I99]*[.$G$2]" office:value-type="float" office:value="398762" calcext:value-type="float">
            <text:p>398762</text:p>
          </table:table-cell>
          <table:table-cell table:style-name="ce24" table:formula="of:=LOOKUP([.J99];[.$K$3:.$K$6];[.$J$3:.$J$6])*[.$G$2]" office:value-type="float" office:value="109550" calcext:value-type="float">
            <text:p>109550</text:p>
          </table:table-cell>
          <table:table-cell table:style-name="ce24" table:formula="of:=[.M98]" office:value-type="float" office:value="15008350" calcext:value-type="float">
            <text:p>15008350</text:p>
          </table:table-cell>
          <table:table-cell table:style-name="ce24" table:formula="of:=[.L99]+[.K99]" office:value-type="float" office:value="15117900" calcext:value-type="float">
            <text:p>15117900</text:p>
          </table:table-cell>
          <table:table-cell table:style-name="ce36" table:formula="of:=[.K99]*12/[.M99]" office:value-type="percentage" office:value="0.0869565217391304" calcext:value-type="percentage">
            <text:p>8.7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00]/12" office:value-type="float" office:value="7.66666666666667" calcext:value-type="float">
            <text:p>7.66666666666667</text:p>
          </table:table-cell>
          <table:table-cell table:style-name="ce24" table:formula="of:=[.I99]+1" office:value-type="float" office:value="92" calcext:value-type="float">
            <text:p>92</text:p>
          </table:table-cell>
          <table:table-cell table:style-name="ce24" table:formula="of:=[.I100]*[.$G$2]" office:value-type="float" office:value="403144" calcext:value-type="float">
            <text:p>403144</text:p>
          </table:table-cell>
          <table:table-cell table:style-name="ce24" table:formula="of:=LOOKUP([.J100];[.$K$3:.$K$6];[.$J$3:.$J$6])*[.$G$2]" office:value-type="float" office:value="109550" calcext:value-type="float">
            <text:p>109550</text:p>
          </table:table-cell>
          <table:table-cell table:style-name="ce24" table:formula="of:=[.M99]" office:value-type="float" office:value="15117900" calcext:value-type="float">
            <text:p>15117900</text:p>
          </table:table-cell>
          <table:table-cell table:style-name="ce24" table:formula="of:=[.L100]+[.K100]" office:value-type="float" office:value="15227450" calcext:value-type="float">
            <text:p>15227450</text:p>
          </table:table-cell>
          <table:table-cell table:style-name="ce36" table:formula="of:=[.K100]*12/[.M100]" office:value-type="percentage" office:value="0.0863309352517986" calcext:value-type="percentage">
            <text:p>8.6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01]/12" office:value-type="float" office:value="7.75" calcext:value-type="float">
            <text:p>7.75</text:p>
          </table:table-cell>
          <table:table-cell table:style-name="ce24" table:formula="of:=[.I100]+1" office:value-type="float" office:value="93" calcext:value-type="float">
            <text:p>93</text:p>
          </table:table-cell>
          <table:table-cell table:style-name="ce24" table:formula="of:=[.I101]*[.$G$2]" office:value-type="float" office:value="407526" calcext:value-type="float">
            <text:p>407526</text:p>
          </table:table-cell>
          <table:table-cell table:style-name="ce24" table:formula="of:=LOOKUP([.J101];[.$K$3:.$K$6];[.$J$3:.$J$6])*[.$G$2]" office:value-type="float" office:value="109550" calcext:value-type="float">
            <text:p>109550</text:p>
          </table:table-cell>
          <table:table-cell table:style-name="ce24" table:formula="of:=[.M100]" office:value-type="float" office:value="15227450" calcext:value-type="float">
            <text:p>15227450</text:p>
          </table:table-cell>
          <table:table-cell table:style-name="ce24" table:formula="of:=[.L101]+[.K101]" office:value-type="float" office:value="15337000" calcext:value-type="float">
            <text:p>15337000</text:p>
          </table:table-cell>
          <table:table-cell table:style-name="ce36" table:formula="of:=[.K101]*12/[.M101]" office:value-type="percentage" office:value="0.0857142857142857" calcext:value-type="percentage">
            <text:p>8.5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02]/12" office:value-type="float" office:value="7.83333333333333" calcext:value-type="float">
            <text:p>7.83333333333333</text:p>
          </table:table-cell>
          <table:table-cell table:style-name="ce24" table:formula="of:=[.I101]+1" office:value-type="float" office:value="94" calcext:value-type="float">
            <text:p>94</text:p>
          </table:table-cell>
          <table:table-cell table:style-name="ce24" table:formula="of:=[.I102]*[.$G$2]" office:value-type="float" office:value="411908" calcext:value-type="float">
            <text:p>411908</text:p>
          </table:table-cell>
          <table:table-cell table:style-name="ce24" table:formula="of:=LOOKUP([.J102];[.$K$3:.$K$6];[.$J$3:.$J$6])*[.$G$2]" office:value-type="float" office:value="109550" calcext:value-type="float">
            <text:p>109550</text:p>
          </table:table-cell>
          <table:table-cell table:style-name="ce24" table:formula="of:=[.M101]" office:value-type="float" office:value="15337000" calcext:value-type="float">
            <text:p>15337000</text:p>
          </table:table-cell>
          <table:table-cell table:style-name="ce24" table:formula="of:=[.L102]+[.K102]" office:value-type="float" office:value="15446550" calcext:value-type="float">
            <text:p>15446550</text:p>
          </table:table-cell>
          <table:table-cell table:style-name="ce36" table:formula="of:=[.K102]*12/[.M102]" office:value-type="percentage" office:value="0.0851063829787234" calcext:value-type="percentage">
            <text:p>8.5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03]/12" office:value-type="float" office:value="7.91666666666667" calcext:value-type="float">
            <text:p>7.91666666666667</text:p>
          </table:table-cell>
          <table:table-cell table:style-name="ce24" table:formula="of:=[.I102]+1" office:value-type="float" office:value="95" calcext:value-type="float">
            <text:p>95</text:p>
          </table:table-cell>
          <table:table-cell table:style-name="ce24" table:formula="of:=[.I103]*[.$G$2]" office:value-type="float" office:value="416290" calcext:value-type="float">
            <text:p>416290</text:p>
          </table:table-cell>
          <table:table-cell table:style-name="ce24" table:formula="of:=LOOKUP([.J103];[.$K$3:.$K$6];[.$J$3:.$J$6])*[.$G$2]" office:value-type="float" office:value="109550" calcext:value-type="float">
            <text:p>109550</text:p>
          </table:table-cell>
          <table:table-cell table:style-name="ce24" table:formula="of:=[.M102]" office:value-type="float" office:value="15446550" calcext:value-type="float">
            <text:p>15446550</text:p>
          </table:table-cell>
          <table:table-cell table:style-name="ce24" table:formula="of:=[.L103]+[.K103]" office:value-type="float" office:value="15556100" calcext:value-type="float">
            <text:p>15556100</text:p>
          </table:table-cell>
          <table:table-cell table:style-name="ce36" table:formula="of:=[.K103]*12/[.M103]" office:value-type="percentage" office:value="0.0845070422535211" calcext:value-type="percentage">
            <text:p>8.4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04]/12" office:value-type="float" office:value="8" calcext:value-type="float">
            <text:p>8</text:p>
          </table:table-cell>
          <table:table-cell table:style-name="ce24" table:formula="of:=[.I103]+1" office:value-type="float" office:value="96" calcext:value-type="float">
            <text:p>96</text:p>
          </table:table-cell>
          <table:table-cell table:style-name="ce24" table:formula="of:=[.I104]*[.$G$2]" office:value-type="float" office:value="420672" calcext:value-type="float">
            <text:p>420672</text:p>
          </table:table-cell>
          <table:table-cell table:style-name="ce24" table:formula="of:=LOOKUP([.J104];[.$K$3:.$K$6];[.$J$3:.$J$6])*[.$G$2]" office:value-type="float" office:value="54775" calcext:value-type="float">
            <text:p>54775</text:p>
          </table:table-cell>
          <table:table-cell table:style-name="ce24" table:formula="of:=[.M103]" office:value-type="float" office:value="15556100" calcext:value-type="float">
            <text:p>15556100</text:p>
          </table:table-cell>
          <table:table-cell table:style-name="ce24" table:formula="of:=[.L104]+[.K104]" office:value-type="float" office:value="15610875" calcext:value-type="float">
            <text:p>15610875</text:p>
          </table:table-cell>
          <table:table-cell table:style-name="ce36" table:formula="of:=[.K104]*12/[.M104]" office:value-type="percentage" office:value="0.0421052631578947" calcext:value-type="percentage">
            <text:p>4.2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05]/12" office:value-type="float" office:value="8.08333333333333" calcext:value-type="float">
            <text:p>8.08333333333333</text:p>
          </table:table-cell>
          <table:table-cell table:style-name="ce24" table:formula="of:=[.I104]+1" office:value-type="float" office:value="97" calcext:value-type="float">
            <text:p>97</text:p>
          </table:table-cell>
          <table:table-cell table:style-name="ce24" table:formula="of:=[.I105]*[.$G$2]" office:value-type="float" office:value="425054" calcext:value-type="float">
            <text:p>425054</text:p>
          </table:table-cell>
          <table:table-cell table:style-name="ce24" table:formula="of:=LOOKUP([.J105];[.$K$3:.$K$6];[.$J$3:.$J$6])*[.$G$2]" office:value-type="float" office:value="54775" calcext:value-type="float">
            <text:p>54775</text:p>
          </table:table-cell>
          <table:table-cell table:style-name="ce24" table:formula="of:=[.M104]" office:value-type="float" office:value="15610875" calcext:value-type="float">
            <text:p>15610875</text:p>
          </table:table-cell>
          <table:table-cell table:style-name="ce24" table:formula="of:=[.L105]+[.K105]" office:value-type="float" office:value="15665650" calcext:value-type="float">
            <text:p>15665650</text:p>
          </table:table-cell>
          <table:table-cell table:style-name="ce36" table:formula="of:=[.K105]*12/[.M105]" office:value-type="percentage" office:value="0.041958041958042" calcext:value-type="percentage">
            <text:p>4.2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06]/12" office:value-type="float" office:value="8.16666666666667" calcext:value-type="float">
            <text:p>8.16666666666667</text:p>
          </table:table-cell>
          <table:table-cell table:style-name="ce24" table:formula="of:=[.I105]+1" office:value-type="float" office:value="98" calcext:value-type="float">
            <text:p>98</text:p>
          </table:table-cell>
          <table:table-cell table:style-name="ce24" table:formula="of:=[.I106]*[.$G$2]" office:value-type="float" office:value="429436" calcext:value-type="float">
            <text:p>429436</text:p>
          </table:table-cell>
          <table:table-cell table:style-name="ce24" table:formula="of:=LOOKUP([.J106];[.$K$3:.$K$6];[.$J$3:.$J$6])*[.$G$2]" office:value-type="float" office:value="54775" calcext:value-type="float">
            <text:p>54775</text:p>
          </table:table-cell>
          <table:table-cell table:style-name="ce24" table:formula="of:=[.M105]" office:value-type="float" office:value="15665650" calcext:value-type="float">
            <text:p>15665650</text:p>
          </table:table-cell>
          <table:table-cell table:style-name="ce24" table:formula="of:=[.L106]+[.K106]" office:value-type="float" office:value="15720425" calcext:value-type="float">
            <text:p>15720425</text:p>
          </table:table-cell>
          <table:table-cell table:style-name="ce36" table:formula="of:=[.K106]*12/[.M106]" office:value-type="percentage" office:value="0.0418118466898955" calcext:value-type="percentage">
            <text:p>4.1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07]/12" office:value-type="float" office:value="8.25" calcext:value-type="float">
            <text:p>8.25</text:p>
          </table:table-cell>
          <table:table-cell table:style-name="ce24" table:formula="of:=[.I106]+1" office:value-type="float" office:value="99" calcext:value-type="float">
            <text:p>99</text:p>
          </table:table-cell>
          <table:table-cell table:style-name="ce24" table:formula="of:=[.I107]*[.$G$2]" office:value-type="float" office:value="433818" calcext:value-type="float">
            <text:p>433818</text:p>
          </table:table-cell>
          <table:table-cell table:style-name="ce24" table:formula="of:=LOOKUP([.J107];[.$K$3:.$K$6];[.$J$3:.$J$6])*[.$G$2]" office:value-type="float" office:value="54775" calcext:value-type="float">
            <text:p>54775</text:p>
          </table:table-cell>
          <table:table-cell table:style-name="ce24" table:formula="of:=[.M106]" office:value-type="float" office:value="15720425" calcext:value-type="float">
            <text:p>15720425</text:p>
          </table:table-cell>
          <table:table-cell table:style-name="ce24" table:formula="of:=[.L107]+[.K107]" office:value-type="float" office:value="15775200" calcext:value-type="float">
            <text:p>15775200</text:p>
          </table:table-cell>
          <table:table-cell table:style-name="ce36" table:formula="of:=[.K107]*12/[.M107]" office:value-type="percentage" office:value="0.0416666666666667" calcext:value-type="percentage">
            <text:p>4.1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08]/12" office:value-type="float" office:value="8.33333333333333" calcext:value-type="float">
            <text:p>8.33333333333333</text:p>
          </table:table-cell>
          <table:table-cell table:style-name="ce24" table:formula="of:=[.I107]+1" office:value-type="float" office:value="100" calcext:value-type="float">
            <text:p>100</text:p>
          </table:table-cell>
          <table:table-cell table:style-name="ce24" table:formula="of:=[.I108]*[.$G$2]" office:value-type="float" office:value="438200" calcext:value-type="float">
            <text:p>438200</text:p>
          </table:table-cell>
          <table:table-cell table:style-name="ce24" table:formula="of:=LOOKUP([.J108];[.$K$3:.$K$6];[.$J$3:.$J$6])*[.$G$2]" office:value-type="float" office:value="54775" calcext:value-type="float">
            <text:p>54775</text:p>
          </table:table-cell>
          <table:table-cell table:style-name="ce24" table:formula="of:=[.M107]" office:value-type="float" office:value="15775200" calcext:value-type="float">
            <text:p>15775200</text:p>
          </table:table-cell>
          <table:table-cell table:style-name="ce24" table:formula="of:=[.L108]+[.K108]" office:value-type="float" office:value="15829975" calcext:value-type="float">
            <text:p>15829975</text:p>
          </table:table-cell>
          <table:table-cell table:style-name="ce36" table:formula="of:=[.K108]*12/[.M108]" office:value-type="percentage" office:value="0.041522491349481" calcext:value-type="percentage">
            <text:p>4.1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09]/12" office:value-type="float" office:value="8.41666666666667" calcext:value-type="float">
            <text:p>8.41666666666667</text:p>
          </table:table-cell>
          <table:table-cell table:style-name="ce24" table:formula="of:=[.I108]+1" office:value-type="float" office:value="101" calcext:value-type="float">
            <text:p>101</text:p>
          </table:table-cell>
          <table:table-cell table:style-name="ce24" table:formula="of:=[.I109]*[.$G$2]" office:value-type="float" office:value="442582" calcext:value-type="float">
            <text:p>442582</text:p>
          </table:table-cell>
          <table:table-cell table:style-name="ce24" table:formula="of:=LOOKUP([.J109];[.$K$3:.$K$6];[.$J$3:.$J$6])*[.$G$2]" office:value-type="float" office:value="54775" calcext:value-type="float">
            <text:p>54775</text:p>
          </table:table-cell>
          <table:table-cell table:style-name="ce24" table:formula="of:=[.M108]" office:value-type="float" office:value="15829975" calcext:value-type="float">
            <text:p>15829975</text:p>
          </table:table-cell>
          <table:table-cell table:style-name="ce24" table:formula="of:=[.L109]+[.K109]" office:value-type="float" office:value="15884750" calcext:value-type="float">
            <text:p>15884750</text:p>
          </table:table-cell>
          <table:table-cell table:style-name="ce36" table:formula="of:=[.K109]*12/[.M109]" office:value-type="percentage" office:value="0.0413793103448276" calcext:value-type="percentage">
            <text:p>4.1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10]/12" office:value-type="float" office:value="8.5" calcext:value-type="float">
            <text:p>8.5</text:p>
          </table:table-cell>
          <table:table-cell table:style-name="ce24" table:formula="of:=[.I109]+1" office:value-type="float" office:value="102" calcext:value-type="float">
            <text:p>102</text:p>
          </table:table-cell>
          <table:table-cell table:style-name="ce24" table:formula="of:=[.I110]*[.$G$2]" office:value-type="float" office:value="446964" calcext:value-type="float">
            <text:p>446964</text:p>
          </table:table-cell>
          <table:table-cell table:style-name="ce24" table:formula="of:=LOOKUP([.J110];[.$K$3:.$K$6];[.$J$3:.$J$6])*[.$G$2]" office:value-type="float" office:value="54775" calcext:value-type="float">
            <text:p>54775</text:p>
          </table:table-cell>
          <table:table-cell table:style-name="ce24" table:formula="of:=[.M109]" office:value-type="float" office:value="15884750" calcext:value-type="float">
            <text:p>15884750</text:p>
          </table:table-cell>
          <table:table-cell table:style-name="ce24" table:formula="of:=[.L110]+[.K110]" office:value-type="float" office:value="15939525" calcext:value-type="float">
            <text:p>15939525</text:p>
          </table:table-cell>
          <table:table-cell table:style-name="ce36" table:formula="of:=[.K110]*12/[.M110]" office:value-type="percentage" office:value="0.0412371134020619" calcext:value-type="percentage">
            <text:p>4.1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11]/12" office:value-type="float" office:value="8.58333333333333" calcext:value-type="float">
            <text:p>8.58333333333333</text:p>
          </table:table-cell>
          <table:table-cell table:style-name="ce24" table:formula="of:=[.I110]+1" office:value-type="float" office:value="103" calcext:value-type="float">
            <text:p>103</text:p>
          </table:table-cell>
          <table:table-cell table:style-name="ce24" table:formula="of:=[.I111]*[.$G$2]" office:value-type="float" office:value="451346" calcext:value-type="float">
            <text:p>451346</text:p>
          </table:table-cell>
          <table:table-cell table:style-name="ce24" table:formula="of:=LOOKUP([.J111];[.$K$3:.$K$6];[.$J$3:.$J$6])*[.$G$2]" office:value-type="float" office:value="54775" calcext:value-type="float">
            <text:p>54775</text:p>
          </table:table-cell>
          <table:table-cell table:style-name="ce24" table:formula="of:=[.M110]" office:value-type="float" office:value="15939525" calcext:value-type="float">
            <text:p>15939525</text:p>
          </table:table-cell>
          <table:table-cell table:style-name="ce24" table:formula="of:=[.L111]+[.K111]" office:value-type="float" office:value="15994300" calcext:value-type="float">
            <text:p>15994300</text:p>
          </table:table-cell>
          <table:table-cell table:style-name="ce36" table:formula="of:=[.K111]*12/[.M111]" office:value-type="percentage" office:value="0.0410958904109589" calcext:value-type="percentage">
            <text:p>4.1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12]/12" office:value-type="float" office:value="8.66666666666667" calcext:value-type="float">
            <text:p>8.66666666666667</text:p>
          </table:table-cell>
          <table:table-cell table:style-name="ce24" table:formula="of:=[.I111]+1" office:value-type="float" office:value="104" calcext:value-type="float">
            <text:p>104</text:p>
          </table:table-cell>
          <table:table-cell table:style-name="ce24" table:formula="of:=[.I112]*[.$G$2]" office:value-type="float" office:value="455728" calcext:value-type="float">
            <text:p>455728</text:p>
          </table:table-cell>
          <table:table-cell table:style-name="ce24" table:formula="of:=LOOKUP([.J112];[.$K$3:.$K$6];[.$J$3:.$J$6])*[.$G$2]" office:value-type="float" office:value="54775" calcext:value-type="float">
            <text:p>54775</text:p>
          </table:table-cell>
          <table:table-cell table:style-name="ce24" table:formula="of:=[.M111]" office:value-type="float" office:value="15994300" calcext:value-type="float">
            <text:p>15994300</text:p>
          </table:table-cell>
          <table:table-cell table:style-name="ce24" table:formula="of:=[.L112]+[.K112]" office:value-type="float" office:value="16049075" calcext:value-type="float">
            <text:p>16049075</text:p>
          </table:table-cell>
          <table:table-cell table:style-name="ce36" table:formula="of:=[.K112]*12/[.M112]" office:value-type="percentage" office:value="0.0409556313993174" calcext:value-type="percentage">
            <text:p>4.1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13]/12" office:value-type="float" office:value="8.75" calcext:value-type="float">
            <text:p>8.75</text:p>
          </table:table-cell>
          <table:table-cell table:style-name="ce24" table:formula="of:=[.I112]+1" office:value-type="float" office:value="105" calcext:value-type="float">
            <text:p>105</text:p>
          </table:table-cell>
          <table:table-cell table:style-name="ce24" table:formula="of:=[.I113]*[.$G$2]" office:value-type="float" office:value="460110" calcext:value-type="float">
            <text:p>460110</text:p>
          </table:table-cell>
          <table:table-cell table:style-name="ce24" table:formula="of:=LOOKUP([.J113];[.$K$3:.$K$6];[.$J$3:.$J$6])*[.$G$2]" office:value-type="float" office:value="54775" calcext:value-type="float">
            <text:p>54775</text:p>
          </table:table-cell>
          <table:table-cell table:style-name="ce24" table:formula="of:=[.M112]" office:value-type="float" office:value="16049075" calcext:value-type="float">
            <text:p>16049075</text:p>
          </table:table-cell>
          <table:table-cell table:style-name="ce24" table:formula="of:=[.L113]+[.K113]" office:value-type="float" office:value="16103850" calcext:value-type="float">
            <text:p>16103850</text:p>
          </table:table-cell>
          <table:table-cell table:style-name="ce36" table:formula="of:=[.K113]*12/[.M113]" office:value-type="percentage" office:value="0.0408163265306122" calcext:value-type="percentage">
            <text:p>4.0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14]/12" office:value-type="float" office:value="8.83333333333333" calcext:value-type="float">
            <text:p>8.83333333333333</text:p>
          </table:table-cell>
          <table:table-cell table:style-name="ce24" table:formula="of:=[.I113]+1" office:value-type="float" office:value="106" calcext:value-type="float">
            <text:p>106</text:p>
          </table:table-cell>
          <table:table-cell table:style-name="ce24" table:formula="of:=[.I114]*[.$G$2]" office:value-type="float" office:value="464492" calcext:value-type="float">
            <text:p>464492</text:p>
          </table:table-cell>
          <table:table-cell table:style-name="ce24" table:formula="of:=LOOKUP([.J114];[.$K$3:.$K$6];[.$J$3:.$J$6])*[.$G$2]" office:value-type="float" office:value="54775" calcext:value-type="float">
            <text:p>54775</text:p>
          </table:table-cell>
          <table:table-cell table:style-name="ce24" table:formula="of:=[.M113]" office:value-type="float" office:value="16103850" calcext:value-type="float">
            <text:p>16103850</text:p>
          </table:table-cell>
          <table:table-cell table:style-name="ce24" table:formula="of:=[.L114]+[.K114]" office:value-type="float" office:value="16158625" calcext:value-type="float">
            <text:p>16158625</text:p>
          </table:table-cell>
          <table:table-cell table:style-name="ce36" table:formula="of:=[.K114]*12/[.M114]" office:value-type="percentage" office:value="0.0406779661016949" calcext:value-type="percentage">
            <text:p>4.0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15]/12" office:value-type="float" office:value="8.91666666666667" calcext:value-type="float">
            <text:p>8.91666666666667</text:p>
          </table:table-cell>
          <table:table-cell table:style-name="ce24" table:formula="of:=[.I114]+1" office:value-type="float" office:value="107" calcext:value-type="float">
            <text:p>107</text:p>
          </table:table-cell>
          <table:table-cell table:style-name="ce24" table:formula="of:=[.I115]*[.$G$2]" office:value-type="float" office:value="468874" calcext:value-type="float">
            <text:p>468874</text:p>
          </table:table-cell>
          <table:table-cell table:style-name="ce24" table:formula="of:=LOOKUP([.J115];[.$K$3:.$K$6];[.$J$3:.$J$6])*[.$G$2]" office:value-type="float" office:value="54775" calcext:value-type="float">
            <text:p>54775</text:p>
          </table:table-cell>
          <table:table-cell table:style-name="ce24" table:formula="of:=[.M114]" office:value-type="float" office:value="16158625" calcext:value-type="float">
            <text:p>16158625</text:p>
          </table:table-cell>
          <table:table-cell table:style-name="ce24" table:formula="of:=[.L115]+[.K115]" office:value-type="float" office:value="16213400" calcext:value-type="float">
            <text:p>16213400</text:p>
          </table:table-cell>
          <table:table-cell table:style-name="ce36" table:formula="of:=[.K115]*12/[.M115]" office:value-type="percentage" office:value="0.0405405405405405" calcext:value-type="percentage">
            <text:p>4.0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16]/12" office:value-type="float" office:value="9" calcext:value-type="float">
            <text:p>9</text:p>
          </table:table-cell>
          <table:table-cell table:style-name="ce24" table:formula="of:=[.I115]+1" office:value-type="float" office:value="108" calcext:value-type="float">
            <text:p>108</text:p>
          </table:table-cell>
          <table:table-cell table:style-name="ce24" table:formula="of:=[.I116]*[.$G$2]" office:value-type="float" office:value="473256" calcext:value-type="float">
            <text:p>473256</text:p>
          </table:table-cell>
          <table:table-cell table:style-name="ce24" table:formula="of:=LOOKUP([.J116];[.$K$3:.$K$6];[.$J$3:.$J$6])*[.$G$2]" office:value-type="float" office:value="54775" calcext:value-type="float">
            <text:p>54775</text:p>
          </table:table-cell>
          <table:table-cell table:style-name="ce24" table:formula="of:=[.M115]" office:value-type="float" office:value="16213400" calcext:value-type="float">
            <text:p>16213400</text:p>
          </table:table-cell>
          <table:table-cell table:style-name="ce24" table:formula="of:=[.L116]+[.K116]" office:value-type="float" office:value="16268175" calcext:value-type="float">
            <text:p>16268175</text:p>
          </table:table-cell>
          <table:table-cell table:style-name="ce36" table:formula="of:=[.K116]*12/[.M116]" office:value-type="percentage" office:value="0.0404040404040404" calcext:value-type="percentage">
            <text:p>4.0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17]/12" office:value-type="float" office:value="9.08333333333333" calcext:value-type="float">
            <text:p>9.08333333333333</text:p>
          </table:table-cell>
          <table:table-cell table:style-name="ce24" table:formula="of:=[.I116]+1" office:value-type="float" office:value="109" calcext:value-type="float">
            <text:p>109</text:p>
          </table:table-cell>
          <table:table-cell table:style-name="ce24" table:formula="of:=[.I117]*[.$G$2]" office:value-type="float" office:value="477638" calcext:value-type="float">
            <text:p>477638</text:p>
          </table:table-cell>
          <table:table-cell table:style-name="ce24" table:formula="of:=LOOKUP([.J117];[.$K$3:.$K$6];[.$J$3:.$J$6])*[.$G$2]" office:value-type="float" office:value="54775" calcext:value-type="float">
            <text:p>54775</text:p>
          </table:table-cell>
          <table:table-cell table:style-name="ce24" table:formula="of:=[.M116]" office:value-type="float" office:value="16268175" calcext:value-type="float">
            <text:p>16268175</text:p>
          </table:table-cell>
          <table:table-cell table:style-name="ce24" table:formula="of:=[.L117]+[.K117]" office:value-type="float" office:value="16322950" calcext:value-type="float">
            <text:p>16322950</text:p>
          </table:table-cell>
          <table:table-cell table:style-name="ce36" table:formula="of:=[.K117]*12/[.M117]" office:value-type="percentage" office:value="0.0402684563758389" calcext:value-type="percentage">
            <text:p>4.0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18]/12" office:value-type="float" office:value="9.16666666666667" calcext:value-type="float">
            <text:p>9.16666666666667</text:p>
          </table:table-cell>
          <table:table-cell table:style-name="ce24" table:formula="of:=[.I117]+1" office:value-type="float" office:value="110" calcext:value-type="float">
            <text:p>110</text:p>
          </table:table-cell>
          <table:table-cell table:style-name="ce24" table:formula="of:=[.I118]*[.$G$2]" office:value-type="float" office:value="482020" calcext:value-type="float">
            <text:p>482020</text:p>
          </table:table-cell>
          <table:table-cell table:style-name="ce24" table:formula="of:=LOOKUP([.J118];[.$K$3:.$K$6];[.$J$3:.$J$6])*[.$G$2]" office:value-type="float" office:value="54775" calcext:value-type="float">
            <text:p>54775</text:p>
          </table:table-cell>
          <table:table-cell table:style-name="ce24" table:formula="of:=[.M117]" office:value-type="float" office:value="16322950" calcext:value-type="float">
            <text:p>16322950</text:p>
          </table:table-cell>
          <table:table-cell table:style-name="ce24" table:formula="of:=[.L118]+[.K118]" office:value-type="float" office:value="16377725" calcext:value-type="float">
            <text:p>16377725</text:p>
          </table:table-cell>
          <table:table-cell table:style-name="ce36" table:formula="of:=[.K118]*12/[.M118]" office:value-type="percentage" office:value="0.0401337792642141" calcext:value-type="percentage">
            <text:p>4.0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19]/12" office:value-type="float" office:value="9.25" calcext:value-type="float">
            <text:p>9.25</text:p>
          </table:table-cell>
          <table:table-cell table:style-name="ce24" table:formula="of:=[.I118]+1" office:value-type="float" office:value="111" calcext:value-type="float">
            <text:p>111</text:p>
          </table:table-cell>
          <table:table-cell table:style-name="ce24" table:formula="of:=[.I119]*[.$G$2]" office:value-type="float" office:value="486402" calcext:value-type="float">
            <text:p>486402</text:p>
          </table:table-cell>
          <table:table-cell table:style-name="ce24" table:formula="of:=LOOKUP([.J119];[.$K$3:.$K$6];[.$J$3:.$J$6])*[.$G$2]" office:value-type="float" office:value="54775" calcext:value-type="float">
            <text:p>54775</text:p>
          </table:table-cell>
          <table:table-cell table:style-name="ce24" table:formula="of:=[.M118]" office:value-type="float" office:value="16377725" calcext:value-type="float">
            <text:p>16377725</text:p>
          </table:table-cell>
          <table:table-cell table:style-name="ce24" table:formula="of:=[.L119]+[.K119]" office:value-type="float" office:value="16432500" calcext:value-type="float">
            <text:p>16432500</text:p>
          </table:table-cell>
          <table:table-cell table:style-name="ce36" table:formula="of:=[.K119]*12/[.M119]" office:value-type="percentage" office:value="0.04" calcext:value-type="percentage">
            <text:p>4.0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20]/12" office:value-type="float" office:value="9.33333333333333" calcext:value-type="float">
            <text:p>9.33333333333333</text:p>
          </table:table-cell>
          <table:table-cell table:style-name="ce24" table:formula="of:=[.I119]+1" office:value-type="float" office:value="112" calcext:value-type="float">
            <text:p>112</text:p>
          </table:table-cell>
          <table:table-cell table:style-name="ce24" table:formula="of:=[.I120]*[.$G$2]" office:value-type="float" office:value="490784" calcext:value-type="float">
            <text:p>490784</text:p>
          </table:table-cell>
          <table:table-cell table:style-name="ce24" table:formula="of:=LOOKUP([.J120];[.$K$3:.$K$6];[.$J$3:.$J$6])*[.$G$2]" office:value-type="float" office:value="54775" calcext:value-type="float">
            <text:p>54775</text:p>
          </table:table-cell>
          <table:table-cell table:style-name="ce24" table:formula="of:=[.M119]" office:value-type="float" office:value="16432500" calcext:value-type="float">
            <text:p>16432500</text:p>
          </table:table-cell>
          <table:table-cell table:style-name="ce24" table:formula="of:=[.L120]+[.K120]" office:value-type="float" office:value="16487275" calcext:value-type="float">
            <text:p>16487275</text:p>
          </table:table-cell>
          <table:table-cell table:style-name="ce36" table:formula="of:=[.K120]*12/[.M120]" office:value-type="percentage" office:value="0.0398671096345515" calcext:value-type="percentage">
            <text:p>3.9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21]/12" office:value-type="float" office:value="9.41666666666667" calcext:value-type="float">
            <text:p>9.41666666666667</text:p>
          </table:table-cell>
          <table:table-cell table:style-name="ce24" table:formula="of:=[.I120]+1" office:value-type="float" office:value="113" calcext:value-type="float">
            <text:p>113</text:p>
          </table:table-cell>
          <table:table-cell table:style-name="ce24" table:formula="of:=[.I121]*[.$G$2]" office:value-type="float" office:value="495166" calcext:value-type="float">
            <text:p>495166</text:p>
          </table:table-cell>
          <table:table-cell table:style-name="ce24" table:formula="of:=LOOKUP([.J121];[.$K$3:.$K$6];[.$J$3:.$J$6])*[.$G$2]" office:value-type="float" office:value="54775" calcext:value-type="float">
            <text:p>54775</text:p>
          </table:table-cell>
          <table:table-cell table:style-name="ce24" table:formula="of:=[.M120]" office:value-type="float" office:value="16487275" calcext:value-type="float">
            <text:p>16487275</text:p>
          </table:table-cell>
          <table:table-cell table:style-name="ce24" table:formula="of:=[.L121]+[.K121]" office:value-type="float" office:value="16542050" calcext:value-type="float">
            <text:p>16542050</text:p>
          </table:table-cell>
          <table:table-cell table:style-name="ce36" table:formula="of:=[.K121]*12/[.M121]" office:value-type="percentage" office:value="0.0397350993377483" calcext:value-type="percentage">
            <text:p>3.9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22]/12" office:value-type="float" office:value="9.5" calcext:value-type="float">
            <text:p>9.5</text:p>
          </table:table-cell>
          <table:table-cell table:style-name="ce24" table:formula="of:=[.I121]+1" office:value-type="float" office:value="114" calcext:value-type="float">
            <text:p>114</text:p>
          </table:table-cell>
          <table:table-cell table:style-name="ce24" table:formula="of:=[.I122]*[.$G$2]" office:value-type="float" office:value="499548" calcext:value-type="float">
            <text:p>499548</text:p>
          </table:table-cell>
          <table:table-cell table:style-name="ce24" table:formula="of:=LOOKUP([.J122];[.$K$3:.$K$6];[.$J$3:.$J$6])*[.$G$2]" office:value-type="float" office:value="54775" calcext:value-type="float">
            <text:p>54775</text:p>
          </table:table-cell>
          <table:table-cell table:style-name="ce24" table:formula="of:=[.M121]" office:value-type="float" office:value="16542050" calcext:value-type="float">
            <text:p>16542050</text:p>
          </table:table-cell>
          <table:table-cell table:style-name="ce24" table:formula="of:=[.L122]+[.K122]" office:value-type="float" office:value="16596825" calcext:value-type="float">
            <text:p>16596825</text:p>
          </table:table-cell>
          <table:table-cell table:style-name="ce36" table:formula="of:=[.K122]*12/[.M122]" office:value-type="percentage" office:value="0.0396039603960396" calcext:value-type="percentage">
            <text:p>3.9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23]/12" office:value-type="float" office:value="9.58333333333333" calcext:value-type="float">
            <text:p>9.58333333333333</text:p>
          </table:table-cell>
          <table:table-cell table:style-name="ce24" table:formula="of:=[.I122]+1" office:value-type="float" office:value="115" calcext:value-type="float">
            <text:p>115</text:p>
          </table:table-cell>
          <table:table-cell table:style-name="ce24" table:formula="of:=[.I123]*[.$G$2]" office:value-type="float" office:value="503930" calcext:value-type="float">
            <text:p>503930</text:p>
          </table:table-cell>
          <table:table-cell table:style-name="ce24" table:formula="of:=LOOKUP([.J123];[.$K$3:.$K$6];[.$J$3:.$J$6])*[.$G$2]" office:value-type="float" office:value="54775" calcext:value-type="float">
            <text:p>54775</text:p>
          </table:table-cell>
          <table:table-cell table:style-name="ce24" table:formula="of:=[.M122]" office:value-type="float" office:value="16596825" calcext:value-type="float">
            <text:p>16596825</text:p>
          </table:table-cell>
          <table:table-cell table:style-name="ce24" table:formula="of:=[.L123]+[.K123]" office:value-type="float" office:value="16651600" calcext:value-type="float">
            <text:p>16651600</text:p>
          </table:table-cell>
          <table:table-cell table:style-name="ce36" table:formula="of:=[.K123]*12/[.M123]" office:value-type="percentage" office:value="0.0394736842105263" calcext:value-type="percentage">
            <text:p>3.9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24]/12" office:value-type="float" office:value="9.66666666666667" calcext:value-type="float">
            <text:p>9.66666666666667</text:p>
          </table:table-cell>
          <table:table-cell table:style-name="ce24" table:formula="of:=[.I123]+1" office:value-type="float" office:value="116" calcext:value-type="float">
            <text:p>116</text:p>
          </table:table-cell>
          <table:table-cell table:style-name="ce24" table:formula="of:=[.I124]*[.$G$2]" office:value-type="float" office:value="508312" calcext:value-type="float">
            <text:p>508312</text:p>
          </table:table-cell>
          <table:table-cell table:style-name="ce24" table:formula="of:=LOOKUP([.J124];[.$K$3:.$K$6];[.$J$3:.$J$6])*[.$G$2]" office:value-type="float" office:value="54775" calcext:value-type="float">
            <text:p>54775</text:p>
          </table:table-cell>
          <table:table-cell table:style-name="ce24" table:formula="of:=[.M123]" office:value-type="float" office:value="16651600" calcext:value-type="float">
            <text:p>16651600</text:p>
          </table:table-cell>
          <table:table-cell table:style-name="ce24" table:formula="of:=[.L124]+[.K124]" office:value-type="float" office:value="16706375" calcext:value-type="float">
            <text:p>16706375</text:p>
          </table:table-cell>
          <table:table-cell table:style-name="ce36" table:formula="of:=[.K124]*12/[.M124]" office:value-type="percentage" office:value="0.039344262295082" calcext:value-type="percentage">
            <text:p>3.9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25]/12" office:value-type="float" office:value="9.75" calcext:value-type="float">
            <text:p>9.75</text:p>
          </table:table-cell>
          <table:table-cell table:style-name="ce24" table:formula="of:=[.I124]+1" office:value-type="float" office:value="117" calcext:value-type="float">
            <text:p>117</text:p>
          </table:table-cell>
          <table:table-cell table:style-name="ce24" table:formula="of:=[.I125]*[.$G$2]" office:value-type="float" office:value="512694" calcext:value-type="float">
            <text:p>512694</text:p>
          </table:table-cell>
          <table:table-cell table:style-name="ce24" table:formula="of:=LOOKUP([.J125];[.$K$3:.$K$6];[.$J$3:.$J$6])*[.$G$2]" office:value-type="float" office:value="54775" calcext:value-type="float">
            <text:p>54775</text:p>
          </table:table-cell>
          <table:table-cell table:style-name="ce24" table:formula="of:=[.M124]" office:value-type="float" office:value="16706375" calcext:value-type="float">
            <text:p>16706375</text:p>
          </table:table-cell>
          <table:table-cell table:style-name="ce24" table:formula="of:=[.L125]+[.K125]" office:value-type="float" office:value="16761150" calcext:value-type="float">
            <text:p>16761150</text:p>
          </table:table-cell>
          <table:table-cell table:style-name="ce36" table:formula="of:=[.K125]*12/[.M125]" office:value-type="percentage" office:value="0.0392156862745098" calcext:value-type="percentage">
            <text:p>3.9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26]/12" office:value-type="float" office:value="9.83333333333333" calcext:value-type="float">
            <text:p>9.83333333333333</text:p>
          </table:table-cell>
          <table:table-cell table:style-name="ce24" table:formula="of:=[.I125]+1" office:value-type="float" office:value="118" calcext:value-type="float">
            <text:p>118</text:p>
          </table:table-cell>
          <table:table-cell table:style-name="ce24" table:formula="of:=[.I126]*[.$G$2]" office:value-type="float" office:value="517076" calcext:value-type="float">
            <text:p>517076</text:p>
          </table:table-cell>
          <table:table-cell table:style-name="ce24" table:formula="of:=LOOKUP([.J126];[.$K$3:.$K$6];[.$J$3:.$J$6])*[.$G$2]" office:value-type="float" office:value="54775" calcext:value-type="float">
            <text:p>54775</text:p>
          </table:table-cell>
          <table:table-cell table:style-name="ce24" table:formula="of:=[.M125]" office:value-type="float" office:value="16761150" calcext:value-type="float">
            <text:p>16761150</text:p>
          </table:table-cell>
          <table:table-cell table:style-name="ce24" table:formula="of:=[.L126]+[.K126]" office:value-type="float" office:value="16815925" calcext:value-type="float">
            <text:p>16815925</text:p>
          </table:table-cell>
          <table:table-cell table:style-name="ce36" table:formula="of:=[.K126]*12/[.M126]" office:value-type="percentage" office:value="0.0390879478827362" calcext:value-type="percentage">
            <text:p>3.9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27]/12" office:value-type="float" office:value="9.91666666666667" calcext:value-type="float">
            <text:p>9.91666666666667</text:p>
          </table:table-cell>
          <table:table-cell table:style-name="ce24" table:formula="of:=[.I126]+1" office:value-type="float" office:value="119" calcext:value-type="float">
            <text:p>119</text:p>
          </table:table-cell>
          <table:table-cell table:style-name="ce24" table:formula="of:=[.I127]*[.$G$2]" office:value-type="float" office:value="521458" calcext:value-type="float">
            <text:p>521458</text:p>
          </table:table-cell>
          <table:table-cell table:style-name="ce24" table:formula="of:=LOOKUP([.J127];[.$K$3:.$K$6];[.$J$3:.$J$6])*[.$G$2]" office:value-type="float" office:value="54775" calcext:value-type="float">
            <text:p>54775</text:p>
          </table:table-cell>
          <table:table-cell table:style-name="ce24" table:formula="of:=[.M126]" office:value-type="float" office:value="16815925" calcext:value-type="float">
            <text:p>16815925</text:p>
          </table:table-cell>
          <table:table-cell table:style-name="ce24" table:formula="of:=[.L127]+[.K127]" office:value-type="float" office:value="16870700" calcext:value-type="float">
            <text:p>16870700</text:p>
          </table:table-cell>
          <table:table-cell table:style-name="ce36" table:formula="of:=[.K127]*12/[.M127]" office:value-type="percentage" office:value="0.038961038961039" calcext:value-type="percentage">
            <text:p>3.9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28]/12" office:value-type="float" office:value="10" calcext:value-type="float">
            <text:p>10</text:p>
          </table:table-cell>
          <table:table-cell table:style-name="ce24" table:formula="of:=[.I127]+1" office:value-type="float" office:value="120" calcext:value-type="float">
            <text:p>120</text:p>
          </table:table-cell>
          <table:table-cell table:style-name="ce24" table:formula="of:=[.I128]*[.$G$2]" office:value-type="float" office:value="525840" calcext:value-type="float">
            <text:p>525840</text:p>
          </table:table-cell>
          <table:table-cell table:style-name="ce24" table:formula="of:=LOOKUP([.J128];[.$K$3:.$K$6];[.$J$3:.$J$6])*[.$G$2]" office:value-type="float" office:value="54775" calcext:value-type="float">
            <text:p>54775</text:p>
          </table:table-cell>
          <table:table-cell table:style-name="ce24" table:formula="of:=[.M127]" office:value-type="float" office:value="16870700" calcext:value-type="float">
            <text:p>16870700</text:p>
          </table:table-cell>
          <table:table-cell table:style-name="ce24" table:formula="of:=[.L128]+[.K128]" office:value-type="float" office:value="16925475" calcext:value-type="float">
            <text:p>16925475</text:p>
          </table:table-cell>
          <table:table-cell table:style-name="ce36" table:formula="of:=[.K128]*12/[.M128]" office:value-type="percentage" office:value="0.0388349514563107" calcext:value-type="percentage">
            <text:p>3.8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29]/12" office:value-type="float" office:value="10.0833333333333" calcext:value-type="float">
            <text:p>10.0833333333333</text:p>
          </table:table-cell>
          <table:table-cell table:style-name="ce24" table:formula="of:=[.I128]+1" office:value-type="float" office:value="121" calcext:value-type="float">
            <text:p>121</text:p>
          </table:table-cell>
          <table:table-cell table:style-name="ce24" table:formula="of:=[.I129]*[.$G$2]" office:value-type="float" office:value="530222" calcext:value-type="float">
            <text:p>530222</text:p>
          </table:table-cell>
          <table:table-cell table:style-name="ce24" table:formula="of:=LOOKUP([.J129];[.$K$3:.$K$6];[.$J$3:.$J$6])*[.$G$2]" office:value-type="float" office:value="54775" calcext:value-type="float">
            <text:p>54775</text:p>
          </table:table-cell>
          <table:table-cell table:style-name="ce24" table:formula="of:=[.M128]" office:value-type="float" office:value="16925475" calcext:value-type="float">
            <text:p>16925475</text:p>
          </table:table-cell>
          <table:table-cell table:style-name="ce24" table:formula="of:=[.L129]+[.K129]" office:value-type="float" office:value="16980250" calcext:value-type="float">
            <text:p>16980250</text:p>
          </table:table-cell>
          <table:table-cell table:style-name="ce36" table:formula="of:=[.K129]*12/[.M129]" office:value-type="percentage" office:value="0.0387096774193548" calcext:value-type="percentage">
            <text:p>3.8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30]/12" office:value-type="float" office:value="10.1666666666667" calcext:value-type="float">
            <text:p>10.1666666666667</text:p>
          </table:table-cell>
          <table:table-cell table:style-name="ce24" table:formula="of:=[.I129]+1" office:value-type="float" office:value="122" calcext:value-type="float">
            <text:p>122</text:p>
          </table:table-cell>
          <table:table-cell table:style-name="ce24" table:formula="of:=[.I130]*[.$G$2]" office:value-type="float" office:value="534604" calcext:value-type="float">
            <text:p>534604</text:p>
          </table:table-cell>
          <table:table-cell table:style-name="ce24" table:formula="of:=LOOKUP([.J130];[.$K$3:.$K$6];[.$J$3:.$J$6])*[.$G$2]" office:value-type="float" office:value="54775" calcext:value-type="float">
            <text:p>54775</text:p>
          </table:table-cell>
          <table:table-cell table:style-name="ce24" table:formula="of:=[.M129]" office:value-type="float" office:value="16980250" calcext:value-type="float">
            <text:p>16980250</text:p>
          </table:table-cell>
          <table:table-cell table:style-name="ce24" table:formula="of:=[.L130]+[.K130]" office:value-type="float" office:value="17035025" calcext:value-type="float">
            <text:p>17035025</text:p>
          </table:table-cell>
          <table:table-cell table:style-name="ce36" table:formula="of:=[.K130]*12/[.M130]" office:value-type="percentage" office:value="0.0385852090032154" calcext:value-type="percentage">
            <text:p>3.8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31]/12" office:value-type="float" office:value="10.25" calcext:value-type="float">
            <text:p>10.25</text:p>
          </table:table-cell>
          <table:table-cell table:style-name="ce24" table:formula="of:=[.I130]+1" office:value-type="float" office:value="123" calcext:value-type="float">
            <text:p>123</text:p>
          </table:table-cell>
          <table:table-cell table:style-name="ce24" table:formula="of:=[.I131]*[.$G$2]" office:value-type="float" office:value="538986" calcext:value-type="float">
            <text:p>538986</text:p>
          </table:table-cell>
          <table:table-cell table:style-name="ce24" table:formula="of:=LOOKUP([.J131];[.$K$3:.$K$6];[.$J$3:.$J$6])*[.$G$2]" office:value-type="float" office:value="54775" calcext:value-type="float">
            <text:p>54775</text:p>
          </table:table-cell>
          <table:table-cell table:style-name="ce24" table:formula="of:=[.M130]" office:value-type="float" office:value="17035025" calcext:value-type="float">
            <text:p>17035025</text:p>
          </table:table-cell>
          <table:table-cell table:style-name="ce24" table:formula="of:=[.L131]+[.K131]" office:value-type="float" office:value="17089800" calcext:value-type="float">
            <text:p>17089800</text:p>
          </table:table-cell>
          <table:table-cell table:style-name="ce36" table:formula="of:=[.K131]*12/[.M131]" office:value-type="percentage" office:value="0.0384615384615385" calcext:value-type="percentage">
            <text:p>3.8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32]/12" office:value-type="float" office:value="10.3333333333333" calcext:value-type="float">
            <text:p>10.3333333333333</text:p>
          </table:table-cell>
          <table:table-cell table:style-name="ce24" table:formula="of:=[.I131]+1" office:value-type="float" office:value="124" calcext:value-type="float">
            <text:p>124</text:p>
          </table:table-cell>
          <table:table-cell table:style-name="ce24" table:formula="of:=[.I132]*[.$G$2]" office:value-type="float" office:value="543368" calcext:value-type="float">
            <text:p>543368</text:p>
          </table:table-cell>
          <table:table-cell table:style-name="ce24" table:formula="of:=LOOKUP([.J132];[.$K$3:.$K$6];[.$J$3:.$J$6])*[.$G$2]" office:value-type="float" office:value="54775" calcext:value-type="float">
            <text:p>54775</text:p>
          </table:table-cell>
          <table:table-cell table:style-name="ce24" table:formula="of:=[.M131]" office:value-type="float" office:value="17089800" calcext:value-type="float">
            <text:p>17089800</text:p>
          </table:table-cell>
          <table:table-cell table:style-name="ce24" table:formula="of:=[.L132]+[.K132]" office:value-type="float" office:value="17144575" calcext:value-type="float">
            <text:p>17144575</text:p>
          </table:table-cell>
          <table:table-cell table:style-name="ce36" table:formula="of:=[.K132]*12/[.M132]" office:value-type="percentage" office:value="0.0383386581469649" calcext:value-type="percentage">
            <text:p>3.8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33]/12" office:value-type="float" office:value="10.4166666666667" calcext:value-type="float">
            <text:p>10.4166666666667</text:p>
          </table:table-cell>
          <table:table-cell table:style-name="ce24" table:formula="of:=[.I132]+1" office:value-type="float" office:value="125" calcext:value-type="float">
            <text:p>125</text:p>
          </table:table-cell>
          <table:table-cell table:style-name="ce24" table:formula="of:=[.I133]*[.$G$2]" office:value-type="float" office:value="547750" calcext:value-type="float">
            <text:p>547750</text:p>
          </table:table-cell>
          <table:table-cell table:style-name="ce24" table:formula="of:=LOOKUP([.J133];[.$K$3:.$K$6];[.$J$3:.$J$6])*[.$G$2]" office:value-type="float" office:value="54775" calcext:value-type="float">
            <text:p>54775</text:p>
          </table:table-cell>
          <table:table-cell table:style-name="ce24" table:formula="of:=[.M132]" office:value-type="float" office:value="17144575" calcext:value-type="float">
            <text:p>17144575</text:p>
          </table:table-cell>
          <table:table-cell table:style-name="ce24" table:formula="of:=[.L133]+[.K133]" office:value-type="float" office:value="17199350" calcext:value-type="float">
            <text:p>17199350</text:p>
          </table:table-cell>
          <table:table-cell table:style-name="ce36" table:formula="of:=[.K133]*12/[.M133]" office:value-type="percentage" office:value="0.0382165605095541" calcext:value-type="percentage">
            <text:p>3.8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34]/12" office:value-type="float" office:value="10.5" calcext:value-type="float">
            <text:p>10.5</text:p>
          </table:table-cell>
          <table:table-cell table:style-name="ce24" table:formula="of:=[.I133]+1" office:value-type="float" office:value="126" calcext:value-type="float">
            <text:p>126</text:p>
          </table:table-cell>
          <table:table-cell table:style-name="ce24" table:formula="of:=[.I134]*[.$G$2]" office:value-type="float" office:value="552132" calcext:value-type="float">
            <text:p>552132</text:p>
          </table:table-cell>
          <table:table-cell table:style-name="ce24" table:formula="of:=LOOKUP([.J134];[.$K$3:.$K$6];[.$J$3:.$J$6])*[.$G$2]" office:value-type="float" office:value="54775" calcext:value-type="float">
            <text:p>54775</text:p>
          </table:table-cell>
          <table:table-cell table:style-name="ce24" table:formula="of:=[.M133]" office:value-type="float" office:value="17199350" calcext:value-type="float">
            <text:p>17199350</text:p>
          </table:table-cell>
          <table:table-cell table:style-name="ce24" table:formula="of:=[.L134]+[.K134]" office:value-type="float" office:value="17254125" calcext:value-type="float">
            <text:p>17254125</text:p>
          </table:table-cell>
          <table:table-cell table:style-name="ce36" table:formula="of:=[.K134]*12/[.M134]" office:value-type="percentage" office:value="0.0380952380952381" calcext:value-type="percentage">
            <text:p>3.8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35]/12" office:value-type="float" office:value="10.5833333333333" calcext:value-type="float">
            <text:p>10.5833333333333</text:p>
          </table:table-cell>
          <table:table-cell table:style-name="ce24" table:formula="of:=[.I134]+1" office:value-type="float" office:value="127" calcext:value-type="float">
            <text:p>127</text:p>
          </table:table-cell>
          <table:table-cell table:style-name="ce24" table:formula="of:=[.I135]*[.$G$2]" office:value-type="float" office:value="556514" calcext:value-type="float">
            <text:p>556514</text:p>
          </table:table-cell>
          <table:table-cell table:style-name="ce24" table:formula="of:=LOOKUP([.J135];[.$K$3:.$K$6];[.$J$3:.$J$6])*[.$G$2]" office:value-type="float" office:value="54775" calcext:value-type="float">
            <text:p>54775</text:p>
          </table:table-cell>
          <table:table-cell table:style-name="ce24" table:formula="of:=[.M134]" office:value-type="float" office:value="17254125" calcext:value-type="float">
            <text:p>17254125</text:p>
          </table:table-cell>
          <table:table-cell table:style-name="ce24" table:formula="of:=[.L135]+[.K135]" office:value-type="float" office:value="17308900" calcext:value-type="float">
            <text:p>17308900</text:p>
          </table:table-cell>
          <table:table-cell table:style-name="ce36" table:formula="of:=[.K135]*12/[.M135]" office:value-type="percentage" office:value="0.0379746835443038" calcext:value-type="percentage">
            <text:p>3.8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36]/12" office:value-type="float" office:value="10.6666666666667" calcext:value-type="float">
            <text:p>10.6666666666667</text:p>
          </table:table-cell>
          <table:table-cell table:style-name="ce24" table:formula="of:=[.I135]+1" office:value-type="float" office:value="128" calcext:value-type="float">
            <text:p>128</text:p>
          </table:table-cell>
          <table:table-cell table:style-name="ce24" table:formula="of:=[.I136]*[.$G$2]" office:value-type="float" office:value="560896" calcext:value-type="float">
            <text:p>560896</text:p>
          </table:table-cell>
          <table:table-cell table:style-name="ce24" table:formula="of:=LOOKUP([.J136];[.$K$3:.$K$6];[.$J$3:.$J$6])*[.$G$2]" office:value-type="float" office:value="54775" calcext:value-type="float">
            <text:p>54775</text:p>
          </table:table-cell>
          <table:table-cell table:style-name="ce24" table:formula="of:=[.M135]" office:value-type="float" office:value="17308900" calcext:value-type="float">
            <text:p>17308900</text:p>
          </table:table-cell>
          <table:table-cell table:style-name="ce24" table:formula="of:=[.L136]+[.K136]" office:value-type="float" office:value="17363675" calcext:value-type="float">
            <text:p>17363675</text:p>
          </table:table-cell>
          <table:table-cell table:style-name="ce36" table:formula="of:=[.K136]*12/[.M136]" office:value-type="percentage" office:value="0.0378548895899054" calcext:value-type="percentage">
            <text:p>3.7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37]/12" office:value-type="float" office:value="10.75" calcext:value-type="float">
            <text:p>10.75</text:p>
          </table:table-cell>
          <table:table-cell table:style-name="ce24" table:formula="of:=[.I136]+1" office:value-type="float" office:value="129" calcext:value-type="float">
            <text:p>129</text:p>
          </table:table-cell>
          <table:table-cell table:style-name="ce24" table:formula="of:=[.I137]*[.$G$2]" office:value-type="float" office:value="565278" calcext:value-type="float">
            <text:p>565278</text:p>
          </table:table-cell>
          <table:table-cell table:style-name="ce24" table:formula="of:=LOOKUP([.J137];[.$K$3:.$K$6];[.$J$3:.$J$6])*[.$G$2]" office:value-type="float" office:value="54775" calcext:value-type="float">
            <text:p>54775</text:p>
          </table:table-cell>
          <table:table-cell table:style-name="ce24" table:formula="of:=[.M136]" office:value-type="float" office:value="17363675" calcext:value-type="float">
            <text:p>17363675</text:p>
          </table:table-cell>
          <table:table-cell table:style-name="ce24" table:formula="of:=[.L137]+[.K137]" office:value-type="float" office:value="17418450" calcext:value-type="float">
            <text:p>17418450</text:p>
          </table:table-cell>
          <table:table-cell table:style-name="ce36" table:formula="of:=[.K137]*12/[.M137]" office:value-type="percentage" office:value="0.0377358490566038" calcext:value-type="percentage">
            <text:p>3.7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38]/12" office:value-type="float" office:value="10.8333333333333" calcext:value-type="float">
            <text:p>10.8333333333333</text:p>
          </table:table-cell>
          <table:table-cell table:style-name="ce24" table:formula="of:=[.I137]+1" office:value-type="float" office:value="130" calcext:value-type="float">
            <text:p>130</text:p>
          </table:table-cell>
          <table:table-cell table:style-name="ce24" table:formula="of:=[.I138]*[.$G$2]" office:value-type="float" office:value="569660" calcext:value-type="float">
            <text:p>569660</text:p>
          </table:table-cell>
          <table:table-cell table:style-name="ce24" table:formula="of:=LOOKUP([.J138];[.$K$3:.$K$6];[.$J$3:.$J$6])*[.$G$2]" office:value-type="float" office:value="54775" calcext:value-type="float">
            <text:p>54775</text:p>
          </table:table-cell>
          <table:table-cell table:style-name="ce24" table:formula="of:=[.M137]" office:value-type="float" office:value="17418450" calcext:value-type="float">
            <text:p>17418450</text:p>
          </table:table-cell>
          <table:table-cell table:style-name="ce24" table:formula="of:=[.L138]+[.K138]" office:value-type="float" office:value="17473225" calcext:value-type="float">
            <text:p>17473225</text:p>
          </table:table-cell>
          <table:table-cell table:style-name="ce36" table:formula="of:=[.K138]*12/[.M138]" office:value-type="percentage" office:value="0.0376175548589342" calcext:value-type="percentage">
            <text:p>3.7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39]/12" office:value-type="float" office:value="10.9166666666667" calcext:value-type="float">
            <text:p>10.9166666666667</text:p>
          </table:table-cell>
          <table:table-cell table:style-name="ce24" table:formula="of:=[.I138]+1" office:value-type="float" office:value="131" calcext:value-type="float">
            <text:p>131</text:p>
          </table:table-cell>
          <table:table-cell table:style-name="ce24" table:formula="of:=[.I139]*[.$G$2]" office:value-type="float" office:value="574042" calcext:value-type="float">
            <text:p>574042</text:p>
          </table:table-cell>
          <table:table-cell table:style-name="ce24" table:formula="of:=LOOKUP([.J139];[.$K$3:.$K$6];[.$J$3:.$J$6])*[.$G$2]" office:value-type="float" office:value="54775" calcext:value-type="float">
            <text:p>54775</text:p>
          </table:table-cell>
          <table:table-cell table:style-name="ce24" table:formula="of:=[.M138]" office:value-type="float" office:value="17473225" calcext:value-type="float">
            <text:p>17473225</text:p>
          </table:table-cell>
          <table:table-cell table:style-name="ce24" table:formula="of:=[.L139]+[.K139]" office:value-type="float" office:value="17528000" calcext:value-type="float">
            <text:p>17528000</text:p>
          </table:table-cell>
          <table:table-cell table:style-name="ce36" table:formula="of:=[.K139]*12/[.M139]" office:value-type="percentage" office:value="0.0375" calcext:value-type="percentage">
            <text:p>3.7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40]/12" office:value-type="float" office:value="11" calcext:value-type="float">
            <text:p>11</text:p>
          </table:table-cell>
          <table:table-cell table:style-name="ce24" table:formula="of:=[.I139]+1" office:value-type="float" office:value="132" calcext:value-type="float">
            <text:p>132</text:p>
          </table:table-cell>
          <table:table-cell table:style-name="ce24" table:formula="of:=[.I140]*[.$G$2]" office:value-type="float" office:value="578424" calcext:value-type="float">
            <text:p>578424</text:p>
          </table:table-cell>
          <table:table-cell table:style-name="ce24" table:formula="of:=LOOKUP([.J140];[.$K$3:.$K$6];[.$J$3:.$J$6])*[.$G$2]" office:value-type="float" office:value="54775" calcext:value-type="float">
            <text:p>54775</text:p>
          </table:table-cell>
          <table:table-cell table:style-name="ce24" table:formula="of:=[.M139]" office:value-type="float" office:value="17528000" calcext:value-type="float">
            <text:p>17528000</text:p>
          </table:table-cell>
          <table:table-cell table:style-name="ce24" table:formula="of:=[.L140]+[.K140]" office:value-type="float" office:value="17582775" calcext:value-type="float">
            <text:p>17582775</text:p>
          </table:table-cell>
          <table:table-cell table:style-name="ce36" table:formula="of:=[.K140]*12/[.M140]" office:value-type="percentage" office:value="0.0373831775700935" calcext:value-type="percentage">
            <text:p>3.7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41]/12" office:value-type="float" office:value="11.0833333333333" calcext:value-type="float">
            <text:p>11.0833333333333</text:p>
          </table:table-cell>
          <table:table-cell table:style-name="ce24" table:formula="of:=[.I140]+1" office:value-type="float" office:value="133" calcext:value-type="float">
            <text:p>133</text:p>
          </table:table-cell>
          <table:table-cell table:style-name="ce24" table:formula="of:=[.I141]*[.$G$2]" office:value-type="float" office:value="582806" calcext:value-type="float">
            <text:p>582806</text:p>
          </table:table-cell>
          <table:table-cell table:style-name="ce24" table:formula="of:=LOOKUP([.J141];[.$K$3:.$K$6];[.$J$3:.$J$6])*[.$G$2]" office:value-type="float" office:value="54775" calcext:value-type="float">
            <text:p>54775</text:p>
          </table:table-cell>
          <table:table-cell table:style-name="ce24" table:formula="of:=[.M140]" office:value-type="float" office:value="17582775" calcext:value-type="float">
            <text:p>17582775</text:p>
          </table:table-cell>
          <table:table-cell table:style-name="ce24" table:formula="of:=[.L141]+[.K141]" office:value-type="float" office:value="17637550" calcext:value-type="float">
            <text:p>17637550</text:p>
          </table:table-cell>
          <table:table-cell table:style-name="ce36" table:formula="of:=[.K141]*12/[.M141]" office:value-type="percentage" office:value="0.0372670807453416" calcext:value-type="percentage">
            <text:p>3.7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42]/12" office:value-type="float" office:value="11.1666666666667" calcext:value-type="float">
            <text:p>11.1666666666667</text:p>
          </table:table-cell>
          <table:table-cell table:style-name="ce24" table:formula="of:=[.I141]+1" office:value-type="float" office:value="134" calcext:value-type="float">
            <text:p>134</text:p>
          </table:table-cell>
          <table:table-cell table:style-name="ce24" table:formula="of:=[.I142]*[.$G$2]" office:value-type="float" office:value="587188" calcext:value-type="float">
            <text:p>587188</text:p>
          </table:table-cell>
          <table:table-cell table:style-name="ce24" table:formula="of:=LOOKUP([.J142];[.$K$3:.$K$6];[.$J$3:.$J$6])*[.$G$2]" office:value-type="float" office:value="54775" calcext:value-type="float">
            <text:p>54775</text:p>
          </table:table-cell>
          <table:table-cell table:style-name="ce24" table:formula="of:=[.M141]" office:value-type="float" office:value="17637550" calcext:value-type="float">
            <text:p>17637550</text:p>
          </table:table-cell>
          <table:table-cell table:style-name="ce24" table:formula="of:=[.L142]+[.K142]" office:value-type="float" office:value="17692325" calcext:value-type="float">
            <text:p>17692325</text:p>
          </table:table-cell>
          <table:table-cell table:style-name="ce36" table:formula="of:=[.K142]*12/[.M142]" office:value-type="percentage" office:value="0.0371517027863777" calcext:value-type="percentage">
            <text:p>3.7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43]/12" office:value-type="float" office:value="11.25" calcext:value-type="float">
            <text:p>11.25</text:p>
          </table:table-cell>
          <table:table-cell table:style-name="ce24" table:formula="of:=[.I142]+1" office:value-type="float" office:value="135" calcext:value-type="float">
            <text:p>135</text:p>
          </table:table-cell>
          <table:table-cell table:style-name="ce24" table:formula="of:=[.I143]*[.$G$2]" office:value-type="float" office:value="591570" calcext:value-type="float">
            <text:p>591570</text:p>
          </table:table-cell>
          <table:table-cell table:style-name="ce24" table:formula="of:=LOOKUP([.J143];[.$K$3:.$K$6];[.$J$3:.$J$6])*[.$G$2]" office:value-type="float" office:value="54775" calcext:value-type="float">
            <text:p>54775</text:p>
          </table:table-cell>
          <table:table-cell table:style-name="ce24" table:formula="of:=[.M142]" office:value-type="float" office:value="17692325" calcext:value-type="float">
            <text:p>17692325</text:p>
          </table:table-cell>
          <table:table-cell table:style-name="ce24" table:formula="of:=[.L143]+[.K143]" office:value-type="float" office:value="17747100" calcext:value-type="float">
            <text:p>17747100</text:p>
          </table:table-cell>
          <table:table-cell table:style-name="ce36" table:formula="of:=[.K143]*12/[.M143]" office:value-type="percentage" office:value="0.037037037037037" calcext:value-type="percentage">
            <text:p>3.7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44]/12" office:value-type="float" office:value="11.3333333333333" calcext:value-type="float">
            <text:p>11.3333333333333</text:p>
          </table:table-cell>
          <table:table-cell table:style-name="ce24" table:formula="of:=[.I143]+1" office:value-type="float" office:value="136" calcext:value-type="float">
            <text:p>136</text:p>
          </table:table-cell>
          <table:table-cell table:style-name="ce24" table:formula="of:=[.I144]*[.$G$2]" office:value-type="float" office:value="595952" calcext:value-type="float">
            <text:p>595952</text:p>
          </table:table-cell>
          <table:table-cell table:style-name="ce24" table:formula="of:=LOOKUP([.J144];[.$K$3:.$K$6];[.$J$3:.$J$6])*[.$G$2]" office:value-type="float" office:value="54775" calcext:value-type="float">
            <text:p>54775</text:p>
          </table:table-cell>
          <table:table-cell table:style-name="ce24" table:formula="of:=[.M143]" office:value-type="float" office:value="17747100" calcext:value-type="float">
            <text:p>17747100</text:p>
          </table:table-cell>
          <table:table-cell table:style-name="ce24" table:formula="of:=[.L144]+[.K144]" office:value-type="float" office:value="17801875" calcext:value-type="float">
            <text:p>17801875</text:p>
          </table:table-cell>
          <table:table-cell table:style-name="ce36" table:formula="of:=[.K144]*12/[.M144]" office:value-type="percentage" office:value="0.0369230769230769" calcext:value-type="percentage">
            <text:p>3.6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45]/12" office:value-type="float" office:value="11.4166666666667" calcext:value-type="float">
            <text:p>11.4166666666667</text:p>
          </table:table-cell>
          <table:table-cell table:style-name="ce24" table:formula="of:=[.I144]+1" office:value-type="float" office:value="137" calcext:value-type="float">
            <text:p>137</text:p>
          </table:table-cell>
          <table:table-cell table:style-name="ce24" table:formula="of:=[.I145]*[.$G$2]" office:value-type="float" office:value="600334" calcext:value-type="float">
            <text:p>600334</text:p>
          </table:table-cell>
          <table:table-cell table:style-name="ce24" table:formula="of:=LOOKUP([.J145];[.$K$3:.$K$6];[.$J$3:.$J$6])*[.$G$2]" office:value-type="float" office:value="54775" calcext:value-type="float">
            <text:p>54775</text:p>
          </table:table-cell>
          <table:table-cell table:style-name="ce24" table:formula="of:=[.M144]" office:value-type="float" office:value="17801875" calcext:value-type="float">
            <text:p>17801875</text:p>
          </table:table-cell>
          <table:table-cell table:style-name="ce24" table:formula="of:=[.L145]+[.K145]" office:value-type="float" office:value="17856650" calcext:value-type="float">
            <text:p>17856650</text:p>
          </table:table-cell>
          <table:table-cell table:style-name="ce36" table:formula="of:=[.K145]*12/[.M145]" office:value-type="percentage" office:value="0.0368098159509202" calcext:value-type="percentage">
            <text:p>3.6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46]/12" office:value-type="float" office:value="11.5" calcext:value-type="float">
            <text:p>11.5</text:p>
          </table:table-cell>
          <table:table-cell table:style-name="ce24" table:formula="of:=[.I145]+1" office:value-type="float" office:value="138" calcext:value-type="float">
            <text:p>138</text:p>
          </table:table-cell>
          <table:table-cell table:style-name="ce24" table:formula="of:=[.I146]*[.$G$2]" office:value-type="float" office:value="604716" calcext:value-type="float">
            <text:p>604716</text:p>
          </table:table-cell>
          <table:table-cell table:style-name="ce24" table:formula="of:=LOOKUP([.J146];[.$K$3:.$K$6];[.$J$3:.$J$6])*[.$G$2]" office:value-type="float" office:value="54775" calcext:value-type="float">
            <text:p>54775</text:p>
          </table:table-cell>
          <table:table-cell table:style-name="ce24" table:formula="of:=[.M145]" office:value-type="float" office:value="17856650" calcext:value-type="float">
            <text:p>17856650</text:p>
          </table:table-cell>
          <table:table-cell table:style-name="ce24" table:formula="of:=[.L146]+[.K146]" office:value-type="float" office:value="17911425" calcext:value-type="float">
            <text:p>17911425</text:p>
          </table:table-cell>
          <table:table-cell table:style-name="ce36" table:formula="of:=[.K146]*12/[.M146]" office:value-type="percentage" office:value="0.036697247706422" calcext:value-type="percentage">
            <text:p>3.6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47]/12" office:value-type="float" office:value="11.5833333333333" calcext:value-type="float">
            <text:p>11.5833333333333</text:p>
          </table:table-cell>
          <table:table-cell table:style-name="ce24" table:formula="of:=[.I146]+1" office:value-type="float" office:value="139" calcext:value-type="float">
            <text:p>139</text:p>
          </table:table-cell>
          <table:table-cell table:style-name="ce24" table:formula="of:=[.I147]*[.$G$2]" office:value-type="float" office:value="609098" calcext:value-type="float">
            <text:p>609098</text:p>
          </table:table-cell>
          <table:table-cell table:style-name="ce24" table:formula="of:=LOOKUP([.J147];[.$K$3:.$K$6];[.$J$3:.$J$6])*[.$G$2]" office:value-type="float" office:value="54775" calcext:value-type="float">
            <text:p>54775</text:p>
          </table:table-cell>
          <table:table-cell table:style-name="ce24" table:formula="of:=[.M146]" office:value-type="float" office:value="17911425" calcext:value-type="float">
            <text:p>17911425</text:p>
          </table:table-cell>
          <table:table-cell table:style-name="ce24" table:formula="of:=[.L147]+[.K147]" office:value-type="float" office:value="17966200" calcext:value-type="float">
            <text:p>17966200</text:p>
          </table:table-cell>
          <table:table-cell table:style-name="ce36" table:formula="of:=[.K147]*12/[.M147]" office:value-type="percentage" office:value="0.0365853658536585" calcext:value-type="percentage">
            <text:p>3.6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48]/12" office:value-type="float" office:value="11.6666666666667" calcext:value-type="float">
            <text:p>11.6666666666667</text:p>
          </table:table-cell>
          <table:table-cell table:style-name="ce24" table:formula="of:=[.I147]+1" office:value-type="float" office:value="140" calcext:value-type="float">
            <text:p>140</text:p>
          </table:table-cell>
          <table:table-cell table:style-name="ce24" table:formula="of:=[.I148]*[.$G$2]" office:value-type="float" office:value="613480" calcext:value-type="float">
            <text:p>613480</text:p>
          </table:table-cell>
          <table:table-cell table:style-name="ce24" table:formula="of:=LOOKUP([.J148];[.$K$3:.$K$6];[.$J$3:.$J$6])*[.$G$2]" office:value-type="float" office:value="54775" calcext:value-type="float">
            <text:p>54775</text:p>
          </table:table-cell>
          <table:table-cell table:style-name="ce24" table:formula="of:=[.M147]" office:value-type="float" office:value="17966200" calcext:value-type="float">
            <text:p>17966200</text:p>
          </table:table-cell>
          <table:table-cell table:style-name="ce24" table:formula="of:=[.L148]+[.K148]" office:value-type="float" office:value="18020975" calcext:value-type="float">
            <text:p>18020975</text:p>
          </table:table-cell>
          <table:table-cell table:style-name="ce36" table:formula="of:=[.K148]*12/[.M148]" office:value-type="percentage" office:value="0.0364741641337386" calcext:value-type="percentage">
            <text:p>3.6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49]/12" office:value-type="float" office:value="11.75" calcext:value-type="float">
            <text:p>11.75</text:p>
          </table:table-cell>
          <table:table-cell table:style-name="ce24" table:formula="of:=[.I148]+1" office:value-type="float" office:value="141" calcext:value-type="float">
            <text:p>141</text:p>
          </table:table-cell>
          <table:table-cell table:style-name="ce24" table:formula="of:=[.I149]*[.$G$2]" office:value-type="float" office:value="617862" calcext:value-type="float">
            <text:p>617862</text:p>
          </table:table-cell>
          <table:table-cell table:style-name="ce24" table:formula="of:=LOOKUP([.J149];[.$K$3:.$K$6];[.$J$3:.$J$6])*[.$G$2]" office:value-type="float" office:value="54775" calcext:value-type="float">
            <text:p>54775</text:p>
          </table:table-cell>
          <table:table-cell table:style-name="ce24" table:formula="of:=[.M148]" office:value-type="float" office:value="18020975" calcext:value-type="float">
            <text:p>18020975</text:p>
          </table:table-cell>
          <table:table-cell table:style-name="ce24" table:formula="of:=[.L149]+[.K149]" office:value-type="float" office:value="18075750" calcext:value-type="float">
            <text:p>18075750</text:p>
          </table:table-cell>
          <table:table-cell table:style-name="ce36" table:formula="of:=[.K149]*12/[.M149]" office:value-type="percentage" office:value="0.0363636363636364" calcext:value-type="percentage">
            <text:p>3.6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50]/12" office:value-type="float" office:value="11.8333333333333" calcext:value-type="float">
            <text:p>11.8333333333333</text:p>
          </table:table-cell>
          <table:table-cell table:style-name="ce24" table:formula="of:=[.I149]+1" office:value-type="float" office:value="142" calcext:value-type="float">
            <text:p>142</text:p>
          </table:table-cell>
          <table:table-cell table:style-name="ce24" table:formula="of:=[.I150]*[.$G$2]" office:value-type="float" office:value="622244" calcext:value-type="float">
            <text:p>622244</text:p>
          </table:table-cell>
          <table:table-cell table:style-name="ce24" table:formula="of:=LOOKUP([.J150];[.$K$3:.$K$6];[.$J$3:.$J$6])*[.$G$2]" office:value-type="float" office:value="54775" calcext:value-type="float">
            <text:p>54775</text:p>
          </table:table-cell>
          <table:table-cell table:style-name="ce24" table:formula="of:=[.M149]" office:value-type="float" office:value="18075750" calcext:value-type="float">
            <text:p>18075750</text:p>
          </table:table-cell>
          <table:table-cell table:style-name="ce24" table:formula="of:=[.L150]+[.K150]" office:value-type="float" office:value="18130525" calcext:value-type="float">
            <text:p>18130525</text:p>
          </table:table-cell>
          <table:table-cell table:style-name="ce36" table:formula="of:=[.K150]*12/[.M150]" office:value-type="percentage" office:value="0.0362537764350453" calcext:value-type="percentage">
            <text:p>3.6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51]/12" office:value-type="float" office:value="11.9166666666667" calcext:value-type="float">
            <text:p>11.9166666666667</text:p>
          </table:table-cell>
          <table:table-cell table:style-name="ce24" table:formula="of:=[.I150]+1" office:value-type="float" office:value="143" calcext:value-type="float">
            <text:p>143</text:p>
          </table:table-cell>
          <table:table-cell table:style-name="ce24" table:formula="of:=[.I151]*[.$G$2]" office:value-type="float" office:value="626626" calcext:value-type="float">
            <text:p>626626</text:p>
          </table:table-cell>
          <table:table-cell table:style-name="ce24" table:formula="of:=LOOKUP([.J151];[.$K$3:.$K$6];[.$J$3:.$J$6])*[.$G$2]" office:value-type="float" office:value="54775" calcext:value-type="float">
            <text:p>54775</text:p>
          </table:table-cell>
          <table:table-cell table:style-name="ce24" table:formula="of:=[.M150]" office:value-type="float" office:value="18130525" calcext:value-type="float">
            <text:p>18130525</text:p>
          </table:table-cell>
          <table:table-cell table:style-name="ce24" table:formula="of:=[.L151]+[.K151]" office:value-type="float" office:value="18185300" calcext:value-type="float">
            <text:p>18185300</text:p>
          </table:table-cell>
          <table:table-cell table:style-name="ce36" table:formula="of:=[.K151]*12/[.M151]" office:value-type="percentage" office:value="0.036144578313253" calcext:value-type="percentage">
            <text:p>3.6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52]/12" office:value-type="float" office:value="12" calcext:value-type="float">
            <text:p>12</text:p>
          </table:table-cell>
          <table:table-cell table:style-name="ce24" table:formula="of:=[.I151]+1" office:value-type="float" office:value="144" calcext:value-type="float">
            <text:p>144</text:p>
          </table:table-cell>
          <table:table-cell table:style-name="ce24" table:formula="of:=[.I152]*[.$G$2]" office:value-type="float" office:value="631008" calcext:value-type="float">
            <text:p>631008</text:p>
          </table:table-cell>
          <table:table-cell table:style-name="ce24" table:formula="of:=LOOKUP([.J152];[.$K$3:.$K$6];[.$J$3:.$J$6])*[.$G$2]" office:value-type="float" office:value="27387.5" calcext:value-type="float">
            <text:p>27387.5</text:p>
          </table:table-cell>
          <table:table-cell table:style-name="ce24" table:formula="of:=[.M151]" office:value-type="float" office:value="18185300" calcext:value-type="float">
            <text:p>18185300</text:p>
          </table:table-cell>
          <table:table-cell table:style-name="ce24" table:formula="of:=[.L152]+[.K152]" office:value-type="float" office:value="18212687.5" calcext:value-type="float">
            <text:p>18212687.5</text:p>
          </table:table-cell>
          <table:table-cell table:style-name="ce36" table:formula="of:=[.K152]*12/[.M152]" office:value-type="percentage" office:value="0.0180451127819549" calcext:value-type="percentage">
            <text:p>1.8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53]/12" office:value-type="float" office:value="12.0833333333333" calcext:value-type="float">
            <text:p>12.0833333333333</text:p>
          </table:table-cell>
          <table:table-cell table:style-name="ce24" table:formula="of:=[.I152]+1" office:value-type="float" office:value="145" calcext:value-type="float">
            <text:p>145</text:p>
          </table:table-cell>
          <table:table-cell table:style-name="ce24" table:formula="of:=[.I153]*[.$G$2]" office:value-type="float" office:value="635390" calcext:value-type="float">
            <text:p>635390</text:p>
          </table:table-cell>
          <table:table-cell table:style-name="ce24" table:formula="of:=LOOKUP([.J153];[.$K$3:.$K$6];[.$J$3:.$J$6])*[.$G$2]" office:value-type="float" office:value="27387.5" calcext:value-type="float">
            <text:p>27387.5</text:p>
          </table:table-cell>
          <table:table-cell table:style-name="ce24" table:formula="of:=[.M152]" office:value-type="float" office:value="18212687.5" calcext:value-type="float">
            <text:p>18212687.5</text:p>
          </table:table-cell>
          <table:table-cell table:style-name="ce24" table:formula="of:=[.L153]+[.K153]" office:value-type="float" office:value="18240075" calcext:value-type="float">
            <text:p>18240075</text:p>
          </table:table-cell>
          <table:table-cell table:style-name="ce36" table:formula="of:=[.K153]*12/[.M153]" office:value-type="percentage" office:value="0.018018018018018" calcext:value-type="percentage">
            <text:p>1.8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54]/12" office:value-type="float" office:value="12.1666666666667" calcext:value-type="float">
            <text:p>12.1666666666667</text:p>
          </table:table-cell>
          <table:table-cell table:style-name="ce24" table:formula="of:=[.I153]+1" office:value-type="float" office:value="146" calcext:value-type="float">
            <text:p>146</text:p>
          </table:table-cell>
          <table:table-cell table:style-name="ce24" table:formula="of:=[.I154]*[.$G$2]" office:value-type="float" office:value="639772" calcext:value-type="float">
            <text:p>639772</text:p>
          </table:table-cell>
          <table:table-cell table:style-name="ce24" table:formula="of:=LOOKUP([.J154];[.$K$3:.$K$6];[.$J$3:.$J$6])*[.$G$2]" office:value-type="float" office:value="27387.5" calcext:value-type="float">
            <text:p>27387.5</text:p>
          </table:table-cell>
          <table:table-cell table:style-name="ce24" table:formula="of:=[.M153]" office:value-type="float" office:value="18240075" calcext:value-type="float">
            <text:p>18240075</text:p>
          </table:table-cell>
          <table:table-cell table:style-name="ce24" table:formula="of:=[.L154]+[.K154]" office:value-type="float" office:value="18267462.5" calcext:value-type="float">
            <text:p>18267462.5</text:p>
          </table:table-cell>
          <table:table-cell table:style-name="ce36" table:formula="of:=[.K154]*12/[.M154]" office:value-type="percentage" office:value="0.0179910044977511" calcext:value-type="percentage">
            <text:p>1.8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55]/12" office:value-type="float" office:value="12.25" calcext:value-type="float">
            <text:p>12.25</text:p>
          </table:table-cell>
          <table:table-cell table:style-name="ce24" table:formula="of:=[.I154]+1" office:value-type="float" office:value="147" calcext:value-type="float">
            <text:p>147</text:p>
          </table:table-cell>
          <table:table-cell table:style-name="ce24" table:formula="of:=[.I155]*[.$G$2]" office:value-type="float" office:value="644154" calcext:value-type="float">
            <text:p>644154</text:p>
          </table:table-cell>
          <table:table-cell table:style-name="ce24" table:formula="of:=LOOKUP([.J155];[.$K$3:.$K$6];[.$J$3:.$J$6])*[.$G$2]" office:value-type="float" office:value="27387.5" calcext:value-type="float">
            <text:p>27387.5</text:p>
          </table:table-cell>
          <table:table-cell table:style-name="ce24" table:formula="of:=[.M154]" office:value-type="float" office:value="18267462.5" calcext:value-type="float">
            <text:p>18267462.5</text:p>
          </table:table-cell>
          <table:table-cell table:style-name="ce24" table:formula="of:=[.L155]+[.K155]" office:value-type="float" office:value="18294850" calcext:value-type="float">
            <text:p>18294850</text:p>
          </table:table-cell>
          <table:table-cell table:style-name="ce36" table:formula="of:=[.K155]*12/[.M155]" office:value-type="percentage" office:value="0.0179640718562874" calcext:value-type="percentage">
            <text:p>1.8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56]/12" office:value-type="float" office:value="12.3333333333333" calcext:value-type="float">
            <text:p>12.3333333333333</text:p>
          </table:table-cell>
          <table:table-cell table:style-name="ce24" table:formula="of:=[.I155]+1" office:value-type="float" office:value="148" calcext:value-type="float">
            <text:p>148</text:p>
          </table:table-cell>
          <table:table-cell table:style-name="ce24" table:formula="of:=[.I156]*[.$G$2]" office:value-type="float" office:value="648536" calcext:value-type="float">
            <text:p>648536</text:p>
          </table:table-cell>
          <table:table-cell table:style-name="ce24" table:formula="of:=LOOKUP([.J156];[.$K$3:.$K$6];[.$J$3:.$J$6])*[.$G$2]" office:value-type="float" office:value="27387.5" calcext:value-type="float">
            <text:p>27387.5</text:p>
          </table:table-cell>
          <table:table-cell table:style-name="ce24" table:formula="of:=[.M155]" office:value-type="float" office:value="18294850" calcext:value-type="float">
            <text:p>18294850</text:p>
          </table:table-cell>
          <table:table-cell table:style-name="ce24" table:formula="of:=[.L156]+[.K156]" office:value-type="float" office:value="18322237.5" calcext:value-type="float">
            <text:p>18322237.5</text:p>
          </table:table-cell>
          <table:table-cell table:style-name="ce36" table:formula="of:=[.K156]*12/[.M156]" office:value-type="percentage" office:value="0.0179372197309417" calcext:value-type="percentage">
            <text:p>1.7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57]/12" office:value-type="float" office:value="12.4166666666667" calcext:value-type="float">
            <text:p>12.4166666666667</text:p>
          </table:table-cell>
          <table:table-cell table:style-name="ce24" table:formula="of:=[.I156]+1" office:value-type="float" office:value="149" calcext:value-type="float">
            <text:p>149</text:p>
          </table:table-cell>
          <table:table-cell table:style-name="ce24" table:formula="of:=[.I157]*[.$G$2]" office:value-type="float" office:value="652918" calcext:value-type="float">
            <text:p>652918</text:p>
          </table:table-cell>
          <table:table-cell table:style-name="ce24" table:formula="of:=LOOKUP([.J157];[.$K$3:.$K$6];[.$J$3:.$J$6])*[.$G$2]" office:value-type="float" office:value="27387.5" calcext:value-type="float">
            <text:p>27387.5</text:p>
          </table:table-cell>
          <table:table-cell table:style-name="ce24" table:formula="of:=[.M156]" office:value-type="float" office:value="18322237.5" calcext:value-type="float">
            <text:p>18322237.5</text:p>
          </table:table-cell>
          <table:table-cell table:style-name="ce24" table:formula="of:=[.L157]+[.K157]" office:value-type="float" office:value="18349625" calcext:value-type="float">
            <text:p>18349625</text:p>
          </table:table-cell>
          <table:table-cell table:style-name="ce36" table:formula="of:=[.K157]*12/[.M157]" office:value-type="percentage" office:value="0.017910447761194" calcext:value-type="percentage">
            <text:p>1.7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58]/12" office:value-type="float" office:value="12.5" calcext:value-type="float">
            <text:p>12.5</text:p>
          </table:table-cell>
          <table:table-cell table:style-name="ce24" table:formula="of:=[.I157]+1" office:value-type="float" office:value="150" calcext:value-type="float">
            <text:p>150</text:p>
          </table:table-cell>
          <table:table-cell table:style-name="ce24" table:formula="of:=[.I158]*[.$G$2]" office:value-type="float" office:value="657300" calcext:value-type="float">
            <text:p>657300</text:p>
          </table:table-cell>
          <table:table-cell table:style-name="ce24" table:formula="of:=LOOKUP([.J158];[.$K$3:.$K$6];[.$J$3:.$J$6])*[.$G$2]" office:value-type="float" office:value="27387.5" calcext:value-type="float">
            <text:p>27387.5</text:p>
          </table:table-cell>
          <table:table-cell table:style-name="ce24" table:formula="of:=[.M157]" office:value-type="float" office:value="18349625" calcext:value-type="float">
            <text:p>18349625</text:p>
          </table:table-cell>
          <table:table-cell table:style-name="ce24" table:formula="of:=[.L158]+[.K158]" office:value-type="float" office:value="18377012.5" calcext:value-type="float">
            <text:p>18377012.5</text:p>
          </table:table-cell>
          <table:table-cell table:style-name="ce36" table:formula="of:=[.K158]*12/[.M158]" office:value-type="percentage" office:value="0.0178837555886736" calcext:value-type="percentage">
            <text:p>1.7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59]/12" office:value-type="float" office:value="12.5833333333333" calcext:value-type="float">
            <text:p>12.5833333333333</text:p>
          </table:table-cell>
          <table:table-cell table:style-name="ce24" table:formula="of:=[.I158]+1" office:value-type="float" office:value="151" calcext:value-type="float">
            <text:p>151</text:p>
          </table:table-cell>
          <table:table-cell table:style-name="ce24" table:formula="of:=[.I159]*[.$G$2]" office:value-type="float" office:value="661682" calcext:value-type="float">
            <text:p>661682</text:p>
          </table:table-cell>
          <table:table-cell table:style-name="ce24" table:formula="of:=LOOKUP([.J159];[.$K$3:.$K$6];[.$J$3:.$J$6])*[.$G$2]" office:value-type="float" office:value="27387.5" calcext:value-type="float">
            <text:p>27387.5</text:p>
          </table:table-cell>
          <table:table-cell table:style-name="ce24" table:formula="of:=[.M158]" office:value-type="float" office:value="18377012.5" calcext:value-type="float">
            <text:p>18377012.5</text:p>
          </table:table-cell>
          <table:table-cell table:style-name="ce24" table:formula="of:=[.L159]+[.K159]" office:value-type="float" office:value="18404400" calcext:value-type="float">
            <text:p>18404400</text:p>
          </table:table-cell>
          <table:table-cell table:style-name="ce36" table:formula="of:=[.K159]*12/[.M159]" office:value-type="percentage" office:value="0.0178571428571429" calcext:value-type="percentage">
            <text:p>1.7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60]/12" office:value-type="float" office:value="12.6666666666667" calcext:value-type="float">
            <text:p>12.6666666666667</text:p>
          </table:table-cell>
          <table:table-cell table:style-name="ce24" table:formula="of:=[.I159]+1" office:value-type="float" office:value="152" calcext:value-type="float">
            <text:p>152</text:p>
          </table:table-cell>
          <table:table-cell table:style-name="ce24" table:formula="of:=[.I160]*[.$G$2]" office:value-type="float" office:value="666064" calcext:value-type="float">
            <text:p>666064</text:p>
          </table:table-cell>
          <table:table-cell table:style-name="ce24" table:formula="of:=LOOKUP([.J160];[.$K$3:.$K$6];[.$J$3:.$J$6])*[.$G$2]" office:value-type="float" office:value="27387.5" calcext:value-type="float">
            <text:p>27387.5</text:p>
          </table:table-cell>
          <table:table-cell table:style-name="ce24" table:formula="of:=[.M159]" office:value-type="float" office:value="18404400" calcext:value-type="float">
            <text:p>18404400</text:p>
          </table:table-cell>
          <table:table-cell table:style-name="ce24" table:formula="of:=[.L160]+[.K160]" office:value-type="float" office:value="18431787.5" calcext:value-type="float">
            <text:p>18431787.5</text:p>
          </table:table-cell>
          <table:table-cell table:style-name="ce36" table:formula="of:=[.K160]*12/[.M160]" office:value-type="percentage" office:value="0.0178306092124814" calcext:value-type="percentage">
            <text:p>1.7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61]/12" office:value-type="float" office:value="12.75" calcext:value-type="float">
            <text:p>12.75</text:p>
          </table:table-cell>
          <table:table-cell table:style-name="ce24" table:formula="of:=[.I160]+1" office:value-type="float" office:value="153" calcext:value-type="float">
            <text:p>153</text:p>
          </table:table-cell>
          <table:table-cell table:style-name="ce24" table:formula="of:=[.I161]*[.$G$2]" office:value-type="float" office:value="670446" calcext:value-type="float">
            <text:p>670446</text:p>
          </table:table-cell>
          <table:table-cell table:style-name="ce24" table:formula="of:=LOOKUP([.J161];[.$K$3:.$K$6];[.$J$3:.$J$6])*[.$G$2]" office:value-type="float" office:value="27387.5" calcext:value-type="float">
            <text:p>27387.5</text:p>
          </table:table-cell>
          <table:table-cell table:style-name="ce24" table:formula="of:=[.M160]" office:value-type="float" office:value="18431787.5" calcext:value-type="float">
            <text:p>18431787.5</text:p>
          </table:table-cell>
          <table:table-cell table:style-name="ce24" table:formula="of:=[.L161]+[.K161]" office:value-type="float" office:value="18459175" calcext:value-type="float">
            <text:p>18459175</text:p>
          </table:table-cell>
          <table:table-cell table:style-name="ce36" table:formula="of:=[.K161]*12/[.M161]" office:value-type="percentage" office:value="0.0178041543026706" calcext:value-type="percentage">
            <text:p>1.7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62]/12" office:value-type="float" office:value="12.8333333333333" calcext:value-type="float">
            <text:p>12.8333333333333</text:p>
          </table:table-cell>
          <table:table-cell table:style-name="ce24" table:formula="of:=[.I161]+1" office:value-type="float" office:value="154" calcext:value-type="float">
            <text:p>154</text:p>
          </table:table-cell>
          <table:table-cell table:style-name="ce24" table:formula="of:=[.I162]*[.$G$2]" office:value-type="float" office:value="674828" calcext:value-type="float">
            <text:p>674828</text:p>
          </table:table-cell>
          <table:table-cell table:style-name="ce24" table:formula="of:=LOOKUP([.J162];[.$K$3:.$K$6];[.$J$3:.$J$6])*[.$G$2]" office:value-type="float" office:value="27387.5" calcext:value-type="float">
            <text:p>27387.5</text:p>
          </table:table-cell>
          <table:table-cell table:style-name="ce24" table:formula="of:=[.M161]" office:value-type="float" office:value="18459175" calcext:value-type="float">
            <text:p>18459175</text:p>
          </table:table-cell>
          <table:table-cell table:style-name="ce24" table:formula="of:=[.L162]+[.K162]" office:value-type="float" office:value="18486562.5" calcext:value-type="float">
            <text:p>18486562.5</text:p>
          </table:table-cell>
          <table:table-cell table:style-name="ce36" table:formula="of:=[.K162]*12/[.M162]" office:value-type="percentage" office:value="0.0177777777777778" calcext:value-type="percentage">
            <text:p>1.7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63]/12" office:value-type="float" office:value="12.9166666666667" calcext:value-type="float">
            <text:p>12.9166666666667</text:p>
          </table:table-cell>
          <table:table-cell table:style-name="ce24" table:formula="of:=[.I162]+1" office:value-type="float" office:value="155" calcext:value-type="float">
            <text:p>155</text:p>
          </table:table-cell>
          <table:table-cell table:style-name="ce24" table:formula="of:=[.I163]*[.$G$2]" office:value-type="float" office:value="679210" calcext:value-type="float">
            <text:p>679210</text:p>
          </table:table-cell>
          <table:table-cell table:style-name="ce24" table:formula="of:=LOOKUP([.J163];[.$K$3:.$K$6];[.$J$3:.$J$6])*[.$G$2]" office:value-type="float" office:value="27387.5" calcext:value-type="float">
            <text:p>27387.5</text:p>
          </table:table-cell>
          <table:table-cell table:style-name="ce24" table:formula="of:=[.M162]" office:value-type="float" office:value="18486562.5" calcext:value-type="float">
            <text:p>18486562.5</text:p>
          </table:table-cell>
          <table:table-cell table:style-name="ce24" table:formula="of:=[.L163]+[.K163]" office:value-type="float" office:value="18513950" calcext:value-type="float">
            <text:p>18513950</text:p>
          </table:table-cell>
          <table:table-cell table:style-name="ce36" table:formula="of:=[.K163]*12/[.M163]" office:value-type="percentage" office:value="0.0177514792899408" calcext:value-type="percentage">
            <text:p>1.7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64]/12" office:value-type="float" office:value="13" calcext:value-type="float">
            <text:p>13</text:p>
          </table:table-cell>
          <table:table-cell table:style-name="ce24" table:formula="of:=[.I163]+1" office:value-type="float" office:value="156" calcext:value-type="float">
            <text:p>156</text:p>
          </table:table-cell>
          <table:table-cell table:style-name="ce24" table:formula="of:=[.I164]*[.$G$2]" office:value-type="float" office:value="683592" calcext:value-type="float">
            <text:p>683592</text:p>
          </table:table-cell>
          <table:table-cell table:style-name="ce24" table:formula="of:=LOOKUP([.J164];[.$K$3:.$K$6];[.$J$3:.$J$6])*[.$G$2]" office:value-type="float" office:value="27387.5" calcext:value-type="float">
            <text:p>27387.5</text:p>
          </table:table-cell>
          <table:table-cell table:style-name="ce24" table:formula="of:=[.M163]" office:value-type="float" office:value="18513950" calcext:value-type="float">
            <text:p>18513950</text:p>
          </table:table-cell>
          <table:table-cell table:style-name="ce24" table:formula="of:=[.L164]+[.K164]" office:value-type="float" office:value="18541337.5" calcext:value-type="float">
            <text:p>18541337.5</text:p>
          </table:table-cell>
          <table:table-cell table:style-name="ce36" table:formula="of:=[.K164]*12/[.M164]" office:value-type="percentage" office:value="0.017725258493353" calcext:value-type="percentage">
            <text:p>1.7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65]/12" office:value-type="float" office:value="13.0833333333333" calcext:value-type="float">
            <text:p>13.0833333333333</text:p>
          </table:table-cell>
          <table:table-cell table:style-name="ce24" table:formula="of:=[.I164]+1" office:value-type="float" office:value="157" calcext:value-type="float">
            <text:p>157</text:p>
          </table:table-cell>
          <table:table-cell table:style-name="ce24" table:formula="of:=[.I165]*[.$G$2]" office:value-type="float" office:value="687974" calcext:value-type="float">
            <text:p>687974</text:p>
          </table:table-cell>
          <table:table-cell table:style-name="ce24" table:formula="of:=LOOKUP([.J165];[.$K$3:.$K$6];[.$J$3:.$J$6])*[.$G$2]" office:value-type="float" office:value="27387.5" calcext:value-type="float">
            <text:p>27387.5</text:p>
          </table:table-cell>
          <table:table-cell table:style-name="ce24" table:formula="of:=[.M164]" office:value-type="float" office:value="18541337.5" calcext:value-type="float">
            <text:p>18541337.5</text:p>
          </table:table-cell>
          <table:table-cell table:style-name="ce24" table:formula="of:=[.L165]+[.K165]" office:value-type="float" office:value="18568725" calcext:value-type="float">
            <text:p>18568725</text:p>
          </table:table-cell>
          <table:table-cell table:style-name="ce36" table:formula="of:=[.K165]*12/[.M165]" office:value-type="percentage" office:value="0.0176991150442478" calcext:value-type="percentage">
            <text:p>1.7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66]/12" office:value-type="float" office:value="13.1666666666667" calcext:value-type="float">
            <text:p>13.1666666666667</text:p>
          </table:table-cell>
          <table:table-cell table:style-name="ce24" table:formula="of:=[.I165]+1" office:value-type="float" office:value="158" calcext:value-type="float">
            <text:p>158</text:p>
          </table:table-cell>
          <table:table-cell table:style-name="ce24" table:formula="of:=[.I166]*[.$G$2]" office:value-type="float" office:value="692356" calcext:value-type="float">
            <text:p>692356</text:p>
          </table:table-cell>
          <table:table-cell table:style-name="ce24" table:formula="of:=LOOKUP([.J166];[.$K$3:.$K$6];[.$J$3:.$J$6])*[.$G$2]" office:value-type="float" office:value="27387.5" calcext:value-type="float">
            <text:p>27387.5</text:p>
          </table:table-cell>
          <table:table-cell table:style-name="ce24" table:formula="of:=[.M165]" office:value-type="float" office:value="18568725" calcext:value-type="float">
            <text:p>18568725</text:p>
          </table:table-cell>
          <table:table-cell table:style-name="ce24" table:formula="of:=[.L166]+[.K166]" office:value-type="float" office:value="18596112.5" calcext:value-type="float">
            <text:p>18596112.5</text:p>
          </table:table-cell>
          <table:table-cell table:style-name="ce36" table:formula="of:=[.K166]*12/[.M166]" office:value-type="percentage" office:value="0.0176730486008837" calcext:value-type="percentage">
            <text:p>1.7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67]/12" office:value-type="float" office:value="13.25" calcext:value-type="float">
            <text:p>13.25</text:p>
          </table:table-cell>
          <table:table-cell table:style-name="ce24" table:formula="of:=[.I166]+1" office:value-type="float" office:value="159" calcext:value-type="float">
            <text:p>159</text:p>
          </table:table-cell>
          <table:table-cell table:style-name="ce24" table:formula="of:=[.I167]*[.$G$2]" office:value-type="float" office:value="696738" calcext:value-type="float">
            <text:p>696738</text:p>
          </table:table-cell>
          <table:table-cell table:style-name="ce24" table:formula="of:=LOOKUP([.J167];[.$K$3:.$K$6];[.$J$3:.$J$6])*[.$G$2]" office:value-type="float" office:value="27387.5" calcext:value-type="float">
            <text:p>27387.5</text:p>
          </table:table-cell>
          <table:table-cell table:style-name="ce24" table:formula="of:=[.M166]" office:value-type="float" office:value="18596112.5" calcext:value-type="float">
            <text:p>18596112.5</text:p>
          </table:table-cell>
          <table:table-cell table:style-name="ce24" table:formula="of:=[.L167]+[.K167]" office:value-type="float" office:value="18623500" calcext:value-type="float">
            <text:p>18623500</text:p>
          </table:table-cell>
          <table:table-cell table:style-name="ce36" table:formula="of:=[.K167]*12/[.M167]" office:value-type="percentage" office:value="0.0176470588235294" calcext:value-type="percentage">
            <text:p>1.7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68]/12" office:value-type="float" office:value="13.3333333333333" calcext:value-type="float">
            <text:p>13.3333333333333</text:p>
          </table:table-cell>
          <table:table-cell table:style-name="ce24" table:formula="of:=[.I167]+1" office:value-type="float" office:value="160" calcext:value-type="float">
            <text:p>160</text:p>
          </table:table-cell>
          <table:table-cell table:style-name="ce24" table:formula="of:=[.I168]*[.$G$2]" office:value-type="float" office:value="701120" calcext:value-type="float">
            <text:p>701120</text:p>
          </table:table-cell>
          <table:table-cell table:style-name="ce24" table:formula="of:=LOOKUP([.J168];[.$K$3:.$K$6];[.$J$3:.$J$6])*[.$G$2]" office:value-type="float" office:value="27387.5" calcext:value-type="float">
            <text:p>27387.5</text:p>
          </table:table-cell>
          <table:table-cell table:style-name="ce24" table:formula="of:=[.M167]" office:value-type="float" office:value="18623500" calcext:value-type="float">
            <text:p>18623500</text:p>
          </table:table-cell>
          <table:table-cell table:style-name="ce24" table:formula="of:=[.L168]+[.K168]" office:value-type="float" office:value="18650887.5" calcext:value-type="float">
            <text:p>18650887.5</text:p>
          </table:table-cell>
          <table:table-cell table:style-name="ce36" table:formula="of:=[.K168]*12/[.M168]" office:value-type="percentage" office:value="0.0176211453744493" calcext:value-type="percentage">
            <text:p>1.7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69]/12" office:value-type="float" office:value="13.4166666666667" calcext:value-type="float">
            <text:p>13.4166666666667</text:p>
          </table:table-cell>
          <table:table-cell table:style-name="ce24" table:formula="of:=[.I168]+1" office:value-type="float" office:value="161" calcext:value-type="float">
            <text:p>161</text:p>
          </table:table-cell>
          <table:table-cell table:style-name="ce24" table:formula="of:=[.I169]*[.$G$2]" office:value-type="float" office:value="705502" calcext:value-type="float">
            <text:p>705502</text:p>
          </table:table-cell>
          <table:table-cell table:style-name="ce24" table:formula="of:=LOOKUP([.J169];[.$K$3:.$K$6];[.$J$3:.$J$6])*[.$G$2]" office:value-type="float" office:value="27387.5" calcext:value-type="float">
            <text:p>27387.5</text:p>
          </table:table-cell>
          <table:table-cell table:style-name="ce24" table:formula="of:=[.M168]" office:value-type="float" office:value="18650887.5" calcext:value-type="float">
            <text:p>18650887.5</text:p>
          </table:table-cell>
          <table:table-cell table:style-name="ce24" table:formula="of:=[.L169]+[.K169]" office:value-type="float" office:value="18678275" calcext:value-type="float">
            <text:p>18678275</text:p>
          </table:table-cell>
          <table:table-cell table:style-name="ce36" table:formula="of:=[.K169]*12/[.M169]" office:value-type="percentage" office:value="0.0175953079178886" calcext:value-type="percentage">
            <text:p>1.7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70]/12" office:value-type="float" office:value="13.5" calcext:value-type="float">
            <text:p>13.5</text:p>
          </table:table-cell>
          <table:table-cell table:style-name="ce24" table:formula="of:=[.I169]+1" office:value-type="float" office:value="162" calcext:value-type="float">
            <text:p>162</text:p>
          </table:table-cell>
          <table:table-cell table:style-name="ce24" table:formula="of:=[.I170]*[.$G$2]" office:value-type="float" office:value="709884" calcext:value-type="float">
            <text:p>709884</text:p>
          </table:table-cell>
          <table:table-cell table:style-name="ce24" table:formula="of:=LOOKUP([.J170];[.$K$3:.$K$6];[.$J$3:.$J$6])*[.$G$2]" office:value-type="float" office:value="27387.5" calcext:value-type="float">
            <text:p>27387.5</text:p>
          </table:table-cell>
          <table:table-cell table:style-name="ce24" table:formula="of:=[.M169]" office:value-type="float" office:value="18678275" calcext:value-type="float">
            <text:p>18678275</text:p>
          </table:table-cell>
          <table:table-cell table:style-name="ce24" table:formula="of:=[.L170]+[.K170]" office:value-type="float" office:value="18705662.5" calcext:value-type="float">
            <text:p>18705662.5</text:p>
          </table:table-cell>
          <table:table-cell table:style-name="ce36" table:formula="of:=[.K170]*12/[.M170]" office:value-type="percentage" office:value="0.0175695461200586" calcext:value-type="percentage">
            <text:p>1.7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71]/12" office:value-type="float" office:value="13.5833333333333" calcext:value-type="float">
            <text:p>13.5833333333333</text:p>
          </table:table-cell>
          <table:table-cell table:style-name="ce24" table:formula="of:=[.I170]+1" office:value-type="float" office:value="163" calcext:value-type="float">
            <text:p>163</text:p>
          </table:table-cell>
          <table:table-cell table:style-name="ce24" table:formula="of:=[.I171]*[.$G$2]" office:value-type="float" office:value="714266" calcext:value-type="float">
            <text:p>714266</text:p>
          </table:table-cell>
          <table:table-cell table:style-name="ce24" table:formula="of:=LOOKUP([.J171];[.$K$3:.$K$6];[.$J$3:.$J$6])*[.$G$2]" office:value-type="float" office:value="27387.5" calcext:value-type="float">
            <text:p>27387.5</text:p>
          </table:table-cell>
          <table:table-cell table:style-name="ce24" table:formula="of:=[.M170]" office:value-type="float" office:value="18705662.5" calcext:value-type="float">
            <text:p>18705662.5</text:p>
          </table:table-cell>
          <table:table-cell table:style-name="ce24" table:formula="of:=[.L171]+[.K171]" office:value-type="float" office:value="18733050" calcext:value-type="float">
            <text:p>18733050</text:p>
          </table:table-cell>
          <table:table-cell table:style-name="ce36" table:formula="of:=[.K171]*12/[.M171]" office:value-type="percentage" office:value="0.0175438596491228" calcext:value-type="percentage">
            <text:p>1.7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72]/12" office:value-type="float" office:value="13.6666666666667" calcext:value-type="float">
            <text:p>13.6666666666667</text:p>
          </table:table-cell>
          <table:table-cell table:style-name="ce24" table:formula="of:=[.I171]+1" office:value-type="float" office:value="164" calcext:value-type="float">
            <text:p>164</text:p>
          </table:table-cell>
          <table:table-cell table:style-name="ce24" table:formula="of:=[.I172]*[.$G$2]" office:value-type="float" office:value="718648" calcext:value-type="float">
            <text:p>718648</text:p>
          </table:table-cell>
          <table:table-cell table:style-name="ce24" table:formula="of:=LOOKUP([.J172];[.$K$3:.$K$6];[.$J$3:.$J$6])*[.$G$2]" office:value-type="float" office:value="27387.5" calcext:value-type="float">
            <text:p>27387.5</text:p>
          </table:table-cell>
          <table:table-cell table:style-name="ce24" table:formula="of:=[.M171]" office:value-type="float" office:value="18733050" calcext:value-type="float">
            <text:p>18733050</text:p>
          </table:table-cell>
          <table:table-cell table:style-name="ce24" table:formula="of:=[.L172]+[.K172]" office:value-type="float" office:value="18760437.5" calcext:value-type="float">
            <text:p>18760437.5</text:p>
          </table:table-cell>
          <table:table-cell table:style-name="ce36" table:formula="of:=[.K172]*12/[.M172]" office:value-type="percentage" office:value="0.0175182481751825" calcext:value-type="percentage">
            <text:p>1.7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73]/12" office:value-type="float" office:value="13.75" calcext:value-type="float">
            <text:p>13.75</text:p>
          </table:table-cell>
          <table:table-cell table:style-name="ce24" table:formula="of:=[.I172]+1" office:value-type="float" office:value="165" calcext:value-type="float">
            <text:p>165</text:p>
          </table:table-cell>
          <table:table-cell table:style-name="ce24" table:formula="of:=[.I173]*[.$G$2]" office:value-type="float" office:value="723030" calcext:value-type="float">
            <text:p>723030</text:p>
          </table:table-cell>
          <table:table-cell table:style-name="ce24" table:formula="of:=LOOKUP([.J173];[.$K$3:.$K$6];[.$J$3:.$J$6])*[.$G$2]" office:value-type="float" office:value="27387.5" calcext:value-type="float">
            <text:p>27387.5</text:p>
          </table:table-cell>
          <table:table-cell table:style-name="ce24" table:formula="of:=[.M172]" office:value-type="float" office:value="18760437.5" calcext:value-type="float">
            <text:p>18760437.5</text:p>
          </table:table-cell>
          <table:table-cell table:style-name="ce24" table:formula="of:=[.L173]+[.K173]" office:value-type="float" office:value="18787825" calcext:value-type="float">
            <text:p>18787825</text:p>
          </table:table-cell>
          <table:table-cell table:style-name="ce36" table:formula="of:=[.K173]*12/[.M173]" office:value-type="percentage" office:value="0.0174927113702624" calcext:value-type="percentage">
            <text:p>1.7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74]/12" office:value-type="float" office:value="13.8333333333333" calcext:value-type="float">
            <text:p>13.8333333333333</text:p>
          </table:table-cell>
          <table:table-cell table:style-name="ce24" table:formula="of:=[.I173]+1" office:value-type="float" office:value="166" calcext:value-type="float">
            <text:p>166</text:p>
          </table:table-cell>
          <table:table-cell table:style-name="ce24" table:formula="of:=[.I174]*[.$G$2]" office:value-type="float" office:value="727412" calcext:value-type="float">
            <text:p>727412</text:p>
          </table:table-cell>
          <table:table-cell table:style-name="ce24" table:formula="of:=LOOKUP([.J174];[.$K$3:.$K$6];[.$J$3:.$J$6])*[.$G$2]" office:value-type="float" office:value="27387.5" calcext:value-type="float">
            <text:p>27387.5</text:p>
          </table:table-cell>
          <table:table-cell table:style-name="ce24" table:formula="of:=[.M173]" office:value-type="float" office:value="18787825" calcext:value-type="float">
            <text:p>18787825</text:p>
          </table:table-cell>
          <table:table-cell table:style-name="ce24" table:formula="of:=[.L174]+[.K174]" office:value-type="float" office:value="18815212.5" calcext:value-type="float">
            <text:p>18815212.5</text:p>
          </table:table-cell>
          <table:table-cell table:style-name="ce36" table:formula="of:=[.K174]*12/[.M174]" office:value-type="percentage" office:value="0.0174672489082969" calcext:value-type="percentage">
            <text:p>1.7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75]/12" office:value-type="float" office:value="13.9166666666667" calcext:value-type="float">
            <text:p>13.9166666666667</text:p>
          </table:table-cell>
          <table:table-cell table:style-name="ce24" table:formula="of:=[.I174]+1" office:value-type="float" office:value="167" calcext:value-type="float">
            <text:p>167</text:p>
          </table:table-cell>
          <table:table-cell table:style-name="ce24" table:formula="of:=[.I175]*[.$G$2]" office:value-type="float" office:value="731794" calcext:value-type="float">
            <text:p>731794</text:p>
          </table:table-cell>
          <table:table-cell table:style-name="ce24" table:formula="of:=LOOKUP([.J175];[.$K$3:.$K$6];[.$J$3:.$J$6])*[.$G$2]" office:value-type="float" office:value="27387.5" calcext:value-type="float">
            <text:p>27387.5</text:p>
          </table:table-cell>
          <table:table-cell table:style-name="ce24" table:formula="of:=[.M174]" office:value-type="float" office:value="18815212.5" calcext:value-type="float">
            <text:p>18815212.5</text:p>
          </table:table-cell>
          <table:table-cell table:style-name="ce24" table:formula="of:=[.L175]+[.K175]" office:value-type="float" office:value="18842600" calcext:value-type="float">
            <text:p>18842600</text:p>
          </table:table-cell>
          <table:table-cell table:style-name="ce36" table:formula="of:=[.K175]*12/[.M175]" office:value-type="percentage" office:value="0.0174418604651163" calcext:value-type="percentage">
            <text:p>1.7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76]/12" office:value-type="float" office:value="14" calcext:value-type="float">
            <text:p>14</text:p>
          </table:table-cell>
          <table:table-cell table:style-name="ce24" table:formula="of:=[.I175]+1" office:value-type="float" office:value="168" calcext:value-type="float">
            <text:p>168</text:p>
          </table:table-cell>
          <table:table-cell table:style-name="ce24" table:formula="of:=[.I176]*[.$G$2]" office:value-type="float" office:value="736176" calcext:value-type="float">
            <text:p>736176</text:p>
          </table:table-cell>
          <table:table-cell table:style-name="ce24" table:formula="of:=LOOKUP([.J176];[.$K$3:.$K$6];[.$J$3:.$J$6])*[.$G$2]" office:value-type="float" office:value="27387.5" calcext:value-type="float">
            <text:p>27387.5</text:p>
          </table:table-cell>
          <table:table-cell table:style-name="ce24" table:formula="of:=[.M175]" office:value-type="float" office:value="18842600" calcext:value-type="float">
            <text:p>18842600</text:p>
          </table:table-cell>
          <table:table-cell table:style-name="ce24" table:formula="of:=[.L176]+[.K176]" office:value-type="float" office:value="18869987.5" calcext:value-type="float">
            <text:p>18869987.5</text:p>
          </table:table-cell>
          <table:table-cell table:style-name="ce36" table:formula="of:=[.K176]*12/[.M176]" office:value-type="percentage" office:value="0.0174165457184325" calcext:value-type="percentage">
            <text:p>1.7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77]/12" office:value-type="float" office:value="14.0833333333333" calcext:value-type="float">
            <text:p>14.0833333333333</text:p>
          </table:table-cell>
          <table:table-cell table:style-name="ce24" table:formula="of:=[.I176]+1" office:value-type="float" office:value="169" calcext:value-type="float">
            <text:p>169</text:p>
          </table:table-cell>
          <table:table-cell table:style-name="ce24" table:formula="of:=[.I177]*[.$G$2]" office:value-type="float" office:value="740558" calcext:value-type="float">
            <text:p>740558</text:p>
          </table:table-cell>
          <table:table-cell table:style-name="ce24" table:formula="of:=LOOKUP([.J177];[.$K$3:.$K$6];[.$J$3:.$J$6])*[.$G$2]" office:value-type="float" office:value="27387.5" calcext:value-type="float">
            <text:p>27387.5</text:p>
          </table:table-cell>
          <table:table-cell table:style-name="ce24" table:formula="of:=[.M176]" office:value-type="float" office:value="18869987.5" calcext:value-type="float">
            <text:p>18869987.5</text:p>
          </table:table-cell>
          <table:table-cell table:style-name="ce24" table:formula="of:=[.L177]+[.K177]" office:value-type="float" office:value="18897375" calcext:value-type="float">
            <text:p>18897375</text:p>
          </table:table-cell>
          <table:table-cell table:style-name="ce36" table:formula="of:=[.K177]*12/[.M177]" office:value-type="percentage" office:value="0.0173913043478261" calcext:value-type="percentage">
            <text:p>1.7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78]/12" office:value-type="float" office:value="14.1666666666667" calcext:value-type="float">
            <text:p>14.1666666666667</text:p>
          </table:table-cell>
          <table:table-cell table:style-name="ce24" table:formula="of:=[.I177]+1" office:value-type="float" office:value="170" calcext:value-type="float">
            <text:p>170</text:p>
          </table:table-cell>
          <table:table-cell table:style-name="ce24" table:formula="of:=[.I178]*[.$G$2]" office:value-type="float" office:value="744940" calcext:value-type="float">
            <text:p>744940</text:p>
          </table:table-cell>
          <table:table-cell table:style-name="ce24" table:formula="of:=LOOKUP([.J178];[.$K$3:.$K$6];[.$J$3:.$J$6])*[.$G$2]" office:value-type="float" office:value="27387.5" calcext:value-type="float">
            <text:p>27387.5</text:p>
          </table:table-cell>
          <table:table-cell table:style-name="ce24" table:formula="of:=[.M177]" office:value-type="float" office:value="18897375" calcext:value-type="float">
            <text:p>18897375</text:p>
          </table:table-cell>
          <table:table-cell table:style-name="ce24" table:formula="of:=[.L178]+[.K178]" office:value-type="float" office:value="18924762.5" calcext:value-type="float">
            <text:p>18924762.5</text:p>
          </table:table-cell>
          <table:table-cell table:style-name="ce36" table:formula="of:=[.K178]*12/[.M178]" office:value-type="percentage" office:value="0.0173661360347323" calcext:value-type="percentage">
            <text:p>1.7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79]/12" office:value-type="float" office:value="14.25" calcext:value-type="float">
            <text:p>14.25</text:p>
          </table:table-cell>
          <table:table-cell table:style-name="ce24" table:formula="of:=[.I178]+1" office:value-type="float" office:value="171" calcext:value-type="float">
            <text:p>171</text:p>
          </table:table-cell>
          <table:table-cell table:style-name="ce24" table:formula="of:=[.I179]*[.$G$2]" office:value-type="float" office:value="749322" calcext:value-type="float">
            <text:p>749322</text:p>
          </table:table-cell>
          <table:table-cell table:style-name="ce24" table:formula="of:=LOOKUP([.J179];[.$K$3:.$K$6];[.$J$3:.$J$6])*[.$G$2]" office:value-type="float" office:value="27387.5" calcext:value-type="float">
            <text:p>27387.5</text:p>
          </table:table-cell>
          <table:table-cell table:style-name="ce24" table:formula="of:=[.M178]" office:value-type="float" office:value="18924762.5" calcext:value-type="float">
            <text:p>18924762.5</text:p>
          </table:table-cell>
          <table:table-cell table:style-name="ce24" table:formula="of:=[.L179]+[.K179]" office:value-type="float" office:value="18952150" calcext:value-type="float">
            <text:p>18952150</text:p>
          </table:table-cell>
          <table:table-cell table:style-name="ce36" table:formula="of:=[.K179]*12/[.M179]" office:value-type="percentage" office:value="0.0173410404624277" calcext:value-type="percentage">
            <text:p>1.7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80]/12" office:value-type="float" office:value="14.3333333333333" calcext:value-type="float">
            <text:p>14.3333333333333</text:p>
          </table:table-cell>
          <table:table-cell table:style-name="ce24" table:formula="of:=[.I179]+1" office:value-type="float" office:value="172" calcext:value-type="float">
            <text:p>172</text:p>
          </table:table-cell>
          <table:table-cell table:style-name="ce24" table:formula="of:=[.I180]*[.$G$2]" office:value-type="float" office:value="753704" calcext:value-type="float">
            <text:p>753704</text:p>
          </table:table-cell>
          <table:table-cell table:style-name="ce24" table:formula="of:=LOOKUP([.J180];[.$K$3:.$K$6];[.$J$3:.$J$6])*[.$G$2]" office:value-type="float" office:value="27387.5" calcext:value-type="float">
            <text:p>27387.5</text:p>
          </table:table-cell>
          <table:table-cell table:style-name="ce24" table:formula="of:=[.M179]" office:value-type="float" office:value="18952150" calcext:value-type="float">
            <text:p>18952150</text:p>
          </table:table-cell>
          <table:table-cell table:style-name="ce24" table:formula="of:=[.L180]+[.K180]" office:value-type="float" office:value="18979537.5" calcext:value-type="float">
            <text:p>18979537.5</text:p>
          </table:table-cell>
          <table:table-cell table:style-name="ce36" table:formula="of:=[.K180]*12/[.M180]" office:value-type="percentage" office:value="0.0173160173160173" calcext:value-type="percentage">
            <text:p>1.7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81]/12" office:value-type="float" office:value="14.4166666666667" calcext:value-type="float">
            <text:p>14.4166666666667</text:p>
          </table:table-cell>
          <table:table-cell table:style-name="ce24" table:formula="of:=[.I180]+1" office:value-type="float" office:value="173" calcext:value-type="float">
            <text:p>173</text:p>
          </table:table-cell>
          <table:table-cell table:style-name="ce24" table:formula="of:=[.I181]*[.$G$2]" office:value-type="float" office:value="758086" calcext:value-type="float">
            <text:p>758086</text:p>
          </table:table-cell>
          <table:table-cell table:style-name="ce24" table:formula="of:=LOOKUP([.J181];[.$K$3:.$K$6];[.$J$3:.$J$6])*[.$G$2]" office:value-type="float" office:value="27387.5" calcext:value-type="float">
            <text:p>27387.5</text:p>
          </table:table-cell>
          <table:table-cell table:style-name="ce24" table:formula="of:=[.M180]" office:value-type="float" office:value="18979537.5" calcext:value-type="float">
            <text:p>18979537.5</text:p>
          </table:table-cell>
          <table:table-cell table:style-name="ce24" table:formula="of:=[.L181]+[.K181]" office:value-type="float" office:value="19006925" calcext:value-type="float">
            <text:p>19006925</text:p>
          </table:table-cell>
          <table:table-cell table:style-name="ce36" table:formula="of:=[.K181]*12/[.M181]" office:value-type="percentage" office:value="0.0172910662824208" calcext:value-type="percentage">
            <text:p>1.7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82]/12" office:value-type="float" office:value="14.5" calcext:value-type="float">
            <text:p>14.5</text:p>
          </table:table-cell>
          <table:table-cell table:style-name="ce24" table:formula="of:=[.I181]+1" office:value-type="float" office:value="174" calcext:value-type="float">
            <text:p>174</text:p>
          </table:table-cell>
          <table:table-cell table:style-name="ce24" table:formula="of:=[.I182]*[.$G$2]" office:value-type="float" office:value="762468" calcext:value-type="float">
            <text:p>762468</text:p>
          </table:table-cell>
          <table:table-cell table:style-name="ce24" table:formula="of:=LOOKUP([.J182];[.$K$3:.$K$6];[.$J$3:.$J$6])*[.$G$2]" office:value-type="float" office:value="27387.5" calcext:value-type="float">
            <text:p>27387.5</text:p>
          </table:table-cell>
          <table:table-cell table:style-name="ce24" table:formula="of:=[.M181]" office:value-type="float" office:value="19006925" calcext:value-type="float">
            <text:p>19006925</text:p>
          </table:table-cell>
          <table:table-cell table:style-name="ce24" table:formula="of:=[.L182]+[.K182]" office:value-type="float" office:value="19034312.5" calcext:value-type="float">
            <text:p>19034312.5</text:p>
          </table:table-cell>
          <table:table-cell table:style-name="ce36" table:formula="of:=[.K182]*12/[.M182]" office:value-type="percentage" office:value="0.0172661870503597" calcext:value-type="percentage">
            <text:p>1.7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83]/12" office:value-type="float" office:value="14.5833333333333" calcext:value-type="float">
            <text:p>14.5833333333333</text:p>
          </table:table-cell>
          <table:table-cell table:style-name="ce24" table:formula="of:=[.I182]+1" office:value-type="float" office:value="175" calcext:value-type="float">
            <text:p>175</text:p>
          </table:table-cell>
          <table:table-cell table:style-name="ce24" table:formula="of:=[.I183]*[.$G$2]" office:value-type="float" office:value="766850" calcext:value-type="float">
            <text:p>766850</text:p>
          </table:table-cell>
          <table:table-cell table:style-name="ce24" table:formula="of:=LOOKUP([.J183];[.$K$3:.$K$6];[.$J$3:.$J$6])*[.$G$2]" office:value-type="float" office:value="27387.5" calcext:value-type="float">
            <text:p>27387.5</text:p>
          </table:table-cell>
          <table:table-cell table:style-name="ce24" table:formula="of:=[.M182]" office:value-type="float" office:value="19034312.5" calcext:value-type="float">
            <text:p>19034312.5</text:p>
          </table:table-cell>
          <table:table-cell table:style-name="ce24" table:formula="of:=[.L183]+[.K183]" office:value-type="float" office:value="19061700" calcext:value-type="float">
            <text:p>19061700</text:p>
          </table:table-cell>
          <table:table-cell table:style-name="ce36" table:formula="of:=[.K183]*12/[.M183]" office:value-type="percentage" office:value="0.0172413793103448" calcext:value-type="percentage">
            <text:p>1.7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84]/12" office:value-type="float" office:value="14.6666666666667" calcext:value-type="float">
            <text:p>14.6666666666667</text:p>
          </table:table-cell>
          <table:table-cell table:style-name="ce24" table:formula="of:=[.I183]+1" office:value-type="float" office:value="176" calcext:value-type="float">
            <text:p>176</text:p>
          </table:table-cell>
          <table:table-cell table:style-name="ce24" table:formula="of:=[.I184]*[.$G$2]" office:value-type="float" office:value="771232" calcext:value-type="float">
            <text:p>771232</text:p>
          </table:table-cell>
          <table:table-cell table:style-name="ce24" table:formula="of:=LOOKUP([.J184];[.$K$3:.$K$6];[.$J$3:.$J$6])*[.$G$2]" office:value-type="float" office:value="27387.5" calcext:value-type="float">
            <text:p>27387.5</text:p>
          </table:table-cell>
          <table:table-cell table:style-name="ce24" table:formula="of:=[.M183]" office:value-type="float" office:value="19061700" calcext:value-type="float">
            <text:p>19061700</text:p>
          </table:table-cell>
          <table:table-cell table:style-name="ce24" table:formula="of:=[.L184]+[.K184]" office:value-type="float" office:value="19089087.5" calcext:value-type="float">
            <text:p>19089087.5</text:p>
          </table:table-cell>
          <table:table-cell table:style-name="ce36" table:formula="of:=[.K184]*12/[.M184]" office:value-type="percentage" office:value="0.0172166427546628" calcext:value-type="percentage">
            <text:p>1.7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85]/12" office:value-type="float" office:value="14.75" calcext:value-type="float">
            <text:p>14.75</text:p>
          </table:table-cell>
          <table:table-cell table:style-name="ce24" table:formula="of:=[.I184]+1" office:value-type="float" office:value="177" calcext:value-type="float">
            <text:p>177</text:p>
          </table:table-cell>
          <table:table-cell table:style-name="ce24" table:formula="of:=[.I185]*[.$G$2]" office:value-type="float" office:value="775614" calcext:value-type="float">
            <text:p>775614</text:p>
          </table:table-cell>
          <table:table-cell table:style-name="ce24" table:formula="of:=LOOKUP([.J185];[.$K$3:.$K$6];[.$J$3:.$J$6])*[.$G$2]" office:value-type="float" office:value="27387.5" calcext:value-type="float">
            <text:p>27387.5</text:p>
          </table:table-cell>
          <table:table-cell table:style-name="ce24" table:formula="of:=[.M184]" office:value-type="float" office:value="19089087.5" calcext:value-type="float">
            <text:p>19089087.5</text:p>
          </table:table-cell>
          <table:table-cell table:style-name="ce24" table:formula="of:=[.L185]+[.K185]" office:value-type="float" office:value="19116475" calcext:value-type="float">
            <text:p>19116475</text:p>
          </table:table-cell>
          <table:table-cell table:style-name="ce36" table:formula="of:=[.K185]*12/[.M185]" office:value-type="percentage" office:value="0.0171919770773639" calcext:value-type="percentage">
            <text:p>1.7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86]/12" office:value-type="float" office:value="14.8333333333333" calcext:value-type="float">
            <text:p>14.8333333333333</text:p>
          </table:table-cell>
          <table:table-cell table:style-name="ce24" table:formula="of:=[.I185]+1" office:value-type="float" office:value="178" calcext:value-type="float">
            <text:p>178</text:p>
          </table:table-cell>
          <table:table-cell table:style-name="ce24" table:formula="of:=[.I186]*[.$G$2]" office:value-type="float" office:value="779996" calcext:value-type="float">
            <text:p>779996</text:p>
          </table:table-cell>
          <table:table-cell table:style-name="ce24" table:formula="of:=LOOKUP([.J186];[.$K$3:.$K$6];[.$J$3:.$J$6])*[.$G$2]" office:value-type="float" office:value="27387.5" calcext:value-type="float">
            <text:p>27387.5</text:p>
          </table:table-cell>
          <table:table-cell table:style-name="ce24" table:formula="of:=[.M185]" office:value-type="float" office:value="19116475" calcext:value-type="float">
            <text:p>19116475</text:p>
          </table:table-cell>
          <table:table-cell table:style-name="ce24" table:formula="of:=[.L186]+[.K186]" office:value-type="float" office:value="19143862.5" calcext:value-type="float">
            <text:p>19143862.5</text:p>
          </table:table-cell>
          <table:table-cell table:style-name="ce36" table:formula="of:=[.K186]*12/[.M186]" office:value-type="percentage" office:value="0.0171673819742489" calcext:value-type="percentage">
            <text:p>1.7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87]/12" office:value-type="float" office:value="14.9166666666667" calcext:value-type="float">
            <text:p>14.9166666666667</text:p>
          </table:table-cell>
          <table:table-cell table:style-name="ce24" table:formula="of:=[.I186]+1" office:value-type="float" office:value="179" calcext:value-type="float">
            <text:p>179</text:p>
          </table:table-cell>
          <table:table-cell table:style-name="ce24" table:formula="of:=[.I187]*[.$G$2]" office:value-type="float" office:value="784378" calcext:value-type="float">
            <text:p>784378</text:p>
          </table:table-cell>
          <table:table-cell table:style-name="ce24" table:formula="of:=LOOKUP([.J187];[.$K$3:.$K$6];[.$J$3:.$J$6])*[.$G$2]" office:value-type="float" office:value="27387.5" calcext:value-type="float">
            <text:p>27387.5</text:p>
          </table:table-cell>
          <table:table-cell table:style-name="ce24" table:formula="of:=[.M186]" office:value-type="float" office:value="19143862.5" calcext:value-type="float">
            <text:p>19143862.5</text:p>
          </table:table-cell>
          <table:table-cell table:style-name="ce24" table:formula="of:=[.L187]+[.K187]" office:value-type="float" office:value="19171250" calcext:value-type="float">
            <text:p>19171250</text:p>
          </table:table-cell>
          <table:table-cell table:style-name="ce36" table:formula="of:=[.K187]*12/[.M187]" office:value-type="percentage" office:value="0.0171428571428571" calcext:value-type="percentage">
            <text:p>1.7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88]/12" office:value-type="float" office:value="15" calcext:value-type="float">
            <text:p>15</text:p>
          </table:table-cell>
          <table:table-cell table:style-name="ce24" table:formula="of:=[.I187]+1" office:value-type="float" office:value="180" calcext:value-type="float">
            <text:p>180</text:p>
          </table:table-cell>
          <table:table-cell table:style-name="ce24" table:formula="of:=[.I188]*[.$G$2]" office:value-type="float" office:value="788760" calcext:value-type="float">
            <text:p>788760</text:p>
          </table:table-cell>
          <table:table-cell table:style-name="ce24" table:formula="of:=LOOKUP([.J188];[.$K$3:.$K$6];[.$J$3:.$J$6])*[.$G$2]" office:value-type="float" office:value="27387.5" calcext:value-type="float">
            <text:p>27387.5</text:p>
          </table:table-cell>
          <table:table-cell table:style-name="ce24" table:formula="of:=[.M187]" office:value-type="float" office:value="19171250" calcext:value-type="float">
            <text:p>19171250</text:p>
          </table:table-cell>
          <table:table-cell table:style-name="ce24" table:formula="of:=[.L188]+[.K188]" office:value-type="float" office:value="19198637.5" calcext:value-type="float">
            <text:p>19198637.5</text:p>
          </table:table-cell>
          <table:table-cell table:style-name="ce36" table:formula="of:=[.K188]*12/[.M188]" office:value-type="percentage" office:value="0.0171184022824536" calcext:value-type="percentage">
            <text:p>1.7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89]/12" office:value-type="float" office:value="15.0833333333333" calcext:value-type="float">
            <text:p>15.0833333333333</text:p>
          </table:table-cell>
          <table:table-cell table:style-name="ce24" table:formula="of:=[.I188]+1" office:value-type="float" office:value="181" calcext:value-type="float">
            <text:p>181</text:p>
          </table:table-cell>
          <table:table-cell table:style-name="ce24" table:formula="of:=[.I189]*[.$G$2]" office:value-type="float" office:value="793142" calcext:value-type="float">
            <text:p>793142</text:p>
          </table:table-cell>
          <table:table-cell table:style-name="ce24" table:formula="of:=LOOKUP([.J189];[.$K$3:.$K$6];[.$J$3:.$J$6])*[.$G$2]" office:value-type="float" office:value="27387.5" calcext:value-type="float">
            <text:p>27387.5</text:p>
          </table:table-cell>
          <table:table-cell table:style-name="ce24" table:formula="of:=[.M188]" office:value-type="float" office:value="19198637.5" calcext:value-type="float">
            <text:p>19198637.5</text:p>
          </table:table-cell>
          <table:table-cell table:style-name="ce24" table:formula="of:=[.L189]+[.K189]" office:value-type="float" office:value="19226025" calcext:value-type="float">
            <text:p>19226025</text:p>
          </table:table-cell>
          <table:table-cell table:style-name="ce36" table:formula="of:=[.K189]*12/[.M189]" office:value-type="percentage" office:value="0.0170940170940171" calcext:value-type="percentage">
            <text:p>1.7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90]/12" office:value-type="float" office:value="15.1666666666667" calcext:value-type="float">
            <text:p>15.1666666666667</text:p>
          </table:table-cell>
          <table:table-cell table:style-name="ce24" table:formula="of:=[.I189]+1" office:value-type="float" office:value="182" calcext:value-type="float">
            <text:p>182</text:p>
          </table:table-cell>
          <table:table-cell table:style-name="ce24" table:formula="of:=[.I190]*[.$G$2]" office:value-type="float" office:value="797524" calcext:value-type="float">
            <text:p>797524</text:p>
          </table:table-cell>
          <table:table-cell table:style-name="ce24" table:formula="of:=LOOKUP([.J190];[.$K$3:.$K$6];[.$J$3:.$J$6])*[.$G$2]" office:value-type="float" office:value="27387.5" calcext:value-type="float">
            <text:p>27387.5</text:p>
          </table:table-cell>
          <table:table-cell table:style-name="ce24" table:formula="of:=[.M189]" office:value-type="float" office:value="19226025" calcext:value-type="float">
            <text:p>19226025</text:p>
          </table:table-cell>
          <table:table-cell table:style-name="ce24" table:formula="of:=[.L190]+[.K190]" office:value-type="float" office:value="19253412.5" calcext:value-type="float">
            <text:p>19253412.5</text:p>
          </table:table-cell>
          <table:table-cell table:style-name="ce36" table:formula="of:=[.K190]*12/[.M190]" office:value-type="percentage" office:value="0.0170697012802276" calcext:value-type="percentage">
            <text:p>1.7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91]/12" office:value-type="float" office:value="15.25" calcext:value-type="float">
            <text:p>15.25</text:p>
          </table:table-cell>
          <table:table-cell table:style-name="ce24" table:formula="of:=[.I190]+1" office:value-type="float" office:value="183" calcext:value-type="float">
            <text:p>183</text:p>
          </table:table-cell>
          <table:table-cell table:style-name="ce24" table:formula="of:=[.I191]*[.$G$2]" office:value-type="float" office:value="801906" calcext:value-type="float">
            <text:p>801906</text:p>
          </table:table-cell>
          <table:table-cell table:style-name="ce24" table:formula="of:=LOOKUP([.J191];[.$K$3:.$K$6];[.$J$3:.$J$6])*[.$G$2]" office:value-type="float" office:value="27387.5" calcext:value-type="float">
            <text:p>27387.5</text:p>
          </table:table-cell>
          <table:table-cell table:style-name="ce24" table:formula="of:=[.M190]" office:value-type="float" office:value="19253412.5" calcext:value-type="float">
            <text:p>19253412.5</text:p>
          </table:table-cell>
          <table:table-cell table:style-name="ce24" table:formula="of:=[.L191]+[.K191]" office:value-type="float" office:value="19280800" calcext:value-type="float">
            <text:p>19280800</text:p>
          </table:table-cell>
          <table:table-cell table:style-name="ce36" table:formula="of:=[.K191]*12/[.M191]" office:value-type="percentage" office:value="0.0170454545454545" calcext:value-type="percentage">
            <text:p>1.7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92]/12" office:value-type="float" office:value="15.3333333333333" calcext:value-type="float">
            <text:p>15.3333333333333</text:p>
          </table:table-cell>
          <table:table-cell table:style-name="ce24" table:formula="of:=[.I191]+1" office:value-type="float" office:value="184" calcext:value-type="float">
            <text:p>184</text:p>
          </table:table-cell>
          <table:table-cell table:style-name="ce24" table:formula="of:=[.I192]*[.$G$2]" office:value-type="float" office:value="806288" calcext:value-type="float">
            <text:p>806288</text:p>
          </table:table-cell>
          <table:table-cell table:style-name="ce24" table:formula="of:=LOOKUP([.J192];[.$K$3:.$K$6];[.$J$3:.$J$6])*[.$G$2]" office:value-type="float" office:value="27387.5" calcext:value-type="float">
            <text:p>27387.5</text:p>
          </table:table-cell>
          <table:table-cell table:style-name="ce24" table:formula="of:=[.M191]" office:value-type="float" office:value="19280800" calcext:value-type="float">
            <text:p>19280800</text:p>
          </table:table-cell>
          <table:table-cell table:style-name="ce24" table:formula="of:=[.L192]+[.K192]" office:value-type="float" office:value="19308187.5" calcext:value-type="float">
            <text:p>19308187.5</text:p>
          </table:table-cell>
          <table:table-cell table:style-name="ce36" table:formula="of:=[.K192]*12/[.M192]" office:value-type="percentage" office:value="0.0170212765957447" calcext:value-type="percentage">
            <text:p>1.7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93]/12" office:value-type="float" office:value="15.4166666666667" calcext:value-type="float">
            <text:p>15.4166666666667</text:p>
          </table:table-cell>
          <table:table-cell table:style-name="ce24" table:formula="of:=[.I192]+1" office:value-type="float" office:value="185" calcext:value-type="float">
            <text:p>185</text:p>
          </table:table-cell>
          <table:table-cell table:style-name="ce24" table:formula="of:=[.I193]*[.$G$2]" office:value-type="float" office:value="810670" calcext:value-type="float">
            <text:p>810670</text:p>
          </table:table-cell>
          <table:table-cell table:style-name="ce24" table:formula="of:=LOOKUP([.J193];[.$K$3:.$K$6];[.$J$3:.$J$6])*[.$G$2]" office:value-type="float" office:value="27387.5" calcext:value-type="float">
            <text:p>27387.5</text:p>
          </table:table-cell>
          <table:table-cell table:style-name="ce24" table:formula="of:=[.M192]" office:value-type="float" office:value="19308187.5" calcext:value-type="float">
            <text:p>19308187.5</text:p>
          </table:table-cell>
          <table:table-cell table:style-name="ce24" table:formula="of:=[.L193]+[.K193]" office:value-type="float" office:value="19335575" calcext:value-type="float">
            <text:p>19335575</text:p>
          </table:table-cell>
          <table:table-cell table:style-name="ce36" table:formula="of:=[.K193]*12/[.M193]" office:value-type="percentage" office:value="0.0169971671388102" calcext:value-type="percentage">
            <text:p>1.7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94]/12" office:value-type="float" office:value="15.5" calcext:value-type="float">
            <text:p>15.5</text:p>
          </table:table-cell>
          <table:table-cell table:style-name="ce24" table:formula="of:=[.I193]+1" office:value-type="float" office:value="186" calcext:value-type="float">
            <text:p>186</text:p>
          </table:table-cell>
          <table:table-cell table:style-name="ce24" table:formula="of:=[.I194]*[.$G$2]" office:value-type="float" office:value="815052" calcext:value-type="float">
            <text:p>815052</text:p>
          </table:table-cell>
          <table:table-cell table:style-name="ce24" table:formula="of:=LOOKUP([.J194];[.$K$3:.$K$6];[.$J$3:.$J$6])*[.$G$2]" office:value-type="float" office:value="27387.5" calcext:value-type="float">
            <text:p>27387.5</text:p>
          </table:table-cell>
          <table:table-cell table:style-name="ce24" table:formula="of:=[.M193]" office:value-type="float" office:value="19335575" calcext:value-type="float">
            <text:p>19335575</text:p>
          </table:table-cell>
          <table:table-cell table:style-name="ce24" table:formula="of:=[.L194]+[.K194]" office:value-type="float" office:value="19362962.5" calcext:value-type="float">
            <text:p>19362962.5</text:p>
          </table:table-cell>
          <table:table-cell table:style-name="ce36" table:formula="of:=[.K194]*12/[.M194]" office:value-type="percentage" office:value="0.016973125884017" calcext:value-type="percentage">
            <text:p>1.7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95]/12" office:value-type="float" office:value="15.5833333333333" calcext:value-type="float">
            <text:p>15.5833333333333</text:p>
          </table:table-cell>
          <table:table-cell table:style-name="ce24" table:formula="of:=[.I194]+1" office:value-type="float" office:value="187" calcext:value-type="float">
            <text:p>187</text:p>
          </table:table-cell>
          <table:table-cell table:style-name="ce24" table:formula="of:=[.I195]*[.$G$2]" office:value-type="float" office:value="819434" calcext:value-type="float">
            <text:p>819434</text:p>
          </table:table-cell>
          <table:table-cell table:style-name="ce24" table:formula="of:=LOOKUP([.J195];[.$K$3:.$K$6];[.$J$3:.$J$6])*[.$G$2]" office:value-type="float" office:value="27387.5" calcext:value-type="float">
            <text:p>27387.5</text:p>
          </table:table-cell>
          <table:table-cell table:style-name="ce24" table:formula="of:=[.M194]" office:value-type="float" office:value="19362962.5" calcext:value-type="float">
            <text:p>19362962.5</text:p>
          </table:table-cell>
          <table:table-cell table:style-name="ce24" table:formula="of:=[.L195]+[.K195]" office:value-type="float" office:value="19390350" calcext:value-type="float">
            <text:p>19390350</text:p>
          </table:table-cell>
          <table:table-cell table:style-name="ce36" table:formula="of:=[.K195]*12/[.M195]" office:value-type="percentage" office:value="0.0169491525423729" calcext:value-type="percentage">
            <text:p>1.6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96]/12" office:value-type="float" office:value="15.6666666666667" calcext:value-type="float">
            <text:p>15.6666666666667</text:p>
          </table:table-cell>
          <table:table-cell table:style-name="ce24" table:formula="of:=[.I195]+1" office:value-type="float" office:value="188" calcext:value-type="float">
            <text:p>188</text:p>
          </table:table-cell>
          <table:table-cell table:style-name="ce24" table:formula="of:=[.I196]*[.$G$2]" office:value-type="float" office:value="823816" calcext:value-type="float">
            <text:p>823816</text:p>
          </table:table-cell>
          <table:table-cell table:style-name="ce24" table:formula="of:=LOOKUP([.J196];[.$K$3:.$K$6];[.$J$3:.$J$6])*[.$G$2]" office:value-type="float" office:value="27387.5" calcext:value-type="float">
            <text:p>27387.5</text:p>
          </table:table-cell>
          <table:table-cell table:style-name="ce24" table:formula="of:=[.M195]" office:value-type="float" office:value="19390350" calcext:value-type="float">
            <text:p>19390350</text:p>
          </table:table-cell>
          <table:table-cell table:style-name="ce24" table:formula="of:=[.L196]+[.K196]" office:value-type="float" office:value="19417737.5" calcext:value-type="float">
            <text:p>19417737.5</text:p>
          </table:table-cell>
          <table:table-cell table:style-name="ce36" table:formula="of:=[.K196]*12/[.M196]" office:value-type="percentage" office:value="0.0169252468265162" calcext:value-type="percentage">
            <text:p>1.6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97]/12" office:value-type="float" office:value="15.75" calcext:value-type="float">
            <text:p>15.75</text:p>
          </table:table-cell>
          <table:table-cell table:style-name="ce24" table:formula="of:=[.I196]+1" office:value-type="float" office:value="189" calcext:value-type="float">
            <text:p>189</text:p>
          </table:table-cell>
          <table:table-cell table:style-name="ce24" table:formula="of:=[.I197]*[.$G$2]" office:value-type="float" office:value="828198" calcext:value-type="float">
            <text:p>828198</text:p>
          </table:table-cell>
          <table:table-cell table:style-name="ce24" table:formula="of:=LOOKUP([.J197];[.$K$3:.$K$6];[.$J$3:.$J$6])*[.$G$2]" office:value-type="float" office:value="27387.5" calcext:value-type="float">
            <text:p>27387.5</text:p>
          </table:table-cell>
          <table:table-cell table:style-name="ce24" table:formula="of:=[.M196]" office:value-type="float" office:value="19417737.5" calcext:value-type="float">
            <text:p>19417737.5</text:p>
          </table:table-cell>
          <table:table-cell table:style-name="ce24" table:formula="of:=[.L197]+[.K197]" office:value-type="float" office:value="19445125" calcext:value-type="float">
            <text:p>19445125</text:p>
          </table:table-cell>
          <table:table-cell table:style-name="ce36" table:formula="of:=[.K197]*12/[.M197]" office:value-type="percentage" office:value="0.0169014084507042" calcext:value-type="percentage">
            <text:p>1.6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98]/12" office:value-type="float" office:value="15.8333333333333" calcext:value-type="float">
            <text:p>15.8333333333333</text:p>
          </table:table-cell>
          <table:table-cell table:style-name="ce24" table:formula="of:=[.I197]+1" office:value-type="float" office:value="190" calcext:value-type="float">
            <text:p>190</text:p>
          </table:table-cell>
          <table:table-cell table:style-name="ce24" table:formula="of:=[.I198]*[.$G$2]" office:value-type="float" office:value="832580" calcext:value-type="float">
            <text:p>832580</text:p>
          </table:table-cell>
          <table:table-cell table:style-name="ce24" table:formula="of:=LOOKUP([.J198];[.$K$3:.$K$6];[.$J$3:.$J$6])*[.$G$2]" office:value-type="float" office:value="27387.5" calcext:value-type="float">
            <text:p>27387.5</text:p>
          </table:table-cell>
          <table:table-cell table:style-name="ce24" table:formula="of:=[.M197]" office:value-type="float" office:value="19445125" calcext:value-type="float">
            <text:p>19445125</text:p>
          </table:table-cell>
          <table:table-cell table:style-name="ce24" table:formula="of:=[.L198]+[.K198]" office:value-type="float" office:value="19472512.5" calcext:value-type="float">
            <text:p>19472512.5</text:p>
          </table:table-cell>
          <table:table-cell table:style-name="ce36" table:formula="of:=[.K198]*12/[.M198]" office:value-type="percentage" office:value="0.0168776371308017" calcext:value-type="percentage">
            <text:p>1.6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199]/12" office:value-type="float" office:value="15.9166666666667" calcext:value-type="float">
            <text:p>15.9166666666667</text:p>
          </table:table-cell>
          <table:table-cell table:style-name="ce24" table:formula="of:=[.I198]+1" office:value-type="float" office:value="191" calcext:value-type="float">
            <text:p>191</text:p>
          </table:table-cell>
          <table:table-cell table:style-name="ce24" table:formula="of:=[.I199]*[.$G$2]" office:value-type="float" office:value="836962" calcext:value-type="float">
            <text:p>836962</text:p>
          </table:table-cell>
          <table:table-cell table:style-name="ce24" table:formula="of:=LOOKUP([.J199];[.$K$3:.$K$6];[.$J$3:.$J$6])*[.$G$2]" office:value-type="float" office:value="27387.5" calcext:value-type="float">
            <text:p>27387.5</text:p>
          </table:table-cell>
          <table:table-cell table:style-name="ce24" table:formula="of:=[.M198]" office:value-type="float" office:value="19472512.5" calcext:value-type="float">
            <text:p>19472512.5</text:p>
          </table:table-cell>
          <table:table-cell table:style-name="ce24" table:formula="of:=[.L199]+[.K199]" office:value-type="float" office:value="19499900" calcext:value-type="float">
            <text:p>19499900</text:p>
          </table:table-cell>
          <table:table-cell table:style-name="ce36" table:formula="of:=[.K199]*12/[.M199]" office:value-type="percentage" office:value="0.0168539325842697" calcext:value-type="percentage">
            <text:p>1.6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00]/12" office:value-type="float" office:value="16" calcext:value-type="float">
            <text:p>16</text:p>
          </table:table-cell>
          <table:table-cell table:style-name="ce24" table:formula="of:=[.I199]+1" office:value-type="float" office:value="192" calcext:value-type="float">
            <text:p>192</text:p>
          </table:table-cell>
          <table:table-cell table:style-name="ce24" table:formula="of:=[.I200]*[.$G$2]" office:value-type="float" office:value="841344" calcext:value-type="float">
            <text:p>841344</text:p>
          </table:table-cell>
          <table:table-cell table:style-name="ce24" table:formula="of:=LOOKUP([.J200];[.$K$3:.$K$6];[.$J$3:.$J$6])*[.$G$2]" office:value-type="float" office:value="27387.5" calcext:value-type="float">
            <text:p>27387.5</text:p>
          </table:table-cell>
          <table:table-cell table:style-name="ce24" table:formula="of:=[.M199]" office:value-type="float" office:value="19499900" calcext:value-type="float">
            <text:p>19499900</text:p>
          </table:table-cell>
          <table:table-cell table:style-name="ce24" table:formula="of:=[.L200]+[.K200]" office:value-type="float" office:value="19527287.5" calcext:value-type="float">
            <text:p>19527287.5</text:p>
          </table:table-cell>
          <table:table-cell table:style-name="ce36" table:formula="of:=[.K200]*12/[.M200]" office:value-type="percentage" office:value="0.0168302945301543" calcext:value-type="percentage">
            <text:p>1.6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01]/12" office:value-type="float" office:value="16.0833333333333" calcext:value-type="float">
            <text:p>16.0833333333333</text:p>
          </table:table-cell>
          <table:table-cell table:style-name="ce24" table:formula="of:=[.I200]+1" office:value-type="float" office:value="193" calcext:value-type="float">
            <text:p>193</text:p>
          </table:table-cell>
          <table:table-cell table:style-name="ce24" table:formula="of:=[.I201]*[.$G$2]" office:value-type="float" office:value="845726" calcext:value-type="float">
            <text:p>845726</text:p>
          </table:table-cell>
          <table:table-cell table:style-name="ce24" table:formula="of:=LOOKUP([.J201];[.$K$3:.$K$6];[.$J$3:.$J$6])*[.$G$2]" office:value-type="float" office:value="27387.5" calcext:value-type="float">
            <text:p>27387.5</text:p>
          </table:table-cell>
          <table:table-cell table:style-name="ce24" table:formula="of:=[.M200]" office:value-type="float" office:value="19527287.5" calcext:value-type="float">
            <text:p>19527287.5</text:p>
          </table:table-cell>
          <table:table-cell table:style-name="ce24" table:formula="of:=[.L201]+[.K201]" office:value-type="float" office:value="19554675" calcext:value-type="float">
            <text:p>19554675</text:p>
          </table:table-cell>
          <table:table-cell table:style-name="ce36" table:formula="of:=[.K201]*12/[.M201]" office:value-type="percentage" office:value="0.0168067226890756" calcext:value-type="percentage">
            <text:p>1.6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02]/12" office:value-type="float" office:value="16.1666666666667" calcext:value-type="float">
            <text:p>16.1666666666667</text:p>
          </table:table-cell>
          <table:table-cell table:style-name="ce24" table:formula="of:=[.I201]+1" office:value-type="float" office:value="194" calcext:value-type="float">
            <text:p>194</text:p>
          </table:table-cell>
          <table:table-cell table:style-name="ce24" table:formula="of:=[.I202]*[.$G$2]" office:value-type="float" office:value="850108" calcext:value-type="float">
            <text:p>850108</text:p>
          </table:table-cell>
          <table:table-cell table:style-name="ce24" table:formula="of:=LOOKUP([.J202];[.$K$3:.$K$6];[.$J$3:.$J$6])*[.$G$2]" office:value-type="float" office:value="27387.5" calcext:value-type="float">
            <text:p>27387.5</text:p>
          </table:table-cell>
          <table:table-cell table:style-name="ce24" table:formula="of:=[.M201]" office:value-type="float" office:value="19554675" calcext:value-type="float">
            <text:p>19554675</text:p>
          </table:table-cell>
          <table:table-cell table:style-name="ce24" table:formula="of:=[.L202]+[.K202]" office:value-type="float" office:value="19582062.5" calcext:value-type="float">
            <text:p>19582062.5</text:p>
          </table:table-cell>
          <table:table-cell table:style-name="ce36" table:formula="of:=[.K202]*12/[.M202]" office:value-type="percentage" office:value="0.0167832167832168" calcext:value-type="percentage">
            <text:p>1.6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03]/12" office:value-type="float" office:value="16.25" calcext:value-type="float">
            <text:p>16.25</text:p>
          </table:table-cell>
          <table:table-cell table:style-name="ce24" table:formula="of:=[.I202]+1" office:value-type="float" office:value="195" calcext:value-type="float">
            <text:p>195</text:p>
          </table:table-cell>
          <table:table-cell table:style-name="ce24" table:formula="of:=[.I203]*[.$G$2]" office:value-type="float" office:value="854490" calcext:value-type="float">
            <text:p>854490</text:p>
          </table:table-cell>
          <table:table-cell table:style-name="ce24" table:formula="of:=LOOKUP([.J203];[.$K$3:.$K$6];[.$J$3:.$J$6])*[.$G$2]" office:value-type="float" office:value="27387.5" calcext:value-type="float">
            <text:p>27387.5</text:p>
          </table:table-cell>
          <table:table-cell table:style-name="ce24" table:formula="of:=[.M202]" office:value-type="float" office:value="19582062.5" calcext:value-type="float">
            <text:p>19582062.5</text:p>
          </table:table-cell>
          <table:table-cell table:style-name="ce24" table:formula="of:=[.L203]+[.K203]" office:value-type="float" office:value="19609450" calcext:value-type="float">
            <text:p>19609450</text:p>
          </table:table-cell>
          <table:table-cell table:style-name="ce36" table:formula="of:=[.K203]*12/[.M203]" office:value-type="percentage" office:value="0.0167597765363129" calcext:value-type="percentage">
            <text:p>1.6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04]/12" office:value-type="float" office:value="16.3333333333333" calcext:value-type="float">
            <text:p>16.3333333333333</text:p>
          </table:table-cell>
          <table:table-cell table:style-name="ce24" table:formula="of:=[.I203]+1" office:value-type="float" office:value="196" calcext:value-type="float">
            <text:p>196</text:p>
          </table:table-cell>
          <table:table-cell table:style-name="ce24" table:formula="of:=[.I204]*[.$G$2]" office:value-type="float" office:value="858872" calcext:value-type="float">
            <text:p>858872</text:p>
          </table:table-cell>
          <table:table-cell table:style-name="ce24" table:formula="of:=LOOKUP([.J204];[.$K$3:.$K$6];[.$J$3:.$J$6])*[.$G$2]" office:value-type="float" office:value="27387.5" calcext:value-type="float">
            <text:p>27387.5</text:p>
          </table:table-cell>
          <table:table-cell table:style-name="ce24" table:formula="of:=[.M203]" office:value-type="float" office:value="19609450" calcext:value-type="float">
            <text:p>19609450</text:p>
          </table:table-cell>
          <table:table-cell table:style-name="ce24" table:formula="of:=[.L204]+[.K204]" office:value-type="float" office:value="19636837.5" calcext:value-type="float">
            <text:p>19636837.5</text:p>
          </table:table-cell>
          <table:table-cell table:style-name="ce36" table:formula="of:=[.K204]*12/[.M204]" office:value-type="percentage" office:value="0.0167364016736402" calcext:value-type="percentage">
            <text:p>1.6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05]/12" office:value-type="float" office:value="16.4166666666667" calcext:value-type="float">
            <text:p>16.4166666666667</text:p>
          </table:table-cell>
          <table:table-cell table:style-name="ce24" table:formula="of:=[.I204]+1" office:value-type="float" office:value="197" calcext:value-type="float">
            <text:p>197</text:p>
          </table:table-cell>
          <table:table-cell table:style-name="ce24" table:formula="of:=[.I205]*[.$G$2]" office:value-type="float" office:value="863254" calcext:value-type="float">
            <text:p>863254</text:p>
          </table:table-cell>
          <table:table-cell table:style-name="ce24" table:formula="of:=LOOKUP([.J205];[.$K$3:.$K$6];[.$J$3:.$J$6])*[.$G$2]" office:value-type="float" office:value="27387.5" calcext:value-type="float">
            <text:p>27387.5</text:p>
          </table:table-cell>
          <table:table-cell table:style-name="ce24" table:formula="of:=[.M204]" office:value-type="float" office:value="19636837.5" calcext:value-type="float">
            <text:p>19636837.5</text:p>
          </table:table-cell>
          <table:table-cell table:style-name="ce24" table:formula="of:=[.L205]+[.K205]" office:value-type="float" office:value="19664225" calcext:value-type="float">
            <text:p>19664225</text:p>
          </table:table-cell>
          <table:table-cell table:style-name="ce36" table:formula="of:=[.K205]*12/[.M205]" office:value-type="percentage" office:value="0.0167130919220056" calcext:value-type="percentage">
            <text:p>1.6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06]/12" office:value-type="float" office:value="16.5" calcext:value-type="float">
            <text:p>16.5</text:p>
          </table:table-cell>
          <table:table-cell table:style-name="ce24" table:formula="of:=[.I205]+1" office:value-type="float" office:value="198" calcext:value-type="float">
            <text:p>198</text:p>
          </table:table-cell>
          <table:table-cell table:style-name="ce24" table:formula="of:=[.I206]*[.$G$2]" office:value-type="float" office:value="867636" calcext:value-type="float">
            <text:p>867636</text:p>
          </table:table-cell>
          <table:table-cell table:style-name="ce24" table:formula="of:=LOOKUP([.J206];[.$K$3:.$K$6];[.$J$3:.$J$6])*[.$G$2]" office:value-type="float" office:value="27387.5" calcext:value-type="float">
            <text:p>27387.5</text:p>
          </table:table-cell>
          <table:table-cell table:style-name="ce24" table:formula="of:=[.M205]" office:value-type="float" office:value="19664225" calcext:value-type="float">
            <text:p>19664225</text:p>
          </table:table-cell>
          <table:table-cell table:style-name="ce24" table:formula="of:=[.L206]+[.K206]" office:value-type="float" office:value="19691612.5" calcext:value-type="float">
            <text:p>19691612.5</text:p>
          </table:table-cell>
          <table:table-cell table:style-name="ce36" table:formula="of:=[.K206]*12/[.M206]" office:value-type="percentage" office:value="0.0166898470097357" calcext:value-type="percentage">
            <text:p>1.6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07]/12" office:value-type="float" office:value="16.5833333333333" calcext:value-type="float">
            <text:p>16.5833333333333</text:p>
          </table:table-cell>
          <table:table-cell table:style-name="ce24" table:formula="of:=[.I206]+1" office:value-type="float" office:value="199" calcext:value-type="float">
            <text:p>199</text:p>
          </table:table-cell>
          <table:table-cell table:style-name="ce24" table:formula="of:=[.I207]*[.$G$2]" office:value-type="float" office:value="872018" calcext:value-type="float">
            <text:p>872018</text:p>
          </table:table-cell>
          <table:table-cell table:style-name="ce24" table:formula="of:=LOOKUP([.J207];[.$K$3:.$K$6];[.$J$3:.$J$6])*[.$G$2]" office:value-type="float" office:value="27387.5" calcext:value-type="float">
            <text:p>27387.5</text:p>
          </table:table-cell>
          <table:table-cell table:style-name="ce24" table:formula="of:=[.M206]" office:value-type="float" office:value="19691612.5" calcext:value-type="float">
            <text:p>19691612.5</text:p>
          </table:table-cell>
          <table:table-cell table:style-name="ce24" table:formula="of:=[.L207]+[.K207]" office:value-type="float" office:value="19719000" calcext:value-type="float">
            <text:p>19719000</text:p>
          </table:table-cell>
          <table:table-cell table:style-name="ce36" table:formula="of:=[.K207]*12/[.M207]" office:value-type="percentage" office:value="0.0166666666666667" calcext:value-type="percentage">
            <text:p>1.6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08]/12" office:value-type="float" office:value="16.6666666666667" calcext:value-type="float">
            <text:p>16.6666666666667</text:p>
          </table:table-cell>
          <table:table-cell table:style-name="ce24" table:formula="of:=[.I207]+1" office:value-type="float" office:value="200" calcext:value-type="float">
            <text:p>200</text:p>
          </table:table-cell>
          <table:table-cell table:style-name="ce24" table:formula="of:=[.I208]*[.$G$2]" office:value-type="float" office:value="876400" calcext:value-type="float">
            <text:p>876400</text:p>
          </table:table-cell>
          <table:table-cell table:style-name="ce24" table:formula="of:=LOOKUP([.J208];[.$K$3:.$K$6];[.$J$3:.$J$6])*[.$G$2]" office:value-type="float" office:value="27387.5" calcext:value-type="float">
            <text:p>27387.5</text:p>
          </table:table-cell>
          <table:table-cell table:style-name="ce24" table:formula="of:=[.M207]" office:value-type="float" office:value="19719000" calcext:value-type="float">
            <text:p>19719000</text:p>
          </table:table-cell>
          <table:table-cell table:style-name="ce24" table:formula="of:=[.L208]+[.K208]" office:value-type="float" office:value="19746387.5" calcext:value-type="float">
            <text:p>19746387.5</text:p>
          </table:table-cell>
          <table:table-cell table:style-name="ce36" table:formula="of:=[.K208]*12/[.M208]" office:value-type="percentage" office:value="0.0166435506241331" calcext:value-type="percentage">
            <text:p>1.6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09]/12" office:value-type="float" office:value="16.75" calcext:value-type="float">
            <text:p>16.75</text:p>
          </table:table-cell>
          <table:table-cell table:style-name="ce24" table:formula="of:=[.I208]+1" office:value-type="float" office:value="201" calcext:value-type="float">
            <text:p>201</text:p>
          </table:table-cell>
          <table:table-cell table:style-name="ce24" table:formula="of:=[.I209]*[.$G$2]" office:value-type="float" office:value="880782" calcext:value-type="float">
            <text:p>880782</text:p>
          </table:table-cell>
          <table:table-cell table:style-name="ce24" table:formula="of:=LOOKUP([.J209];[.$K$3:.$K$6];[.$J$3:.$J$6])*[.$G$2]" office:value-type="float" office:value="27387.5" calcext:value-type="float">
            <text:p>27387.5</text:p>
          </table:table-cell>
          <table:table-cell table:style-name="ce24" table:formula="of:=[.M208]" office:value-type="float" office:value="19746387.5" calcext:value-type="float">
            <text:p>19746387.5</text:p>
          </table:table-cell>
          <table:table-cell table:style-name="ce24" table:formula="of:=[.L209]+[.K209]" office:value-type="float" office:value="19773775" calcext:value-type="float">
            <text:p>19773775</text:p>
          </table:table-cell>
          <table:table-cell table:style-name="ce36" table:formula="of:=[.K209]*12/[.M209]" office:value-type="percentage" office:value="0.0166204986149585" calcext:value-type="percentage">
            <text:p>1.6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10]/12" office:value-type="float" office:value="16.8333333333333" calcext:value-type="float">
            <text:p>16.8333333333333</text:p>
          </table:table-cell>
          <table:table-cell table:style-name="ce24" table:formula="of:=[.I209]+1" office:value-type="float" office:value="202" calcext:value-type="float">
            <text:p>202</text:p>
          </table:table-cell>
          <table:table-cell table:style-name="ce24" table:formula="of:=[.I210]*[.$G$2]" office:value-type="float" office:value="885164" calcext:value-type="float">
            <text:p>885164</text:p>
          </table:table-cell>
          <table:table-cell table:style-name="ce24" table:formula="of:=LOOKUP([.J210];[.$K$3:.$K$6];[.$J$3:.$J$6])*[.$G$2]" office:value-type="float" office:value="27387.5" calcext:value-type="float">
            <text:p>27387.5</text:p>
          </table:table-cell>
          <table:table-cell table:style-name="ce24" table:formula="of:=[.M209]" office:value-type="float" office:value="19773775" calcext:value-type="float">
            <text:p>19773775</text:p>
          </table:table-cell>
          <table:table-cell table:style-name="ce24" table:formula="of:=[.L210]+[.K210]" office:value-type="float" office:value="19801162.5" calcext:value-type="float">
            <text:p>19801162.5</text:p>
          </table:table-cell>
          <table:table-cell table:style-name="ce36" table:formula="of:=[.K210]*12/[.M210]" office:value-type="percentage" office:value="0.016597510373444" calcext:value-type="percentage">
            <text:p>1.6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11]/12" office:value-type="float" office:value="16.9166666666667" calcext:value-type="float">
            <text:p>16.9166666666667</text:p>
          </table:table-cell>
          <table:table-cell table:style-name="ce24" table:formula="of:=[.I210]+1" office:value-type="float" office:value="203" calcext:value-type="float">
            <text:p>203</text:p>
          </table:table-cell>
          <table:table-cell table:style-name="ce24" table:formula="of:=[.I211]*[.$G$2]" office:value-type="float" office:value="889546" calcext:value-type="float">
            <text:p>889546</text:p>
          </table:table-cell>
          <table:table-cell table:style-name="ce24" table:formula="of:=LOOKUP([.J211];[.$K$3:.$K$6];[.$J$3:.$J$6])*[.$G$2]" office:value-type="float" office:value="27387.5" calcext:value-type="float">
            <text:p>27387.5</text:p>
          </table:table-cell>
          <table:table-cell table:style-name="ce24" table:formula="of:=[.M210]" office:value-type="float" office:value="19801162.5" calcext:value-type="float">
            <text:p>19801162.5</text:p>
          </table:table-cell>
          <table:table-cell table:style-name="ce24" table:formula="of:=[.L211]+[.K211]" office:value-type="float" office:value="19828550" calcext:value-type="float">
            <text:p>19828550</text:p>
          </table:table-cell>
          <table:table-cell table:style-name="ce36" table:formula="of:=[.K211]*12/[.M211]" office:value-type="percentage" office:value="0.0165745856353591" calcext:value-type="percentage">
            <text:p>1.6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12]/12" office:value-type="float" office:value="17" calcext:value-type="float">
            <text:p>17</text:p>
          </table:table-cell>
          <table:table-cell table:style-name="ce24" table:formula="of:=[.I211]+1" office:value-type="float" office:value="204" calcext:value-type="float">
            <text:p>204</text:p>
          </table:table-cell>
          <table:table-cell table:style-name="ce24" table:formula="of:=[.I212]*[.$G$2]" office:value-type="float" office:value="893928" calcext:value-type="float">
            <text:p>893928</text:p>
          </table:table-cell>
          <table:table-cell table:style-name="ce24" table:formula="of:=LOOKUP([.J212];[.$K$3:.$K$6];[.$J$3:.$J$6])*[.$G$2]" office:value-type="float" office:value="27387.5" calcext:value-type="float">
            <text:p>27387.5</text:p>
          </table:table-cell>
          <table:table-cell table:style-name="ce24" table:formula="of:=[.M211]" office:value-type="float" office:value="19828550" calcext:value-type="float">
            <text:p>19828550</text:p>
          </table:table-cell>
          <table:table-cell table:style-name="ce24" table:formula="of:=[.L212]+[.K212]" office:value-type="float" office:value="19855937.5" calcext:value-type="float">
            <text:p>19855937.5</text:p>
          </table:table-cell>
          <table:table-cell table:style-name="ce36" table:formula="of:=[.K212]*12/[.M212]" office:value-type="percentage" office:value="0.016551724137931" calcext:value-type="percentage">
            <text:p>1.6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13]/12" office:value-type="float" office:value="17.0833333333333" calcext:value-type="float">
            <text:p>17.0833333333333</text:p>
          </table:table-cell>
          <table:table-cell table:style-name="ce24" table:formula="of:=[.I212]+1" office:value-type="float" office:value="205" calcext:value-type="float">
            <text:p>205</text:p>
          </table:table-cell>
          <table:table-cell table:style-name="ce24" table:formula="of:=[.I213]*[.$G$2]" office:value-type="float" office:value="898310" calcext:value-type="float">
            <text:p>898310</text:p>
          </table:table-cell>
          <table:table-cell table:style-name="ce24" table:formula="of:=LOOKUP([.J213];[.$K$3:.$K$6];[.$J$3:.$J$6])*[.$G$2]" office:value-type="float" office:value="27387.5" calcext:value-type="float">
            <text:p>27387.5</text:p>
          </table:table-cell>
          <table:table-cell table:style-name="ce24" table:formula="of:=[.M212]" office:value-type="float" office:value="19855937.5" calcext:value-type="float">
            <text:p>19855937.5</text:p>
          </table:table-cell>
          <table:table-cell table:style-name="ce24" table:formula="of:=[.L213]+[.K213]" office:value-type="float" office:value="19883325" calcext:value-type="float">
            <text:p>19883325</text:p>
          </table:table-cell>
          <table:table-cell table:style-name="ce36" table:formula="of:=[.K213]*12/[.M213]" office:value-type="percentage" office:value="0.0165289256198347" calcext:value-type="percentage">
            <text:p>1.6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14]/12" office:value-type="float" office:value="17.1666666666667" calcext:value-type="float">
            <text:p>17.1666666666667</text:p>
          </table:table-cell>
          <table:table-cell table:style-name="ce24" table:formula="of:=[.I213]+1" office:value-type="float" office:value="206" calcext:value-type="float">
            <text:p>206</text:p>
          </table:table-cell>
          <table:table-cell table:style-name="ce24" table:formula="of:=[.I214]*[.$G$2]" office:value-type="float" office:value="902692" calcext:value-type="float">
            <text:p>902692</text:p>
          </table:table-cell>
          <table:table-cell table:style-name="ce24" table:formula="of:=LOOKUP([.J214];[.$K$3:.$K$6];[.$J$3:.$J$6])*[.$G$2]" office:value-type="float" office:value="27387.5" calcext:value-type="float">
            <text:p>27387.5</text:p>
          </table:table-cell>
          <table:table-cell table:style-name="ce24" table:formula="of:=[.M213]" office:value-type="float" office:value="19883325" calcext:value-type="float">
            <text:p>19883325</text:p>
          </table:table-cell>
          <table:table-cell table:style-name="ce24" table:formula="of:=[.L214]+[.K214]" office:value-type="float" office:value="19910712.5" calcext:value-type="float">
            <text:p>19910712.5</text:p>
          </table:table-cell>
          <table:table-cell table:style-name="ce36" table:formula="of:=[.K214]*12/[.M214]" office:value-type="percentage" office:value="0.0165061898211829" calcext:value-type="percentage">
            <text:p>1.6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15]/12" office:value-type="float" office:value="17.25" calcext:value-type="float">
            <text:p>17.25</text:p>
          </table:table-cell>
          <table:table-cell table:style-name="ce24" table:formula="of:=[.I214]+1" office:value-type="float" office:value="207" calcext:value-type="float">
            <text:p>207</text:p>
          </table:table-cell>
          <table:table-cell table:style-name="ce24" table:formula="of:=[.I215]*[.$G$2]" office:value-type="float" office:value="907074" calcext:value-type="float">
            <text:p>907074</text:p>
          </table:table-cell>
          <table:table-cell table:style-name="ce24" table:formula="of:=LOOKUP([.J215];[.$K$3:.$K$6];[.$J$3:.$J$6])*[.$G$2]" office:value-type="float" office:value="27387.5" calcext:value-type="float">
            <text:p>27387.5</text:p>
          </table:table-cell>
          <table:table-cell table:style-name="ce24" table:formula="of:=[.M214]" office:value-type="float" office:value="19910712.5" calcext:value-type="float">
            <text:p>19910712.5</text:p>
          </table:table-cell>
          <table:table-cell table:style-name="ce24" table:formula="of:=[.L215]+[.K215]" office:value-type="float" office:value="19938100" calcext:value-type="float">
            <text:p>19938100</text:p>
          </table:table-cell>
          <table:table-cell table:style-name="ce36" table:formula="of:=[.K215]*12/[.M215]" office:value-type="percentage" office:value="0.0164835164835165" calcext:value-type="percentage">
            <text:p>1.6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16]/12" office:value-type="float" office:value="17.3333333333333" calcext:value-type="float">
            <text:p>17.3333333333333</text:p>
          </table:table-cell>
          <table:table-cell table:style-name="ce24" table:formula="of:=[.I215]+1" office:value-type="float" office:value="208" calcext:value-type="float">
            <text:p>208</text:p>
          </table:table-cell>
          <table:table-cell table:style-name="ce24" table:formula="of:=[.I216]*[.$G$2]" office:value-type="float" office:value="911456" calcext:value-type="float">
            <text:p>911456</text:p>
          </table:table-cell>
          <table:table-cell table:style-name="ce24" table:formula="of:=LOOKUP([.J216];[.$K$3:.$K$6];[.$J$3:.$J$6])*[.$G$2]" office:value-type="float" office:value="27387.5" calcext:value-type="float">
            <text:p>27387.5</text:p>
          </table:table-cell>
          <table:table-cell table:style-name="ce24" table:formula="of:=[.M215]" office:value-type="float" office:value="19938100" calcext:value-type="float">
            <text:p>19938100</text:p>
          </table:table-cell>
          <table:table-cell table:style-name="ce24" table:formula="of:=[.L216]+[.K216]" office:value-type="float" office:value="19965487.5" calcext:value-type="float">
            <text:p>19965487.5</text:p>
          </table:table-cell>
          <table:table-cell table:style-name="ce36" table:formula="of:=[.K216]*12/[.M216]" office:value-type="percentage" office:value="0.0164609053497942" calcext:value-type="percentage">
            <text:p>1.6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17]/12" office:value-type="float" office:value="17.4166666666667" calcext:value-type="float">
            <text:p>17.4166666666667</text:p>
          </table:table-cell>
          <table:table-cell table:style-name="ce24" table:formula="of:=[.I216]+1" office:value-type="float" office:value="209" calcext:value-type="float">
            <text:p>209</text:p>
          </table:table-cell>
          <table:table-cell table:style-name="ce24" table:formula="of:=[.I217]*[.$G$2]" office:value-type="float" office:value="915838" calcext:value-type="float">
            <text:p>915838</text:p>
          </table:table-cell>
          <table:table-cell table:style-name="ce24" table:formula="of:=LOOKUP([.J217];[.$K$3:.$K$6];[.$J$3:.$J$6])*[.$G$2]" office:value-type="float" office:value="27387.5" calcext:value-type="float">
            <text:p>27387.5</text:p>
          </table:table-cell>
          <table:table-cell table:style-name="ce24" table:formula="of:=[.M216]" office:value-type="float" office:value="19965487.5" calcext:value-type="float">
            <text:p>19965487.5</text:p>
          </table:table-cell>
          <table:table-cell table:style-name="ce24" table:formula="of:=[.L217]+[.K217]" office:value-type="float" office:value="19992875" calcext:value-type="float">
            <text:p>19992875</text:p>
          </table:table-cell>
          <table:table-cell table:style-name="ce36" table:formula="of:=[.K217]*12/[.M217]" office:value-type="percentage" office:value="0.0164383561643836" calcext:value-type="percentage">
            <text:p>1.6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18]/12" office:value-type="float" office:value="17.5" calcext:value-type="float">
            <text:p>17.5</text:p>
          </table:table-cell>
          <table:table-cell table:style-name="ce24" table:formula="of:=[.I217]+1" office:value-type="float" office:value="210" calcext:value-type="float">
            <text:p>210</text:p>
          </table:table-cell>
          <table:table-cell table:style-name="ce24" table:formula="of:=[.I218]*[.$G$2]" office:value-type="float" office:value="920220" calcext:value-type="float">
            <text:p>920220</text:p>
          </table:table-cell>
          <table:table-cell table:style-name="ce24" table:formula="of:=LOOKUP([.J218];[.$K$3:.$K$6];[.$J$3:.$J$6])*[.$G$2]" office:value-type="float" office:value="27387.5" calcext:value-type="float">
            <text:p>27387.5</text:p>
          </table:table-cell>
          <table:table-cell table:style-name="ce24" table:formula="of:=[.M217]" office:value-type="float" office:value="19992875" calcext:value-type="float">
            <text:p>19992875</text:p>
          </table:table-cell>
          <table:table-cell table:style-name="ce24" table:formula="of:=[.L218]+[.K218]" office:value-type="float" office:value="20020262.5" calcext:value-type="float">
            <text:p>20020262.5</text:p>
          </table:table-cell>
          <table:table-cell table:style-name="ce36" table:formula="of:=[.K218]*12/[.M218]" office:value-type="percentage" office:value="0.0164158686730506" calcext:value-type="percentage">
            <text:p>1.6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19]/12" office:value-type="float" office:value="17.5833333333333" calcext:value-type="float">
            <text:p>17.5833333333333</text:p>
          </table:table-cell>
          <table:table-cell table:style-name="ce24" table:formula="of:=[.I218]+1" office:value-type="float" office:value="211" calcext:value-type="float">
            <text:p>211</text:p>
          </table:table-cell>
          <table:table-cell table:style-name="ce24" table:formula="of:=[.I219]*[.$G$2]" office:value-type="float" office:value="924602" calcext:value-type="float">
            <text:p>924602</text:p>
          </table:table-cell>
          <table:table-cell table:style-name="ce24" table:formula="of:=LOOKUP([.J219];[.$K$3:.$K$6];[.$J$3:.$J$6])*[.$G$2]" office:value-type="float" office:value="27387.5" calcext:value-type="float">
            <text:p>27387.5</text:p>
          </table:table-cell>
          <table:table-cell table:style-name="ce24" table:formula="of:=[.M218]" office:value-type="float" office:value="20020262.5" calcext:value-type="float">
            <text:p>20020262.5</text:p>
          </table:table-cell>
          <table:table-cell table:style-name="ce24" table:formula="of:=[.L219]+[.K219]" office:value-type="float" office:value="20047650" calcext:value-type="float">
            <text:p>20047650</text:p>
          </table:table-cell>
          <table:table-cell table:style-name="ce36" table:formula="of:=[.K219]*12/[.M219]" office:value-type="percentage" office:value="0.0163934426229508" calcext:value-type="percentage">
            <text:p>1.6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20]/12" office:value-type="float" office:value="17.6666666666667" calcext:value-type="float">
            <text:p>17.6666666666667</text:p>
          </table:table-cell>
          <table:table-cell table:style-name="ce24" table:formula="of:=[.I219]+1" office:value-type="float" office:value="212" calcext:value-type="float">
            <text:p>212</text:p>
          </table:table-cell>
          <table:table-cell table:style-name="ce24" table:formula="of:=[.I220]*[.$G$2]" office:value-type="float" office:value="928984" calcext:value-type="float">
            <text:p>928984</text:p>
          </table:table-cell>
          <table:table-cell table:style-name="ce24" table:formula="of:=LOOKUP([.J220];[.$K$3:.$K$6];[.$J$3:.$J$6])*[.$G$2]" office:value-type="float" office:value="27387.5" calcext:value-type="float">
            <text:p>27387.5</text:p>
          </table:table-cell>
          <table:table-cell table:style-name="ce24" table:formula="of:=[.M219]" office:value-type="float" office:value="20047650" calcext:value-type="float">
            <text:p>20047650</text:p>
          </table:table-cell>
          <table:table-cell table:style-name="ce24" table:formula="of:=[.L220]+[.K220]" office:value-type="float" office:value="20075037.5" calcext:value-type="float">
            <text:p>20075037.5</text:p>
          </table:table-cell>
          <table:table-cell table:style-name="ce36" table:formula="of:=[.K220]*12/[.M220]" office:value-type="percentage" office:value="0.0163710777626194" calcext:value-type="percentage">
            <text:p>1.6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21]/12" office:value-type="float" office:value="17.75" calcext:value-type="float">
            <text:p>17.75</text:p>
          </table:table-cell>
          <table:table-cell table:style-name="ce24" table:formula="of:=[.I220]+1" office:value-type="float" office:value="213" calcext:value-type="float">
            <text:p>213</text:p>
          </table:table-cell>
          <table:table-cell table:style-name="ce24" table:formula="of:=[.I221]*[.$G$2]" office:value-type="float" office:value="933366" calcext:value-type="float">
            <text:p>933366</text:p>
          </table:table-cell>
          <table:table-cell table:style-name="ce24" table:formula="of:=LOOKUP([.J221];[.$K$3:.$K$6];[.$J$3:.$J$6])*[.$G$2]" office:value-type="float" office:value="27387.5" calcext:value-type="float">
            <text:p>27387.5</text:p>
          </table:table-cell>
          <table:table-cell table:style-name="ce24" table:formula="of:=[.M220]" office:value-type="float" office:value="20075037.5" calcext:value-type="float">
            <text:p>20075037.5</text:p>
          </table:table-cell>
          <table:table-cell table:style-name="ce24" table:formula="of:=[.L221]+[.K221]" office:value-type="float" office:value="20102425" calcext:value-type="float">
            <text:p>20102425</text:p>
          </table:table-cell>
          <table:table-cell table:style-name="ce36" table:formula="of:=[.K221]*12/[.M221]" office:value-type="percentage" office:value="0.0163487738419619" calcext:value-type="percentage">
            <text:p>1.6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22]/12" office:value-type="float" office:value="17.8333333333333" calcext:value-type="float">
            <text:p>17.8333333333333</text:p>
          </table:table-cell>
          <table:table-cell table:style-name="ce24" table:formula="of:=[.I221]+1" office:value-type="float" office:value="214" calcext:value-type="float">
            <text:p>214</text:p>
          </table:table-cell>
          <table:table-cell table:style-name="ce24" table:formula="of:=[.I222]*[.$G$2]" office:value-type="float" office:value="937748" calcext:value-type="float">
            <text:p>937748</text:p>
          </table:table-cell>
          <table:table-cell table:style-name="ce24" table:formula="of:=LOOKUP([.J222];[.$K$3:.$K$6];[.$J$3:.$J$6])*[.$G$2]" office:value-type="float" office:value="27387.5" calcext:value-type="float">
            <text:p>27387.5</text:p>
          </table:table-cell>
          <table:table-cell table:style-name="ce24" table:formula="of:=[.M221]" office:value-type="float" office:value="20102425" calcext:value-type="float">
            <text:p>20102425</text:p>
          </table:table-cell>
          <table:table-cell table:style-name="ce24" table:formula="of:=[.L222]+[.K222]" office:value-type="float" office:value="20129812.5" calcext:value-type="float">
            <text:p>20129812.5</text:p>
          </table:table-cell>
          <table:table-cell table:style-name="ce36" table:formula="of:=[.K222]*12/[.M222]" office:value-type="percentage" office:value="0.0163265306122449" calcext:value-type="percentage">
            <text:p>1.6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23]/12" office:value-type="float" office:value="17.9166666666667" calcext:value-type="float">
            <text:p>17.9166666666667</text:p>
          </table:table-cell>
          <table:table-cell table:style-name="ce24" table:formula="of:=[.I222]+1" office:value-type="float" office:value="215" calcext:value-type="float">
            <text:p>215</text:p>
          </table:table-cell>
          <table:table-cell table:style-name="ce24" table:formula="of:=[.I223]*[.$G$2]" office:value-type="float" office:value="942130" calcext:value-type="float">
            <text:p>942130</text:p>
          </table:table-cell>
          <table:table-cell table:style-name="ce24" table:formula="of:=LOOKUP([.J223];[.$K$3:.$K$6];[.$J$3:.$J$6])*[.$G$2]" office:value-type="float" office:value="27387.5" calcext:value-type="float">
            <text:p>27387.5</text:p>
          </table:table-cell>
          <table:table-cell table:style-name="ce24" table:formula="of:=[.M222]" office:value-type="float" office:value="20129812.5" calcext:value-type="float">
            <text:p>20129812.5</text:p>
          </table:table-cell>
          <table:table-cell table:style-name="ce24" table:formula="of:=[.L223]+[.K223]" office:value-type="float" office:value="20157200" calcext:value-type="float">
            <text:p>20157200</text:p>
          </table:table-cell>
          <table:table-cell table:style-name="ce36" table:formula="of:=[.K223]*12/[.M223]" office:value-type="percentage" office:value="0.016304347826087" calcext:value-type="percentage">
            <text:p>1.6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24]/12" office:value-type="float" office:value="18" calcext:value-type="float">
            <text:p>18</text:p>
          </table:table-cell>
          <table:table-cell table:style-name="ce24" table:formula="of:=[.I223]+1" office:value-type="float" office:value="216" calcext:value-type="float">
            <text:p>216</text:p>
          </table:table-cell>
          <table:table-cell table:style-name="ce24" table:formula="of:=[.I224]*[.$G$2]" office:value-type="float" office:value="946512" calcext:value-type="float">
            <text:p>946512</text:p>
          </table:table-cell>
          <table:table-cell table:style-name="ce24" table:formula="of:=LOOKUP([.J224];[.$K$3:.$K$6];[.$J$3:.$J$6])*[.$G$2]" office:value-type="float" office:value="27387.5" calcext:value-type="float">
            <text:p>27387.5</text:p>
          </table:table-cell>
          <table:table-cell table:style-name="ce24" table:formula="of:=[.M223]" office:value-type="float" office:value="20157200" calcext:value-type="float">
            <text:p>20157200</text:p>
          </table:table-cell>
          <table:table-cell table:style-name="ce24" table:formula="of:=[.L224]+[.K224]" office:value-type="float" office:value="20184587.5" calcext:value-type="float">
            <text:p>20184587.5</text:p>
          </table:table-cell>
          <table:table-cell table:style-name="ce36" table:formula="of:=[.K224]*12/[.M224]" office:value-type="percentage" office:value="0.0162822252374491" calcext:value-type="percentage">
            <text:p>1.6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25]/12" office:value-type="float" office:value="18.0833333333333" calcext:value-type="float">
            <text:p>18.0833333333333</text:p>
          </table:table-cell>
          <table:table-cell table:style-name="ce24" table:formula="of:=[.I224]+1" office:value-type="float" office:value="217" calcext:value-type="float">
            <text:p>217</text:p>
          </table:table-cell>
          <table:table-cell table:style-name="ce24" table:formula="of:=[.I225]*[.$G$2]" office:value-type="float" office:value="950894" calcext:value-type="float">
            <text:p>950894</text:p>
          </table:table-cell>
          <table:table-cell table:style-name="ce24" table:formula="of:=LOOKUP([.J225];[.$K$3:.$K$6];[.$J$3:.$J$6])*[.$G$2]" office:value-type="float" office:value="27387.5" calcext:value-type="float">
            <text:p>27387.5</text:p>
          </table:table-cell>
          <table:table-cell table:style-name="ce24" table:formula="of:=[.M224]" office:value-type="float" office:value="20184587.5" calcext:value-type="float">
            <text:p>20184587.5</text:p>
          </table:table-cell>
          <table:table-cell table:style-name="ce24" table:formula="of:=[.L225]+[.K225]" office:value-type="float" office:value="20211975" calcext:value-type="float">
            <text:p>20211975</text:p>
          </table:table-cell>
          <table:table-cell table:style-name="ce36" table:formula="of:=[.K225]*12/[.M225]" office:value-type="percentage" office:value="0.016260162601626" calcext:value-type="percentage">
            <text:p>1.6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26]/12" office:value-type="float" office:value="18.1666666666667" calcext:value-type="float">
            <text:p>18.1666666666667</text:p>
          </table:table-cell>
          <table:table-cell table:style-name="ce24" table:formula="of:=[.I225]+1" office:value-type="float" office:value="218" calcext:value-type="float">
            <text:p>218</text:p>
          </table:table-cell>
          <table:table-cell table:style-name="ce24" table:formula="of:=[.I226]*[.$G$2]" office:value-type="float" office:value="955276" calcext:value-type="float">
            <text:p>955276</text:p>
          </table:table-cell>
          <table:table-cell table:style-name="ce24" table:formula="of:=LOOKUP([.J226];[.$K$3:.$K$6];[.$J$3:.$J$6])*[.$G$2]" office:value-type="float" office:value="27387.5" calcext:value-type="float">
            <text:p>27387.5</text:p>
          </table:table-cell>
          <table:table-cell table:style-name="ce24" table:formula="of:=[.M225]" office:value-type="float" office:value="20211975" calcext:value-type="float">
            <text:p>20211975</text:p>
          </table:table-cell>
          <table:table-cell table:style-name="ce24" table:formula="of:=[.L226]+[.K226]" office:value-type="float" office:value="20239362.5" calcext:value-type="float">
            <text:p>20239362.5</text:p>
          </table:table-cell>
          <table:table-cell table:style-name="ce36" table:formula="of:=[.K226]*12/[.M226]" office:value-type="percentage" office:value="0.0162381596752368" calcext:value-type="percentage">
            <text:p>1.6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27]/12" office:value-type="float" office:value="18.25" calcext:value-type="float">
            <text:p>18.25</text:p>
          </table:table-cell>
          <table:table-cell table:style-name="ce24" table:formula="of:=[.I226]+1" office:value-type="float" office:value="219" calcext:value-type="float">
            <text:p>219</text:p>
          </table:table-cell>
          <table:table-cell table:style-name="ce24" table:formula="of:=[.I227]*[.$G$2]" office:value-type="float" office:value="959658" calcext:value-type="float">
            <text:p>959658</text:p>
          </table:table-cell>
          <table:table-cell table:style-name="ce24" table:formula="of:=LOOKUP([.J227];[.$K$3:.$K$6];[.$J$3:.$J$6])*[.$G$2]" office:value-type="float" office:value="27387.5" calcext:value-type="float">
            <text:p>27387.5</text:p>
          </table:table-cell>
          <table:table-cell table:style-name="ce24" table:formula="of:=[.M226]" office:value-type="float" office:value="20239362.5" calcext:value-type="float">
            <text:p>20239362.5</text:p>
          </table:table-cell>
          <table:table-cell table:style-name="ce24" table:formula="of:=[.L227]+[.K227]" office:value-type="float" office:value="20266750" calcext:value-type="float">
            <text:p>20266750</text:p>
          </table:table-cell>
          <table:table-cell table:style-name="ce36" table:formula="of:=[.K227]*12/[.M227]" office:value-type="percentage" office:value="0.0162162162162162" calcext:value-type="percentage">
            <text:p>1.6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28]/12" office:value-type="float" office:value="18.3333333333333" calcext:value-type="float">
            <text:p>18.3333333333333</text:p>
          </table:table-cell>
          <table:table-cell table:style-name="ce24" table:formula="of:=[.I227]+1" office:value-type="float" office:value="220" calcext:value-type="float">
            <text:p>220</text:p>
          </table:table-cell>
          <table:table-cell table:style-name="ce24" table:formula="of:=[.I228]*[.$G$2]" office:value-type="float" office:value="964040" calcext:value-type="float">
            <text:p>964040</text:p>
          </table:table-cell>
          <table:table-cell table:style-name="ce24" table:formula="of:=LOOKUP([.J228];[.$K$3:.$K$6];[.$J$3:.$J$6])*[.$G$2]" office:value-type="float" office:value="27387.5" calcext:value-type="float">
            <text:p>27387.5</text:p>
          </table:table-cell>
          <table:table-cell table:style-name="ce24" table:formula="of:=[.M227]" office:value-type="float" office:value="20266750" calcext:value-type="float">
            <text:p>20266750</text:p>
          </table:table-cell>
          <table:table-cell table:style-name="ce24" table:formula="of:=[.L228]+[.K228]" office:value-type="float" office:value="20294137.5" calcext:value-type="float">
            <text:p>20294137.5</text:p>
          </table:table-cell>
          <table:table-cell table:style-name="ce36" table:formula="of:=[.K228]*12/[.M228]" office:value-type="percentage" office:value="0.0161943319838057" calcext:value-type="percentage">
            <text:p>1.6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29]/12" office:value-type="float" office:value="18.4166666666667" calcext:value-type="float">
            <text:p>18.4166666666667</text:p>
          </table:table-cell>
          <table:table-cell table:style-name="ce24" table:formula="of:=[.I228]+1" office:value-type="float" office:value="221" calcext:value-type="float">
            <text:p>221</text:p>
          </table:table-cell>
          <table:table-cell table:style-name="ce24" table:formula="of:=[.I229]*[.$G$2]" office:value-type="float" office:value="968422" calcext:value-type="float">
            <text:p>968422</text:p>
          </table:table-cell>
          <table:table-cell table:style-name="ce24" table:formula="of:=LOOKUP([.J229];[.$K$3:.$K$6];[.$J$3:.$J$6])*[.$G$2]" office:value-type="float" office:value="27387.5" calcext:value-type="float">
            <text:p>27387.5</text:p>
          </table:table-cell>
          <table:table-cell table:style-name="ce24" table:formula="of:=[.M228]" office:value-type="float" office:value="20294137.5" calcext:value-type="float">
            <text:p>20294137.5</text:p>
          </table:table-cell>
          <table:table-cell table:style-name="ce24" table:formula="of:=[.L229]+[.K229]" office:value-type="float" office:value="20321525" calcext:value-type="float">
            <text:p>20321525</text:p>
          </table:table-cell>
          <table:table-cell table:style-name="ce36" table:formula="of:=[.K229]*12/[.M229]" office:value-type="percentage" office:value="0.0161725067385445" calcext:value-type="percentage">
            <text:p>1.6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30]/12" office:value-type="float" office:value="18.5" calcext:value-type="float">
            <text:p>18.5</text:p>
          </table:table-cell>
          <table:table-cell table:style-name="ce24" table:formula="of:=[.I229]+1" office:value-type="float" office:value="222" calcext:value-type="float">
            <text:p>222</text:p>
          </table:table-cell>
          <table:table-cell table:style-name="ce24" table:formula="of:=[.I230]*[.$G$2]" office:value-type="float" office:value="972804" calcext:value-type="float">
            <text:p>972804</text:p>
          </table:table-cell>
          <table:table-cell table:style-name="ce24" table:formula="of:=LOOKUP([.J230];[.$K$3:.$K$6];[.$J$3:.$J$6])*[.$G$2]" office:value-type="float" office:value="27387.5" calcext:value-type="float">
            <text:p>27387.5</text:p>
          </table:table-cell>
          <table:table-cell table:style-name="ce24" table:formula="of:=[.M229]" office:value-type="float" office:value="20321525" calcext:value-type="float">
            <text:p>20321525</text:p>
          </table:table-cell>
          <table:table-cell table:style-name="ce24" table:formula="of:=[.L230]+[.K230]" office:value-type="float" office:value="20348912.5" calcext:value-type="float">
            <text:p>20348912.5</text:p>
          </table:table-cell>
          <table:table-cell table:style-name="ce36" table:formula="of:=[.K230]*12/[.M230]" office:value-type="percentage" office:value="0.0161507402422611" calcext:value-type="percentage">
            <text:p>1.6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31]/12" office:value-type="float" office:value="18.5833333333333" calcext:value-type="float">
            <text:p>18.5833333333333</text:p>
          </table:table-cell>
          <table:table-cell table:style-name="ce24" table:formula="of:=[.I230]+1" office:value-type="float" office:value="223" calcext:value-type="float">
            <text:p>223</text:p>
          </table:table-cell>
          <table:table-cell table:style-name="ce24" table:formula="of:=[.I231]*[.$G$2]" office:value-type="float" office:value="977186" calcext:value-type="float">
            <text:p>977186</text:p>
          </table:table-cell>
          <table:table-cell table:style-name="ce24" table:formula="of:=LOOKUP([.J231];[.$K$3:.$K$6];[.$J$3:.$J$6])*[.$G$2]" office:value-type="float" office:value="27387.5" calcext:value-type="float">
            <text:p>27387.5</text:p>
          </table:table-cell>
          <table:table-cell table:style-name="ce24" table:formula="of:=[.M230]" office:value-type="float" office:value="20348912.5" calcext:value-type="float">
            <text:p>20348912.5</text:p>
          </table:table-cell>
          <table:table-cell table:style-name="ce24" table:formula="of:=[.L231]+[.K231]" office:value-type="float" office:value="20376300" calcext:value-type="float">
            <text:p>20376300</text:p>
          </table:table-cell>
          <table:table-cell table:style-name="ce36" table:formula="of:=[.K231]*12/[.M231]" office:value-type="percentage" office:value="0.0161290322580645" calcext:value-type="percentage">
            <text:p>1.6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32]/12" office:value-type="float" office:value="18.6666666666667" calcext:value-type="float">
            <text:p>18.6666666666667</text:p>
          </table:table-cell>
          <table:table-cell table:style-name="ce24" table:formula="of:=[.I231]+1" office:value-type="float" office:value="224" calcext:value-type="float">
            <text:p>224</text:p>
          </table:table-cell>
          <table:table-cell table:style-name="ce24" table:formula="of:=[.I232]*[.$G$2]" office:value-type="float" office:value="981568" calcext:value-type="float">
            <text:p>981568</text:p>
          </table:table-cell>
          <table:table-cell table:style-name="ce24" table:formula="of:=LOOKUP([.J232];[.$K$3:.$K$6];[.$J$3:.$J$6])*[.$G$2]" office:value-type="float" office:value="27387.5" calcext:value-type="float">
            <text:p>27387.5</text:p>
          </table:table-cell>
          <table:table-cell table:style-name="ce24" table:formula="of:=[.M231]" office:value-type="float" office:value="20376300" calcext:value-type="float">
            <text:p>20376300</text:p>
          </table:table-cell>
          <table:table-cell table:style-name="ce24" table:formula="of:=[.L232]+[.K232]" office:value-type="float" office:value="20403687.5" calcext:value-type="float">
            <text:p>20403687.5</text:p>
          </table:table-cell>
          <table:table-cell table:style-name="ce36" table:formula="of:=[.K232]*12/[.M232]" office:value-type="percentage" office:value="0.0161073825503356" calcext:value-type="percentage">
            <text:p>1.6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33]/12" office:value-type="float" office:value="18.75" calcext:value-type="float">
            <text:p>18.75</text:p>
          </table:table-cell>
          <table:table-cell table:style-name="ce24" table:formula="of:=[.I232]+1" office:value-type="float" office:value="225" calcext:value-type="float">
            <text:p>225</text:p>
          </table:table-cell>
          <table:table-cell table:style-name="ce24" table:formula="of:=[.I233]*[.$G$2]" office:value-type="float" office:value="985950" calcext:value-type="float">
            <text:p>985950</text:p>
          </table:table-cell>
          <table:table-cell table:style-name="ce24" table:formula="of:=LOOKUP([.J233];[.$K$3:.$K$6];[.$J$3:.$J$6])*[.$G$2]" office:value-type="float" office:value="27387.5" calcext:value-type="float">
            <text:p>27387.5</text:p>
          </table:table-cell>
          <table:table-cell table:style-name="ce24" table:formula="of:=[.M232]" office:value-type="float" office:value="20403687.5" calcext:value-type="float">
            <text:p>20403687.5</text:p>
          </table:table-cell>
          <table:table-cell table:style-name="ce24" table:formula="of:=[.L233]+[.K233]" office:value-type="float" office:value="20431075" calcext:value-type="float">
            <text:p>20431075</text:p>
          </table:table-cell>
          <table:table-cell table:style-name="ce36" table:formula="of:=[.K233]*12/[.M233]" office:value-type="percentage" office:value="0.0160857908847185" calcext:value-type="percentage">
            <text:p>1.6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34]/12" office:value-type="float" office:value="18.8333333333333" calcext:value-type="float">
            <text:p>18.8333333333333</text:p>
          </table:table-cell>
          <table:table-cell table:style-name="ce24" table:formula="of:=[.I233]+1" office:value-type="float" office:value="226" calcext:value-type="float">
            <text:p>226</text:p>
          </table:table-cell>
          <table:table-cell table:style-name="ce24" table:formula="of:=[.I234]*[.$G$2]" office:value-type="float" office:value="990332" calcext:value-type="float">
            <text:p>990332</text:p>
          </table:table-cell>
          <table:table-cell table:style-name="ce24" table:formula="of:=LOOKUP([.J234];[.$K$3:.$K$6];[.$J$3:.$J$6])*[.$G$2]" office:value-type="float" office:value="27387.5" calcext:value-type="float">
            <text:p>27387.5</text:p>
          </table:table-cell>
          <table:table-cell table:style-name="ce24" table:formula="of:=[.M233]" office:value-type="float" office:value="20431075" calcext:value-type="float">
            <text:p>20431075</text:p>
          </table:table-cell>
          <table:table-cell table:style-name="ce24" table:formula="of:=[.L234]+[.K234]" office:value-type="float" office:value="20458462.5" calcext:value-type="float">
            <text:p>20458462.5</text:p>
          </table:table-cell>
          <table:table-cell table:style-name="ce36" table:formula="of:=[.K234]*12/[.M234]" office:value-type="percentage" office:value="0.0160642570281124" calcext:value-type="percentage">
            <text:p>1.6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35]/12" office:value-type="float" office:value="18.9166666666667" calcext:value-type="float">
            <text:p>18.9166666666667</text:p>
          </table:table-cell>
          <table:table-cell table:style-name="ce24" table:formula="of:=[.I234]+1" office:value-type="float" office:value="227" calcext:value-type="float">
            <text:p>227</text:p>
          </table:table-cell>
          <table:table-cell table:style-name="ce24" table:formula="of:=[.I235]*[.$G$2]" office:value-type="float" office:value="994714" calcext:value-type="float">
            <text:p>994714</text:p>
          </table:table-cell>
          <table:table-cell table:style-name="ce24" table:formula="of:=LOOKUP([.J235];[.$K$3:.$K$6];[.$J$3:.$J$6])*[.$G$2]" office:value-type="float" office:value="27387.5" calcext:value-type="float">
            <text:p>27387.5</text:p>
          </table:table-cell>
          <table:table-cell table:style-name="ce24" table:formula="of:=[.M234]" office:value-type="float" office:value="20458462.5" calcext:value-type="float">
            <text:p>20458462.5</text:p>
          </table:table-cell>
          <table:table-cell table:style-name="ce24" table:formula="of:=[.L235]+[.K235]" office:value-type="float" office:value="20485850" calcext:value-type="float">
            <text:p>20485850</text:p>
          </table:table-cell>
          <table:table-cell table:style-name="ce36" table:formula="of:=[.K235]*12/[.M235]" office:value-type="percentage" office:value="0.0160427807486631" calcext:value-type="percentage">
            <text:p>1.6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36]/12" office:value-type="float" office:value="19" calcext:value-type="float">
            <text:p>19</text:p>
          </table:table-cell>
          <table:table-cell table:style-name="ce24" table:formula="of:=[.I235]+1" office:value-type="float" office:value="228" calcext:value-type="float">
            <text:p>228</text:p>
          </table:table-cell>
          <table:table-cell table:style-name="ce24" table:formula="of:=[.I236]*[.$G$2]" office:value-type="float" office:value="999096" calcext:value-type="float">
            <text:p>999096</text:p>
          </table:table-cell>
          <table:table-cell table:style-name="ce24" table:formula="of:=LOOKUP([.J236];[.$K$3:.$K$6];[.$J$3:.$J$6])*[.$G$2]" office:value-type="float" office:value="27387.5" calcext:value-type="float">
            <text:p>27387.5</text:p>
          </table:table-cell>
          <table:table-cell table:style-name="ce24" table:formula="of:=[.M235]" office:value-type="float" office:value="20485850" calcext:value-type="float">
            <text:p>20485850</text:p>
          </table:table-cell>
          <table:table-cell table:style-name="ce24" table:formula="of:=[.L236]+[.K236]" office:value-type="float" office:value="20513237.5" calcext:value-type="float">
            <text:p>20513237.5</text:p>
          </table:table-cell>
          <table:table-cell table:style-name="ce36" table:formula="of:=[.K236]*12/[.M236]" office:value-type="percentage" office:value="0.0160213618157543" calcext:value-type="percentage">
            <text:p>1.6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37]/12" office:value-type="float" office:value="19.0833333333333" calcext:value-type="float">
            <text:p>19.0833333333333</text:p>
          </table:table-cell>
          <table:table-cell table:style-name="ce24" table:formula="of:=[.I236]+1" office:value-type="float" office:value="229" calcext:value-type="float">
            <text:p>229</text:p>
          </table:table-cell>
          <table:table-cell table:style-name="ce24" table:formula="of:=[.I237]*[.$G$2]" office:value-type="float" office:value="1003478" calcext:value-type="float">
            <text:p>1003478</text:p>
          </table:table-cell>
          <table:table-cell table:style-name="ce24" table:formula="of:=LOOKUP([.J237];[.$K$3:.$K$6];[.$J$3:.$J$6])*[.$G$2]" office:value-type="float" office:value="27387.5" calcext:value-type="float">
            <text:p>27387.5</text:p>
          </table:table-cell>
          <table:table-cell table:style-name="ce24" table:formula="of:=[.M236]" office:value-type="float" office:value="20513237.5" calcext:value-type="float">
            <text:p>20513237.5</text:p>
          </table:table-cell>
          <table:table-cell table:style-name="ce24" table:formula="of:=[.L237]+[.K237]" office:value-type="float" office:value="20540625" calcext:value-type="float">
            <text:p>20540625</text:p>
          </table:table-cell>
          <table:table-cell table:style-name="ce36" table:formula="of:=[.K237]*12/[.M237]" office:value-type="percentage" office:value="0.016" calcext:value-type="percentage">
            <text:p>1.6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38]/12" office:value-type="float" office:value="19.1666666666667" calcext:value-type="float">
            <text:p>19.1666666666667</text:p>
          </table:table-cell>
          <table:table-cell table:style-name="ce24" table:formula="of:=[.I237]+1" office:value-type="float" office:value="230" calcext:value-type="float">
            <text:p>230</text:p>
          </table:table-cell>
          <table:table-cell table:style-name="ce24" table:formula="of:=[.I238]*[.$G$2]" office:value-type="float" office:value="1007860" calcext:value-type="float">
            <text:p>1007860</text:p>
          </table:table-cell>
          <table:table-cell table:style-name="ce24" table:formula="of:=LOOKUP([.J238];[.$K$3:.$K$6];[.$J$3:.$J$6])*[.$G$2]" office:value-type="float" office:value="27387.5" calcext:value-type="float">
            <text:p>27387.5</text:p>
          </table:table-cell>
          <table:table-cell table:style-name="ce24" table:formula="of:=[.M237]" office:value-type="float" office:value="20540625" calcext:value-type="float">
            <text:p>20540625</text:p>
          </table:table-cell>
          <table:table-cell table:style-name="ce24" table:formula="of:=[.L238]+[.K238]" office:value-type="float" office:value="20568012.5" calcext:value-type="float">
            <text:p>20568012.5</text:p>
          </table:table-cell>
          <table:table-cell table:style-name="ce36" table:formula="of:=[.K238]*12/[.M238]" office:value-type="percentage" office:value="0.0159786950732357" calcext:value-type="percentage">
            <text:p>1.6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39]/12" office:value-type="float" office:value="19.25" calcext:value-type="float">
            <text:p>19.25</text:p>
          </table:table-cell>
          <table:table-cell table:style-name="ce24" table:formula="of:=[.I238]+1" office:value-type="float" office:value="231" calcext:value-type="float">
            <text:p>231</text:p>
          </table:table-cell>
          <table:table-cell table:style-name="ce24" table:formula="of:=[.I239]*[.$G$2]" office:value-type="float" office:value="1012242" calcext:value-type="float">
            <text:p>1012242</text:p>
          </table:table-cell>
          <table:table-cell table:style-name="ce24" table:formula="of:=LOOKUP([.J239];[.$K$3:.$K$6];[.$J$3:.$J$6])*[.$G$2]" office:value-type="float" office:value="27387.5" calcext:value-type="float">
            <text:p>27387.5</text:p>
          </table:table-cell>
          <table:table-cell table:style-name="ce24" table:formula="of:=[.M238]" office:value-type="float" office:value="20568012.5" calcext:value-type="float">
            <text:p>20568012.5</text:p>
          </table:table-cell>
          <table:table-cell table:style-name="ce24" table:formula="of:=[.L239]+[.K239]" office:value-type="float" office:value="20595400" calcext:value-type="float">
            <text:p>20595400</text:p>
          </table:table-cell>
          <table:table-cell table:style-name="ce36" table:formula="of:=[.K239]*12/[.M239]" office:value-type="percentage" office:value="0.0159574468085106" calcext:value-type="percentage">
            <text:p>1.6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40]/12" office:value-type="float" office:value="19.3333333333333" calcext:value-type="float">
            <text:p>19.3333333333333</text:p>
          </table:table-cell>
          <table:table-cell table:style-name="ce24" table:formula="of:=[.I239]+1" office:value-type="float" office:value="232" calcext:value-type="float">
            <text:p>232</text:p>
          </table:table-cell>
          <table:table-cell table:style-name="ce24" table:formula="of:=[.I240]*[.$G$2]" office:value-type="float" office:value="1016624" calcext:value-type="float">
            <text:p>1016624</text:p>
          </table:table-cell>
          <table:table-cell table:style-name="ce24" table:formula="of:=LOOKUP([.J240];[.$K$3:.$K$6];[.$J$3:.$J$6])*[.$G$2]" office:value-type="float" office:value="27387.5" calcext:value-type="float">
            <text:p>27387.5</text:p>
          </table:table-cell>
          <table:table-cell table:style-name="ce24" table:formula="of:=[.M239]" office:value-type="float" office:value="20595400" calcext:value-type="float">
            <text:p>20595400</text:p>
          </table:table-cell>
          <table:table-cell table:style-name="ce24" table:formula="of:=[.L240]+[.K240]" office:value-type="float" office:value="20622787.5" calcext:value-type="float">
            <text:p>20622787.5</text:p>
          </table:table-cell>
          <table:table-cell table:style-name="ce36" table:formula="of:=[.K240]*12/[.M240]" office:value-type="percentage" office:value="0.0159362549800797" calcext:value-type="percentage">
            <text:p>1.5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41]/12" office:value-type="float" office:value="19.4166666666667" calcext:value-type="float">
            <text:p>19.4166666666667</text:p>
          </table:table-cell>
          <table:table-cell table:style-name="ce24" table:formula="of:=[.I240]+1" office:value-type="float" office:value="233" calcext:value-type="float">
            <text:p>233</text:p>
          </table:table-cell>
          <table:table-cell table:style-name="ce24" table:formula="of:=[.I241]*[.$G$2]" office:value-type="float" office:value="1021006" calcext:value-type="float">
            <text:p>1021006</text:p>
          </table:table-cell>
          <table:table-cell table:style-name="ce24" table:formula="of:=LOOKUP([.J241];[.$K$3:.$K$6];[.$J$3:.$J$6])*[.$G$2]" office:value-type="float" office:value="27387.5" calcext:value-type="float">
            <text:p>27387.5</text:p>
          </table:table-cell>
          <table:table-cell table:style-name="ce24" table:formula="of:=[.M240]" office:value-type="float" office:value="20622787.5" calcext:value-type="float">
            <text:p>20622787.5</text:p>
          </table:table-cell>
          <table:table-cell table:style-name="ce24" table:formula="of:=[.L241]+[.K241]" office:value-type="float" office:value="20650175" calcext:value-type="float">
            <text:p>20650175</text:p>
          </table:table-cell>
          <table:table-cell table:style-name="ce36" table:formula="of:=[.K241]*12/[.M241]" office:value-type="percentage" office:value="0.0159151193633952" calcext:value-type="percentage">
            <text:p>1.5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42]/12" office:value-type="float" office:value="19.5" calcext:value-type="float">
            <text:p>19.5</text:p>
          </table:table-cell>
          <table:table-cell table:style-name="ce24" table:formula="of:=[.I241]+1" office:value-type="float" office:value="234" calcext:value-type="float">
            <text:p>234</text:p>
          </table:table-cell>
          <table:table-cell table:style-name="ce24" table:formula="of:=[.I242]*[.$G$2]" office:value-type="float" office:value="1025388" calcext:value-type="float">
            <text:p>1025388</text:p>
          </table:table-cell>
          <table:table-cell table:style-name="ce24" table:formula="of:=LOOKUP([.J242];[.$K$3:.$K$6];[.$J$3:.$J$6])*[.$G$2]" office:value-type="float" office:value="27387.5" calcext:value-type="float">
            <text:p>27387.5</text:p>
          </table:table-cell>
          <table:table-cell table:style-name="ce24" table:formula="of:=[.M241]" office:value-type="float" office:value="20650175" calcext:value-type="float">
            <text:p>20650175</text:p>
          </table:table-cell>
          <table:table-cell table:style-name="ce24" table:formula="of:=[.L242]+[.K242]" office:value-type="float" office:value="20677562.5" calcext:value-type="float">
            <text:p>20677562.5</text:p>
          </table:table-cell>
          <table:table-cell table:style-name="ce36" table:formula="of:=[.K242]*12/[.M242]" office:value-type="percentage" office:value="0.0158940397350993" calcext:value-type="percentage">
            <text:p>1.5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43]/12" office:value-type="float" office:value="19.5833333333333" calcext:value-type="float">
            <text:p>19.5833333333333</text:p>
          </table:table-cell>
          <table:table-cell table:style-name="ce24" table:formula="of:=[.I242]+1" office:value-type="float" office:value="235" calcext:value-type="float">
            <text:p>235</text:p>
          </table:table-cell>
          <table:table-cell table:style-name="ce24" table:formula="of:=[.I243]*[.$G$2]" office:value-type="float" office:value="1029770" calcext:value-type="float">
            <text:p>1029770</text:p>
          </table:table-cell>
          <table:table-cell table:style-name="ce24" table:formula="of:=LOOKUP([.J243];[.$K$3:.$K$6];[.$J$3:.$J$6])*[.$G$2]" office:value-type="float" office:value="27387.5" calcext:value-type="float">
            <text:p>27387.5</text:p>
          </table:table-cell>
          <table:table-cell table:style-name="ce24" table:formula="of:=[.M242]" office:value-type="float" office:value="20677562.5" calcext:value-type="float">
            <text:p>20677562.5</text:p>
          </table:table-cell>
          <table:table-cell table:style-name="ce24" table:formula="of:=[.L243]+[.K243]" office:value-type="float" office:value="20704950" calcext:value-type="float">
            <text:p>20704950</text:p>
          </table:table-cell>
          <table:table-cell table:style-name="ce36" table:formula="of:=[.K243]*12/[.M243]" office:value-type="percentage" office:value="0.0158730158730159" calcext:value-type="percentage">
            <text:p>1.5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44]/12" office:value-type="float" office:value="19.6666666666667" calcext:value-type="float">
            <text:p>19.6666666666667</text:p>
          </table:table-cell>
          <table:table-cell table:style-name="ce24" table:formula="of:=[.I243]+1" office:value-type="float" office:value="236" calcext:value-type="float">
            <text:p>236</text:p>
          </table:table-cell>
          <table:table-cell table:style-name="ce24" table:formula="of:=[.I244]*[.$G$2]" office:value-type="float" office:value="1034152" calcext:value-type="float">
            <text:p>1034152</text:p>
          </table:table-cell>
          <table:table-cell table:style-name="ce24" table:formula="of:=LOOKUP([.J244];[.$K$3:.$K$6];[.$J$3:.$J$6])*[.$G$2]" office:value-type="float" office:value="27387.5" calcext:value-type="float">
            <text:p>27387.5</text:p>
          </table:table-cell>
          <table:table-cell table:style-name="ce24" table:formula="of:=[.M243]" office:value-type="float" office:value="20704950" calcext:value-type="float">
            <text:p>20704950</text:p>
          </table:table-cell>
          <table:table-cell table:style-name="ce24" table:formula="of:=[.L244]+[.K244]" office:value-type="float" office:value="20732337.5" calcext:value-type="float">
            <text:p>20732337.5</text:p>
          </table:table-cell>
          <table:table-cell table:style-name="ce36" table:formula="of:=[.K244]*12/[.M244]" office:value-type="percentage" office:value="0.0158520475561427" calcext:value-type="percentage">
            <text:p>1.5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45]/12" office:value-type="float" office:value="19.75" calcext:value-type="float">
            <text:p>19.75</text:p>
          </table:table-cell>
          <table:table-cell table:style-name="ce24" table:formula="of:=[.I244]+1" office:value-type="float" office:value="237" calcext:value-type="float">
            <text:p>237</text:p>
          </table:table-cell>
          <table:table-cell table:style-name="ce24" table:formula="of:=[.I245]*[.$G$2]" office:value-type="float" office:value="1038534" calcext:value-type="float">
            <text:p>1038534</text:p>
          </table:table-cell>
          <table:table-cell table:style-name="ce24" table:formula="of:=LOOKUP([.J245];[.$K$3:.$K$6];[.$J$3:.$J$6])*[.$G$2]" office:value-type="float" office:value="27387.5" calcext:value-type="float">
            <text:p>27387.5</text:p>
          </table:table-cell>
          <table:table-cell table:style-name="ce24" table:formula="of:=[.M244]" office:value-type="float" office:value="20732337.5" calcext:value-type="float">
            <text:p>20732337.5</text:p>
          </table:table-cell>
          <table:table-cell table:style-name="ce24" table:formula="of:=[.L245]+[.K245]" office:value-type="float" office:value="20759725" calcext:value-type="float">
            <text:p>20759725</text:p>
          </table:table-cell>
          <table:table-cell table:style-name="ce36" table:formula="of:=[.K245]*12/[.M245]" office:value-type="percentage" office:value="0.0158311345646438" calcext:value-type="percentage">
            <text:p>1.5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46]/12" office:value-type="float" office:value="19.8333333333333" calcext:value-type="float">
            <text:p>19.8333333333333</text:p>
          </table:table-cell>
          <table:table-cell table:style-name="ce24" table:formula="of:=[.I245]+1" office:value-type="float" office:value="238" calcext:value-type="float">
            <text:p>238</text:p>
          </table:table-cell>
          <table:table-cell table:style-name="ce24" table:formula="of:=[.I246]*[.$G$2]" office:value-type="float" office:value="1042916" calcext:value-type="float">
            <text:p>1042916</text:p>
          </table:table-cell>
          <table:table-cell table:style-name="ce24" table:formula="of:=LOOKUP([.J246];[.$K$3:.$K$6];[.$J$3:.$J$6])*[.$G$2]" office:value-type="float" office:value="27387.5" calcext:value-type="float">
            <text:p>27387.5</text:p>
          </table:table-cell>
          <table:table-cell table:style-name="ce24" table:formula="of:=[.M245]" office:value-type="float" office:value="20759725" calcext:value-type="float">
            <text:p>20759725</text:p>
          </table:table-cell>
          <table:table-cell table:style-name="ce24" table:formula="of:=[.L246]+[.K246]" office:value-type="float" office:value="20787112.5" calcext:value-type="float">
            <text:p>20787112.5</text:p>
          </table:table-cell>
          <table:table-cell table:style-name="ce36" table:formula="of:=[.K246]*12/[.M246]" office:value-type="percentage" office:value="0.0158102766798419" calcext:value-type="percentage">
            <text:p>1.5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47]/12" office:value-type="float" office:value="19.9166666666667" calcext:value-type="float">
            <text:p>19.9166666666667</text:p>
          </table:table-cell>
          <table:table-cell table:style-name="ce24" table:formula="of:=[.I246]+1" office:value-type="float" office:value="239" calcext:value-type="float">
            <text:p>239</text:p>
          </table:table-cell>
          <table:table-cell table:style-name="ce24" table:formula="of:=[.I247]*[.$G$2]" office:value-type="float" office:value="1047298" calcext:value-type="float">
            <text:p>1047298</text:p>
          </table:table-cell>
          <table:table-cell table:style-name="ce24" table:formula="of:=LOOKUP([.J247];[.$K$3:.$K$6];[.$J$3:.$J$6])*[.$G$2]" office:value-type="float" office:value="27387.5" calcext:value-type="float">
            <text:p>27387.5</text:p>
          </table:table-cell>
          <table:table-cell table:style-name="ce24" table:formula="of:=[.M246]" office:value-type="float" office:value="20787112.5" calcext:value-type="float">
            <text:p>20787112.5</text:p>
          </table:table-cell>
          <table:table-cell table:style-name="ce24" table:formula="of:=[.L247]+[.K247]" office:value-type="float" office:value="20814500" calcext:value-type="float">
            <text:p>20814500</text:p>
          </table:table-cell>
          <table:table-cell table:style-name="ce36" table:formula="of:=[.K247]*12/[.M247]" office:value-type="percentage" office:value="0.0157894736842105" calcext:value-type="percentage">
            <text:p>1.5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48]/12" office:value-type="float" office:value="20" calcext:value-type="float">
            <text:p>20</text:p>
          </table:table-cell>
          <table:table-cell table:style-name="ce24" table:formula="of:=[.I247]+1" office:value-type="float" office:value="240" calcext:value-type="float">
            <text:p>240</text:p>
          </table:table-cell>
          <table:table-cell table:style-name="ce24" table:formula="of:=[.I248]*[.$G$2]" office:value-type="float" office:value="1051680" calcext:value-type="float">
            <text:p>1051680</text:p>
          </table:table-cell>
          <table:table-cell table:style-name="ce24" table:formula="of:=LOOKUP([.J248];[.$K$3:.$K$6];[.$J$3:.$J$6])*[.$G$2]" office:value-type="float" office:value="27387.5" calcext:value-type="float">
            <text:p>27387.5</text:p>
          </table:table-cell>
          <table:table-cell table:style-name="ce24" table:formula="of:=[.M247]" office:value-type="float" office:value="20814500" calcext:value-type="float">
            <text:p>20814500</text:p>
          </table:table-cell>
          <table:table-cell table:style-name="ce24" table:formula="of:=[.L248]+[.K248]" office:value-type="float" office:value="20841887.5" calcext:value-type="float">
            <text:p>20841887.5</text:p>
          </table:table-cell>
          <table:table-cell table:style-name="ce36" table:formula="of:=[.K248]*12/[.M248]" office:value-type="percentage" office:value="0.0157687253613666" calcext:value-type="percentage">
            <text:p>1.5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49]/12" office:value-type="float" office:value="20.0833333333333" calcext:value-type="float">
            <text:p>20.0833333333333</text:p>
          </table:table-cell>
          <table:table-cell table:style-name="ce24" table:formula="of:=[.I248]+1" office:value-type="float" office:value="241" calcext:value-type="float">
            <text:p>241</text:p>
          </table:table-cell>
          <table:table-cell table:style-name="ce24" table:formula="of:=[.I249]*[.$G$2]" office:value-type="float" office:value="1056062" calcext:value-type="float">
            <text:p>1056062</text:p>
          </table:table-cell>
          <table:table-cell table:style-name="ce24" table:formula="of:=LOOKUP([.J249];[.$K$3:.$K$6];[.$J$3:.$J$6])*[.$G$2]" office:value-type="float" office:value="27387.5" calcext:value-type="float">
            <text:p>27387.5</text:p>
          </table:table-cell>
          <table:table-cell table:style-name="ce24" table:formula="of:=[.M248]" office:value-type="float" office:value="20841887.5" calcext:value-type="float">
            <text:p>20841887.5</text:p>
          </table:table-cell>
          <table:table-cell table:style-name="ce24" table:formula="of:=[.L249]+[.K249]" office:value-type="float" office:value="20869275" calcext:value-type="float">
            <text:p>20869275</text:p>
          </table:table-cell>
          <table:table-cell table:style-name="ce36" table:formula="of:=[.K249]*12/[.M249]" office:value-type="percentage" office:value="0.015748031496063" calcext:value-type="percentage">
            <text:p>1.5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50]/12" office:value-type="float" office:value="20.1666666666667" calcext:value-type="float">
            <text:p>20.1666666666667</text:p>
          </table:table-cell>
          <table:table-cell table:style-name="ce24" table:formula="of:=[.I249]+1" office:value-type="float" office:value="242" calcext:value-type="float">
            <text:p>242</text:p>
          </table:table-cell>
          <table:table-cell table:style-name="ce24" table:formula="of:=[.I250]*[.$G$2]" office:value-type="float" office:value="1060444" calcext:value-type="float">
            <text:p>1060444</text:p>
          </table:table-cell>
          <table:table-cell table:style-name="ce24" table:formula="of:=LOOKUP([.J250];[.$K$3:.$K$6];[.$J$3:.$J$6])*[.$G$2]" office:value-type="float" office:value="27387.5" calcext:value-type="float">
            <text:p>27387.5</text:p>
          </table:table-cell>
          <table:table-cell table:style-name="ce24" table:formula="of:=[.M249]" office:value-type="float" office:value="20869275" calcext:value-type="float">
            <text:p>20869275</text:p>
          </table:table-cell>
          <table:table-cell table:style-name="ce24" table:formula="of:=[.L250]+[.K250]" office:value-type="float" office:value="20896662.5" calcext:value-type="float">
            <text:p>20896662.5</text:p>
          </table:table-cell>
          <table:table-cell table:style-name="ce36" table:formula="of:=[.K250]*12/[.M250]" office:value-type="percentage" office:value="0.0157273918741809" calcext:value-type="percentage">
            <text:p>1.5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51]/12" office:value-type="float" office:value="20.25" calcext:value-type="float">
            <text:p>20.25</text:p>
          </table:table-cell>
          <table:table-cell table:style-name="ce24" table:formula="of:=[.I250]+1" office:value-type="float" office:value="243" calcext:value-type="float">
            <text:p>243</text:p>
          </table:table-cell>
          <table:table-cell table:style-name="ce24" table:formula="of:=[.I251]*[.$G$2]" office:value-type="float" office:value="1064826" calcext:value-type="float">
            <text:p>1064826</text:p>
          </table:table-cell>
          <table:table-cell table:style-name="ce24" table:formula="of:=LOOKUP([.J251];[.$K$3:.$K$6];[.$J$3:.$J$6])*[.$G$2]" office:value-type="float" office:value="27387.5" calcext:value-type="float">
            <text:p>27387.5</text:p>
          </table:table-cell>
          <table:table-cell table:style-name="ce24" table:formula="of:=[.M250]" office:value-type="float" office:value="20896662.5" calcext:value-type="float">
            <text:p>20896662.5</text:p>
          </table:table-cell>
          <table:table-cell table:style-name="ce24" table:formula="of:=[.L251]+[.K251]" office:value-type="float" office:value="20924050" calcext:value-type="float">
            <text:p>20924050</text:p>
          </table:table-cell>
          <table:table-cell table:style-name="ce36" table:formula="of:=[.K251]*12/[.M251]" office:value-type="percentage" office:value="0.0157068062827225" calcext:value-type="percentage">
            <text:p>1.5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52]/12" office:value-type="float" office:value="20.3333333333333" calcext:value-type="float">
            <text:p>20.3333333333333</text:p>
          </table:table-cell>
          <table:table-cell table:style-name="ce24" table:formula="of:=[.I251]+1" office:value-type="float" office:value="244" calcext:value-type="float">
            <text:p>244</text:p>
          </table:table-cell>
          <table:table-cell table:style-name="ce24" table:formula="of:=[.I252]*[.$G$2]" office:value-type="float" office:value="1069208" calcext:value-type="float">
            <text:p>1069208</text:p>
          </table:table-cell>
          <table:table-cell table:style-name="ce24" table:formula="of:=LOOKUP([.J252];[.$K$3:.$K$6];[.$J$3:.$J$6])*[.$G$2]" office:value-type="float" office:value="27387.5" calcext:value-type="float">
            <text:p>27387.5</text:p>
          </table:table-cell>
          <table:table-cell table:style-name="ce24" table:formula="of:=[.M251]" office:value-type="float" office:value="20924050" calcext:value-type="float">
            <text:p>20924050</text:p>
          </table:table-cell>
          <table:table-cell table:style-name="ce24" table:formula="of:=[.L252]+[.K252]" office:value-type="float" office:value="20951437.5" calcext:value-type="float">
            <text:p>20951437.5</text:p>
          </table:table-cell>
          <table:table-cell table:style-name="ce36" table:formula="of:=[.K252]*12/[.M252]" office:value-type="percentage" office:value="0.0156862745098039" calcext:value-type="percentage">
            <text:p>1.5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53]/12" office:value-type="float" office:value="20.4166666666667" calcext:value-type="float">
            <text:p>20.4166666666667</text:p>
          </table:table-cell>
          <table:table-cell table:style-name="ce24" table:formula="of:=[.I252]+1" office:value-type="float" office:value="245" calcext:value-type="float">
            <text:p>245</text:p>
          </table:table-cell>
          <table:table-cell table:style-name="ce24" table:formula="of:=[.I253]*[.$G$2]" office:value-type="float" office:value="1073590" calcext:value-type="float">
            <text:p>1073590</text:p>
          </table:table-cell>
          <table:table-cell table:style-name="ce24" table:formula="of:=LOOKUP([.J253];[.$K$3:.$K$6];[.$J$3:.$J$6])*[.$G$2]" office:value-type="float" office:value="27387.5" calcext:value-type="float">
            <text:p>27387.5</text:p>
          </table:table-cell>
          <table:table-cell table:style-name="ce24" table:formula="of:=[.M252]" office:value-type="float" office:value="20951437.5" calcext:value-type="float">
            <text:p>20951437.5</text:p>
          </table:table-cell>
          <table:table-cell table:style-name="ce24" table:formula="of:=[.L253]+[.K253]" office:value-type="float" office:value="20978825" calcext:value-type="float">
            <text:p>20978825</text:p>
          </table:table-cell>
          <table:table-cell table:style-name="ce36" table:formula="of:=[.K253]*12/[.M253]" office:value-type="percentage" office:value="0.0156657963446475" calcext:value-type="percentage">
            <text:p>1.5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54]/12" office:value-type="float" office:value="20.5" calcext:value-type="float">
            <text:p>20.5</text:p>
          </table:table-cell>
          <table:table-cell table:style-name="ce24" table:formula="of:=[.I253]+1" office:value-type="float" office:value="246" calcext:value-type="float">
            <text:p>246</text:p>
          </table:table-cell>
          <table:table-cell table:style-name="ce24" table:formula="of:=[.I254]*[.$G$2]" office:value-type="float" office:value="1077972" calcext:value-type="float">
            <text:p>1077972</text:p>
          </table:table-cell>
          <table:table-cell table:style-name="ce24" table:formula="of:=LOOKUP([.J254];[.$K$3:.$K$6];[.$J$3:.$J$6])*[.$G$2]" office:value-type="float" office:value="27387.5" calcext:value-type="float">
            <text:p>27387.5</text:p>
          </table:table-cell>
          <table:table-cell table:style-name="ce24" table:formula="of:=[.M253]" office:value-type="float" office:value="20978825" calcext:value-type="float">
            <text:p>20978825</text:p>
          </table:table-cell>
          <table:table-cell table:style-name="ce24" table:formula="of:=[.L254]+[.K254]" office:value-type="float" office:value="21006212.5" calcext:value-type="float">
            <text:p>21006212.5</text:p>
          </table:table-cell>
          <table:table-cell table:style-name="ce36" table:formula="of:=[.K254]*12/[.M254]" office:value-type="percentage" office:value="0.015645371577575" calcext:value-type="percentage">
            <text:p>1.5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55]/12" office:value-type="float" office:value="20.5833333333333" calcext:value-type="float">
            <text:p>20.5833333333333</text:p>
          </table:table-cell>
          <table:table-cell table:style-name="ce24" table:formula="of:=[.I254]+1" office:value-type="float" office:value="247" calcext:value-type="float">
            <text:p>247</text:p>
          </table:table-cell>
          <table:table-cell table:style-name="ce24" table:formula="of:=[.I255]*[.$G$2]" office:value-type="float" office:value="1082354" calcext:value-type="float">
            <text:p>1082354</text:p>
          </table:table-cell>
          <table:table-cell table:style-name="ce24" table:formula="of:=LOOKUP([.J255];[.$K$3:.$K$6];[.$J$3:.$J$6])*[.$G$2]" office:value-type="float" office:value="27387.5" calcext:value-type="float">
            <text:p>27387.5</text:p>
          </table:table-cell>
          <table:table-cell table:style-name="ce24" table:formula="of:=[.M254]" office:value-type="float" office:value="21006212.5" calcext:value-type="float">
            <text:p>21006212.5</text:p>
          </table:table-cell>
          <table:table-cell table:style-name="ce24" table:formula="of:=[.L255]+[.K255]" office:value-type="float" office:value="21033600" calcext:value-type="float">
            <text:p>21033600</text:p>
          </table:table-cell>
          <table:table-cell table:style-name="ce36" table:formula="of:=[.K255]*12/[.M255]" office:value-type="percentage" office:value="0.015625" calcext:value-type="percentage">
            <text:p>1.5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56]/12" office:value-type="float" office:value="20.6666666666667" calcext:value-type="float">
            <text:p>20.6666666666667</text:p>
          </table:table-cell>
          <table:table-cell table:style-name="ce24" table:formula="of:=[.I255]+1" office:value-type="float" office:value="248" calcext:value-type="float">
            <text:p>248</text:p>
          </table:table-cell>
          <table:table-cell table:style-name="ce24" table:formula="of:=[.I256]*[.$G$2]" office:value-type="float" office:value="1086736" calcext:value-type="float">
            <text:p>1086736</text:p>
          </table:table-cell>
          <table:table-cell table:style-name="ce24" table:formula="of:=LOOKUP([.J256];[.$K$3:.$K$6];[.$J$3:.$J$6])*[.$G$2]" office:value-type="float" office:value="27387.5" calcext:value-type="float">
            <text:p>27387.5</text:p>
          </table:table-cell>
          <table:table-cell table:style-name="ce24" table:formula="of:=[.M255]" office:value-type="float" office:value="21033600" calcext:value-type="float">
            <text:p>21033600</text:p>
          </table:table-cell>
          <table:table-cell table:style-name="ce24" table:formula="of:=[.L256]+[.K256]" office:value-type="float" office:value="21060987.5" calcext:value-type="float">
            <text:p>21060987.5</text:p>
          </table:table-cell>
          <table:table-cell table:style-name="ce36" table:formula="of:=[.K256]*12/[.M256]" office:value-type="percentage" office:value="0.0156046814044213" calcext:value-type="percentage">
            <text:p>1.5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57]/12" office:value-type="float" office:value="20.75" calcext:value-type="float">
            <text:p>20.75</text:p>
          </table:table-cell>
          <table:table-cell table:style-name="ce24" table:formula="of:=[.I256]+1" office:value-type="float" office:value="249" calcext:value-type="float">
            <text:p>249</text:p>
          </table:table-cell>
          <table:table-cell table:style-name="ce24" table:formula="of:=[.I257]*[.$G$2]" office:value-type="float" office:value="1091118" calcext:value-type="float">
            <text:p>1091118</text:p>
          </table:table-cell>
          <table:table-cell table:style-name="ce24" table:formula="of:=LOOKUP([.J257];[.$K$3:.$K$6];[.$J$3:.$J$6])*[.$G$2]" office:value-type="float" office:value="27387.5" calcext:value-type="float">
            <text:p>27387.5</text:p>
          </table:table-cell>
          <table:table-cell table:style-name="ce24" table:formula="of:=[.M256]" office:value-type="float" office:value="21060987.5" calcext:value-type="float">
            <text:p>21060987.5</text:p>
          </table:table-cell>
          <table:table-cell table:style-name="ce24" table:formula="of:=[.L257]+[.K257]" office:value-type="float" office:value="21088375" calcext:value-type="float">
            <text:p>21088375</text:p>
          </table:table-cell>
          <table:table-cell table:style-name="ce36" table:formula="of:=[.K257]*12/[.M257]" office:value-type="percentage" office:value="0.0155844155844156" calcext:value-type="percentage">
            <text:p>1.5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58]/12" office:value-type="float" office:value="20.8333333333333" calcext:value-type="float">
            <text:p>20.8333333333333</text:p>
          </table:table-cell>
          <table:table-cell table:style-name="ce24" table:formula="of:=[.I257]+1" office:value-type="float" office:value="250" calcext:value-type="float">
            <text:p>250</text:p>
          </table:table-cell>
          <table:table-cell table:style-name="ce24" table:formula="of:=[.I258]*[.$G$2]" office:value-type="float" office:value="1095500" calcext:value-type="float">
            <text:p>1095500</text:p>
          </table:table-cell>
          <table:table-cell table:style-name="ce24" table:formula="of:=LOOKUP([.J258];[.$K$3:.$K$6];[.$J$3:.$J$6])*[.$G$2]" office:value-type="float" office:value="27387.5" calcext:value-type="float">
            <text:p>27387.5</text:p>
          </table:table-cell>
          <table:table-cell table:style-name="ce24" table:formula="of:=[.M257]" office:value-type="float" office:value="21088375" calcext:value-type="float">
            <text:p>21088375</text:p>
          </table:table-cell>
          <table:table-cell table:style-name="ce24" table:formula="of:=[.L258]+[.K258]" office:value-type="float" office:value="21115762.5" calcext:value-type="float">
            <text:p>21115762.5</text:p>
          </table:table-cell>
          <table:table-cell table:style-name="ce36" table:formula="of:=[.K258]*12/[.M258]" office:value-type="percentage" office:value="0.0155642023346304" calcext:value-type="percentage">
            <text:p>1.5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59]/12" office:value-type="float" office:value="20.9166666666667" calcext:value-type="float">
            <text:p>20.9166666666667</text:p>
          </table:table-cell>
          <table:table-cell table:style-name="ce24" table:formula="of:=[.I258]+1" office:value-type="float" office:value="251" calcext:value-type="float">
            <text:p>251</text:p>
          </table:table-cell>
          <table:table-cell table:style-name="ce24" table:formula="of:=[.I259]*[.$G$2]" office:value-type="float" office:value="1099882" calcext:value-type="float">
            <text:p>1099882</text:p>
          </table:table-cell>
          <table:table-cell table:style-name="ce24" table:formula="of:=LOOKUP([.J259];[.$K$3:.$K$6];[.$J$3:.$J$6])*[.$G$2]" office:value-type="float" office:value="27387.5" calcext:value-type="float">
            <text:p>27387.5</text:p>
          </table:table-cell>
          <table:table-cell table:style-name="ce24" table:formula="of:=[.M258]" office:value-type="float" office:value="21115762.5" calcext:value-type="float">
            <text:p>21115762.5</text:p>
          </table:table-cell>
          <table:table-cell table:style-name="ce24" table:formula="of:=[.L259]+[.K259]" office:value-type="float" office:value="21143150" calcext:value-type="float">
            <text:p>21143150</text:p>
          </table:table-cell>
          <table:table-cell table:style-name="ce36" table:formula="of:=[.K259]*12/[.M259]" office:value-type="percentage" office:value="0.0155440414507772" calcext:value-type="percentage">
            <text:p>1.5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60]/12" office:value-type="float" office:value="21" calcext:value-type="float">
            <text:p>21</text:p>
          </table:table-cell>
          <table:table-cell table:style-name="ce24" table:formula="of:=[.I259]+1" office:value-type="float" office:value="252" calcext:value-type="float">
            <text:p>252</text:p>
          </table:table-cell>
          <table:table-cell table:style-name="ce24" table:formula="of:=[.I260]*[.$G$2]" office:value-type="float" office:value="1104264" calcext:value-type="float">
            <text:p>1104264</text:p>
          </table:table-cell>
          <table:table-cell table:style-name="ce24" table:formula="of:=LOOKUP([.J260];[.$K$3:.$K$6];[.$J$3:.$J$6])*[.$G$2]" office:value-type="float" office:value="27387.5" calcext:value-type="float">
            <text:p>27387.5</text:p>
          </table:table-cell>
          <table:table-cell table:style-name="ce24" table:formula="of:=[.M259]" office:value-type="float" office:value="21143150" calcext:value-type="float">
            <text:p>21143150</text:p>
          </table:table-cell>
          <table:table-cell table:style-name="ce24" table:formula="of:=[.L260]+[.K260]" office:value-type="float" office:value="21170537.5" calcext:value-type="float">
            <text:p>21170537.5</text:p>
          </table:table-cell>
          <table:table-cell table:style-name="ce36" table:formula="of:=[.K260]*12/[.M260]" office:value-type="percentage" office:value="0.0155239327296248" calcext:value-type="percentage">
            <text:p>1.5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61]/12" office:value-type="float" office:value="21.0833333333333" calcext:value-type="float">
            <text:p>21.0833333333333</text:p>
          </table:table-cell>
          <table:table-cell table:style-name="ce24" table:formula="of:=[.I260]+1" office:value-type="float" office:value="253" calcext:value-type="float">
            <text:p>253</text:p>
          </table:table-cell>
          <table:table-cell table:style-name="ce24" table:formula="of:=[.I261]*[.$G$2]" office:value-type="float" office:value="1108646" calcext:value-type="float">
            <text:p>1108646</text:p>
          </table:table-cell>
          <table:table-cell table:style-name="ce24" table:formula="of:=LOOKUP([.J261];[.$K$3:.$K$6];[.$J$3:.$J$6])*[.$G$2]" office:value-type="float" office:value="27387.5" calcext:value-type="float">
            <text:p>27387.5</text:p>
          </table:table-cell>
          <table:table-cell table:style-name="ce24" table:formula="of:=[.M260]" office:value-type="float" office:value="21170537.5" calcext:value-type="float">
            <text:p>21170537.5</text:p>
          </table:table-cell>
          <table:table-cell table:style-name="ce24" table:formula="of:=[.L261]+[.K261]" office:value-type="float" office:value="21197925" calcext:value-type="float">
            <text:p>21197925</text:p>
          </table:table-cell>
          <table:table-cell table:style-name="ce36" table:formula="of:=[.K261]*12/[.M261]" office:value-type="percentage" office:value="0.0155038759689922" calcext:value-type="percentage">
            <text:p>1.5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62]/12" office:value-type="float" office:value="21.1666666666667" calcext:value-type="float">
            <text:p>21.1666666666667</text:p>
          </table:table-cell>
          <table:table-cell table:style-name="ce24" table:formula="of:=[.I261]+1" office:value-type="float" office:value="254" calcext:value-type="float">
            <text:p>254</text:p>
          </table:table-cell>
          <table:table-cell table:style-name="ce24" table:formula="of:=[.I262]*[.$G$2]" office:value-type="float" office:value="1113028" calcext:value-type="float">
            <text:p>1113028</text:p>
          </table:table-cell>
          <table:table-cell table:style-name="ce24" table:formula="of:=LOOKUP([.J262];[.$K$3:.$K$6];[.$J$3:.$J$6])*[.$G$2]" office:value-type="float" office:value="27387.5" calcext:value-type="float">
            <text:p>27387.5</text:p>
          </table:table-cell>
          <table:table-cell table:style-name="ce24" table:formula="of:=[.M261]" office:value-type="float" office:value="21197925" calcext:value-type="float">
            <text:p>21197925</text:p>
          </table:table-cell>
          <table:table-cell table:style-name="ce24" table:formula="of:=[.L262]+[.K262]" office:value-type="float" office:value="21225312.5" calcext:value-type="float">
            <text:p>21225312.5</text:p>
          </table:table-cell>
          <table:table-cell table:style-name="ce36" table:formula="of:=[.K262]*12/[.M262]" office:value-type="percentage" office:value="0.0154838709677419" calcext:value-type="percentage">
            <text:p>1.5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63]/12" office:value-type="float" office:value="21.25" calcext:value-type="float">
            <text:p>21.25</text:p>
          </table:table-cell>
          <table:table-cell table:style-name="ce24" table:formula="of:=[.I262]+1" office:value-type="float" office:value="255" calcext:value-type="float">
            <text:p>255</text:p>
          </table:table-cell>
          <table:table-cell table:style-name="ce24" table:formula="of:=[.I263]*[.$G$2]" office:value-type="float" office:value="1117410" calcext:value-type="float">
            <text:p>1117410</text:p>
          </table:table-cell>
          <table:table-cell table:style-name="ce24" table:formula="of:=LOOKUP([.J263];[.$K$3:.$K$6];[.$J$3:.$J$6])*[.$G$2]" office:value-type="float" office:value="27387.5" calcext:value-type="float">
            <text:p>27387.5</text:p>
          </table:table-cell>
          <table:table-cell table:style-name="ce24" table:formula="of:=[.M262]" office:value-type="float" office:value="21225312.5" calcext:value-type="float">
            <text:p>21225312.5</text:p>
          </table:table-cell>
          <table:table-cell table:style-name="ce24" table:formula="of:=[.L263]+[.K263]" office:value-type="float" office:value="21252700" calcext:value-type="float">
            <text:p>21252700</text:p>
          </table:table-cell>
          <table:table-cell table:style-name="ce36" table:formula="of:=[.K263]*12/[.M263]" office:value-type="percentage" office:value="0.0154639175257732" calcext:value-type="percentage">
            <text:p>1.5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64]/12" office:value-type="float" office:value="21.3333333333333" calcext:value-type="float">
            <text:p>21.3333333333333</text:p>
          </table:table-cell>
          <table:table-cell table:style-name="ce24" table:formula="of:=[.I263]+1" office:value-type="float" office:value="256" calcext:value-type="float">
            <text:p>256</text:p>
          </table:table-cell>
          <table:table-cell table:style-name="ce24" table:formula="of:=[.I264]*[.$G$2]" office:value-type="float" office:value="1121792" calcext:value-type="float">
            <text:p>1121792</text:p>
          </table:table-cell>
          <table:table-cell table:style-name="ce24" table:formula="of:=LOOKUP([.J264];[.$K$3:.$K$6];[.$J$3:.$J$6])*[.$G$2]" office:value-type="float" office:value="27387.5" calcext:value-type="float">
            <text:p>27387.5</text:p>
          </table:table-cell>
          <table:table-cell table:style-name="ce24" table:formula="of:=[.M263]" office:value-type="float" office:value="21252700" calcext:value-type="float">
            <text:p>21252700</text:p>
          </table:table-cell>
          <table:table-cell table:style-name="ce24" table:formula="of:=[.L264]+[.K264]" office:value-type="float" office:value="21280087.5" calcext:value-type="float">
            <text:p>21280087.5</text:p>
          </table:table-cell>
          <table:table-cell table:style-name="ce36" table:formula="of:=[.K264]*12/[.M264]" office:value-type="percentage" office:value="0.0154440154440154" calcext:value-type="percentage">
            <text:p>1.5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65]/12" office:value-type="float" office:value="21.4166666666667" calcext:value-type="float">
            <text:p>21.4166666666667</text:p>
          </table:table-cell>
          <table:table-cell table:style-name="ce24" table:formula="of:=[.I264]+1" office:value-type="float" office:value="257" calcext:value-type="float">
            <text:p>257</text:p>
          </table:table-cell>
          <table:table-cell table:style-name="ce24" table:formula="of:=[.I265]*[.$G$2]" office:value-type="float" office:value="1126174" calcext:value-type="float">
            <text:p>1126174</text:p>
          </table:table-cell>
          <table:table-cell table:style-name="ce24" table:formula="of:=LOOKUP([.J265];[.$K$3:.$K$6];[.$J$3:.$J$6])*[.$G$2]" office:value-type="float" office:value="27387.5" calcext:value-type="float">
            <text:p>27387.5</text:p>
          </table:table-cell>
          <table:table-cell table:style-name="ce24" table:formula="of:=[.M264]" office:value-type="float" office:value="21280087.5" calcext:value-type="float">
            <text:p>21280087.5</text:p>
          </table:table-cell>
          <table:table-cell table:style-name="ce24" table:formula="of:=[.L265]+[.K265]" office:value-type="float" office:value="21307475" calcext:value-type="float">
            <text:p>21307475</text:p>
          </table:table-cell>
          <table:table-cell table:style-name="ce36" table:formula="of:=[.K265]*12/[.M265]" office:value-type="percentage" office:value="0.0154241645244216" calcext:value-type="percentage">
            <text:p>1.5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66]/12" office:value-type="float" office:value="21.5" calcext:value-type="float">
            <text:p>21.5</text:p>
          </table:table-cell>
          <table:table-cell table:style-name="ce24" table:formula="of:=[.I265]+1" office:value-type="float" office:value="258" calcext:value-type="float">
            <text:p>258</text:p>
          </table:table-cell>
          <table:table-cell table:style-name="ce24" table:formula="of:=[.I266]*[.$G$2]" office:value-type="float" office:value="1130556" calcext:value-type="float">
            <text:p>1130556</text:p>
          </table:table-cell>
          <table:table-cell table:style-name="ce24" table:formula="of:=LOOKUP([.J266];[.$K$3:.$K$6];[.$J$3:.$J$6])*[.$G$2]" office:value-type="float" office:value="27387.5" calcext:value-type="float">
            <text:p>27387.5</text:p>
          </table:table-cell>
          <table:table-cell table:style-name="ce24" table:formula="of:=[.M265]" office:value-type="float" office:value="21307475" calcext:value-type="float">
            <text:p>21307475</text:p>
          </table:table-cell>
          <table:table-cell table:style-name="ce24" table:formula="of:=[.L266]+[.K266]" office:value-type="float" office:value="21334862.5" calcext:value-type="float">
            <text:p>21334862.5</text:p>
          </table:table-cell>
          <table:table-cell table:style-name="ce36" table:formula="of:=[.K266]*12/[.M266]" office:value-type="percentage" office:value="0.0154043645699615" calcext:value-type="percentage">
            <text:p>1.5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67]/12" office:value-type="float" office:value="21.5833333333333" calcext:value-type="float">
            <text:p>21.5833333333333</text:p>
          </table:table-cell>
          <table:table-cell table:style-name="ce24" table:formula="of:=[.I266]+1" office:value-type="float" office:value="259" calcext:value-type="float">
            <text:p>259</text:p>
          </table:table-cell>
          <table:table-cell table:style-name="ce24" table:formula="of:=[.I267]*[.$G$2]" office:value-type="float" office:value="1134938" calcext:value-type="float">
            <text:p>1134938</text:p>
          </table:table-cell>
          <table:table-cell table:style-name="ce24" table:formula="of:=LOOKUP([.J267];[.$K$3:.$K$6];[.$J$3:.$J$6])*[.$G$2]" office:value-type="float" office:value="27387.5" calcext:value-type="float">
            <text:p>27387.5</text:p>
          </table:table-cell>
          <table:table-cell table:style-name="ce24" table:formula="of:=[.M266]" office:value-type="float" office:value="21334862.5" calcext:value-type="float">
            <text:p>21334862.5</text:p>
          </table:table-cell>
          <table:table-cell table:style-name="ce24" table:formula="of:=[.L267]+[.K267]" office:value-type="float" office:value="21362250" calcext:value-type="float">
            <text:p>21362250</text:p>
          </table:table-cell>
          <table:table-cell table:style-name="ce36" table:formula="of:=[.K267]*12/[.M267]" office:value-type="percentage" office:value="0.0153846153846154" calcext:value-type="percentage">
            <text:p>1.5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68]/12" office:value-type="float" office:value="21.6666666666667" calcext:value-type="float">
            <text:p>21.6666666666667</text:p>
          </table:table-cell>
          <table:table-cell table:style-name="ce24" table:formula="of:=[.I267]+1" office:value-type="float" office:value="260" calcext:value-type="float">
            <text:p>260</text:p>
          </table:table-cell>
          <table:table-cell table:style-name="ce24" table:formula="of:=[.I268]*[.$G$2]" office:value-type="float" office:value="1139320" calcext:value-type="float">
            <text:p>1139320</text:p>
          </table:table-cell>
          <table:table-cell table:style-name="ce24" table:formula="of:=LOOKUP([.J268];[.$K$3:.$K$6];[.$J$3:.$J$6])*[.$G$2]" office:value-type="float" office:value="27387.5" calcext:value-type="float">
            <text:p>27387.5</text:p>
          </table:table-cell>
          <table:table-cell table:style-name="ce24" table:formula="of:=[.M267]" office:value-type="float" office:value="21362250" calcext:value-type="float">
            <text:p>21362250</text:p>
          </table:table-cell>
          <table:table-cell table:style-name="ce24" table:formula="of:=[.L268]+[.K268]" office:value-type="float" office:value="21389637.5" calcext:value-type="float">
            <text:p>21389637.5</text:p>
          </table:table-cell>
          <table:table-cell table:style-name="ce36" table:formula="of:=[.K268]*12/[.M268]" office:value-type="percentage" office:value="0.0153649167733675" calcext:value-type="percentage">
            <text:p>1.5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69]/12" office:value-type="float" office:value="21.75" calcext:value-type="float">
            <text:p>21.75</text:p>
          </table:table-cell>
          <table:table-cell table:style-name="ce24" table:formula="of:=[.I268]+1" office:value-type="float" office:value="261" calcext:value-type="float">
            <text:p>261</text:p>
          </table:table-cell>
          <table:table-cell table:style-name="ce24" table:formula="of:=[.I269]*[.$G$2]" office:value-type="float" office:value="1143702" calcext:value-type="float">
            <text:p>1143702</text:p>
          </table:table-cell>
          <table:table-cell table:style-name="ce24" table:formula="of:=LOOKUP([.J269];[.$K$3:.$K$6];[.$J$3:.$J$6])*[.$G$2]" office:value-type="float" office:value="27387.5" calcext:value-type="float">
            <text:p>27387.5</text:p>
          </table:table-cell>
          <table:table-cell table:style-name="ce24" table:formula="of:=[.M268]" office:value-type="float" office:value="21389637.5" calcext:value-type="float">
            <text:p>21389637.5</text:p>
          </table:table-cell>
          <table:table-cell table:style-name="ce24" table:formula="of:=[.L269]+[.K269]" office:value-type="float" office:value="21417025" calcext:value-type="float">
            <text:p>21417025</text:p>
          </table:table-cell>
          <table:table-cell table:style-name="ce36" table:formula="of:=[.K269]*12/[.M269]" office:value-type="percentage" office:value="0.0153452685421995" calcext:value-type="percentage">
            <text:p>1.5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70]/12" office:value-type="float" office:value="21.8333333333333" calcext:value-type="float">
            <text:p>21.8333333333333</text:p>
          </table:table-cell>
          <table:table-cell table:style-name="ce24" table:formula="of:=[.I269]+1" office:value-type="float" office:value="262" calcext:value-type="float">
            <text:p>262</text:p>
          </table:table-cell>
          <table:table-cell table:style-name="ce24" table:formula="of:=[.I270]*[.$G$2]" office:value-type="float" office:value="1148084" calcext:value-type="float">
            <text:p>1148084</text:p>
          </table:table-cell>
          <table:table-cell table:style-name="ce24" table:formula="of:=LOOKUP([.J270];[.$K$3:.$K$6];[.$J$3:.$J$6])*[.$G$2]" office:value-type="float" office:value="27387.5" calcext:value-type="float">
            <text:p>27387.5</text:p>
          </table:table-cell>
          <table:table-cell table:style-name="ce24" table:formula="of:=[.M269]" office:value-type="float" office:value="21417025" calcext:value-type="float">
            <text:p>21417025</text:p>
          </table:table-cell>
          <table:table-cell table:style-name="ce24" table:formula="of:=[.L270]+[.K270]" office:value-type="float" office:value="21444412.5" calcext:value-type="float">
            <text:p>21444412.5</text:p>
          </table:table-cell>
          <table:table-cell table:style-name="ce36" table:formula="of:=[.K270]*12/[.M270]" office:value-type="percentage" office:value="0.0153256704980843" calcext:value-type="percentage">
            <text:p>1.5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71]/12" office:value-type="float" office:value="21.9166666666667" calcext:value-type="float">
            <text:p>21.9166666666667</text:p>
          </table:table-cell>
          <table:table-cell table:style-name="ce24" table:formula="of:=[.I270]+1" office:value-type="float" office:value="263" calcext:value-type="float">
            <text:p>263</text:p>
          </table:table-cell>
          <table:table-cell table:style-name="ce24" table:formula="of:=[.I271]*[.$G$2]" office:value-type="float" office:value="1152466" calcext:value-type="float">
            <text:p>1152466</text:p>
          </table:table-cell>
          <table:table-cell table:style-name="ce24" table:formula="of:=LOOKUP([.J271];[.$K$3:.$K$6];[.$J$3:.$J$6])*[.$G$2]" office:value-type="float" office:value="27387.5" calcext:value-type="float">
            <text:p>27387.5</text:p>
          </table:table-cell>
          <table:table-cell table:style-name="ce24" table:formula="of:=[.M270]" office:value-type="float" office:value="21444412.5" calcext:value-type="float">
            <text:p>21444412.5</text:p>
          </table:table-cell>
          <table:table-cell table:style-name="ce24" table:formula="of:=[.L271]+[.K271]" office:value-type="float" office:value="21471800" calcext:value-type="float">
            <text:p>21471800</text:p>
          </table:table-cell>
          <table:table-cell table:style-name="ce36" table:formula="of:=[.K271]*12/[.M271]" office:value-type="percentage" office:value="0.0153061224489796" calcext:value-type="percentage">
            <text:p>1.5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72]/12" office:value-type="float" office:value="22" calcext:value-type="float">
            <text:p>22</text:p>
          </table:table-cell>
          <table:table-cell table:style-name="ce24" table:formula="of:=[.I271]+1" office:value-type="float" office:value="264" calcext:value-type="float">
            <text:p>264</text:p>
          </table:table-cell>
          <table:table-cell table:style-name="ce24" table:formula="of:=[.I272]*[.$G$2]" office:value-type="float" office:value="1156848" calcext:value-type="float">
            <text:p>1156848</text:p>
          </table:table-cell>
          <table:table-cell table:style-name="ce24" table:formula="of:=LOOKUP([.J272];[.$K$3:.$K$6];[.$J$3:.$J$6])*[.$G$2]" office:value-type="float" office:value="27387.5" calcext:value-type="float">
            <text:p>27387.5</text:p>
          </table:table-cell>
          <table:table-cell table:style-name="ce24" table:formula="of:=[.M271]" office:value-type="float" office:value="21471800" calcext:value-type="float">
            <text:p>21471800</text:p>
          </table:table-cell>
          <table:table-cell table:style-name="ce24" table:formula="of:=[.L272]+[.K272]" office:value-type="float" office:value="21499187.5" calcext:value-type="float">
            <text:p>21499187.5</text:p>
          </table:table-cell>
          <table:table-cell table:style-name="ce36" table:formula="of:=[.K272]*12/[.M272]" office:value-type="percentage" office:value="0.0152866242038217" calcext:value-type="percentage">
            <text:p>1.5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73]/12" office:value-type="float" office:value="22.0833333333333" calcext:value-type="float">
            <text:p>22.0833333333333</text:p>
          </table:table-cell>
          <table:table-cell table:style-name="ce24" table:formula="of:=[.I272]+1" office:value-type="float" office:value="265" calcext:value-type="float">
            <text:p>265</text:p>
          </table:table-cell>
          <table:table-cell table:style-name="ce24" table:formula="of:=[.I273]*[.$G$2]" office:value-type="float" office:value="1161230" calcext:value-type="float">
            <text:p>1161230</text:p>
          </table:table-cell>
          <table:table-cell table:style-name="ce24" table:formula="of:=LOOKUP([.J273];[.$K$3:.$K$6];[.$J$3:.$J$6])*[.$G$2]" office:value-type="float" office:value="27387.5" calcext:value-type="float">
            <text:p>27387.5</text:p>
          </table:table-cell>
          <table:table-cell table:style-name="ce24" table:formula="of:=[.M272]" office:value-type="float" office:value="21499187.5" calcext:value-type="float">
            <text:p>21499187.5</text:p>
          </table:table-cell>
          <table:table-cell table:style-name="ce24" table:formula="of:=[.L273]+[.K273]" office:value-type="float" office:value="21526575" calcext:value-type="float">
            <text:p>21526575</text:p>
          </table:table-cell>
          <table:table-cell table:style-name="ce36" table:formula="of:=[.K273]*12/[.M273]" office:value-type="percentage" office:value="0.0152671755725191" calcext:value-type="percentage">
            <text:p>1.5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74]/12" office:value-type="float" office:value="22.1666666666667" calcext:value-type="float">
            <text:p>22.1666666666667</text:p>
          </table:table-cell>
          <table:table-cell table:style-name="ce24" table:formula="of:=[.I273]+1" office:value-type="float" office:value="266" calcext:value-type="float">
            <text:p>266</text:p>
          </table:table-cell>
          <table:table-cell table:style-name="ce24" table:formula="of:=[.I274]*[.$G$2]" office:value-type="float" office:value="1165612" calcext:value-type="float">
            <text:p>1165612</text:p>
          </table:table-cell>
          <table:table-cell table:style-name="ce24" table:formula="of:=LOOKUP([.J274];[.$K$3:.$K$6];[.$J$3:.$J$6])*[.$G$2]" office:value-type="float" office:value="27387.5" calcext:value-type="float">
            <text:p>27387.5</text:p>
          </table:table-cell>
          <table:table-cell table:style-name="ce24" table:formula="of:=[.M273]" office:value-type="float" office:value="21526575" calcext:value-type="float">
            <text:p>21526575</text:p>
          </table:table-cell>
          <table:table-cell table:style-name="ce24" table:formula="of:=[.L274]+[.K274]" office:value-type="float" office:value="21553962.5" calcext:value-type="float">
            <text:p>21553962.5</text:p>
          </table:table-cell>
          <table:table-cell table:style-name="ce36" table:formula="of:=[.K274]*12/[.M274]" office:value-type="percentage" office:value="0.0152477763659466" calcext:value-type="percentage">
            <text:p>1.5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75]/12" office:value-type="float" office:value="22.25" calcext:value-type="float">
            <text:p>22.25</text:p>
          </table:table-cell>
          <table:table-cell table:style-name="ce24" table:formula="of:=[.I274]+1" office:value-type="float" office:value="267" calcext:value-type="float">
            <text:p>267</text:p>
          </table:table-cell>
          <table:table-cell table:style-name="ce24" table:formula="of:=[.I275]*[.$G$2]" office:value-type="float" office:value="1169994" calcext:value-type="float">
            <text:p>1169994</text:p>
          </table:table-cell>
          <table:table-cell table:style-name="ce24" table:formula="of:=LOOKUP([.J275];[.$K$3:.$K$6];[.$J$3:.$J$6])*[.$G$2]" office:value-type="float" office:value="27387.5" calcext:value-type="float">
            <text:p>27387.5</text:p>
          </table:table-cell>
          <table:table-cell table:style-name="ce24" table:formula="of:=[.M274]" office:value-type="float" office:value="21553962.5" calcext:value-type="float">
            <text:p>21553962.5</text:p>
          </table:table-cell>
          <table:table-cell table:style-name="ce24" table:formula="of:=[.L275]+[.K275]" office:value-type="float" office:value="21581350" calcext:value-type="float">
            <text:p>21581350</text:p>
          </table:table-cell>
          <table:table-cell table:style-name="ce36" table:formula="of:=[.K275]*12/[.M275]" office:value-type="percentage" office:value="0.0152284263959391" calcext:value-type="percentage">
            <text:p>1.5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76]/12" office:value-type="float" office:value="22.3333333333333" calcext:value-type="float">
            <text:p>22.3333333333333</text:p>
          </table:table-cell>
          <table:table-cell table:style-name="ce24" table:formula="of:=[.I275]+1" office:value-type="float" office:value="268" calcext:value-type="float">
            <text:p>268</text:p>
          </table:table-cell>
          <table:table-cell table:style-name="ce24" table:formula="of:=[.I276]*[.$G$2]" office:value-type="float" office:value="1174376" calcext:value-type="float">
            <text:p>1174376</text:p>
          </table:table-cell>
          <table:table-cell table:style-name="ce24" table:formula="of:=LOOKUP([.J276];[.$K$3:.$K$6];[.$J$3:.$J$6])*[.$G$2]" office:value-type="float" office:value="27387.5" calcext:value-type="float">
            <text:p>27387.5</text:p>
          </table:table-cell>
          <table:table-cell table:style-name="ce24" table:formula="of:=[.M275]" office:value-type="float" office:value="21581350" calcext:value-type="float">
            <text:p>21581350</text:p>
          </table:table-cell>
          <table:table-cell table:style-name="ce24" table:formula="of:=[.L276]+[.K276]" office:value-type="float" office:value="21608737.5" calcext:value-type="float">
            <text:p>21608737.5</text:p>
          </table:table-cell>
          <table:table-cell table:style-name="ce36" table:formula="of:=[.K276]*12/[.M276]" office:value-type="percentage" office:value="0.0152091254752852" calcext:value-type="percentage">
            <text:p>1.5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77]/12" office:value-type="float" office:value="22.4166666666667" calcext:value-type="float">
            <text:p>22.4166666666667</text:p>
          </table:table-cell>
          <table:table-cell table:style-name="ce24" table:formula="of:=[.I276]+1" office:value-type="float" office:value="269" calcext:value-type="float">
            <text:p>269</text:p>
          </table:table-cell>
          <table:table-cell table:style-name="ce24" table:formula="of:=[.I277]*[.$G$2]" office:value-type="float" office:value="1178758" calcext:value-type="float">
            <text:p>1178758</text:p>
          </table:table-cell>
          <table:table-cell table:style-name="ce24" table:formula="of:=LOOKUP([.J277];[.$K$3:.$K$6];[.$J$3:.$J$6])*[.$G$2]" office:value-type="float" office:value="27387.5" calcext:value-type="float">
            <text:p>27387.5</text:p>
          </table:table-cell>
          <table:table-cell table:style-name="ce24" table:formula="of:=[.M276]" office:value-type="float" office:value="21608737.5" calcext:value-type="float">
            <text:p>21608737.5</text:p>
          </table:table-cell>
          <table:table-cell table:style-name="ce24" table:formula="of:=[.L277]+[.K277]" office:value-type="float" office:value="21636125" calcext:value-type="float">
            <text:p>21636125</text:p>
          </table:table-cell>
          <table:table-cell table:style-name="ce36" table:formula="of:=[.K277]*12/[.M277]" office:value-type="percentage" office:value="0.0151898734177215" calcext:value-type="percentage">
            <text:p>1.5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78]/12" office:value-type="float" office:value="22.5" calcext:value-type="float">
            <text:p>22.5</text:p>
          </table:table-cell>
          <table:table-cell table:style-name="ce24" table:formula="of:=[.I277]+1" office:value-type="float" office:value="270" calcext:value-type="float">
            <text:p>270</text:p>
          </table:table-cell>
          <table:table-cell table:style-name="ce24" table:formula="of:=[.I278]*[.$G$2]" office:value-type="float" office:value="1183140" calcext:value-type="float">
            <text:p>1183140</text:p>
          </table:table-cell>
          <table:table-cell table:style-name="ce24" table:formula="of:=LOOKUP([.J278];[.$K$3:.$K$6];[.$J$3:.$J$6])*[.$G$2]" office:value-type="float" office:value="27387.5" calcext:value-type="float">
            <text:p>27387.5</text:p>
          </table:table-cell>
          <table:table-cell table:style-name="ce24" table:formula="of:=[.M277]" office:value-type="float" office:value="21636125" calcext:value-type="float">
            <text:p>21636125</text:p>
          </table:table-cell>
          <table:table-cell table:style-name="ce24" table:formula="of:=[.L278]+[.K278]" office:value-type="float" office:value="21663512.5" calcext:value-type="float">
            <text:p>21663512.5</text:p>
          </table:table-cell>
          <table:table-cell table:style-name="ce36" table:formula="of:=[.K278]*12/[.M278]" office:value-type="percentage" office:value="0.0151706700379267" calcext:value-type="percentage">
            <text:p>1.5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79]/12" office:value-type="float" office:value="22.5833333333333" calcext:value-type="float">
            <text:p>22.5833333333333</text:p>
          </table:table-cell>
          <table:table-cell table:style-name="ce24" table:formula="of:=[.I278]+1" office:value-type="float" office:value="271" calcext:value-type="float">
            <text:p>271</text:p>
          </table:table-cell>
          <table:table-cell table:style-name="ce24" table:formula="of:=[.I279]*[.$G$2]" office:value-type="float" office:value="1187522" calcext:value-type="float">
            <text:p>1187522</text:p>
          </table:table-cell>
          <table:table-cell table:style-name="ce24" table:formula="of:=LOOKUP([.J279];[.$K$3:.$K$6];[.$J$3:.$J$6])*[.$G$2]" office:value-type="float" office:value="27387.5" calcext:value-type="float">
            <text:p>27387.5</text:p>
          </table:table-cell>
          <table:table-cell table:style-name="ce24" table:formula="of:=[.M278]" office:value-type="float" office:value="21663512.5" calcext:value-type="float">
            <text:p>21663512.5</text:p>
          </table:table-cell>
          <table:table-cell table:style-name="ce24" table:formula="of:=[.L279]+[.K279]" office:value-type="float" office:value="21690900" calcext:value-type="float">
            <text:p>21690900</text:p>
          </table:table-cell>
          <table:table-cell table:style-name="ce36" table:formula="of:=[.K279]*12/[.M279]" office:value-type="percentage" office:value="0.0151515151515152" calcext:value-type="percentage">
            <text:p>1.5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80]/12" office:value-type="float" office:value="22.6666666666667" calcext:value-type="float">
            <text:p>22.6666666666667</text:p>
          </table:table-cell>
          <table:table-cell table:style-name="ce24" table:formula="of:=[.I279]+1" office:value-type="float" office:value="272" calcext:value-type="float">
            <text:p>272</text:p>
          </table:table-cell>
          <table:table-cell table:style-name="ce24" table:formula="of:=[.I280]*[.$G$2]" office:value-type="float" office:value="1191904" calcext:value-type="float">
            <text:p>1191904</text:p>
          </table:table-cell>
          <table:table-cell table:style-name="ce24" table:formula="of:=LOOKUP([.J280];[.$K$3:.$K$6];[.$J$3:.$J$6])*[.$G$2]" office:value-type="float" office:value="27387.5" calcext:value-type="float">
            <text:p>27387.5</text:p>
          </table:table-cell>
          <table:table-cell table:style-name="ce24" table:formula="of:=[.M279]" office:value-type="float" office:value="21690900" calcext:value-type="float">
            <text:p>21690900</text:p>
          </table:table-cell>
          <table:table-cell table:style-name="ce24" table:formula="of:=[.L280]+[.K280]" office:value-type="float" office:value="21718287.5" calcext:value-type="float">
            <text:p>21718287.5</text:p>
          </table:table-cell>
          <table:table-cell table:style-name="ce36" table:formula="of:=[.K280]*12/[.M280]" office:value-type="percentage" office:value="0.0151324085750315" calcext:value-type="percentage">
            <text:p>1.5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81]/12" office:value-type="float" office:value="22.75" calcext:value-type="float">
            <text:p>22.75</text:p>
          </table:table-cell>
          <table:table-cell table:style-name="ce24" table:formula="of:=[.I280]+1" office:value-type="float" office:value="273" calcext:value-type="float">
            <text:p>273</text:p>
          </table:table-cell>
          <table:table-cell table:style-name="ce24" table:formula="of:=[.I281]*[.$G$2]" office:value-type="float" office:value="1196286" calcext:value-type="float">
            <text:p>1196286</text:p>
          </table:table-cell>
          <table:table-cell table:style-name="ce24" table:formula="of:=LOOKUP([.J281];[.$K$3:.$K$6];[.$J$3:.$J$6])*[.$G$2]" office:value-type="float" office:value="27387.5" calcext:value-type="float">
            <text:p>27387.5</text:p>
          </table:table-cell>
          <table:table-cell table:style-name="ce24" table:formula="of:=[.M280]" office:value-type="float" office:value="21718287.5" calcext:value-type="float">
            <text:p>21718287.5</text:p>
          </table:table-cell>
          <table:table-cell table:style-name="ce24" table:formula="of:=[.L281]+[.K281]" office:value-type="float" office:value="21745675" calcext:value-type="float">
            <text:p>21745675</text:p>
          </table:table-cell>
          <table:table-cell table:style-name="ce36" table:formula="of:=[.K281]*12/[.M281]" office:value-type="percentage" office:value="0.0151133501259446" calcext:value-type="percentage">
            <text:p>1.5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82]/12" office:value-type="float" office:value="22.8333333333333" calcext:value-type="float">
            <text:p>22.8333333333333</text:p>
          </table:table-cell>
          <table:table-cell table:style-name="ce24" table:formula="of:=[.I281]+1" office:value-type="float" office:value="274" calcext:value-type="float">
            <text:p>274</text:p>
          </table:table-cell>
          <table:table-cell table:style-name="ce24" table:formula="of:=[.I282]*[.$G$2]" office:value-type="float" office:value="1200668" calcext:value-type="float">
            <text:p>1200668</text:p>
          </table:table-cell>
          <table:table-cell table:style-name="ce24" table:formula="of:=LOOKUP([.J282];[.$K$3:.$K$6];[.$J$3:.$J$6])*[.$G$2]" office:value-type="float" office:value="27387.5" calcext:value-type="float">
            <text:p>27387.5</text:p>
          </table:table-cell>
          <table:table-cell table:style-name="ce24" table:formula="of:=[.M281]" office:value-type="float" office:value="21745675" calcext:value-type="float">
            <text:p>21745675</text:p>
          </table:table-cell>
          <table:table-cell table:style-name="ce24" table:formula="of:=[.L282]+[.K282]" office:value-type="float" office:value="21773062.5" calcext:value-type="float">
            <text:p>21773062.5</text:p>
          </table:table-cell>
          <table:table-cell table:style-name="ce36" table:formula="of:=[.K282]*12/[.M282]" office:value-type="percentage" office:value="0.0150943396226415" calcext:value-type="percentage">
            <text:p>1.5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83]/12" office:value-type="float" office:value="22.9166666666667" calcext:value-type="float">
            <text:p>22.9166666666667</text:p>
          </table:table-cell>
          <table:table-cell table:style-name="ce24" table:formula="of:=[.I282]+1" office:value-type="float" office:value="275" calcext:value-type="float">
            <text:p>275</text:p>
          </table:table-cell>
          <table:table-cell table:style-name="ce24" table:formula="of:=[.I283]*[.$G$2]" office:value-type="float" office:value="1205050" calcext:value-type="float">
            <text:p>1205050</text:p>
          </table:table-cell>
          <table:table-cell table:style-name="ce24" table:formula="of:=LOOKUP([.J283];[.$K$3:.$K$6];[.$J$3:.$J$6])*[.$G$2]" office:value-type="float" office:value="27387.5" calcext:value-type="float">
            <text:p>27387.5</text:p>
          </table:table-cell>
          <table:table-cell table:style-name="ce24" table:formula="of:=[.M282]" office:value-type="float" office:value="21773062.5" calcext:value-type="float">
            <text:p>21773062.5</text:p>
          </table:table-cell>
          <table:table-cell table:style-name="ce24" table:formula="of:=[.L283]+[.K283]" office:value-type="float" office:value="21800450" calcext:value-type="float">
            <text:p>21800450</text:p>
          </table:table-cell>
          <table:table-cell table:style-name="ce36" table:formula="of:=[.K283]*12/[.M283]" office:value-type="percentage" office:value="0.0150753768844221" calcext:value-type="percentage">
            <text:p>1.5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84]/12" office:value-type="float" office:value="23" calcext:value-type="float">
            <text:p>23</text:p>
          </table:table-cell>
          <table:table-cell table:style-name="ce24" table:formula="of:=[.I283]+1" office:value-type="float" office:value="276" calcext:value-type="float">
            <text:p>276</text:p>
          </table:table-cell>
          <table:table-cell table:style-name="ce24" table:formula="of:=[.I284]*[.$G$2]" office:value-type="float" office:value="1209432" calcext:value-type="float">
            <text:p>1209432</text:p>
          </table:table-cell>
          <table:table-cell table:style-name="ce24" table:formula="of:=LOOKUP([.J284];[.$K$3:.$K$6];[.$J$3:.$J$6])*[.$G$2]" office:value-type="float" office:value="27387.5" calcext:value-type="float">
            <text:p>27387.5</text:p>
          </table:table-cell>
          <table:table-cell table:style-name="ce24" table:formula="of:=[.M283]" office:value-type="float" office:value="21800450" calcext:value-type="float">
            <text:p>21800450</text:p>
          </table:table-cell>
          <table:table-cell table:style-name="ce24" table:formula="of:=[.L284]+[.K284]" office:value-type="float" office:value="21827837.5" calcext:value-type="float">
            <text:p>21827837.5</text:p>
          </table:table-cell>
          <table:table-cell table:style-name="ce36" table:formula="of:=[.K284]*12/[.M284]" office:value-type="percentage" office:value="0.0150564617314931" calcext:value-type="percentage">
            <text:p>1.5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85]/12" office:value-type="float" office:value="23.0833333333333" calcext:value-type="float">
            <text:p>23.0833333333333</text:p>
          </table:table-cell>
          <table:table-cell table:style-name="ce24" table:formula="of:=[.I284]+1" office:value-type="float" office:value="277" calcext:value-type="float">
            <text:p>277</text:p>
          </table:table-cell>
          <table:table-cell table:style-name="ce24" table:formula="of:=[.I285]*[.$G$2]" office:value-type="float" office:value="1213814" calcext:value-type="float">
            <text:p>1213814</text:p>
          </table:table-cell>
          <table:table-cell table:style-name="ce24" table:formula="of:=LOOKUP([.J285];[.$K$3:.$K$6];[.$J$3:.$J$6])*[.$G$2]" office:value-type="float" office:value="27387.5" calcext:value-type="float">
            <text:p>27387.5</text:p>
          </table:table-cell>
          <table:table-cell table:style-name="ce24" table:formula="of:=[.M284]" office:value-type="float" office:value="21827837.5" calcext:value-type="float">
            <text:p>21827837.5</text:p>
          </table:table-cell>
          <table:table-cell table:style-name="ce24" table:formula="of:=[.L285]+[.K285]" office:value-type="float" office:value="21855225" calcext:value-type="float">
            <text:p>21855225</text:p>
          </table:table-cell>
          <table:table-cell table:style-name="ce36" table:formula="of:=[.K285]*12/[.M285]" office:value-type="percentage" office:value="0.0150375939849624" calcext:value-type="percentage">
            <text:p>1.5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86]/12" office:value-type="float" office:value="23.1666666666667" calcext:value-type="float">
            <text:p>23.1666666666667</text:p>
          </table:table-cell>
          <table:table-cell table:style-name="ce24" table:formula="of:=[.I285]+1" office:value-type="float" office:value="278" calcext:value-type="float">
            <text:p>278</text:p>
          </table:table-cell>
          <table:table-cell table:style-name="ce24" table:formula="of:=[.I286]*[.$G$2]" office:value-type="float" office:value="1218196" calcext:value-type="float">
            <text:p>1218196</text:p>
          </table:table-cell>
          <table:table-cell table:style-name="ce24" table:formula="of:=LOOKUP([.J286];[.$K$3:.$K$6];[.$J$3:.$J$6])*[.$G$2]" office:value-type="float" office:value="27387.5" calcext:value-type="float">
            <text:p>27387.5</text:p>
          </table:table-cell>
          <table:table-cell table:style-name="ce24" table:formula="of:=[.M285]" office:value-type="float" office:value="21855225" calcext:value-type="float">
            <text:p>21855225</text:p>
          </table:table-cell>
          <table:table-cell table:style-name="ce24" table:formula="of:=[.L286]+[.K286]" office:value-type="float" office:value="21882612.5" calcext:value-type="float">
            <text:p>21882612.5</text:p>
          </table:table-cell>
          <table:table-cell table:style-name="ce36" table:formula="of:=[.K286]*12/[.M286]" office:value-type="percentage" office:value="0.0150187734668335" calcext:value-type="percentage">
            <text:p>1.5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87]/12" office:value-type="float" office:value="23.25" calcext:value-type="float">
            <text:p>23.25</text:p>
          </table:table-cell>
          <table:table-cell table:style-name="ce24" table:formula="of:=[.I286]+1" office:value-type="float" office:value="279" calcext:value-type="float">
            <text:p>279</text:p>
          </table:table-cell>
          <table:table-cell table:style-name="ce24" table:formula="of:=[.I287]*[.$G$2]" office:value-type="float" office:value="1222578" calcext:value-type="float">
            <text:p>1222578</text:p>
          </table:table-cell>
          <table:table-cell table:style-name="ce24" table:formula="of:=LOOKUP([.J287];[.$K$3:.$K$6];[.$J$3:.$J$6])*[.$G$2]" office:value-type="float" office:value="27387.5" calcext:value-type="float">
            <text:p>27387.5</text:p>
          </table:table-cell>
          <table:table-cell table:style-name="ce24" table:formula="of:=[.M286]" office:value-type="float" office:value="21882612.5" calcext:value-type="float">
            <text:p>21882612.5</text:p>
          </table:table-cell>
          <table:table-cell table:style-name="ce24" table:formula="of:=[.L287]+[.K287]" office:value-type="float" office:value="21910000" calcext:value-type="float">
            <text:p>21910000</text:p>
          </table:table-cell>
          <table:table-cell table:style-name="ce36" table:formula="of:=[.K287]*12/[.M287]" office:value-type="percentage" office:value="0.015" calcext:value-type="percentage">
            <text:p>1.5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88]/12" office:value-type="float" office:value="23.3333333333333" calcext:value-type="float">
            <text:p>23.3333333333333</text:p>
          </table:table-cell>
          <table:table-cell table:style-name="ce24" table:formula="of:=[.I287]+1" office:value-type="float" office:value="280" calcext:value-type="float">
            <text:p>280</text:p>
          </table:table-cell>
          <table:table-cell table:style-name="ce24" table:formula="of:=[.I288]*[.$G$2]" office:value-type="float" office:value="1226960" calcext:value-type="float">
            <text:p>1226960</text:p>
          </table:table-cell>
          <table:table-cell table:style-name="ce24" table:formula="of:=LOOKUP([.J288];[.$K$3:.$K$6];[.$J$3:.$J$6])*[.$G$2]" office:value-type="float" office:value="27387.5" calcext:value-type="float">
            <text:p>27387.5</text:p>
          </table:table-cell>
          <table:table-cell table:style-name="ce24" table:formula="of:=[.M287]" office:value-type="float" office:value="21910000" calcext:value-type="float">
            <text:p>21910000</text:p>
          </table:table-cell>
          <table:table-cell table:style-name="ce24" table:formula="of:=[.L288]+[.K288]" office:value-type="float" office:value="21937387.5" calcext:value-type="float">
            <text:p>21937387.5</text:p>
          </table:table-cell>
          <table:table-cell table:style-name="ce36" table:formula="of:=[.K288]*12/[.M288]" office:value-type="percentage" office:value="0.0149812734082397" calcext:value-type="percentage">
            <text:p>1.5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89]/12" office:value-type="float" office:value="23.4166666666667" calcext:value-type="float">
            <text:p>23.4166666666667</text:p>
          </table:table-cell>
          <table:table-cell table:style-name="ce24" table:formula="of:=[.I288]+1" office:value-type="float" office:value="281" calcext:value-type="float">
            <text:p>281</text:p>
          </table:table-cell>
          <table:table-cell table:style-name="ce24" table:formula="of:=[.I289]*[.$G$2]" office:value-type="float" office:value="1231342" calcext:value-type="float">
            <text:p>1231342</text:p>
          </table:table-cell>
          <table:table-cell table:style-name="ce24" table:formula="of:=LOOKUP([.J289];[.$K$3:.$K$6];[.$J$3:.$J$6])*[.$G$2]" office:value-type="float" office:value="27387.5" calcext:value-type="float">
            <text:p>27387.5</text:p>
          </table:table-cell>
          <table:table-cell table:style-name="ce24" table:formula="of:=[.M288]" office:value-type="float" office:value="21937387.5" calcext:value-type="float">
            <text:p>21937387.5</text:p>
          </table:table-cell>
          <table:table-cell table:style-name="ce24" table:formula="of:=[.L289]+[.K289]" office:value-type="float" office:value="21964775" calcext:value-type="float">
            <text:p>21964775</text:p>
          </table:table-cell>
          <table:table-cell table:style-name="ce36" table:formula="of:=[.K289]*12/[.M289]" office:value-type="percentage" office:value="0.0149625935162095" calcext:value-type="percentage">
            <text:p>1.5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90]/12" office:value-type="float" office:value="23.5" calcext:value-type="float">
            <text:p>23.5</text:p>
          </table:table-cell>
          <table:table-cell table:style-name="ce24" table:formula="of:=[.I289]+1" office:value-type="float" office:value="282" calcext:value-type="float">
            <text:p>282</text:p>
          </table:table-cell>
          <table:table-cell table:style-name="ce24" table:formula="of:=[.I290]*[.$G$2]" office:value-type="float" office:value="1235724" calcext:value-type="float">
            <text:p>1235724</text:p>
          </table:table-cell>
          <table:table-cell table:style-name="ce24" table:formula="of:=LOOKUP([.J290];[.$K$3:.$K$6];[.$J$3:.$J$6])*[.$G$2]" office:value-type="float" office:value="27387.5" calcext:value-type="float">
            <text:p>27387.5</text:p>
          </table:table-cell>
          <table:table-cell table:style-name="ce24" table:formula="of:=[.M289]" office:value-type="float" office:value="21964775" calcext:value-type="float">
            <text:p>21964775</text:p>
          </table:table-cell>
          <table:table-cell table:style-name="ce24" table:formula="of:=[.L290]+[.K290]" office:value-type="float" office:value="21992162.5" calcext:value-type="float">
            <text:p>21992162.5</text:p>
          </table:table-cell>
          <table:table-cell table:style-name="ce36" table:formula="of:=[.K290]*12/[.M290]" office:value-type="percentage" office:value="0.0149439601494396" calcext:value-type="percentage">
            <text:p>1.4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91]/12" office:value-type="float" office:value="23.5833333333333" calcext:value-type="float">
            <text:p>23.5833333333333</text:p>
          </table:table-cell>
          <table:table-cell table:style-name="ce24" table:formula="of:=[.I290]+1" office:value-type="float" office:value="283" calcext:value-type="float">
            <text:p>283</text:p>
          </table:table-cell>
          <table:table-cell table:style-name="ce24" table:formula="of:=[.I291]*[.$G$2]" office:value-type="float" office:value="1240106" calcext:value-type="float">
            <text:p>1240106</text:p>
          </table:table-cell>
          <table:table-cell table:style-name="ce24" table:formula="of:=LOOKUP([.J291];[.$K$3:.$K$6];[.$J$3:.$J$6])*[.$G$2]" office:value-type="float" office:value="27387.5" calcext:value-type="float">
            <text:p>27387.5</text:p>
          </table:table-cell>
          <table:table-cell table:style-name="ce24" table:formula="of:=[.M290]" office:value-type="float" office:value="21992162.5" calcext:value-type="float">
            <text:p>21992162.5</text:p>
          </table:table-cell>
          <table:table-cell table:style-name="ce24" table:formula="of:=[.L291]+[.K291]" office:value-type="float" office:value="22019550" calcext:value-type="float">
            <text:p>22019550</text:p>
          </table:table-cell>
          <table:table-cell table:style-name="ce36" table:formula="of:=[.K291]*12/[.M291]" office:value-type="percentage" office:value="0.0149253731343284" calcext:value-type="percentage">
            <text:p>1.4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92]/12" office:value-type="float" office:value="23.6666666666667" calcext:value-type="float">
            <text:p>23.6666666666667</text:p>
          </table:table-cell>
          <table:table-cell table:style-name="ce24" table:formula="of:=[.I291]+1" office:value-type="float" office:value="284" calcext:value-type="float">
            <text:p>284</text:p>
          </table:table-cell>
          <table:table-cell table:style-name="ce24" table:formula="of:=[.I292]*[.$G$2]" office:value-type="float" office:value="1244488" calcext:value-type="float">
            <text:p>1244488</text:p>
          </table:table-cell>
          <table:table-cell table:style-name="ce24" table:formula="of:=LOOKUP([.J292];[.$K$3:.$K$6];[.$J$3:.$J$6])*[.$G$2]" office:value-type="float" office:value="27387.5" calcext:value-type="float">
            <text:p>27387.5</text:p>
          </table:table-cell>
          <table:table-cell table:style-name="ce24" table:formula="of:=[.M291]" office:value-type="float" office:value="22019550" calcext:value-type="float">
            <text:p>22019550</text:p>
          </table:table-cell>
          <table:table-cell table:style-name="ce24" table:formula="of:=[.L292]+[.K292]" office:value-type="float" office:value="22046937.5" calcext:value-type="float">
            <text:p>22046937.5</text:p>
          </table:table-cell>
          <table:table-cell table:style-name="ce36" table:formula="of:=[.K292]*12/[.M292]" office:value-type="percentage" office:value="0.0149068322981366" calcext:value-type="percentage">
            <text:p>1.4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93]/12" office:value-type="float" office:value="23.75" calcext:value-type="float">
            <text:p>23.75</text:p>
          </table:table-cell>
          <table:table-cell table:style-name="ce24" table:formula="of:=[.I292]+1" office:value-type="float" office:value="285" calcext:value-type="float">
            <text:p>285</text:p>
          </table:table-cell>
          <table:table-cell table:style-name="ce24" table:formula="of:=[.I293]*[.$G$2]" office:value-type="float" office:value="1248870" calcext:value-type="float">
            <text:p>1248870</text:p>
          </table:table-cell>
          <table:table-cell table:style-name="ce24" table:formula="of:=LOOKUP([.J293];[.$K$3:.$K$6];[.$J$3:.$J$6])*[.$G$2]" office:value-type="float" office:value="27387.5" calcext:value-type="float">
            <text:p>27387.5</text:p>
          </table:table-cell>
          <table:table-cell table:style-name="ce24" table:formula="of:=[.M292]" office:value-type="float" office:value="22046937.5" calcext:value-type="float">
            <text:p>22046937.5</text:p>
          </table:table-cell>
          <table:table-cell table:style-name="ce24" table:formula="of:=[.L293]+[.K293]" office:value-type="float" office:value="22074325" calcext:value-type="float">
            <text:p>22074325</text:p>
          </table:table-cell>
          <table:table-cell table:style-name="ce36" table:formula="of:=[.K293]*12/[.M293]" office:value-type="percentage" office:value="0.0148883374689826" calcext:value-type="percentage">
            <text:p>1.4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94]/12" office:value-type="float" office:value="23.8333333333333" calcext:value-type="float">
            <text:p>23.8333333333333</text:p>
          </table:table-cell>
          <table:table-cell table:style-name="ce24" table:formula="of:=[.I293]+1" office:value-type="float" office:value="286" calcext:value-type="float">
            <text:p>286</text:p>
          </table:table-cell>
          <table:table-cell table:style-name="ce24" table:formula="of:=[.I294]*[.$G$2]" office:value-type="float" office:value="1253252" calcext:value-type="float">
            <text:p>1253252</text:p>
          </table:table-cell>
          <table:table-cell table:style-name="ce24" table:formula="of:=LOOKUP([.J294];[.$K$3:.$K$6];[.$J$3:.$J$6])*[.$G$2]" office:value-type="float" office:value="27387.5" calcext:value-type="float">
            <text:p>27387.5</text:p>
          </table:table-cell>
          <table:table-cell table:style-name="ce24" table:formula="of:=[.M293]" office:value-type="float" office:value="22074325" calcext:value-type="float">
            <text:p>22074325</text:p>
          </table:table-cell>
          <table:table-cell table:style-name="ce24" table:formula="of:=[.L294]+[.K294]" office:value-type="float" office:value="22101712.5" calcext:value-type="float">
            <text:p>22101712.5</text:p>
          </table:table-cell>
          <table:table-cell table:style-name="ce36" table:formula="of:=[.K294]*12/[.M294]" office:value-type="percentage" office:value="0.0148698884758364" calcext:value-type="percentage">
            <text:p>1.4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95]/12" office:value-type="float" office:value="23.9166666666667" calcext:value-type="float">
            <text:p>23.9166666666667</text:p>
          </table:table-cell>
          <table:table-cell table:style-name="ce24" table:formula="of:=[.I294]+1" office:value-type="float" office:value="287" calcext:value-type="float">
            <text:p>287</text:p>
          </table:table-cell>
          <table:table-cell table:style-name="ce24" table:formula="of:=[.I295]*[.$G$2]" office:value-type="float" office:value="1257634" calcext:value-type="float">
            <text:p>1257634</text:p>
          </table:table-cell>
          <table:table-cell table:style-name="ce24" table:formula="of:=LOOKUP([.J295];[.$K$3:.$K$6];[.$J$3:.$J$6])*[.$G$2]" office:value-type="float" office:value="27387.5" calcext:value-type="float">
            <text:p>27387.5</text:p>
          </table:table-cell>
          <table:table-cell table:style-name="ce24" table:formula="of:=[.M294]" office:value-type="float" office:value="22101712.5" calcext:value-type="float">
            <text:p>22101712.5</text:p>
          </table:table-cell>
          <table:table-cell table:style-name="ce24" table:formula="of:=[.L295]+[.K295]" office:value-type="float" office:value="22129100" calcext:value-type="float">
            <text:p>22129100</text:p>
          </table:table-cell>
          <table:table-cell table:style-name="ce36" table:formula="of:=[.K295]*12/[.M295]" office:value-type="percentage" office:value="0.0148514851485149" calcext:value-type="percentage">
            <text:p>1.4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96]/12" office:value-type="float" office:value="24" calcext:value-type="float">
            <text:p>24</text:p>
          </table:table-cell>
          <table:table-cell table:style-name="ce24" table:formula="of:=[.I295]+1" office:value-type="float" office:value="288" calcext:value-type="float">
            <text:p>288</text:p>
          </table:table-cell>
          <table:table-cell table:style-name="ce24" table:formula="of:=[.I296]*[.$G$2]" office:value-type="float" office:value="1262016" calcext:value-type="float">
            <text:p>1262016</text:p>
          </table:table-cell>
          <table:table-cell table:style-name="ce24" table:formula="of:=LOOKUP([.J296];[.$K$3:.$K$6];[.$J$3:.$J$6])*[.$G$2]" office:value-type="float" office:value="27387.5" calcext:value-type="float">
            <text:p>27387.5</text:p>
          </table:table-cell>
          <table:table-cell table:style-name="ce24" table:formula="of:=[.M295]" office:value-type="float" office:value="22129100" calcext:value-type="float">
            <text:p>22129100</text:p>
          </table:table-cell>
          <table:table-cell table:style-name="ce24" table:formula="of:=[.L296]+[.K296]" office:value-type="float" office:value="22156487.5" calcext:value-type="float">
            <text:p>22156487.5</text:p>
          </table:table-cell>
          <table:table-cell table:style-name="ce36" table:formula="of:=[.K296]*12/[.M296]" office:value-type="percentage" office:value="0.0148331273176761" calcext:value-type="percentage">
            <text:p>1.4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97]/12" office:value-type="float" office:value="24.0833333333333" calcext:value-type="float">
            <text:p>24.0833333333333</text:p>
          </table:table-cell>
          <table:table-cell table:style-name="ce24" table:formula="of:=[.I296]+1" office:value-type="float" office:value="289" calcext:value-type="float">
            <text:p>289</text:p>
          </table:table-cell>
          <table:table-cell table:style-name="ce24" table:formula="of:=[.I297]*[.$G$2]" office:value-type="float" office:value="1266398" calcext:value-type="float">
            <text:p>1266398</text:p>
          </table:table-cell>
          <table:table-cell table:style-name="ce24" table:formula="of:=LOOKUP([.J297];[.$K$3:.$K$6];[.$J$3:.$J$6])*[.$G$2]" office:value-type="float" office:value="27387.5" calcext:value-type="float">
            <text:p>27387.5</text:p>
          </table:table-cell>
          <table:table-cell table:style-name="ce24" table:formula="of:=[.M296]" office:value-type="float" office:value="22156487.5" calcext:value-type="float">
            <text:p>22156487.5</text:p>
          </table:table-cell>
          <table:table-cell table:style-name="ce24" table:formula="of:=[.L297]+[.K297]" office:value-type="float" office:value="22183875" calcext:value-type="float">
            <text:p>22183875</text:p>
          </table:table-cell>
          <table:table-cell table:style-name="ce36" table:formula="of:=[.K297]*12/[.M297]" office:value-type="percentage" office:value="0.0148148148148148" calcext:value-type="percentage">
            <text:p>1.4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98]/12" office:value-type="float" office:value="24.1666666666667" calcext:value-type="float">
            <text:p>24.1666666666667</text:p>
          </table:table-cell>
          <table:table-cell table:style-name="ce24" table:formula="of:=[.I297]+1" office:value-type="float" office:value="290" calcext:value-type="float">
            <text:p>290</text:p>
          </table:table-cell>
          <table:table-cell table:style-name="ce24" table:formula="of:=[.I298]*[.$G$2]" office:value-type="float" office:value="1270780" calcext:value-type="float">
            <text:p>1270780</text:p>
          </table:table-cell>
          <table:table-cell table:style-name="ce24" table:formula="of:=LOOKUP([.J298];[.$K$3:.$K$6];[.$J$3:.$J$6])*[.$G$2]" office:value-type="float" office:value="27387.5" calcext:value-type="float">
            <text:p>27387.5</text:p>
          </table:table-cell>
          <table:table-cell table:style-name="ce24" table:formula="of:=[.M297]" office:value-type="float" office:value="22183875" calcext:value-type="float">
            <text:p>22183875</text:p>
          </table:table-cell>
          <table:table-cell table:style-name="ce24" table:formula="of:=[.L298]+[.K298]" office:value-type="float" office:value="22211262.5" calcext:value-type="float">
            <text:p>22211262.5</text:p>
          </table:table-cell>
          <table:table-cell table:style-name="ce36" table:formula="of:=[.K298]*12/[.M298]" office:value-type="percentage" office:value="0.0147965474722565" calcext:value-type="percentage">
            <text:p>1.4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299]/12" office:value-type="float" office:value="24.25" calcext:value-type="float">
            <text:p>24.25</text:p>
          </table:table-cell>
          <table:table-cell table:style-name="ce24" table:formula="of:=[.I298]+1" office:value-type="float" office:value="291" calcext:value-type="float">
            <text:p>291</text:p>
          </table:table-cell>
          <table:table-cell table:style-name="ce24" table:formula="of:=[.I299]*[.$G$2]" office:value-type="float" office:value="1275162" calcext:value-type="float">
            <text:p>1275162</text:p>
          </table:table-cell>
          <table:table-cell table:style-name="ce24" table:formula="of:=LOOKUP([.J299];[.$K$3:.$K$6];[.$J$3:.$J$6])*[.$G$2]" office:value-type="float" office:value="27387.5" calcext:value-type="float">
            <text:p>27387.5</text:p>
          </table:table-cell>
          <table:table-cell table:style-name="ce24" table:formula="of:=[.M298]" office:value-type="float" office:value="22211262.5" calcext:value-type="float">
            <text:p>22211262.5</text:p>
          </table:table-cell>
          <table:table-cell table:style-name="ce24" table:formula="of:=[.L299]+[.K299]" office:value-type="float" office:value="22238650" calcext:value-type="float">
            <text:p>22238650</text:p>
          </table:table-cell>
          <table:table-cell table:style-name="ce36" table:formula="of:=[.K299]*12/[.M299]" office:value-type="percentage" office:value="0.0147783251231527" calcext:value-type="percentage">
            <text:p>1.4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00]/12" office:value-type="float" office:value="24.3333333333333" calcext:value-type="float">
            <text:p>24.3333333333333</text:p>
          </table:table-cell>
          <table:table-cell table:style-name="ce24" table:formula="of:=[.I299]+1" office:value-type="float" office:value="292" calcext:value-type="float">
            <text:p>292</text:p>
          </table:table-cell>
          <table:table-cell table:style-name="ce24" table:formula="of:=[.I300]*[.$G$2]" office:value-type="float" office:value="1279544" calcext:value-type="float">
            <text:p>1279544</text:p>
          </table:table-cell>
          <table:table-cell table:style-name="ce24" table:formula="of:=LOOKUP([.J300];[.$K$3:.$K$6];[.$J$3:.$J$6])*[.$G$2]" office:value-type="float" office:value="27387.5" calcext:value-type="float">
            <text:p>27387.5</text:p>
          </table:table-cell>
          <table:table-cell table:style-name="ce24" table:formula="of:=[.M299]" office:value-type="float" office:value="22238650" calcext:value-type="float">
            <text:p>22238650</text:p>
          </table:table-cell>
          <table:table-cell table:style-name="ce24" table:formula="of:=[.L300]+[.K300]" office:value-type="float" office:value="22266037.5" calcext:value-type="float">
            <text:p>22266037.5</text:p>
          </table:table-cell>
          <table:table-cell table:style-name="ce36" table:formula="of:=[.K300]*12/[.M300]" office:value-type="percentage" office:value="0.014760147601476" calcext:value-type="percentage">
            <text:p>1.4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01]/12" office:value-type="float" office:value="24.4166666666667" calcext:value-type="float">
            <text:p>24.4166666666667</text:p>
          </table:table-cell>
          <table:table-cell table:style-name="ce24" table:formula="of:=[.I300]+1" office:value-type="float" office:value="293" calcext:value-type="float">
            <text:p>293</text:p>
          </table:table-cell>
          <table:table-cell table:style-name="ce24" table:formula="of:=[.I301]*[.$G$2]" office:value-type="float" office:value="1283926" calcext:value-type="float">
            <text:p>1283926</text:p>
          </table:table-cell>
          <table:table-cell table:style-name="ce24" table:formula="of:=LOOKUP([.J301];[.$K$3:.$K$6];[.$J$3:.$J$6])*[.$G$2]" office:value-type="float" office:value="27387.5" calcext:value-type="float">
            <text:p>27387.5</text:p>
          </table:table-cell>
          <table:table-cell table:style-name="ce24" table:formula="of:=[.M300]" office:value-type="float" office:value="22266037.5" calcext:value-type="float">
            <text:p>22266037.5</text:p>
          </table:table-cell>
          <table:table-cell table:style-name="ce24" table:formula="of:=[.L301]+[.K301]" office:value-type="float" office:value="22293425" calcext:value-type="float">
            <text:p>22293425</text:p>
          </table:table-cell>
          <table:table-cell table:style-name="ce36" table:formula="of:=[.K301]*12/[.M301]" office:value-type="percentage" office:value="0.0147420147420147" calcext:value-type="percentage">
            <text:p>1.4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02]/12" office:value-type="float" office:value="24.5" calcext:value-type="float">
            <text:p>24.5</text:p>
          </table:table-cell>
          <table:table-cell table:style-name="ce24" table:formula="of:=[.I301]+1" office:value-type="float" office:value="294" calcext:value-type="float">
            <text:p>294</text:p>
          </table:table-cell>
          <table:table-cell table:style-name="ce24" table:formula="of:=[.I302]*[.$G$2]" office:value-type="float" office:value="1288308" calcext:value-type="float">
            <text:p>1288308</text:p>
          </table:table-cell>
          <table:table-cell table:style-name="ce24" table:formula="of:=LOOKUP([.J302];[.$K$3:.$K$6];[.$J$3:.$J$6])*[.$G$2]" office:value-type="float" office:value="27387.5" calcext:value-type="float">
            <text:p>27387.5</text:p>
          </table:table-cell>
          <table:table-cell table:style-name="ce24" table:formula="of:=[.M301]" office:value-type="float" office:value="22293425" calcext:value-type="float">
            <text:p>22293425</text:p>
          </table:table-cell>
          <table:table-cell table:style-name="ce24" table:formula="of:=[.L302]+[.K302]" office:value-type="float" office:value="22320812.5" calcext:value-type="float">
            <text:p>22320812.5</text:p>
          </table:table-cell>
          <table:table-cell table:style-name="ce36" table:formula="of:=[.K302]*12/[.M302]" office:value-type="percentage" office:value="0.0147239263803681" calcext:value-type="percentage">
            <text:p>1.4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03]/12" office:value-type="float" office:value="24.5833333333333" calcext:value-type="float">
            <text:p>24.5833333333333</text:p>
          </table:table-cell>
          <table:table-cell table:style-name="ce24" table:formula="of:=[.I302]+1" office:value-type="float" office:value="295" calcext:value-type="float">
            <text:p>295</text:p>
          </table:table-cell>
          <table:table-cell table:style-name="ce24" table:formula="of:=[.I303]*[.$G$2]" office:value-type="float" office:value="1292690" calcext:value-type="float">
            <text:p>1292690</text:p>
          </table:table-cell>
          <table:table-cell table:style-name="ce24" table:formula="of:=LOOKUP([.J303];[.$K$3:.$K$6];[.$J$3:.$J$6])*[.$G$2]" office:value-type="float" office:value="27387.5" calcext:value-type="float">
            <text:p>27387.5</text:p>
          </table:table-cell>
          <table:table-cell table:style-name="ce24" table:formula="of:=[.M302]" office:value-type="float" office:value="22320812.5" calcext:value-type="float">
            <text:p>22320812.5</text:p>
          </table:table-cell>
          <table:table-cell table:style-name="ce24" table:formula="of:=[.L303]+[.K303]" office:value-type="float" office:value="22348200" calcext:value-type="float">
            <text:p>22348200</text:p>
          </table:table-cell>
          <table:table-cell table:style-name="ce36" table:formula="of:=[.K303]*12/[.M303]" office:value-type="percentage" office:value="0.0147058823529412" calcext:value-type="percentage">
            <text:p>1.4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04]/12" office:value-type="float" office:value="24.6666666666667" calcext:value-type="float">
            <text:p>24.6666666666667</text:p>
          </table:table-cell>
          <table:table-cell table:style-name="ce24" table:formula="of:=[.I303]+1" office:value-type="float" office:value="296" calcext:value-type="float">
            <text:p>296</text:p>
          </table:table-cell>
          <table:table-cell table:style-name="ce24" table:formula="of:=[.I304]*[.$G$2]" office:value-type="float" office:value="1297072" calcext:value-type="float">
            <text:p>1297072</text:p>
          </table:table-cell>
          <table:table-cell table:style-name="ce24" table:formula="of:=LOOKUP([.J304];[.$K$3:.$K$6];[.$J$3:.$J$6])*[.$G$2]" office:value-type="float" office:value="27387.5" calcext:value-type="float">
            <text:p>27387.5</text:p>
          </table:table-cell>
          <table:table-cell table:style-name="ce24" table:formula="of:=[.M303]" office:value-type="float" office:value="22348200" calcext:value-type="float">
            <text:p>22348200</text:p>
          </table:table-cell>
          <table:table-cell table:style-name="ce24" table:formula="of:=[.L304]+[.K304]" office:value-type="float" office:value="22375587.5" calcext:value-type="float">
            <text:p>22375587.5</text:p>
          </table:table-cell>
          <table:table-cell table:style-name="ce36" table:formula="of:=[.K304]*12/[.M304]" office:value-type="percentage" office:value="0.01468788249694" calcext:value-type="percentage">
            <text:p>1.4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05]/12" office:value-type="float" office:value="24.75" calcext:value-type="float">
            <text:p>24.75</text:p>
          </table:table-cell>
          <table:table-cell table:style-name="ce24" table:formula="of:=[.I304]+1" office:value-type="float" office:value="297" calcext:value-type="float">
            <text:p>297</text:p>
          </table:table-cell>
          <table:table-cell table:style-name="ce24" table:formula="of:=[.I305]*[.$G$2]" office:value-type="float" office:value="1301454" calcext:value-type="float">
            <text:p>1301454</text:p>
          </table:table-cell>
          <table:table-cell table:style-name="ce24" table:formula="of:=LOOKUP([.J305];[.$K$3:.$K$6];[.$J$3:.$J$6])*[.$G$2]" office:value-type="float" office:value="27387.5" calcext:value-type="float">
            <text:p>27387.5</text:p>
          </table:table-cell>
          <table:table-cell table:style-name="ce24" table:formula="of:=[.M304]" office:value-type="float" office:value="22375587.5" calcext:value-type="float">
            <text:p>22375587.5</text:p>
          </table:table-cell>
          <table:table-cell table:style-name="ce24" table:formula="of:=[.L305]+[.K305]" office:value-type="float" office:value="22402975" calcext:value-type="float">
            <text:p>22402975</text:p>
          </table:table-cell>
          <table:table-cell table:style-name="ce36" table:formula="of:=[.K305]*12/[.M305]" office:value-type="percentage" office:value="0.0146699266503667" calcext:value-type="percentage">
            <text:p>1.4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06]/12" office:value-type="float" office:value="24.8333333333333" calcext:value-type="float">
            <text:p>24.8333333333333</text:p>
          </table:table-cell>
          <table:table-cell table:style-name="ce24" table:formula="of:=[.I305]+1" office:value-type="float" office:value="298" calcext:value-type="float">
            <text:p>298</text:p>
          </table:table-cell>
          <table:table-cell table:style-name="ce24" table:formula="of:=[.I306]*[.$G$2]" office:value-type="float" office:value="1305836" calcext:value-type="float">
            <text:p>1305836</text:p>
          </table:table-cell>
          <table:table-cell table:style-name="ce24" table:formula="of:=LOOKUP([.J306];[.$K$3:.$K$6];[.$J$3:.$J$6])*[.$G$2]" office:value-type="float" office:value="27387.5" calcext:value-type="float">
            <text:p>27387.5</text:p>
          </table:table-cell>
          <table:table-cell table:style-name="ce24" table:formula="of:=[.M305]" office:value-type="float" office:value="22402975" calcext:value-type="float">
            <text:p>22402975</text:p>
          </table:table-cell>
          <table:table-cell table:style-name="ce24" table:formula="of:=[.L306]+[.K306]" office:value-type="float" office:value="22430362.5" calcext:value-type="float">
            <text:p>22430362.5</text:p>
          </table:table-cell>
          <table:table-cell table:style-name="ce36" table:formula="of:=[.K306]*12/[.M306]" office:value-type="percentage" office:value="0.0146520146520147" calcext:value-type="percentage">
            <text:p>1.4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07]/12" office:value-type="float" office:value="24.9166666666667" calcext:value-type="float">
            <text:p>24.9166666666667</text:p>
          </table:table-cell>
          <table:table-cell table:style-name="ce24" table:formula="of:=[.I306]+1" office:value-type="float" office:value="299" calcext:value-type="float">
            <text:p>299</text:p>
          </table:table-cell>
          <table:table-cell table:style-name="ce24" table:formula="of:=[.I307]*[.$G$2]" office:value-type="float" office:value="1310218" calcext:value-type="float">
            <text:p>1310218</text:p>
          </table:table-cell>
          <table:table-cell table:style-name="ce24" table:formula="of:=LOOKUP([.J307];[.$K$3:.$K$6];[.$J$3:.$J$6])*[.$G$2]" office:value-type="float" office:value="27387.5" calcext:value-type="float">
            <text:p>27387.5</text:p>
          </table:table-cell>
          <table:table-cell table:style-name="ce24" table:formula="of:=[.M306]" office:value-type="float" office:value="22430362.5" calcext:value-type="float">
            <text:p>22430362.5</text:p>
          </table:table-cell>
          <table:table-cell table:style-name="ce24" table:formula="of:=[.L307]+[.K307]" office:value-type="float" office:value="22457750" calcext:value-type="float">
            <text:p>22457750</text:p>
          </table:table-cell>
          <table:table-cell table:style-name="ce36" table:formula="of:=[.K307]*12/[.M307]" office:value-type="percentage" office:value="0.0146341463414634" calcext:value-type="percentage">
            <text:p>1.4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08]/12" office:value-type="float" office:value="25" calcext:value-type="float">
            <text:p>25</text:p>
          </table:table-cell>
          <table:table-cell table:style-name="ce24" table:formula="of:=[.I307]+1" office:value-type="float" office:value="300" calcext:value-type="float">
            <text:p>300</text:p>
          </table:table-cell>
          <table:table-cell table:style-name="ce24" table:formula="of:=[.I308]*[.$G$2]" office:value-type="float" office:value="1314600" calcext:value-type="float">
            <text:p>1314600</text:p>
          </table:table-cell>
          <table:table-cell table:style-name="ce24" table:formula="of:=LOOKUP([.J308];[.$K$3:.$K$6];[.$J$3:.$J$6])*[.$G$2]" office:value-type="float" office:value="27387.5" calcext:value-type="float">
            <text:p>27387.5</text:p>
          </table:table-cell>
          <table:table-cell table:style-name="ce24" table:formula="of:=[.M307]" office:value-type="float" office:value="22457750" calcext:value-type="float">
            <text:p>22457750</text:p>
          </table:table-cell>
          <table:table-cell table:style-name="ce24" table:formula="of:=[.L308]+[.K308]" office:value-type="float" office:value="22485137.5" calcext:value-type="float">
            <text:p>22485137.5</text:p>
          </table:table-cell>
          <table:table-cell table:style-name="ce36" table:formula="of:=[.K308]*12/[.M308]" office:value-type="percentage" office:value="0.0146163215590743" calcext:value-type="percentage">
            <text:p>1.4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09]/12" office:value-type="float" office:value="25.0833333333333" calcext:value-type="float">
            <text:p>25.0833333333333</text:p>
          </table:table-cell>
          <table:table-cell table:style-name="ce24" table:formula="of:=[.I308]+1" office:value-type="float" office:value="301" calcext:value-type="float">
            <text:p>301</text:p>
          </table:table-cell>
          <table:table-cell table:style-name="ce24" table:formula="of:=[.I309]*[.$G$2]" office:value-type="float" office:value="1318982" calcext:value-type="float">
            <text:p>1318982</text:p>
          </table:table-cell>
          <table:table-cell table:style-name="ce24" table:formula="of:=LOOKUP([.J309];[.$K$3:.$K$6];[.$J$3:.$J$6])*[.$G$2]" office:value-type="float" office:value="27387.5" calcext:value-type="float">
            <text:p>27387.5</text:p>
          </table:table-cell>
          <table:table-cell table:style-name="ce24" table:formula="of:=[.M308]" office:value-type="float" office:value="22485137.5" calcext:value-type="float">
            <text:p>22485137.5</text:p>
          </table:table-cell>
          <table:table-cell table:style-name="ce24" table:formula="of:=[.L309]+[.K309]" office:value-type="float" office:value="22512525" calcext:value-type="float">
            <text:p>22512525</text:p>
          </table:table-cell>
          <table:table-cell table:style-name="ce36" table:formula="of:=[.K309]*12/[.M309]" office:value-type="percentage" office:value="0.0145985401459854" calcext:value-type="percentage">
            <text:p>1.4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10]/12" office:value-type="float" office:value="25.1666666666667" calcext:value-type="float">
            <text:p>25.1666666666667</text:p>
          </table:table-cell>
          <table:table-cell table:style-name="ce24" table:formula="of:=[.I309]+1" office:value-type="float" office:value="302" calcext:value-type="float">
            <text:p>302</text:p>
          </table:table-cell>
          <table:table-cell table:style-name="ce24" table:formula="of:=[.I310]*[.$G$2]" office:value-type="float" office:value="1323364" calcext:value-type="float">
            <text:p>1323364</text:p>
          </table:table-cell>
          <table:table-cell table:style-name="ce24" table:formula="of:=LOOKUP([.J310];[.$K$3:.$K$6];[.$J$3:.$J$6])*[.$G$2]" office:value-type="float" office:value="27387.5" calcext:value-type="float">
            <text:p>27387.5</text:p>
          </table:table-cell>
          <table:table-cell table:style-name="ce24" table:formula="of:=[.M309]" office:value-type="float" office:value="22512525" calcext:value-type="float">
            <text:p>22512525</text:p>
          </table:table-cell>
          <table:table-cell table:style-name="ce24" table:formula="of:=[.L310]+[.K310]" office:value-type="float" office:value="22539912.5" calcext:value-type="float">
            <text:p>22539912.5</text:p>
          </table:table-cell>
          <table:table-cell table:style-name="ce36" table:formula="of:=[.K310]*12/[.M310]" office:value-type="percentage" office:value="0.0145808019441069" calcext:value-type="percentage">
            <text:p>1.4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11]/12" office:value-type="float" office:value="25.25" calcext:value-type="float">
            <text:p>25.25</text:p>
          </table:table-cell>
          <table:table-cell table:style-name="ce24" table:formula="of:=[.I310]+1" office:value-type="float" office:value="303" calcext:value-type="float">
            <text:p>303</text:p>
          </table:table-cell>
          <table:table-cell table:style-name="ce24" table:formula="of:=[.I311]*[.$G$2]" office:value-type="float" office:value="1327746" calcext:value-type="float">
            <text:p>1327746</text:p>
          </table:table-cell>
          <table:table-cell table:style-name="ce24" table:formula="of:=LOOKUP([.J311];[.$K$3:.$K$6];[.$J$3:.$J$6])*[.$G$2]" office:value-type="float" office:value="27387.5" calcext:value-type="float">
            <text:p>27387.5</text:p>
          </table:table-cell>
          <table:table-cell table:style-name="ce24" table:formula="of:=[.M310]" office:value-type="float" office:value="22539912.5" calcext:value-type="float">
            <text:p>22539912.5</text:p>
          </table:table-cell>
          <table:table-cell table:style-name="ce24" table:formula="of:=[.L311]+[.K311]" office:value-type="float" office:value="22567300" calcext:value-type="float">
            <text:p>22567300</text:p>
          </table:table-cell>
          <table:table-cell table:style-name="ce36" table:formula="of:=[.K311]*12/[.M311]" office:value-type="percentage" office:value="0.0145631067961165" calcext:value-type="percentage">
            <text:p>1.4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12]/12" office:value-type="float" office:value="25.3333333333333" calcext:value-type="float">
            <text:p>25.3333333333333</text:p>
          </table:table-cell>
          <table:table-cell table:style-name="ce24" table:formula="of:=[.I311]+1" office:value-type="float" office:value="304" calcext:value-type="float">
            <text:p>304</text:p>
          </table:table-cell>
          <table:table-cell table:style-name="ce24" table:formula="of:=[.I312]*[.$G$2]" office:value-type="float" office:value="1332128" calcext:value-type="float">
            <text:p>1332128</text:p>
          </table:table-cell>
          <table:table-cell table:style-name="ce24" table:formula="of:=LOOKUP([.J312];[.$K$3:.$K$6];[.$J$3:.$J$6])*[.$G$2]" office:value-type="float" office:value="27387.5" calcext:value-type="float">
            <text:p>27387.5</text:p>
          </table:table-cell>
          <table:table-cell table:style-name="ce24" table:formula="of:=[.M311]" office:value-type="float" office:value="22567300" calcext:value-type="float">
            <text:p>22567300</text:p>
          </table:table-cell>
          <table:table-cell table:style-name="ce24" table:formula="of:=[.L312]+[.K312]" office:value-type="float" office:value="22594687.5" calcext:value-type="float">
            <text:p>22594687.5</text:p>
          </table:table-cell>
          <table:table-cell table:style-name="ce36" table:formula="of:=[.K312]*12/[.M312]" office:value-type="percentage" office:value="0.0145454545454545" calcext:value-type="percentage">
            <text:p>1.4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13]/12" office:value-type="float" office:value="25.4166666666667" calcext:value-type="float">
            <text:p>25.4166666666667</text:p>
          </table:table-cell>
          <table:table-cell table:style-name="ce24" table:formula="of:=[.I312]+1" office:value-type="float" office:value="305" calcext:value-type="float">
            <text:p>305</text:p>
          </table:table-cell>
          <table:table-cell table:style-name="ce24" table:formula="of:=[.I313]*[.$G$2]" office:value-type="float" office:value="1336510" calcext:value-type="float">
            <text:p>1336510</text:p>
          </table:table-cell>
          <table:table-cell table:style-name="ce24" table:formula="of:=LOOKUP([.J313];[.$K$3:.$K$6];[.$J$3:.$J$6])*[.$G$2]" office:value-type="float" office:value="27387.5" calcext:value-type="float">
            <text:p>27387.5</text:p>
          </table:table-cell>
          <table:table-cell table:style-name="ce24" table:formula="of:=[.M312]" office:value-type="float" office:value="22594687.5" calcext:value-type="float">
            <text:p>22594687.5</text:p>
          </table:table-cell>
          <table:table-cell table:style-name="ce24" table:formula="of:=[.L313]+[.K313]" office:value-type="float" office:value="22622075" calcext:value-type="float">
            <text:p>22622075</text:p>
          </table:table-cell>
          <table:table-cell table:style-name="ce36" table:formula="of:=[.K313]*12/[.M313]" office:value-type="percentage" office:value="0.0145278450363196" calcext:value-type="percentage">
            <text:p>1.4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14]/12" office:value-type="float" office:value="25.5" calcext:value-type="float">
            <text:p>25.5</text:p>
          </table:table-cell>
          <table:table-cell table:style-name="ce24" table:formula="of:=[.I313]+1" office:value-type="float" office:value="306" calcext:value-type="float">
            <text:p>306</text:p>
          </table:table-cell>
          <table:table-cell table:style-name="ce24" table:formula="of:=[.I314]*[.$G$2]" office:value-type="float" office:value="1340892" calcext:value-type="float">
            <text:p>1340892</text:p>
          </table:table-cell>
          <table:table-cell table:style-name="ce24" table:formula="of:=LOOKUP([.J314];[.$K$3:.$K$6];[.$J$3:.$J$6])*[.$G$2]" office:value-type="float" office:value="27387.5" calcext:value-type="float">
            <text:p>27387.5</text:p>
          </table:table-cell>
          <table:table-cell table:style-name="ce24" table:formula="of:=[.M313]" office:value-type="float" office:value="22622075" calcext:value-type="float">
            <text:p>22622075</text:p>
          </table:table-cell>
          <table:table-cell table:style-name="ce24" table:formula="of:=[.L314]+[.K314]" office:value-type="float" office:value="22649462.5" calcext:value-type="float">
            <text:p>22649462.5</text:p>
          </table:table-cell>
          <table:table-cell table:style-name="ce36" table:formula="of:=[.K314]*12/[.M314]" office:value-type="percentage" office:value="0.0145102781136638" calcext:value-type="percentage">
            <text:p>1.4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15]/12" office:value-type="float" office:value="25.5833333333333" calcext:value-type="float">
            <text:p>25.5833333333333</text:p>
          </table:table-cell>
          <table:table-cell table:style-name="ce24" table:formula="of:=[.I314]+1" office:value-type="float" office:value="307" calcext:value-type="float">
            <text:p>307</text:p>
          </table:table-cell>
          <table:table-cell table:style-name="ce24" table:formula="of:=[.I315]*[.$G$2]" office:value-type="float" office:value="1345274" calcext:value-type="float">
            <text:p>1345274</text:p>
          </table:table-cell>
          <table:table-cell table:style-name="ce24" table:formula="of:=LOOKUP([.J315];[.$K$3:.$K$6];[.$J$3:.$J$6])*[.$G$2]" office:value-type="float" office:value="27387.5" calcext:value-type="float">
            <text:p>27387.5</text:p>
          </table:table-cell>
          <table:table-cell table:style-name="ce24" table:formula="of:=[.M314]" office:value-type="float" office:value="22649462.5" calcext:value-type="float">
            <text:p>22649462.5</text:p>
          </table:table-cell>
          <table:table-cell table:style-name="ce24" table:formula="of:=[.L315]+[.K315]" office:value-type="float" office:value="22676850" calcext:value-type="float">
            <text:p>22676850</text:p>
          </table:table-cell>
          <table:table-cell table:style-name="ce36" table:formula="of:=[.K315]*12/[.M315]" office:value-type="percentage" office:value="0.0144927536231884" calcext:value-type="percentage">
            <text:p>1.4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16]/12" office:value-type="float" office:value="25.6666666666667" calcext:value-type="float">
            <text:p>25.6666666666667</text:p>
          </table:table-cell>
          <table:table-cell table:style-name="ce24" table:formula="of:=[.I315]+1" office:value-type="float" office:value="308" calcext:value-type="float">
            <text:p>308</text:p>
          </table:table-cell>
          <table:table-cell table:style-name="ce24" table:formula="of:=[.I316]*[.$G$2]" office:value-type="float" office:value="1349656" calcext:value-type="float">
            <text:p>1349656</text:p>
          </table:table-cell>
          <table:table-cell table:style-name="ce24" table:formula="of:=LOOKUP([.J316];[.$K$3:.$K$6];[.$J$3:.$J$6])*[.$G$2]" office:value-type="float" office:value="27387.5" calcext:value-type="float">
            <text:p>27387.5</text:p>
          </table:table-cell>
          <table:table-cell table:style-name="ce24" table:formula="of:=[.M315]" office:value-type="float" office:value="22676850" calcext:value-type="float">
            <text:p>22676850</text:p>
          </table:table-cell>
          <table:table-cell table:style-name="ce24" table:formula="of:=[.L316]+[.K316]" office:value-type="float" office:value="22704237.5" calcext:value-type="float">
            <text:p>22704237.5</text:p>
          </table:table-cell>
          <table:table-cell table:style-name="ce36" table:formula="of:=[.K316]*12/[.M316]" office:value-type="percentage" office:value="0.014475271411339" calcext:value-type="percentage">
            <text:p>1.4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17]/12" office:value-type="float" office:value="25.75" calcext:value-type="float">
            <text:p>25.75</text:p>
          </table:table-cell>
          <table:table-cell table:style-name="ce24" table:formula="of:=[.I316]+1" office:value-type="float" office:value="309" calcext:value-type="float">
            <text:p>309</text:p>
          </table:table-cell>
          <table:table-cell table:style-name="ce24" table:formula="of:=[.I317]*[.$G$2]" office:value-type="float" office:value="1354038" calcext:value-type="float">
            <text:p>1354038</text:p>
          </table:table-cell>
          <table:table-cell table:style-name="ce24" table:formula="of:=LOOKUP([.J317];[.$K$3:.$K$6];[.$J$3:.$J$6])*[.$G$2]" office:value-type="float" office:value="27387.5" calcext:value-type="float">
            <text:p>27387.5</text:p>
          </table:table-cell>
          <table:table-cell table:style-name="ce24" table:formula="of:=[.M316]" office:value-type="float" office:value="22704237.5" calcext:value-type="float">
            <text:p>22704237.5</text:p>
          </table:table-cell>
          <table:table-cell table:style-name="ce24" table:formula="of:=[.L317]+[.K317]" office:value-type="float" office:value="22731625" calcext:value-type="float">
            <text:p>22731625</text:p>
          </table:table-cell>
          <table:table-cell table:style-name="ce36" table:formula="of:=[.K317]*12/[.M317]" office:value-type="percentage" office:value="0.0144578313253012" calcext:value-type="percentage">
            <text:p>1.45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18]/12" office:value-type="float" office:value="25.8333333333333" calcext:value-type="float">
            <text:p>25.8333333333333</text:p>
          </table:table-cell>
          <table:table-cell table:style-name="ce24" table:formula="of:=[.I317]+1" office:value-type="float" office:value="310" calcext:value-type="float">
            <text:p>310</text:p>
          </table:table-cell>
          <table:table-cell table:style-name="ce24" table:formula="of:=[.I318]*[.$G$2]" office:value-type="float" office:value="1358420" calcext:value-type="float">
            <text:p>1358420</text:p>
          </table:table-cell>
          <table:table-cell table:style-name="ce24" table:formula="of:=LOOKUP([.J318];[.$K$3:.$K$6];[.$J$3:.$J$6])*[.$G$2]" office:value-type="float" office:value="27387.5" calcext:value-type="float">
            <text:p>27387.5</text:p>
          </table:table-cell>
          <table:table-cell table:style-name="ce24" table:formula="of:=[.M317]" office:value-type="float" office:value="22731625" calcext:value-type="float">
            <text:p>22731625</text:p>
          </table:table-cell>
          <table:table-cell table:style-name="ce24" table:formula="of:=[.L318]+[.K318]" office:value-type="float" office:value="22759012.5" calcext:value-type="float">
            <text:p>22759012.5</text:p>
          </table:table-cell>
          <table:table-cell table:style-name="ce36" table:formula="of:=[.K318]*12/[.M318]" office:value-type="percentage" office:value="0.0144404332129964" calcext:value-type="percentage">
            <text:p>1.4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19]/12" office:value-type="float" office:value="25.9166666666667" calcext:value-type="float">
            <text:p>25.9166666666667</text:p>
          </table:table-cell>
          <table:table-cell table:style-name="ce24" table:formula="of:=[.I318]+1" office:value-type="float" office:value="311" calcext:value-type="float">
            <text:p>311</text:p>
          </table:table-cell>
          <table:table-cell table:style-name="ce24" table:formula="of:=[.I319]*[.$G$2]" office:value-type="float" office:value="1362802" calcext:value-type="float">
            <text:p>1362802</text:p>
          </table:table-cell>
          <table:table-cell table:style-name="ce24" table:formula="of:=LOOKUP([.J319];[.$K$3:.$K$6];[.$J$3:.$J$6])*[.$G$2]" office:value-type="float" office:value="27387.5" calcext:value-type="float">
            <text:p>27387.5</text:p>
          </table:table-cell>
          <table:table-cell table:style-name="ce24" table:formula="of:=[.M318]" office:value-type="float" office:value="22759012.5" calcext:value-type="float">
            <text:p>22759012.5</text:p>
          </table:table-cell>
          <table:table-cell table:style-name="ce24" table:formula="of:=[.L319]+[.K319]" office:value-type="float" office:value="22786400" calcext:value-type="float">
            <text:p>22786400</text:p>
          </table:table-cell>
          <table:table-cell table:style-name="ce36" table:formula="of:=[.K319]*12/[.M319]" office:value-type="percentage" office:value="0.0144230769230769" calcext:value-type="percentage">
            <text:p>1.4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20]/12" office:value-type="float" office:value="26" calcext:value-type="float">
            <text:p>26</text:p>
          </table:table-cell>
          <table:table-cell table:style-name="ce24" table:formula="of:=[.I319]+1" office:value-type="float" office:value="312" calcext:value-type="float">
            <text:p>312</text:p>
          </table:table-cell>
          <table:table-cell table:style-name="ce24" table:formula="of:=[.I320]*[.$G$2]" office:value-type="float" office:value="1367184" calcext:value-type="float">
            <text:p>1367184</text:p>
          </table:table-cell>
          <table:table-cell table:style-name="ce24" table:formula="of:=LOOKUP([.J320];[.$K$3:.$K$6];[.$J$3:.$J$6])*[.$G$2]" office:value-type="float" office:value="27387.5" calcext:value-type="float">
            <text:p>27387.5</text:p>
          </table:table-cell>
          <table:table-cell table:style-name="ce24" table:formula="of:=[.M319]" office:value-type="float" office:value="22786400" calcext:value-type="float">
            <text:p>22786400</text:p>
          </table:table-cell>
          <table:table-cell table:style-name="ce24" table:formula="of:=[.L320]+[.K320]" office:value-type="float" office:value="22813787.5" calcext:value-type="float">
            <text:p>22813787.5</text:p>
          </table:table-cell>
          <table:table-cell table:style-name="ce36" table:formula="of:=[.K320]*12/[.M320]" office:value-type="percentage" office:value="0.014405762304922" calcext:value-type="percentage">
            <text:p>1.4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21]/12" office:value-type="float" office:value="26.0833333333333" calcext:value-type="float">
            <text:p>26.0833333333333</text:p>
          </table:table-cell>
          <table:table-cell table:style-name="ce24" table:formula="of:=[.I320]+1" office:value-type="float" office:value="313" calcext:value-type="float">
            <text:p>313</text:p>
          </table:table-cell>
          <table:table-cell table:style-name="ce24" table:formula="of:=[.I321]*[.$G$2]" office:value-type="float" office:value="1371566" calcext:value-type="float">
            <text:p>1371566</text:p>
          </table:table-cell>
          <table:table-cell table:style-name="ce24" table:formula="of:=LOOKUP([.J321];[.$K$3:.$K$6];[.$J$3:.$J$6])*[.$G$2]" office:value-type="float" office:value="27387.5" calcext:value-type="float">
            <text:p>27387.5</text:p>
          </table:table-cell>
          <table:table-cell table:style-name="ce24" table:formula="of:=[.M320]" office:value-type="float" office:value="22813787.5" calcext:value-type="float">
            <text:p>22813787.5</text:p>
          </table:table-cell>
          <table:table-cell table:style-name="ce24" table:formula="of:=[.L321]+[.K321]" office:value-type="float" office:value="22841175" calcext:value-type="float">
            <text:p>22841175</text:p>
          </table:table-cell>
          <table:table-cell table:style-name="ce36" table:formula="of:=[.K321]*12/[.M321]" office:value-type="percentage" office:value="0.0143884892086331" calcext:value-type="percentage">
            <text:p>1.4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22]/12" office:value-type="float" office:value="26.1666666666667" calcext:value-type="float">
            <text:p>26.1666666666667</text:p>
          </table:table-cell>
          <table:table-cell table:style-name="ce24" table:formula="of:=[.I321]+1" office:value-type="float" office:value="314" calcext:value-type="float">
            <text:p>314</text:p>
          </table:table-cell>
          <table:table-cell table:style-name="ce24" table:formula="of:=[.I322]*[.$G$2]" office:value-type="float" office:value="1375948" calcext:value-type="float">
            <text:p>1375948</text:p>
          </table:table-cell>
          <table:table-cell table:style-name="ce24" table:formula="of:=LOOKUP([.J322];[.$K$3:.$K$6];[.$J$3:.$J$6])*[.$G$2]" office:value-type="float" office:value="27387.5" calcext:value-type="float">
            <text:p>27387.5</text:p>
          </table:table-cell>
          <table:table-cell table:style-name="ce24" table:formula="of:=[.M321]" office:value-type="float" office:value="22841175" calcext:value-type="float">
            <text:p>22841175</text:p>
          </table:table-cell>
          <table:table-cell table:style-name="ce24" table:formula="of:=[.L322]+[.K322]" office:value-type="float" office:value="22868562.5" calcext:value-type="float">
            <text:p>22868562.5</text:p>
          </table:table-cell>
          <table:table-cell table:style-name="ce36" table:formula="of:=[.K322]*12/[.M322]" office:value-type="percentage" office:value="0.0143712574850299" calcext:value-type="percentage">
            <text:p>1.4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23]/12" office:value-type="float" office:value="26.25" calcext:value-type="float">
            <text:p>26.25</text:p>
          </table:table-cell>
          <table:table-cell table:style-name="ce24" table:formula="of:=[.I322]+1" office:value-type="float" office:value="315" calcext:value-type="float">
            <text:p>315</text:p>
          </table:table-cell>
          <table:table-cell table:style-name="ce24" table:formula="of:=[.I323]*[.$G$2]" office:value-type="float" office:value="1380330" calcext:value-type="float">
            <text:p>1380330</text:p>
          </table:table-cell>
          <table:table-cell table:style-name="ce24" table:formula="of:=LOOKUP([.J323];[.$K$3:.$K$6];[.$J$3:.$J$6])*[.$G$2]" office:value-type="float" office:value="27387.5" calcext:value-type="float">
            <text:p>27387.5</text:p>
          </table:table-cell>
          <table:table-cell table:style-name="ce24" table:formula="of:=[.M322]" office:value-type="float" office:value="22868562.5" calcext:value-type="float">
            <text:p>22868562.5</text:p>
          </table:table-cell>
          <table:table-cell table:style-name="ce24" table:formula="of:=[.L323]+[.K323]" office:value-type="float" office:value="22895950" calcext:value-type="float">
            <text:p>22895950</text:p>
          </table:table-cell>
          <table:table-cell table:style-name="ce36" table:formula="of:=[.K323]*12/[.M323]" office:value-type="percentage" office:value="0.0143540669856459" calcext:value-type="percentage">
            <text:p>1.44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24]/12" office:value-type="float" office:value="26.3333333333333" calcext:value-type="float">
            <text:p>26.3333333333333</text:p>
          </table:table-cell>
          <table:table-cell table:style-name="ce24" table:formula="of:=[.I323]+1" office:value-type="float" office:value="316" calcext:value-type="float">
            <text:p>316</text:p>
          </table:table-cell>
          <table:table-cell table:style-name="ce24" table:formula="of:=[.I324]*[.$G$2]" office:value-type="float" office:value="1384712" calcext:value-type="float">
            <text:p>1384712</text:p>
          </table:table-cell>
          <table:table-cell table:style-name="ce24" table:formula="of:=LOOKUP([.J324];[.$K$3:.$K$6];[.$J$3:.$J$6])*[.$G$2]" office:value-type="float" office:value="27387.5" calcext:value-type="float">
            <text:p>27387.5</text:p>
          </table:table-cell>
          <table:table-cell table:style-name="ce24" table:formula="of:=[.M323]" office:value-type="float" office:value="22895950" calcext:value-type="float">
            <text:p>22895950</text:p>
          </table:table-cell>
          <table:table-cell table:style-name="ce24" table:formula="of:=[.L324]+[.K324]" office:value-type="float" office:value="22923337.5" calcext:value-type="float">
            <text:p>22923337.5</text:p>
          </table:table-cell>
          <table:table-cell table:style-name="ce36" table:formula="of:=[.K324]*12/[.M324]" office:value-type="percentage" office:value="0.014336917562724" calcext:value-type="percentage">
            <text:p>1.4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25]/12" office:value-type="float" office:value="26.4166666666667" calcext:value-type="float">
            <text:p>26.4166666666667</text:p>
          </table:table-cell>
          <table:table-cell table:style-name="ce24" table:formula="of:=[.I324]+1" office:value-type="float" office:value="317" calcext:value-type="float">
            <text:p>317</text:p>
          </table:table-cell>
          <table:table-cell table:style-name="ce24" table:formula="of:=[.I325]*[.$G$2]" office:value-type="float" office:value="1389094" calcext:value-type="float">
            <text:p>1389094</text:p>
          </table:table-cell>
          <table:table-cell table:style-name="ce24" table:formula="of:=LOOKUP([.J325];[.$K$3:.$K$6];[.$J$3:.$J$6])*[.$G$2]" office:value-type="float" office:value="27387.5" calcext:value-type="float">
            <text:p>27387.5</text:p>
          </table:table-cell>
          <table:table-cell table:style-name="ce24" table:formula="of:=[.M324]" office:value-type="float" office:value="22923337.5" calcext:value-type="float">
            <text:p>22923337.5</text:p>
          </table:table-cell>
          <table:table-cell table:style-name="ce24" table:formula="of:=[.L325]+[.K325]" office:value-type="float" office:value="22950725" calcext:value-type="float">
            <text:p>22950725</text:p>
          </table:table-cell>
          <table:table-cell table:style-name="ce36" table:formula="of:=[.K325]*12/[.M325]" office:value-type="percentage" office:value="0.0143198090692124" calcext:value-type="percentage">
            <text:p>1.4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26]/12" office:value-type="float" office:value="26.5" calcext:value-type="float">
            <text:p>26.5</text:p>
          </table:table-cell>
          <table:table-cell table:style-name="ce24" table:formula="of:=[.I325]+1" office:value-type="float" office:value="318" calcext:value-type="float">
            <text:p>318</text:p>
          </table:table-cell>
          <table:table-cell table:style-name="ce24" table:formula="of:=[.I326]*[.$G$2]" office:value-type="float" office:value="1393476" calcext:value-type="float">
            <text:p>1393476</text:p>
          </table:table-cell>
          <table:table-cell table:style-name="ce24" table:formula="of:=LOOKUP([.J326];[.$K$3:.$K$6];[.$J$3:.$J$6])*[.$G$2]" office:value-type="float" office:value="27387.5" calcext:value-type="float">
            <text:p>27387.5</text:p>
          </table:table-cell>
          <table:table-cell table:style-name="ce24" table:formula="of:=[.M325]" office:value-type="float" office:value="22950725" calcext:value-type="float">
            <text:p>22950725</text:p>
          </table:table-cell>
          <table:table-cell table:style-name="ce24" table:formula="of:=[.L326]+[.K326]" office:value-type="float" office:value="22978112.5" calcext:value-type="float">
            <text:p>22978112.5</text:p>
          </table:table-cell>
          <table:table-cell table:style-name="ce36" table:formula="of:=[.K326]*12/[.M326]" office:value-type="percentage" office:value="0.0143027413587604" calcext:value-type="percentage">
            <text:p>1.4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27]/12" office:value-type="float" office:value="26.5833333333333" calcext:value-type="float">
            <text:p>26.5833333333333</text:p>
          </table:table-cell>
          <table:table-cell table:style-name="ce24" table:formula="of:=[.I326]+1" office:value-type="float" office:value="319" calcext:value-type="float">
            <text:p>319</text:p>
          </table:table-cell>
          <table:table-cell table:style-name="ce24" table:formula="of:=[.I327]*[.$G$2]" office:value-type="float" office:value="1397858" calcext:value-type="float">
            <text:p>1397858</text:p>
          </table:table-cell>
          <table:table-cell table:style-name="ce24" table:formula="of:=LOOKUP([.J327];[.$K$3:.$K$6];[.$J$3:.$J$6])*[.$G$2]" office:value-type="float" office:value="27387.5" calcext:value-type="float">
            <text:p>27387.5</text:p>
          </table:table-cell>
          <table:table-cell table:style-name="ce24" table:formula="of:=[.M326]" office:value-type="float" office:value="22978112.5" calcext:value-type="float">
            <text:p>22978112.5</text:p>
          </table:table-cell>
          <table:table-cell table:style-name="ce24" table:formula="of:=[.L327]+[.K327]" office:value-type="float" office:value="23005500" calcext:value-type="float">
            <text:p>23005500</text:p>
          </table:table-cell>
          <table:table-cell table:style-name="ce36" table:formula="of:=[.K327]*12/[.M327]" office:value-type="percentage" office:value="0.0142857142857143" calcext:value-type="percentage">
            <text:p>1.4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28]/12" office:value-type="float" office:value="26.6666666666667" calcext:value-type="float">
            <text:p>26.6666666666667</text:p>
          </table:table-cell>
          <table:table-cell table:style-name="ce24" table:formula="of:=[.I327]+1" office:value-type="float" office:value="320" calcext:value-type="float">
            <text:p>320</text:p>
          </table:table-cell>
          <table:table-cell table:style-name="ce24" table:formula="of:=[.I328]*[.$G$2]" office:value-type="float" office:value="1402240" calcext:value-type="float">
            <text:p>1402240</text:p>
          </table:table-cell>
          <table:table-cell table:style-name="ce24" table:formula="of:=LOOKUP([.J328];[.$K$3:.$K$6];[.$J$3:.$J$6])*[.$G$2]" office:value-type="float" office:value="27387.5" calcext:value-type="float">
            <text:p>27387.5</text:p>
          </table:table-cell>
          <table:table-cell table:style-name="ce24" table:formula="of:=[.M327]" office:value-type="float" office:value="23005500" calcext:value-type="float">
            <text:p>23005500</text:p>
          </table:table-cell>
          <table:table-cell table:style-name="ce24" table:formula="of:=[.L328]+[.K328]" office:value-type="float" office:value="23032887.5" calcext:value-type="float">
            <text:p>23032887.5</text:p>
          </table:table-cell>
          <table:table-cell table:style-name="ce36" table:formula="of:=[.K328]*12/[.M328]" office:value-type="percentage" office:value="0.014268727705113" calcext:value-type="percentage">
            <text:p>1.4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29]/12" office:value-type="float" office:value="26.75" calcext:value-type="float">
            <text:p>26.75</text:p>
          </table:table-cell>
          <table:table-cell table:style-name="ce24" table:formula="of:=[.I328]+1" office:value-type="float" office:value="321" calcext:value-type="float">
            <text:p>321</text:p>
          </table:table-cell>
          <table:table-cell table:style-name="ce24" table:formula="of:=[.I329]*[.$G$2]" office:value-type="float" office:value="1406622" calcext:value-type="float">
            <text:p>1406622</text:p>
          </table:table-cell>
          <table:table-cell table:style-name="ce24" table:formula="of:=LOOKUP([.J329];[.$K$3:.$K$6];[.$J$3:.$J$6])*[.$G$2]" office:value-type="float" office:value="27387.5" calcext:value-type="float">
            <text:p>27387.5</text:p>
          </table:table-cell>
          <table:table-cell table:style-name="ce24" table:formula="of:=[.M328]" office:value-type="float" office:value="23032887.5" calcext:value-type="float">
            <text:p>23032887.5</text:p>
          </table:table-cell>
          <table:table-cell table:style-name="ce24" table:formula="of:=[.L329]+[.K329]" office:value-type="float" office:value="23060275" calcext:value-type="float">
            <text:p>23060275</text:p>
          </table:table-cell>
          <table:table-cell table:style-name="ce36" table:formula="of:=[.K329]*12/[.M329]" office:value-type="percentage" office:value="0.0142517814726841" calcext:value-type="percentage">
            <text:p>1.43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30]/12" office:value-type="float" office:value="26.8333333333333" calcext:value-type="float">
            <text:p>26.8333333333333</text:p>
          </table:table-cell>
          <table:table-cell table:style-name="ce24" table:formula="of:=[.I329]+1" office:value-type="float" office:value="322" calcext:value-type="float">
            <text:p>322</text:p>
          </table:table-cell>
          <table:table-cell table:style-name="ce24" table:formula="of:=[.I330]*[.$G$2]" office:value-type="float" office:value="1411004" calcext:value-type="float">
            <text:p>1411004</text:p>
          </table:table-cell>
          <table:table-cell table:style-name="ce24" table:formula="of:=LOOKUP([.J330];[.$K$3:.$K$6];[.$J$3:.$J$6])*[.$G$2]" office:value-type="float" office:value="27387.5" calcext:value-type="float">
            <text:p>27387.5</text:p>
          </table:table-cell>
          <table:table-cell table:style-name="ce24" table:formula="of:=[.M329]" office:value-type="float" office:value="23060275" calcext:value-type="float">
            <text:p>23060275</text:p>
          </table:table-cell>
          <table:table-cell table:style-name="ce24" table:formula="of:=[.L330]+[.K330]" office:value-type="float" office:value="23087662.5" calcext:value-type="float">
            <text:p>23087662.5</text:p>
          </table:table-cell>
          <table:table-cell table:style-name="ce36" table:formula="of:=[.K330]*12/[.M330]" office:value-type="percentage" office:value="0.0142348754448399" calcext:value-type="percentage">
            <text:p>1.4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31]/12" office:value-type="float" office:value="26.9166666666667" calcext:value-type="float">
            <text:p>26.9166666666667</text:p>
          </table:table-cell>
          <table:table-cell table:style-name="ce24" table:formula="of:=[.I330]+1" office:value-type="float" office:value="323" calcext:value-type="float">
            <text:p>323</text:p>
          </table:table-cell>
          <table:table-cell table:style-name="ce24" table:formula="of:=[.I331]*[.$G$2]" office:value-type="float" office:value="1415386" calcext:value-type="float">
            <text:p>1415386</text:p>
          </table:table-cell>
          <table:table-cell table:style-name="ce24" table:formula="of:=LOOKUP([.J331];[.$K$3:.$K$6];[.$J$3:.$J$6])*[.$G$2]" office:value-type="float" office:value="27387.5" calcext:value-type="float">
            <text:p>27387.5</text:p>
          </table:table-cell>
          <table:table-cell table:style-name="ce24" table:formula="of:=[.M330]" office:value-type="float" office:value="23087662.5" calcext:value-type="float">
            <text:p>23087662.5</text:p>
          </table:table-cell>
          <table:table-cell table:style-name="ce24" table:formula="of:=[.L331]+[.K331]" office:value-type="float" office:value="23115050" calcext:value-type="float">
            <text:p>23115050</text:p>
          </table:table-cell>
          <table:table-cell table:style-name="ce36" table:formula="of:=[.K331]*12/[.M331]" office:value-type="percentage" office:value="0.014218009478673" calcext:value-type="percentage">
            <text:p>1.4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32]/12" office:value-type="float" office:value="27" calcext:value-type="float">
            <text:p>27</text:p>
          </table:table-cell>
          <table:table-cell table:style-name="ce24" table:formula="of:=[.I331]+1" office:value-type="float" office:value="324" calcext:value-type="float">
            <text:p>324</text:p>
          </table:table-cell>
          <table:table-cell table:style-name="ce24" table:formula="of:=[.I332]*[.$G$2]" office:value-type="float" office:value="1419768" calcext:value-type="float">
            <text:p>1419768</text:p>
          </table:table-cell>
          <table:table-cell table:style-name="ce24" table:formula="of:=LOOKUP([.J332];[.$K$3:.$K$6];[.$J$3:.$J$6])*[.$G$2]" office:value-type="float" office:value="27387.5" calcext:value-type="float">
            <text:p>27387.5</text:p>
          </table:table-cell>
          <table:table-cell table:style-name="ce24" table:formula="of:=[.M331]" office:value-type="float" office:value="23115050" calcext:value-type="float">
            <text:p>23115050</text:p>
          </table:table-cell>
          <table:table-cell table:style-name="ce24" table:formula="of:=[.L332]+[.K332]" office:value-type="float" office:value="23142437.5" calcext:value-type="float">
            <text:p>23142437.5</text:p>
          </table:table-cell>
          <table:table-cell table:style-name="ce36" table:formula="of:=[.K332]*12/[.M332]" office:value-type="percentage" office:value="0.0142011834319527" calcext:value-type="percentage">
            <text:p>1.4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33]/12" office:value-type="float" office:value="27.0833333333333" calcext:value-type="float">
            <text:p>27.0833333333333</text:p>
          </table:table-cell>
          <table:table-cell table:style-name="ce24" table:formula="of:=[.I332]+1" office:value-type="float" office:value="325" calcext:value-type="float">
            <text:p>325</text:p>
          </table:table-cell>
          <table:table-cell table:style-name="ce24" table:formula="of:=[.I333]*[.$G$2]" office:value-type="float" office:value="1424150" calcext:value-type="float">
            <text:p>1424150</text:p>
          </table:table-cell>
          <table:table-cell table:style-name="ce24" table:formula="of:=LOOKUP([.J333];[.$K$3:.$K$6];[.$J$3:.$J$6])*[.$G$2]" office:value-type="float" office:value="27387.5" calcext:value-type="float">
            <text:p>27387.5</text:p>
          </table:table-cell>
          <table:table-cell table:style-name="ce24" table:formula="of:=[.M332]" office:value-type="float" office:value="23142437.5" calcext:value-type="float">
            <text:p>23142437.5</text:p>
          </table:table-cell>
          <table:table-cell table:style-name="ce24" table:formula="of:=[.L333]+[.K333]" office:value-type="float" office:value="23169825" calcext:value-type="float">
            <text:p>23169825</text:p>
          </table:table-cell>
          <table:table-cell table:style-name="ce36" table:formula="of:=[.K333]*12/[.M333]" office:value-type="percentage" office:value="0.0141843971631206" calcext:value-type="percentage">
            <text:p>1.4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34]/12" office:value-type="float" office:value="27.1666666666667" calcext:value-type="float">
            <text:p>27.1666666666667</text:p>
          </table:table-cell>
          <table:table-cell table:style-name="ce24" table:formula="of:=[.I333]+1" office:value-type="float" office:value="326" calcext:value-type="float">
            <text:p>326</text:p>
          </table:table-cell>
          <table:table-cell table:style-name="ce24" table:formula="of:=[.I334]*[.$G$2]" office:value-type="float" office:value="1428532" calcext:value-type="float">
            <text:p>1428532</text:p>
          </table:table-cell>
          <table:table-cell table:style-name="ce24" table:formula="of:=LOOKUP([.J334];[.$K$3:.$K$6];[.$J$3:.$J$6])*[.$G$2]" office:value-type="float" office:value="27387.5" calcext:value-type="float">
            <text:p>27387.5</text:p>
          </table:table-cell>
          <table:table-cell table:style-name="ce24" table:formula="of:=[.M333]" office:value-type="float" office:value="23169825" calcext:value-type="float">
            <text:p>23169825</text:p>
          </table:table-cell>
          <table:table-cell table:style-name="ce24" table:formula="of:=[.L334]+[.K334]" office:value-type="float" office:value="23197212.5" calcext:value-type="float">
            <text:p>23197212.5</text:p>
          </table:table-cell>
          <table:table-cell table:style-name="ce36" table:formula="of:=[.K334]*12/[.M334]" office:value-type="percentage" office:value="0.0141676505312869" calcext:value-type="percentage">
            <text:p>1.4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35]/12" office:value-type="float" office:value="27.25" calcext:value-type="float">
            <text:p>27.25</text:p>
          </table:table-cell>
          <table:table-cell table:style-name="ce24" table:formula="of:=[.I334]+1" office:value-type="float" office:value="327" calcext:value-type="float">
            <text:p>327</text:p>
          </table:table-cell>
          <table:table-cell table:style-name="ce24" table:formula="of:=[.I335]*[.$G$2]" office:value-type="float" office:value="1432914" calcext:value-type="float">
            <text:p>1432914</text:p>
          </table:table-cell>
          <table:table-cell table:style-name="ce24" table:formula="of:=LOOKUP([.J335];[.$K$3:.$K$6];[.$J$3:.$J$6])*[.$G$2]" office:value-type="float" office:value="27387.5" calcext:value-type="float">
            <text:p>27387.5</text:p>
          </table:table-cell>
          <table:table-cell table:style-name="ce24" table:formula="of:=[.M334]" office:value-type="float" office:value="23197212.5" calcext:value-type="float">
            <text:p>23197212.5</text:p>
          </table:table-cell>
          <table:table-cell table:style-name="ce24" table:formula="of:=[.L335]+[.K335]" office:value-type="float" office:value="23224600" calcext:value-type="float">
            <text:p>23224600</text:p>
          </table:table-cell>
          <table:table-cell table:style-name="ce36" table:formula="of:=[.K335]*12/[.M335]" office:value-type="percentage" office:value="0.0141509433962264" calcext:value-type="percentage">
            <text:p>1.42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36]/12" office:value-type="float" office:value="27.3333333333333" calcext:value-type="float">
            <text:p>27.3333333333333</text:p>
          </table:table-cell>
          <table:table-cell table:style-name="ce24" table:formula="of:=[.I335]+1" office:value-type="float" office:value="328" calcext:value-type="float">
            <text:p>328</text:p>
          </table:table-cell>
          <table:table-cell table:style-name="ce24" table:formula="of:=[.I336]*[.$G$2]" office:value-type="float" office:value="1437296" calcext:value-type="float">
            <text:p>1437296</text:p>
          </table:table-cell>
          <table:table-cell table:style-name="ce24" table:formula="of:=LOOKUP([.J336];[.$K$3:.$K$6];[.$J$3:.$J$6])*[.$G$2]" office:value-type="float" office:value="27387.5" calcext:value-type="float">
            <text:p>27387.5</text:p>
          </table:table-cell>
          <table:table-cell table:style-name="ce24" table:formula="of:=[.M335]" office:value-type="float" office:value="23224600" calcext:value-type="float">
            <text:p>23224600</text:p>
          </table:table-cell>
          <table:table-cell table:style-name="ce24" table:formula="of:=[.L336]+[.K336]" office:value-type="float" office:value="23251987.5" calcext:value-type="float">
            <text:p>23251987.5</text:p>
          </table:table-cell>
          <table:table-cell table:style-name="ce36" table:formula="of:=[.K336]*12/[.M336]" office:value-type="percentage" office:value="0.0141342756183746" calcext:value-type="percentage">
            <text:p>1.4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37]/12" office:value-type="float" office:value="27.4166666666667" calcext:value-type="float">
            <text:p>27.4166666666667</text:p>
          </table:table-cell>
          <table:table-cell table:style-name="ce24" table:formula="of:=[.I336]+1" office:value-type="float" office:value="329" calcext:value-type="float">
            <text:p>329</text:p>
          </table:table-cell>
          <table:table-cell table:style-name="ce24" table:formula="of:=[.I337]*[.$G$2]" office:value-type="float" office:value="1441678" calcext:value-type="float">
            <text:p>1441678</text:p>
          </table:table-cell>
          <table:table-cell table:style-name="ce24" table:formula="of:=LOOKUP([.J337];[.$K$3:.$K$6];[.$J$3:.$J$6])*[.$G$2]" office:value-type="float" office:value="27387.5" calcext:value-type="float">
            <text:p>27387.5</text:p>
          </table:table-cell>
          <table:table-cell table:style-name="ce24" table:formula="of:=[.M336]" office:value-type="float" office:value="23251987.5" calcext:value-type="float">
            <text:p>23251987.5</text:p>
          </table:table-cell>
          <table:table-cell table:style-name="ce24" table:formula="of:=[.L337]+[.K337]" office:value-type="float" office:value="23279375" calcext:value-type="float">
            <text:p>23279375</text:p>
          </table:table-cell>
          <table:table-cell table:style-name="ce36" table:formula="of:=[.K337]*12/[.M337]" office:value-type="percentage" office:value="0.0141176470588235" calcext:value-type="percentage">
            <text:p>1.4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38]/12" office:value-type="float" office:value="27.5" calcext:value-type="float">
            <text:p>27.5</text:p>
          </table:table-cell>
          <table:table-cell table:style-name="ce24" table:formula="of:=[.I337]+1" office:value-type="float" office:value="330" calcext:value-type="float">
            <text:p>330</text:p>
          </table:table-cell>
          <table:table-cell table:style-name="ce24" table:formula="of:=[.I338]*[.$G$2]" office:value-type="float" office:value="1446060" calcext:value-type="float">
            <text:p>1446060</text:p>
          </table:table-cell>
          <table:table-cell table:style-name="ce24" table:formula="of:=LOOKUP([.J338];[.$K$3:.$K$6];[.$J$3:.$J$6])*[.$G$2]" office:value-type="float" office:value="27387.5" calcext:value-type="float">
            <text:p>27387.5</text:p>
          </table:table-cell>
          <table:table-cell table:style-name="ce24" table:formula="of:=[.M337]" office:value-type="float" office:value="23279375" calcext:value-type="float">
            <text:p>23279375</text:p>
          </table:table-cell>
          <table:table-cell table:style-name="ce24" table:formula="of:=[.L338]+[.K338]" office:value-type="float" office:value="23306762.5" calcext:value-type="float">
            <text:p>23306762.5</text:p>
          </table:table-cell>
          <table:table-cell table:style-name="ce36" table:formula="of:=[.K338]*12/[.M338]" office:value-type="percentage" office:value="0.0141010575793185" calcext:value-type="percentage">
            <text:p>1.4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39]/12" office:value-type="float" office:value="27.5833333333333" calcext:value-type="float">
            <text:p>27.5833333333333</text:p>
          </table:table-cell>
          <table:table-cell table:style-name="ce24" table:formula="of:=[.I338]+1" office:value-type="float" office:value="331" calcext:value-type="float">
            <text:p>331</text:p>
          </table:table-cell>
          <table:table-cell table:style-name="ce24" table:formula="of:=[.I339]*[.$G$2]" office:value-type="float" office:value="1450442" calcext:value-type="float">
            <text:p>1450442</text:p>
          </table:table-cell>
          <table:table-cell table:style-name="ce24" table:formula="of:=LOOKUP([.J339];[.$K$3:.$K$6];[.$J$3:.$J$6])*[.$G$2]" office:value-type="float" office:value="27387.5" calcext:value-type="float">
            <text:p>27387.5</text:p>
          </table:table-cell>
          <table:table-cell table:style-name="ce24" table:formula="of:=[.M338]" office:value-type="float" office:value="23306762.5" calcext:value-type="float">
            <text:p>23306762.5</text:p>
          </table:table-cell>
          <table:table-cell table:style-name="ce24" table:formula="of:=[.L339]+[.K339]" office:value-type="float" office:value="23334150" calcext:value-type="float">
            <text:p>23334150</text:p>
          </table:table-cell>
          <table:table-cell table:style-name="ce36" table:formula="of:=[.K339]*12/[.M339]" office:value-type="percentage" office:value="0.0140845070422535" calcext:value-type="percentage">
            <text:p>1.4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40]/12" office:value-type="float" office:value="27.6666666666667" calcext:value-type="float">
            <text:p>27.6666666666667</text:p>
          </table:table-cell>
          <table:table-cell table:style-name="ce24" table:formula="of:=[.I339]+1" office:value-type="float" office:value="332" calcext:value-type="float">
            <text:p>332</text:p>
          </table:table-cell>
          <table:table-cell table:style-name="ce24" table:formula="of:=[.I340]*[.$G$2]" office:value-type="float" office:value="1454824" calcext:value-type="float">
            <text:p>1454824</text:p>
          </table:table-cell>
          <table:table-cell table:style-name="ce24" table:formula="of:=LOOKUP([.J340];[.$K$3:.$K$6];[.$J$3:.$J$6])*[.$G$2]" office:value-type="float" office:value="27387.5" calcext:value-type="float">
            <text:p>27387.5</text:p>
          </table:table-cell>
          <table:table-cell table:style-name="ce24" table:formula="of:=[.M339]" office:value-type="float" office:value="23334150" calcext:value-type="float">
            <text:p>23334150</text:p>
          </table:table-cell>
          <table:table-cell table:style-name="ce24" table:formula="of:=[.L340]+[.K340]" office:value-type="float" office:value="23361537.5" calcext:value-type="float">
            <text:p>23361537.5</text:p>
          </table:table-cell>
          <table:table-cell table:style-name="ce36" table:formula="of:=[.K340]*12/[.M340]" office:value-type="percentage" office:value="0.0140679953106682" calcext:value-type="percentage">
            <text:p>1.4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41]/12" office:value-type="float" office:value="27.75" calcext:value-type="float">
            <text:p>27.75</text:p>
          </table:table-cell>
          <table:table-cell table:style-name="ce24" table:formula="of:=[.I340]+1" office:value-type="float" office:value="333" calcext:value-type="float">
            <text:p>333</text:p>
          </table:table-cell>
          <table:table-cell table:style-name="ce24" table:formula="of:=[.I341]*[.$G$2]" office:value-type="float" office:value="1459206" calcext:value-type="float">
            <text:p>1459206</text:p>
          </table:table-cell>
          <table:table-cell table:style-name="ce24" table:formula="of:=LOOKUP([.J341];[.$K$3:.$K$6];[.$J$3:.$J$6])*[.$G$2]" office:value-type="float" office:value="27387.5" calcext:value-type="float">
            <text:p>27387.5</text:p>
          </table:table-cell>
          <table:table-cell table:style-name="ce24" table:formula="of:=[.M340]" office:value-type="float" office:value="23361537.5" calcext:value-type="float">
            <text:p>23361537.5</text:p>
          </table:table-cell>
          <table:table-cell table:style-name="ce24" table:formula="of:=[.L341]+[.K341]" office:value-type="float" office:value="23388925" calcext:value-type="float">
            <text:p>23388925</text:p>
          </table:table-cell>
          <table:table-cell table:style-name="ce36" table:formula="of:=[.K341]*12/[.M341]" office:value-type="percentage" office:value="0.0140515222482436" calcext:value-type="percentage">
            <text:p>1.41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42]/12" office:value-type="float" office:value="27.8333333333333" calcext:value-type="float">
            <text:p>27.8333333333333</text:p>
          </table:table-cell>
          <table:table-cell table:style-name="ce24" table:formula="of:=[.I341]+1" office:value-type="float" office:value="334" calcext:value-type="float">
            <text:p>334</text:p>
          </table:table-cell>
          <table:table-cell table:style-name="ce24" table:formula="of:=[.I342]*[.$G$2]" office:value-type="float" office:value="1463588" calcext:value-type="float">
            <text:p>1463588</text:p>
          </table:table-cell>
          <table:table-cell table:style-name="ce24" table:formula="of:=LOOKUP([.J342];[.$K$3:.$K$6];[.$J$3:.$J$6])*[.$G$2]" office:value-type="float" office:value="27387.5" calcext:value-type="float">
            <text:p>27387.5</text:p>
          </table:table-cell>
          <table:table-cell table:style-name="ce24" table:formula="of:=[.M341]" office:value-type="float" office:value="23388925" calcext:value-type="float">
            <text:p>23388925</text:p>
          </table:table-cell>
          <table:table-cell table:style-name="ce24" table:formula="of:=[.L342]+[.K342]" office:value-type="float" office:value="23416312.5" calcext:value-type="float">
            <text:p>23416312.5</text:p>
          </table:table-cell>
          <table:table-cell table:style-name="ce36" table:formula="of:=[.K342]*12/[.M342]" office:value-type="percentage" office:value="0.0140350877192982" calcext:value-type="percentage">
            <text:p>1.4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43]/12" office:value-type="float" office:value="27.9166666666667" calcext:value-type="float">
            <text:p>27.9166666666667</text:p>
          </table:table-cell>
          <table:table-cell table:style-name="ce24" table:formula="of:=[.I342]+1" office:value-type="float" office:value="335" calcext:value-type="float">
            <text:p>335</text:p>
          </table:table-cell>
          <table:table-cell table:style-name="ce24" table:formula="of:=[.I343]*[.$G$2]" office:value-type="float" office:value="1467970" calcext:value-type="float">
            <text:p>1467970</text:p>
          </table:table-cell>
          <table:table-cell table:style-name="ce24" table:formula="of:=LOOKUP([.J343];[.$K$3:.$K$6];[.$J$3:.$J$6])*[.$G$2]" office:value-type="float" office:value="27387.5" calcext:value-type="float">
            <text:p>27387.5</text:p>
          </table:table-cell>
          <table:table-cell table:style-name="ce24" table:formula="of:=[.M342]" office:value-type="float" office:value="23416312.5" calcext:value-type="float">
            <text:p>23416312.5</text:p>
          </table:table-cell>
          <table:table-cell table:style-name="ce24" table:formula="of:=[.L343]+[.K343]" office:value-type="float" office:value="23443700" calcext:value-type="float">
            <text:p>23443700</text:p>
          </table:table-cell>
          <table:table-cell table:style-name="ce36" table:formula="of:=[.K343]*12/[.M343]" office:value-type="percentage" office:value="0.014018691588785" calcext:value-type="percentage">
            <text:p>1.4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44]/12" office:value-type="float" office:value="28" calcext:value-type="float">
            <text:p>28</text:p>
          </table:table-cell>
          <table:table-cell table:style-name="ce24" table:formula="of:=[.I343]+1" office:value-type="float" office:value="336" calcext:value-type="float">
            <text:p>336</text:p>
          </table:table-cell>
          <table:table-cell table:style-name="ce24" table:formula="of:=[.I344]*[.$G$2]" office:value-type="float" office:value="1472352" calcext:value-type="float">
            <text:p>1472352</text:p>
          </table:table-cell>
          <table:table-cell table:style-name="ce24" table:formula="of:=LOOKUP([.J344];[.$K$3:.$K$6];[.$J$3:.$J$6])*[.$G$2]" office:value-type="float" office:value="27387.5" calcext:value-type="float">
            <text:p>27387.5</text:p>
          </table:table-cell>
          <table:table-cell table:style-name="ce24" table:formula="of:=[.M343]" office:value-type="float" office:value="23443700" calcext:value-type="float">
            <text:p>23443700</text:p>
          </table:table-cell>
          <table:table-cell table:style-name="ce24" table:formula="of:=[.L344]+[.K344]" office:value-type="float" office:value="23471087.5" calcext:value-type="float">
            <text:p>23471087.5</text:p>
          </table:table-cell>
          <table:table-cell table:style-name="ce36" table:formula="of:=[.K344]*12/[.M344]" office:value-type="percentage" office:value="0.014002333722287" calcext:value-type="percentage">
            <text:p>1.4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45]/12" office:value-type="float" office:value="28.0833333333333" calcext:value-type="float">
            <text:p>28.0833333333333</text:p>
          </table:table-cell>
          <table:table-cell table:style-name="ce24" table:formula="of:=[.I344]+1" office:value-type="float" office:value="337" calcext:value-type="float">
            <text:p>337</text:p>
          </table:table-cell>
          <table:table-cell table:style-name="ce24" table:formula="of:=[.I345]*[.$G$2]" office:value-type="float" office:value="1476734" calcext:value-type="float">
            <text:p>1476734</text:p>
          </table:table-cell>
          <table:table-cell table:style-name="ce24" table:formula="of:=LOOKUP([.J345];[.$K$3:.$K$6];[.$J$3:.$J$6])*[.$G$2]" office:value-type="float" office:value="27387.5" calcext:value-type="float">
            <text:p>27387.5</text:p>
          </table:table-cell>
          <table:table-cell table:style-name="ce24" table:formula="of:=[.M344]" office:value-type="float" office:value="23471087.5" calcext:value-type="float">
            <text:p>23471087.5</text:p>
          </table:table-cell>
          <table:table-cell table:style-name="ce24" table:formula="of:=[.L345]+[.K345]" office:value-type="float" office:value="23498475" calcext:value-type="float">
            <text:p>23498475</text:p>
          </table:table-cell>
          <table:table-cell table:style-name="ce36" table:formula="of:=[.K345]*12/[.M345]" office:value-type="percentage" office:value="0.013986013986014" calcext:value-type="percentage">
            <text:p>1.4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46]/12" office:value-type="float" office:value="28.1666666666667" calcext:value-type="float">
            <text:p>28.1666666666667</text:p>
          </table:table-cell>
          <table:table-cell table:style-name="ce24" table:formula="of:=[.I345]+1" office:value-type="float" office:value="338" calcext:value-type="float">
            <text:p>338</text:p>
          </table:table-cell>
          <table:table-cell table:style-name="ce24" table:formula="of:=[.I346]*[.$G$2]" office:value-type="float" office:value="1481116" calcext:value-type="float">
            <text:p>1481116</text:p>
          </table:table-cell>
          <table:table-cell table:style-name="ce24" table:formula="of:=LOOKUP([.J346];[.$K$3:.$K$6];[.$J$3:.$J$6])*[.$G$2]" office:value-type="float" office:value="27387.5" calcext:value-type="float">
            <text:p>27387.5</text:p>
          </table:table-cell>
          <table:table-cell table:style-name="ce24" table:formula="of:=[.M345]" office:value-type="float" office:value="23498475" calcext:value-type="float">
            <text:p>23498475</text:p>
          </table:table-cell>
          <table:table-cell table:style-name="ce24" table:formula="of:=[.L346]+[.K346]" office:value-type="float" office:value="23525862.5" calcext:value-type="float">
            <text:p>23525862.5</text:p>
          </table:table-cell>
          <table:table-cell table:style-name="ce36" table:formula="of:=[.K346]*12/[.M346]" office:value-type="percentage" office:value="0.0139697322467986" calcext:value-type="percentage">
            <text:p>1.4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47]/12" office:value-type="float" office:value="28.25" calcext:value-type="float">
            <text:p>28.25</text:p>
          </table:table-cell>
          <table:table-cell table:style-name="ce24" table:formula="of:=[.I346]+1" office:value-type="float" office:value="339" calcext:value-type="float">
            <text:p>339</text:p>
          </table:table-cell>
          <table:table-cell table:style-name="ce24" table:formula="of:=[.I347]*[.$G$2]" office:value-type="float" office:value="1485498" calcext:value-type="float">
            <text:p>1485498</text:p>
          </table:table-cell>
          <table:table-cell table:style-name="ce24" table:formula="of:=LOOKUP([.J347];[.$K$3:.$K$6];[.$J$3:.$J$6])*[.$G$2]" office:value-type="float" office:value="27387.5" calcext:value-type="float">
            <text:p>27387.5</text:p>
          </table:table-cell>
          <table:table-cell table:style-name="ce24" table:formula="of:=[.M346]" office:value-type="float" office:value="23525862.5" calcext:value-type="float">
            <text:p>23525862.5</text:p>
          </table:table-cell>
          <table:table-cell table:style-name="ce24" table:formula="of:=[.L347]+[.K347]" office:value-type="float" office:value="23553250" calcext:value-type="float">
            <text:p>23553250</text:p>
          </table:table-cell>
          <table:table-cell table:style-name="ce36" table:formula="of:=[.K347]*12/[.M347]" office:value-type="percentage" office:value="0.013953488372093" calcext:value-type="percentage">
            <text:p>1.4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48]/12" office:value-type="float" office:value="28.3333333333333" calcext:value-type="float">
            <text:p>28.3333333333333</text:p>
          </table:table-cell>
          <table:table-cell table:style-name="ce24" table:formula="of:=[.I347]+1" office:value-type="float" office:value="340" calcext:value-type="float">
            <text:p>340</text:p>
          </table:table-cell>
          <table:table-cell table:style-name="ce24" table:formula="of:=[.I348]*[.$G$2]" office:value-type="float" office:value="1489880" calcext:value-type="float">
            <text:p>1489880</text:p>
          </table:table-cell>
          <table:table-cell table:style-name="ce24" table:formula="of:=LOOKUP([.J348];[.$K$3:.$K$6];[.$J$3:.$J$6])*[.$G$2]" office:value-type="float" office:value="27387.5" calcext:value-type="float">
            <text:p>27387.5</text:p>
          </table:table-cell>
          <table:table-cell table:style-name="ce24" table:formula="of:=[.M347]" office:value-type="float" office:value="23553250" calcext:value-type="float">
            <text:p>23553250</text:p>
          </table:table-cell>
          <table:table-cell table:style-name="ce24" table:formula="of:=[.L348]+[.K348]" office:value-type="float" office:value="23580637.5" calcext:value-type="float">
            <text:p>23580637.5</text:p>
          </table:table-cell>
          <table:table-cell table:style-name="ce36" table:formula="of:=[.K348]*12/[.M348]" office:value-type="percentage" office:value="0.0139372822299652" calcext:value-type="percentage">
            <text:p>1.3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49]/12" office:value-type="float" office:value="28.4166666666667" calcext:value-type="float">
            <text:p>28.4166666666667</text:p>
          </table:table-cell>
          <table:table-cell table:style-name="ce24" table:formula="of:=[.I348]+1" office:value-type="float" office:value="341" calcext:value-type="float">
            <text:p>341</text:p>
          </table:table-cell>
          <table:table-cell table:style-name="ce24" table:formula="of:=[.I349]*[.$G$2]" office:value-type="float" office:value="1494262" calcext:value-type="float">
            <text:p>1494262</text:p>
          </table:table-cell>
          <table:table-cell table:style-name="ce24" table:formula="of:=LOOKUP([.J349];[.$K$3:.$K$6];[.$J$3:.$J$6])*[.$G$2]" office:value-type="float" office:value="27387.5" calcext:value-type="float">
            <text:p>27387.5</text:p>
          </table:table-cell>
          <table:table-cell table:style-name="ce24" table:formula="of:=[.M348]" office:value-type="float" office:value="23580637.5" calcext:value-type="float">
            <text:p>23580637.5</text:p>
          </table:table-cell>
          <table:table-cell table:style-name="ce24" table:formula="of:=[.L349]+[.K349]" office:value-type="float" office:value="23608025" calcext:value-type="float">
            <text:p>23608025</text:p>
          </table:table-cell>
          <table:table-cell table:style-name="ce36" table:formula="of:=[.K349]*12/[.M349]" office:value-type="percentage" office:value="0.0139211136890951" calcext:value-type="percentage">
            <text:p>1.3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50]/12" office:value-type="float" office:value="28.5" calcext:value-type="float">
            <text:p>28.5</text:p>
          </table:table-cell>
          <table:table-cell table:style-name="ce24" table:formula="of:=[.I349]+1" office:value-type="float" office:value="342" calcext:value-type="float">
            <text:p>342</text:p>
          </table:table-cell>
          <table:table-cell table:style-name="ce24" table:formula="of:=[.I350]*[.$G$2]" office:value-type="float" office:value="1498644" calcext:value-type="float">
            <text:p>1498644</text:p>
          </table:table-cell>
          <table:table-cell table:style-name="ce24" table:formula="of:=LOOKUP([.J350];[.$K$3:.$K$6];[.$J$3:.$J$6])*[.$G$2]" office:value-type="float" office:value="27387.5" calcext:value-type="float">
            <text:p>27387.5</text:p>
          </table:table-cell>
          <table:table-cell table:style-name="ce24" table:formula="of:=[.M349]" office:value-type="float" office:value="23608025" calcext:value-type="float">
            <text:p>23608025</text:p>
          </table:table-cell>
          <table:table-cell table:style-name="ce24" table:formula="of:=[.L350]+[.K350]" office:value-type="float" office:value="23635412.5" calcext:value-type="float">
            <text:p>23635412.5</text:p>
          </table:table-cell>
          <table:table-cell table:style-name="ce36" table:formula="of:=[.K350]*12/[.M350]" office:value-type="percentage" office:value="0.0139049826187717" calcext:value-type="percentage">
            <text:p>1.3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51]/12" office:value-type="float" office:value="28.5833333333333" calcext:value-type="float">
            <text:p>28.5833333333333</text:p>
          </table:table-cell>
          <table:table-cell table:style-name="ce24" table:formula="of:=[.I350]+1" office:value-type="float" office:value="343" calcext:value-type="float">
            <text:p>343</text:p>
          </table:table-cell>
          <table:table-cell table:style-name="ce24" table:formula="of:=[.I351]*[.$G$2]" office:value-type="float" office:value="1503026" calcext:value-type="float">
            <text:p>1503026</text:p>
          </table:table-cell>
          <table:table-cell table:style-name="ce24" table:formula="of:=LOOKUP([.J351];[.$K$3:.$K$6];[.$J$3:.$J$6])*[.$G$2]" office:value-type="float" office:value="27387.5" calcext:value-type="float">
            <text:p>27387.5</text:p>
          </table:table-cell>
          <table:table-cell table:style-name="ce24" table:formula="of:=[.M350]" office:value-type="float" office:value="23635412.5" calcext:value-type="float">
            <text:p>23635412.5</text:p>
          </table:table-cell>
          <table:table-cell table:style-name="ce24" table:formula="of:=[.L351]+[.K351]" office:value-type="float" office:value="23662800" calcext:value-type="float">
            <text:p>23662800</text:p>
          </table:table-cell>
          <table:table-cell table:style-name="ce36" table:formula="of:=[.K351]*12/[.M351]" office:value-type="percentage" office:value="0.0138888888888889" calcext:value-type="percentage">
            <text:p>1.3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52]/12" office:value-type="float" office:value="28.6666666666667" calcext:value-type="float">
            <text:p>28.6666666666667</text:p>
          </table:table-cell>
          <table:table-cell table:style-name="ce24" table:formula="of:=[.I351]+1" office:value-type="float" office:value="344" calcext:value-type="float">
            <text:p>344</text:p>
          </table:table-cell>
          <table:table-cell table:style-name="ce24" table:formula="of:=[.I352]*[.$G$2]" office:value-type="float" office:value="1507408" calcext:value-type="float">
            <text:p>1507408</text:p>
          </table:table-cell>
          <table:table-cell table:style-name="ce24" table:formula="of:=LOOKUP([.J352];[.$K$3:.$K$6];[.$J$3:.$J$6])*[.$G$2]" office:value-type="float" office:value="27387.5" calcext:value-type="float">
            <text:p>27387.5</text:p>
          </table:table-cell>
          <table:table-cell table:style-name="ce24" table:formula="of:=[.M351]" office:value-type="float" office:value="23662800" calcext:value-type="float">
            <text:p>23662800</text:p>
          </table:table-cell>
          <table:table-cell table:style-name="ce24" table:formula="of:=[.L352]+[.K352]" office:value-type="float" office:value="23690187.5" calcext:value-type="float">
            <text:p>23690187.5</text:p>
          </table:table-cell>
          <table:table-cell table:style-name="ce36" table:formula="of:=[.K352]*12/[.M352]" office:value-type="percentage" office:value="0.0138728323699422" calcext:value-type="percentage">
            <text:p>1.3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53]/12" office:value-type="float" office:value="28.75" calcext:value-type="float">
            <text:p>28.75</text:p>
          </table:table-cell>
          <table:table-cell table:style-name="ce24" table:formula="of:=[.I352]+1" office:value-type="float" office:value="345" calcext:value-type="float">
            <text:p>345</text:p>
          </table:table-cell>
          <table:table-cell table:style-name="ce24" table:formula="of:=[.I353]*[.$G$2]" office:value-type="float" office:value="1511790" calcext:value-type="float">
            <text:p>1511790</text:p>
          </table:table-cell>
          <table:table-cell table:style-name="ce24" table:formula="of:=LOOKUP([.J353];[.$K$3:.$K$6];[.$J$3:.$J$6])*[.$G$2]" office:value-type="float" office:value="27387.5" calcext:value-type="float">
            <text:p>27387.5</text:p>
          </table:table-cell>
          <table:table-cell table:style-name="ce24" table:formula="of:=[.M352]" office:value-type="float" office:value="23690187.5" calcext:value-type="float">
            <text:p>23690187.5</text:p>
          </table:table-cell>
          <table:table-cell table:style-name="ce24" table:formula="of:=[.L353]+[.K353]" office:value-type="float" office:value="23717575" calcext:value-type="float">
            <text:p>23717575</text:p>
          </table:table-cell>
          <table:table-cell table:style-name="ce36" table:formula="of:=[.K353]*12/[.M353]" office:value-type="percentage" office:value="0.0138568129330254" calcext:value-type="percentage">
            <text:p>1.39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54]/12" office:value-type="float" office:value="28.8333333333333" calcext:value-type="float">
            <text:p>28.8333333333333</text:p>
          </table:table-cell>
          <table:table-cell table:style-name="ce24" table:formula="of:=[.I353]+1" office:value-type="float" office:value="346" calcext:value-type="float">
            <text:p>346</text:p>
          </table:table-cell>
          <table:table-cell table:style-name="ce24" table:formula="of:=[.I354]*[.$G$2]" office:value-type="float" office:value="1516172" calcext:value-type="float">
            <text:p>1516172</text:p>
          </table:table-cell>
          <table:table-cell table:style-name="ce24" table:formula="of:=LOOKUP([.J354];[.$K$3:.$K$6];[.$J$3:.$J$6])*[.$G$2]" office:value-type="float" office:value="27387.5" calcext:value-type="float">
            <text:p>27387.5</text:p>
          </table:table-cell>
          <table:table-cell table:style-name="ce24" table:formula="of:=[.M353]" office:value-type="float" office:value="23717575" calcext:value-type="float">
            <text:p>23717575</text:p>
          </table:table-cell>
          <table:table-cell table:style-name="ce24" table:formula="of:=[.L354]+[.K354]" office:value-type="float" office:value="23744962.5" calcext:value-type="float">
            <text:p>23744962.5</text:p>
          </table:table-cell>
          <table:table-cell table:style-name="ce36" table:formula="of:=[.K354]*12/[.M354]" office:value-type="percentage" office:value="0.013840830449827" calcext:value-type="percentage">
            <text:p>1.3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55]/12" office:value-type="float" office:value="28.9166666666667" calcext:value-type="float">
            <text:p>28.9166666666667</text:p>
          </table:table-cell>
          <table:table-cell table:style-name="ce24" table:formula="of:=[.I354]+1" office:value-type="float" office:value="347" calcext:value-type="float">
            <text:p>347</text:p>
          </table:table-cell>
          <table:table-cell table:style-name="ce24" table:formula="of:=[.I355]*[.$G$2]" office:value-type="float" office:value="1520554" calcext:value-type="float">
            <text:p>1520554</text:p>
          </table:table-cell>
          <table:table-cell table:style-name="ce24" table:formula="of:=LOOKUP([.J355];[.$K$3:.$K$6];[.$J$3:.$J$6])*[.$G$2]" office:value-type="float" office:value="27387.5" calcext:value-type="float">
            <text:p>27387.5</text:p>
          </table:table-cell>
          <table:table-cell table:style-name="ce24" table:formula="of:=[.M354]" office:value-type="float" office:value="23744962.5" calcext:value-type="float">
            <text:p>23744962.5</text:p>
          </table:table-cell>
          <table:table-cell table:style-name="ce24" table:formula="of:=[.L355]+[.K355]" office:value-type="float" office:value="23772350" calcext:value-type="float">
            <text:p>23772350</text:p>
          </table:table-cell>
          <table:table-cell table:style-name="ce36" table:formula="of:=[.K355]*12/[.M355]" office:value-type="percentage" office:value="0.0138248847926267" calcext:value-type="percentage">
            <text:p>1.3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56]/12" office:value-type="float" office:value="29" calcext:value-type="float">
            <text:p>29</text:p>
          </table:table-cell>
          <table:table-cell table:style-name="ce24" table:formula="of:=[.I355]+1" office:value-type="float" office:value="348" calcext:value-type="float">
            <text:p>348</text:p>
          </table:table-cell>
          <table:table-cell table:style-name="ce24" table:formula="of:=[.I356]*[.$G$2]" office:value-type="float" office:value="1524936" calcext:value-type="float">
            <text:p>1524936</text:p>
          </table:table-cell>
          <table:table-cell table:style-name="ce24" table:formula="of:=LOOKUP([.J356];[.$K$3:.$K$6];[.$J$3:.$J$6])*[.$G$2]" office:value-type="float" office:value="27387.5" calcext:value-type="float">
            <text:p>27387.5</text:p>
          </table:table-cell>
          <table:table-cell table:style-name="ce24" table:formula="of:=[.M355]" office:value-type="float" office:value="23772350" calcext:value-type="float">
            <text:p>23772350</text:p>
          </table:table-cell>
          <table:table-cell table:style-name="ce24" table:formula="of:=[.L356]+[.K356]" office:value-type="float" office:value="23799737.5" calcext:value-type="float">
            <text:p>23799737.5</text:p>
          </table:table-cell>
          <table:table-cell table:style-name="ce36" table:formula="of:=[.K356]*12/[.M356]" office:value-type="percentage" office:value="0.0138089758342923" calcext:value-type="percentage">
            <text:p>1.3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57]/12" office:value-type="float" office:value="29.0833333333333" calcext:value-type="float">
            <text:p>29.0833333333333</text:p>
          </table:table-cell>
          <table:table-cell table:style-name="ce24" table:formula="of:=[.I356]+1" office:value-type="float" office:value="349" calcext:value-type="float">
            <text:p>349</text:p>
          </table:table-cell>
          <table:table-cell table:style-name="ce24" table:formula="of:=[.I357]*[.$G$2]" office:value-type="float" office:value="1529318" calcext:value-type="float">
            <text:p>1529318</text:p>
          </table:table-cell>
          <table:table-cell table:style-name="ce24" table:formula="of:=LOOKUP([.J357];[.$K$3:.$K$6];[.$J$3:.$J$6])*[.$G$2]" office:value-type="float" office:value="27387.5" calcext:value-type="float">
            <text:p>27387.5</text:p>
          </table:table-cell>
          <table:table-cell table:style-name="ce24" table:formula="of:=[.M356]" office:value-type="float" office:value="23799737.5" calcext:value-type="float">
            <text:p>23799737.5</text:p>
          </table:table-cell>
          <table:table-cell table:style-name="ce24" table:formula="of:=[.L357]+[.K357]" office:value-type="float" office:value="23827125" calcext:value-type="float">
            <text:p>23827125</text:p>
          </table:table-cell>
          <table:table-cell table:style-name="ce36" table:formula="of:=[.K357]*12/[.M357]" office:value-type="percentage" office:value="0.0137931034482759" calcext:value-type="percentage">
            <text:p>1.3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58]/12" office:value-type="float" office:value="29.1666666666667" calcext:value-type="float">
            <text:p>29.1666666666667</text:p>
          </table:table-cell>
          <table:table-cell table:style-name="ce24" table:formula="of:=[.I357]+1" office:value-type="float" office:value="350" calcext:value-type="float">
            <text:p>350</text:p>
          </table:table-cell>
          <table:table-cell table:style-name="ce24" table:formula="of:=[.I358]*[.$G$2]" office:value-type="float" office:value="1533700" calcext:value-type="float">
            <text:p>1533700</text:p>
          </table:table-cell>
          <table:table-cell table:style-name="ce24" table:formula="of:=LOOKUP([.J358];[.$K$3:.$K$6];[.$J$3:.$J$6])*[.$G$2]" office:value-type="float" office:value="27387.5" calcext:value-type="float">
            <text:p>27387.5</text:p>
          </table:table-cell>
          <table:table-cell table:style-name="ce24" table:formula="of:=[.M357]" office:value-type="float" office:value="23827125" calcext:value-type="float">
            <text:p>23827125</text:p>
          </table:table-cell>
          <table:table-cell table:style-name="ce24" table:formula="of:=[.L358]+[.K358]" office:value-type="float" office:value="23854512.5" calcext:value-type="float">
            <text:p>23854512.5</text:p>
          </table:table-cell>
          <table:table-cell table:style-name="ce36" table:formula="of:=[.K358]*12/[.M358]" office:value-type="percentage" office:value="0.0137772675086108" calcext:value-type="percentage">
            <text:p>1.3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59]/12" office:value-type="float" office:value="29.25" calcext:value-type="float">
            <text:p>29.25</text:p>
          </table:table-cell>
          <table:table-cell table:style-name="ce24" table:formula="of:=[.I358]+1" office:value-type="float" office:value="351" calcext:value-type="float">
            <text:p>351</text:p>
          </table:table-cell>
          <table:table-cell table:style-name="ce24" table:formula="of:=[.I359]*[.$G$2]" office:value-type="float" office:value="1538082" calcext:value-type="float">
            <text:p>1538082</text:p>
          </table:table-cell>
          <table:table-cell table:style-name="ce24" table:formula="of:=LOOKUP([.J359];[.$K$3:.$K$6];[.$J$3:.$J$6])*[.$G$2]" office:value-type="float" office:value="27387.5" calcext:value-type="float">
            <text:p>27387.5</text:p>
          </table:table-cell>
          <table:table-cell table:style-name="ce24" table:formula="of:=[.M358]" office:value-type="float" office:value="23854512.5" calcext:value-type="float">
            <text:p>23854512.5</text:p>
          </table:table-cell>
          <table:table-cell table:style-name="ce24" table:formula="of:=[.L359]+[.K359]" office:value-type="float" office:value="23881900" calcext:value-type="float">
            <text:p>23881900</text:p>
          </table:table-cell>
          <table:table-cell table:style-name="ce36" table:formula="of:=[.K359]*12/[.M359]" office:value-type="percentage" office:value="0.0137614678899083" calcext:value-type="percentage">
            <text:p>1.3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60]/12" office:value-type="float" office:value="29.3333333333333" calcext:value-type="float">
            <text:p>29.3333333333333</text:p>
          </table:table-cell>
          <table:table-cell table:style-name="ce24" table:formula="of:=[.I359]+1" office:value-type="float" office:value="352" calcext:value-type="float">
            <text:p>352</text:p>
          </table:table-cell>
          <table:table-cell table:style-name="ce24" table:formula="of:=[.I360]*[.$G$2]" office:value-type="float" office:value="1542464" calcext:value-type="float">
            <text:p>1542464</text:p>
          </table:table-cell>
          <table:table-cell table:style-name="ce24" table:formula="of:=LOOKUP([.J360];[.$K$3:.$K$6];[.$J$3:.$J$6])*[.$G$2]" office:value-type="float" office:value="27387.5" calcext:value-type="float">
            <text:p>27387.5</text:p>
          </table:table-cell>
          <table:table-cell table:style-name="ce24" table:formula="of:=[.M359]" office:value-type="float" office:value="23881900" calcext:value-type="float">
            <text:p>23881900</text:p>
          </table:table-cell>
          <table:table-cell table:style-name="ce24" table:formula="of:=[.L360]+[.K360]" office:value-type="float" office:value="23909287.5" calcext:value-type="float">
            <text:p>23909287.5</text:p>
          </table:table-cell>
          <table:table-cell table:style-name="ce36" table:formula="of:=[.K360]*12/[.M360]" office:value-type="percentage" office:value="0.013745704467354" calcext:value-type="percentage">
            <text:p>1.3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61]/12" office:value-type="float" office:value="29.4166666666667" calcext:value-type="float">
            <text:p>29.4166666666667</text:p>
          </table:table-cell>
          <table:table-cell table:style-name="ce24" table:formula="of:=[.I360]+1" office:value-type="float" office:value="353" calcext:value-type="float">
            <text:p>353</text:p>
          </table:table-cell>
          <table:table-cell table:style-name="ce24" table:formula="of:=[.I361]*[.$G$2]" office:value-type="float" office:value="1546846" calcext:value-type="float">
            <text:p>1546846</text:p>
          </table:table-cell>
          <table:table-cell table:style-name="ce24" table:formula="of:=LOOKUP([.J361];[.$K$3:.$K$6];[.$J$3:.$J$6])*[.$G$2]" office:value-type="float" office:value="27387.5" calcext:value-type="float">
            <text:p>27387.5</text:p>
          </table:table-cell>
          <table:table-cell table:style-name="ce24" table:formula="of:=[.M360]" office:value-type="float" office:value="23909287.5" calcext:value-type="float">
            <text:p>23909287.5</text:p>
          </table:table-cell>
          <table:table-cell table:style-name="ce24" table:formula="of:=[.L361]+[.K361]" office:value-type="float" office:value="23936675" calcext:value-type="float">
            <text:p>23936675</text:p>
          </table:table-cell>
          <table:table-cell table:style-name="ce36" table:formula="of:=[.K361]*12/[.M361]" office:value-type="percentage" office:value="0.0137299771167048" calcext:value-type="percentage">
            <text:p>1.3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62]/12" office:value-type="float" office:value="29.5" calcext:value-type="float">
            <text:p>29.5</text:p>
          </table:table-cell>
          <table:table-cell table:style-name="ce24" table:formula="of:=[.I361]+1" office:value-type="float" office:value="354" calcext:value-type="float">
            <text:p>354</text:p>
          </table:table-cell>
          <table:table-cell table:style-name="ce24" table:formula="of:=[.I362]*[.$G$2]" office:value-type="float" office:value="1551228" calcext:value-type="float">
            <text:p>1551228</text:p>
          </table:table-cell>
          <table:table-cell table:style-name="ce24" table:formula="of:=LOOKUP([.J362];[.$K$3:.$K$6];[.$J$3:.$J$6])*[.$G$2]" office:value-type="float" office:value="27387.5" calcext:value-type="float">
            <text:p>27387.5</text:p>
          </table:table-cell>
          <table:table-cell table:style-name="ce24" table:formula="of:=[.M361]" office:value-type="float" office:value="23936675" calcext:value-type="float">
            <text:p>23936675</text:p>
          </table:table-cell>
          <table:table-cell table:style-name="ce24" table:formula="of:=[.L362]+[.K362]" office:value-type="float" office:value="23964062.5" calcext:value-type="float">
            <text:p>23964062.5</text:p>
          </table:table-cell>
          <table:table-cell table:style-name="ce36" table:formula="of:=[.K362]*12/[.M362]" office:value-type="percentage" office:value="0.0137142857142857" calcext:value-type="percentage">
            <text:p>1.3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63]/12" office:value-type="float" office:value="29.5833333333333" calcext:value-type="float">
            <text:p>29.5833333333333</text:p>
          </table:table-cell>
          <table:table-cell table:style-name="ce24" table:formula="of:=[.I362]+1" office:value-type="float" office:value="355" calcext:value-type="float">
            <text:p>355</text:p>
          </table:table-cell>
          <table:table-cell table:style-name="ce24" table:formula="of:=[.I363]*[.$G$2]" office:value-type="float" office:value="1555610" calcext:value-type="float">
            <text:p>1555610</text:p>
          </table:table-cell>
          <table:table-cell table:style-name="ce24" table:formula="of:=LOOKUP([.J363];[.$K$3:.$K$6];[.$J$3:.$J$6])*[.$G$2]" office:value-type="float" office:value="27387.5" calcext:value-type="float">
            <text:p>27387.5</text:p>
          </table:table-cell>
          <table:table-cell table:style-name="ce24" table:formula="of:=[.M362]" office:value-type="float" office:value="23964062.5" calcext:value-type="float">
            <text:p>23964062.5</text:p>
          </table:table-cell>
          <table:table-cell table:style-name="ce24" table:formula="of:=[.L363]+[.K363]" office:value-type="float" office:value="23991450" calcext:value-type="float">
            <text:p>23991450</text:p>
          </table:table-cell>
          <table:table-cell table:style-name="ce36" table:formula="of:=[.K363]*12/[.M363]" office:value-type="percentage" office:value="0.0136986301369863" calcext:value-type="percentage">
            <text:p>1.3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64]/12" office:value-type="float" office:value="29.6666666666667" calcext:value-type="float">
            <text:p>29.6666666666667</text:p>
          </table:table-cell>
          <table:table-cell table:style-name="ce24" table:formula="of:=[.I363]+1" office:value-type="float" office:value="356" calcext:value-type="float">
            <text:p>356</text:p>
          </table:table-cell>
          <table:table-cell table:style-name="ce24" table:formula="of:=[.I364]*[.$G$2]" office:value-type="float" office:value="1559992" calcext:value-type="float">
            <text:p>1559992</text:p>
          </table:table-cell>
          <table:table-cell table:style-name="ce24" table:formula="of:=LOOKUP([.J364];[.$K$3:.$K$6];[.$J$3:.$J$6])*[.$G$2]" office:value-type="float" office:value="27387.5" calcext:value-type="float">
            <text:p>27387.5</text:p>
          </table:table-cell>
          <table:table-cell table:style-name="ce24" table:formula="of:=[.M363]" office:value-type="float" office:value="23991450" calcext:value-type="float">
            <text:p>23991450</text:p>
          </table:table-cell>
          <table:table-cell table:style-name="ce24" table:formula="of:=[.L364]+[.K364]" office:value-type="float" office:value="24018837.5" calcext:value-type="float">
            <text:p>24018837.5</text:p>
          </table:table-cell>
          <table:table-cell table:style-name="ce36" table:formula="of:=[.K364]*12/[.M364]" office:value-type="percentage" office:value="0.0136830102622577" calcext:value-type="percentage">
            <text:p>1.3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65]/12" office:value-type="float" office:value="29.75" calcext:value-type="float">
            <text:p>29.75</text:p>
          </table:table-cell>
          <table:table-cell table:style-name="ce24" table:formula="of:=[.I364]+1" office:value-type="float" office:value="357" calcext:value-type="float">
            <text:p>357</text:p>
          </table:table-cell>
          <table:table-cell table:style-name="ce24" table:formula="of:=[.I365]*[.$G$2]" office:value-type="float" office:value="1564374" calcext:value-type="float">
            <text:p>1564374</text:p>
          </table:table-cell>
          <table:table-cell table:style-name="ce24" table:formula="of:=LOOKUP([.J365];[.$K$3:.$K$6];[.$J$3:.$J$6])*[.$G$2]" office:value-type="float" office:value="27387.5" calcext:value-type="float">
            <text:p>27387.5</text:p>
          </table:table-cell>
          <table:table-cell table:style-name="ce24" table:formula="of:=[.M364]" office:value-type="float" office:value="24018837.5" calcext:value-type="float">
            <text:p>24018837.5</text:p>
          </table:table-cell>
          <table:table-cell table:style-name="ce24" table:formula="of:=[.L365]+[.K365]" office:value-type="float" office:value="24046225" calcext:value-type="float">
            <text:p>24046225</text:p>
          </table:table-cell>
          <table:table-cell table:style-name="ce36" table:formula="of:=[.K365]*12/[.M365]" office:value-type="percentage" office:value="0.0136674259681093" calcext:value-type="percentage">
            <text:p>1.3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66]/12" office:value-type="float" office:value="29.8333333333333" calcext:value-type="float">
            <text:p>29.8333333333333</text:p>
          </table:table-cell>
          <table:table-cell table:style-name="ce24" table:formula="of:=[.I365]+1" office:value-type="float" office:value="358" calcext:value-type="float">
            <text:p>358</text:p>
          </table:table-cell>
          <table:table-cell table:style-name="ce24" table:formula="of:=[.I366]*[.$G$2]" office:value-type="float" office:value="1568756" calcext:value-type="float">
            <text:p>1568756</text:p>
          </table:table-cell>
          <table:table-cell table:style-name="ce24" table:formula="of:=LOOKUP([.J366];[.$K$3:.$K$6];[.$J$3:.$J$6])*[.$G$2]" office:value-type="float" office:value="27387.5" calcext:value-type="float">
            <text:p>27387.5</text:p>
          </table:table-cell>
          <table:table-cell table:style-name="ce24" table:formula="of:=[.M365]" office:value-type="float" office:value="24046225" calcext:value-type="float">
            <text:p>24046225</text:p>
          </table:table-cell>
          <table:table-cell table:style-name="ce24" table:formula="of:=[.L366]+[.K366]" office:value-type="float" office:value="24073612.5" calcext:value-type="float">
            <text:p>24073612.5</text:p>
          </table:table-cell>
          <table:table-cell table:style-name="ce36" table:formula="of:=[.K366]*12/[.M366]" office:value-type="percentage" office:value="0.0136518771331058" calcext:value-type="percentage">
            <text:p>1.37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67]/12" office:value-type="float" office:value="29.9166666666667" calcext:value-type="float">
            <text:p>29.9166666666667</text:p>
          </table:table-cell>
          <table:table-cell table:style-name="ce24" table:formula="of:=[.I366]+1" office:value-type="float" office:value="359" calcext:value-type="float">
            <text:p>359</text:p>
          </table:table-cell>
          <table:table-cell table:style-name="ce24" table:formula="of:=[.I367]*[.$G$2]" office:value-type="float" office:value="1573138" calcext:value-type="float">
            <text:p>1573138</text:p>
          </table:table-cell>
          <table:table-cell table:style-name="ce24" table:formula="of:=LOOKUP([.J367];[.$K$3:.$K$6];[.$J$3:.$J$6])*[.$G$2]" office:value-type="float" office:value="27387.5" calcext:value-type="float">
            <text:p>27387.5</text:p>
          </table:table-cell>
          <table:table-cell table:style-name="ce24" table:formula="of:=[.M366]" office:value-type="float" office:value="24073612.5" calcext:value-type="float">
            <text:p>24073612.5</text:p>
          </table:table-cell>
          <table:table-cell table:style-name="ce24" table:formula="of:=[.L367]+[.K367]" office:value-type="float" office:value="24101000" calcext:value-type="float">
            <text:p>24101000</text:p>
          </table:table-cell>
          <table:table-cell table:style-name="ce36" table:formula="of:=[.K367]*12/[.M367]" office:value-type="percentage" office:value="0.0136363636363636" calcext:value-type="percentage">
            <text:p>1.36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4" table:formula="of:=[.I368]/12" office:value-type="float" office:value="30" calcext:value-type="float">
            <text:p>30</text:p>
          </table:table-cell>
          <table:table-cell table:style-name="ce24" table:formula="of:=[.I367]+1" office:value-type="float" office:value="360" calcext:value-type="float">
            <text:p>360</text:p>
          </table:table-cell>
          <table:table-cell table:style-name="ce24" table:formula="of:=[.I368]*[.$G$2]" office:value-type="float" office:value="1577520" calcext:value-type="float">
            <text:p>1577520</text:p>
          </table:table-cell>
          <table:table-cell table:style-name="ce24" table:formula="of:=LOOKUP([.J368];[.$K$3:.$K$6];[.$J$3:.$J$6])*[.$G$2]" office:value-type="float" office:value="27387.5" calcext:value-type="float">
            <text:p>27387.5</text:p>
          </table:table-cell>
          <table:table-cell table:style-name="ce24" table:formula="of:=[.M367]" office:value-type="float" office:value="24101000" calcext:value-type="float">
            <text:p>24101000</text:p>
          </table:table-cell>
          <table:table-cell table:style-name="ce24" table:formula="of:=[.L368]+[.K368]" office:value-type="float" office:value="24128387.5" calcext:value-type="float">
            <text:p>24128387.5</text:p>
          </table:table-cell>
          <table:table-cell table:style-name="ce36" table:formula="of:=[.K368]*12/[.M368]" office:value-type="percentage" office:value="0.0136208853575482" calcext:value-type="percentage">
            <text:p>1.36%</text:p>
          </table:table-cell>
          <table:table-cell table:number-columns-repeated="1010"/>
        </table:table-row>
        <table:table-row table:style-name="ro4" table:number-rows-repeated="10482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6:10:32.944711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quid_20_Emission_20_Schedule" style:display-name="PageStyle_Liquid Emission 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01T16:31:17.537567889</dc:date>
    <meta:editing-duration>PT20M41S</meta:editing-duration>
    <meta:editing-cycles>6</meta:editing-cycles>
    <meta:document-statistic meta:table-count="4" meta:cell-count="2755" meta:object-count="2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false" chart:tick-marks-major-outer="false" chart:logarithmic="false" chart:maximum="30000000000" chart:origin="0" chart:interval-major="5000000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9" style:family="chart">
      <style:graphic-properties svg:stroke-width="0.018cm" svg:stroke-color="#b7b7b7"/>
    </style:style>
    <style:style style:name="ch10" style:family="chart" style:data-style-name="N3">
      <style:chart-properties chart:symbol-type="none" chart:link-data-style-to-source="true"/>
      <style:graphic-properties svg:stroke-width="0.051cm" svg:stroke-color="#ff0000" draw:fill-color="#ff0000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2.781cm" svg:height="13.202cm" xlink:href=".." xlink:type="simple" chart:class="chart:line" chart:style-name="ch1">
        <chart:legend chart:legend-position="end" svg:x="19.506cm" svg:y="6.302cm" style:legend-expansion="high" chart:style-name="ch2"/>
        <chart:plot-area chart:style-name="ch3" table:cell-range-address="'Liquid Emission Schedule'.L5:'Liquid Emission Schedule'.L11 'Liquid Emission Schedule'.J4:'Liquid Emission Schedule'.J11" chart:data-source-has-labels="both" svg:x="1.515cm" svg:y="0.264cm" svg:width="17.536cm" svg:height="11.644cm">
          <chartooo:coordinate-region svg:x="3.653cm" svg:y="0.464cm" svg:width="15.398cm" svg:height="10.947cm"/>
          <chart:axis chart:dimension="x" chart:name="primary-x" chart:style-name="ch4" chartooo:axis-type="date">
            <chartooo:date-scale/>
            <chart:title svg:x="9.69cm" svg:y="12.173cm" chart:style-name="ch5">
              <text:p>Blocks</text:p>
            </chart:title>
            <chart:categories table:cell-range-address="'Liquid Emission Schedule'.L5:'Liquid Emission Schedule'.L11"/>
            <chart:grid chart:style-name="ch6" chart:class="major"/>
          </chart:axis>
          <chart:axis chart:dimension="y" chart:name="primary-y" chart:style-name="ch7">
            <chart:title svg:x="0.451cm" svg:y="7.195cm" chart:style-name="ch8">
              <text:p>Total Supply</text:p>
            </chart:title>
            <chart:grid chart:style-name="ch9" chart:class="major"/>
          </chart:axis>
          <chart:series chart:style-name="ch10" chart:values-cell-range-address="'Liquid Emission Schedule'.J5:'Liquid Emission Schedule'.J11" chart:label-cell-address="'Liquid Emission Schedule'.J4:'Liquid Emission Schedule'.J4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Supply</text:p>
                <draw:g>
                  <svg:desc>'Liquid Emission Schedule'.J4:'Liquid Emission Schedule'.J4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Liquid Emission Schedule'.L5:'Liquid Emission Schedule'.L11</svg:desc>
                </draw:g>
              </table:table-cell>
              <table:table-cell office:value-type="float" office:value="2500000000">
                <text:p>2500000000</text:p>
                <draw:g>
                  <svg:desc>'Liquid Emission Schedule'.J5:'Liquid Emission Schedule'.J11</svg:desc>
                </draw:g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5000000000">
                <text:p>5000000000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7500000000">
                <text:p>7500000000</text:p>
              </table:table-cell>
            </table:table-row>
            <table:table-row>
              <table:table-cell office:value-type="float" office:value="185000">
                <text:p>18500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385000">
                <text:p>385000</text:p>
              </table:table-cell>
              <table:table-cell office:value-type="float" office:value="12500000000">
                <text:p>12500000000</text:p>
              </table:table-cell>
            </table:table-row>
            <table:table-row>
              <table:table-cell office:value-type="float" office:value="785000">
                <text:p>785000</text:p>
              </table:table-cell>
              <table:table-cell office:value-type="float" office:value="15000000000">
                <text:p>15000000000</text:p>
              </table:table-cell>
            </table:table-row>
            <table:table-row>
              <table:table-cell office:value-type="float" office:value="1585000">
                <text:p>1585000</text:p>
              </table:table-cell>
              <table:table-cell office:value-type="float" office:value="17500000000">
                <text:p>1750000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false" chart:tick-marks-major-outer="false" chart:logarithmic="false" chart:maximum="50000000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9" style:family="chart">
      <style:graphic-properties svg:stroke-width="0.018cm" svg:stroke-color="#b7b7b7"/>
    </style:style>
    <style:style style:name="ch10" style:family="chart" style:data-style-name="N3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1.815cm" svg:height="13.262cm" xlink:href=".." xlink:type="simple" chart:class="chart:line" chart:style-name="ch1">
        <chart:legend chart:legend-position="end" svg:x="28.54cm" svg:y="6.332cm" style:legend-expansion="high" chart:style-name="ch2"/>
        <chart:plot-area chart:style-name="ch3" table:cell-range-address="'Liquid Emission Schedule'.D5:'Liquid Emission Schedule'.D11 'Liquid Emission Schedule'.B4:'Liquid Emission Schedule'.B11" chart:data-source-has-labels="both" svg:x="1.696cm" svg:y="0.265cm" svg:width="26.208cm" svg:height="11.702cm">
          <chartooo:coordinate-region svg:x="3.834cm" svg:y="0.464cm" svg:width="23.314cm" svg:height="11.006cm"/>
          <chart:axis chart:dimension="x" chart:name="primary-x" chart:style-name="ch4" chartooo:axis-type="text">
            <chart:title svg:x="14.207cm" svg:y="12.233cm" chart:style-name="ch5">
              <text:p>Blocks</text:p>
            </chart:title>
            <chart:categories table:cell-range-address="'Liquid Emission Schedule'.D5:'Liquid Emission Schedule'.D11"/>
            <chart:grid chart:style-name="ch6" chart:class="major"/>
          </chart:axis>
          <chart:axis chart:dimension="y" chart:name="primary-y" chart:style-name="ch7">
            <chart:title svg:x="0.451cm" svg:y="7.225cm" chart:style-name="ch8">
              <text:p>Total Supply</text:p>
            </chart:title>
            <chart:grid chart:style-name="ch9" chart:class="major"/>
          </chart:axis>
          <chart:series chart:style-name="ch10" chart:values-cell-range-address="'Liquid Emission Schedule'.B5:'Liquid Emission Schedule'.B11" chart:label-cell-address="'Liquid Emission Schedule'.B4:'Liquid Emission Schedule'.B4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Supply</text:p>
                <draw:g>
                  <svg:desc>'Liquid Emission Schedule'.B4:'Liquid Emission Schedule'.B4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Liquid Emission Schedule'.D5:'Liquid Emission Schedule'.D11</svg:desc>
                </draw:g>
              </table:table-cell>
              <table:table-cell office:value-type="float" office:value="2500000000">
                <text:p>2500000000</text:p>
                <draw:g>
                  <svg:desc>'Liquid Emission Schedule'.B5:'Liquid Emission Schedule'.B11</svg:desc>
                </draw:g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22500000000">
                <text:p>22500000000</text:p>
              </table:table-cell>
            </table:table-row>
            <table:table-row>
              <table:table-cell office:value-type="float" office:value="420000">
                <text:p>420000</text:p>
              </table:table-cell>
              <table:table-cell office:value-type="float" office:value="33000000000">
                <text:p>33000000000</text:p>
              </table:table-cell>
            </table:table-row>
            <table:table-row>
              <table:table-cell office:value-type="float" office:value="630000">
                <text:p>630000</text:p>
              </table:table-cell>
              <table:table-cell office:value-type="float" office:value="38250000000">
                <text:p>38250000000</text:p>
              </table:table-cell>
            </table:table-row>
            <table:table-row>
              <table:table-cell office:value-type="float" office:value="840000">
                <text:p>840000</text:p>
              </table:table-cell>
              <table:table-cell office:value-type="float" office:value="40875000000">
                <text:p>40875000000</text:p>
              </table:table-cell>
            </table:table-row>
            <table:table-row>
              <table:table-cell office:value-type="float" office:value="1050000">
                <text:p>1050000</text:p>
              </table:table-cell>
              <table:table-cell office:value-type="float" office:value="42187500000">
                <text:p>42187500000</text:p>
              </table:table-cell>
            </table:table-row>
            <table:table-row>
              <table:table-cell office:value-type="float" office:value="1260000">
                <text:p>1260000</text:p>
              </table:table-cell>
              <table:table-cell office:value-type="float" office:value="42843750000">
                <text:p>4284375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